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00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29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5"/>
        </table:table-row>
        <table:table-row table:style-name="ro1">
          <table:table-cell table:number-columns-repeated="300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2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olution" table:style-name="ta1">
        <table:table-column table:style-name="co2" table:default-cell-style-name="Default"/>
        <table:table-column table:style-name="co3" table:number-columns-repeated="9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Data.$A$2:.$E$2];[.B1])" office:value-type="float" office:value="0" calcext:value-type="float">
            <text:p>0</text:p>
          </table:table-cell>
          <table:table-cell table:formula="of:=COUNTIF([Data.$A$2:.$E$2];[.C1])" office:value-type="float" office:value="1" calcext:value-type="float">
            <text:p>1</text:p>
          </table:table-cell>
          <table:table-cell table:formula="of:=COUNTIF([Data.$A$2:.$E$2];[.D1])" office:value-type="float" office:value="1" calcext:value-type="float">
            <text:p>1</text:p>
          </table:table-cell>
          <table:table-cell table:formula="of:=COUNTIF([Data.$A$2:.$E$2];[.E1])" office:value-type="float" office:value="2" calcext:value-type="float">
            <text:p>2</text:p>
          </table:table-cell>
          <table:table-cell table:formula="of:=COUNTIF([Data.$A$2:.$E$2];[.F1])" office:value-type="float" office:value="1" calcext:value-type="float">
            <text:p>1</text:p>
          </table:table-cell>
          <table:table-cell table:formula="of:=COUNTIF([Data.$A$2:.$E$2];[.G1])" office:value-type="float" office:value="0" calcext:value-type="float">
            <text:p>0</text:p>
          </table:table-cell>
          <table:table-cell table:formula="of:=COUNTIF([Data.$A$2:.$E$2];[.H1])" office:value-type="float" office:value="0" calcext:value-type="float">
            <text:p>0</text:p>
          </table:table-cell>
          <table:table-cell table:formula="of:=COUNTIF([Data.$A$2:.$E$2];[.I1])" office:value-type="float" office:value="0" calcext:value-type="float">
            <text:p>0</text:p>
          </table:table-cell>
          <table:table-cell table:formula="of:=COUNTIF([Data.$A$2:.$E$2];[.J1])" office:value-type="float" office:value="0" calcext:value-type="float">
            <text:p>0</text:p>
          </table:table-cell>
          <table:table-cell table:formula="of:=SUM([.B2:.J2]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Data.$A$5:.$KN$5];[.N1])" office:value-type="float" office:value="0" calcext:value-type="float">
            <text:p>0</text:p>
          </table:table-cell>
          <table:table-cell table:formula="of:=COUNTIF([Data.$A$5:.$KN$5];[.O1])" office:value-type="float" office:value="205" calcext:value-type="float">
            <text:p>205</text:p>
          </table:table-cell>
          <table:table-cell table:formula="of:=COUNTIF([Data.$A$5:.$KN$5];[.P1])" office:value-type="float" office:value="28" calcext:value-type="float">
            <text:p>28</text:p>
          </table:table-cell>
          <table:table-cell table:formula="of:=COUNTIF([Data.$A$5:.$KN$5];[.Q1])" office:value-type="float" office:value="19" calcext:value-type="float">
            <text:p>19</text:p>
          </table:table-cell>
          <table:table-cell table:formula="of:=COUNTIF([Data.$A$5:.$KN$5];[.R1])" office:value-type="float" office:value="23" calcext:value-type="float">
            <text:p>23</text:p>
          </table:table-cell>
          <table:table-cell table:formula="of:=COUNTIF([Data.$A$5:.$KN$5];[.S1])" office:value-type="float" office:value="25" calcext:value-type="float">
            <text:p>25</text:p>
          </table:table-cell>
          <table:table-cell table:formula="of:=COUNTIF([Data.$A$5:.$KN$5];[.T1])" office:value-type="float" office:value="0" calcext:value-type="float">
            <text:p>0</text:p>
          </table:table-cell>
          <table:table-cell table:formula="of:=COUNTIF([Data.$A$5:.$KN$5];[.U1])" office:value-type="float" office:value="0" calcext:value-type="float">
            <text:p>0</text:p>
          </table:table-cell>
          <table:table-cell table:formula="of:=COUNTIF([Data.$A$5:.$KN$5];[.V1])" office:value-type="float" office:value="0" calcext:value-type="float">
            <text:p>0</text:p>
          </table:table-cell>
          <table:table-cell table:formula="of:=SUM([.N2:.V2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2" calcext:value-type="float">
            <text:p>2</text:p>
          </table:table-cell>
          <table:table-cell table:formula="of:=[.F2]" office:value-type="float" office:value="1" calcext:value-type="float">
            <text:p>1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+[.B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SUM([.B3:.J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]" office:value-type="float" office:value="205" calcext:value-type="float">
            <text:p>205</text:p>
          </table:table-cell>
          <table:table-cell table:formula="of:=[.P2]" office:value-type="float" office:value="28" calcext:value-type="float">
            <text:p>28</text:p>
          </table:table-cell>
          <table:table-cell table:formula="of:=[.Q2]" office:value-type="float" office:value="19" calcext:value-type="float">
            <text:p>19</text:p>
          </table:table-cell>
          <table:table-cell table:formula="of:=[.R2]" office:value-type="float" office:value="23" calcext:value-type="float">
            <text:p>23</text:p>
          </table:table-cell>
          <table:table-cell table:formula="of:=[.S2]" office:value-type="float" office:value="25" calcext:value-type="float">
            <text:p>25</text:p>
          </table:table-cell>
          <table:table-cell table:formula="of:=[.T2]" office:value-type="float" office:value="0" calcext:value-type="float">
            <text:p>0</text:p>
          </table:table-cell>
          <table:table-cell table:formula="of:=[.U2]+[.N2]" office:value-type="float" office:value="0" calcext:value-type="float">
            <text:p>0</text:p>
          </table:table-cell>
          <table:table-cell table:formula="of:=[.V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SUM([.N3:.V3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2" calcext:value-type="float">
            <text:p>2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+[.B3]" office:value-type="float" office:value="1" calcext:value-type="float">
            <text:p>1</text:p>
          </table:table-cell>
          <table:table-cell table:formula="of:=[.J3]" office:value-type="float" office:value="0" calcext:value-type="float">
            <text:p>0</text:p>
          </table:table-cell>
          <table:table-cell table:formula="of:=[.B3]" office:value-type="float" office:value="1" calcext:value-type="float">
            <text:p>1</text:p>
          </table:table-cell>
          <table:table-cell table:formula="of:=SUM([.B4:.J4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3]" office:value-type="float" office:value="28" calcext:value-type="float">
            <text:p>28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23" calcext:value-type="float">
            <text:p>23</text:p>
          </table:table-cell>
          <table:table-cell table:formula="of:=[.R3]" office:value-type="float" office:value="25" calcext:value-type="float">
            <text:p>25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0" calcext:value-type="float">
            <text:p>0</text:p>
          </table:table-cell>
          <table:table-cell table:formula="of:=[.U3]+[.N3]" office:value-type="float" office:value="205" calcext:value-type="float">
            <text:p>205</text:p>
          </table:table-cell>
          <table:table-cell table:formula="of:=[.V3]" office:value-type="float" office:value="0" calcext:value-type="float">
            <text:p>0</text:p>
          </table:table-cell>
          <table:table-cell table:formula="of:=[.N3]" office:value-type="float" office:value="205" calcext:value-type="float">
            <text:p>205</text:p>
          </table:table-cell>
          <table:table-cell table:formula="of:=SUM([.N4:.V4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" office:value-type="float" office:value="2" calcext:value-type="float">
            <text:p>2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1" calcext:value-type="float">
            <text:p>1</text:p>
          </table:table-cell>
          <table:table-cell table:formula="of:=[.I4]+[.B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SUM([.B5:.J5])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4]" office:value-type="float" office:value="19" calcext:value-type="float">
            <text:p>19</text:p>
          </table:table-cell>
          <table:table-cell table:formula="of:=[.P4]" office:value-type="float" office:value="23" calcext:value-type="float">
            <text:p>23</text:p>
          </table:table-cell>
          <table:table-cell table:formula="of:=[.Q4]" office:value-type="float" office:value="25" calcext:value-type="float">
            <text:p>25</text:p>
          </table:table-cell>
          <table:table-cell table:formula="of:=[.R4]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205" calcext:value-type="float">
            <text:p>205</text:p>
          </table:table-cell>
          <table:table-cell table:formula="of:=[.U4]+[.N4]" office:value-type="float" office:value="28" calcext:value-type="float">
            <text:p>28</text:p>
          </table:table-cell>
          <table:table-cell table:formula="of:=[.V4]" office:value-type="float" office:value="205" calcext:value-type="float">
            <text:p>205</text:p>
          </table:table-cell>
          <table:table-cell table:formula="of:=[.N4]" office:value-type="float" office:value="28" calcext:value-type="float">
            <text:p>28</text:p>
          </table:table-cell>
          <table:table-cell table:formula="of:=SUM([.N5:.V5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I5]+[.B5]" office:value-type="float" office:value="3" calcext:value-type="float">
            <text:p>3</text:p>
          </table:table-cell>
          <table:table-cell table:formula="of:=[.J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SUM([.B6:.J6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5]" office:value-type="float" office:value="23" calcext:value-type="float">
            <text:p>23</text:p>
          </table:table-cell>
          <table:table-cell table:formula="of:=[.P5]" office:value-type="float" office:value="25" calcext:value-type="float">
            <text:p>25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205" calcext:value-type="float">
            <text:p>205</text:p>
          </table:table-cell>
          <table:table-cell table:formula="of:=[.T5]" office:value-type="float" office:value="28" calcext:value-type="float">
            <text:p>28</text:p>
          </table:table-cell>
          <table:table-cell table:formula="of:=[.U5]+[.N5]" office:value-type="float" office:value="224" calcext:value-type="float">
            <text:p>224</text:p>
          </table:table-cell>
          <table:table-cell table:formula="of:=[.V5]" office:value-type="float" office:value="28" calcext:value-type="float">
            <text:p>28</text:p>
          </table:table-cell>
          <table:table-cell table:formula="of:=[.N5]" office:value-type="float" office:value="19" calcext:value-type="float">
            <text:p>19</text:p>
          </table:table-cell>
          <table:table-cell table:formula="of:=SUM([.N6:.V6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1" calcext:value-type="float">
            <text:p>1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float" office:value="3" calcext:value-type="float">
            <text:p>3</text:p>
          </table:table-cell>
          <table:table-cell table:formula="of:=[.I6]+[.B6]"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table:formula="of:=[.B6]" office:value-type="float" office:value="1" calcext:value-type="float">
            <text:p>1</text:p>
          </table:table-cell>
          <table:table-cell table:formula="of:=SUM([.B7:.J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O6]" office:value-type="float" office:value="25" calcext:value-type="float">
            <text:p>25</text:p>
          </table:table-cell>
          <table:table-cell table:formula="of:=[.P6]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205" calcext:value-type="float">
            <text:p>205</text:p>
          </table:table-cell>
          <table:table-cell table:formula="of:=[.S6]" office:value-type="float" office:value="28" calcext:value-type="float">
            <text:p>28</text:p>
          </table:table-cell>
          <table:table-cell table:formula="of:=[.T6]" office:value-type="float" office:value="224" calcext:value-type="float">
            <text:p>224</text:p>
          </table:table-cell>
          <table:table-cell table:formula="of:=[.U6]+[.N6]" office:value-type="float" office:value="51" calcext:value-type="float">
            <text:p>51</text:p>
          </table:table-cell>
          <table:table-cell table:formula="of:=[.V6]" office:value-type="float" office:value="19" calcext:value-type="float">
            <text:p>19</text:p>
          </table:table-cell>
          <table:table-cell table:formula="of:=[.N6]" office:value-type="float" office:value="23" calcext:value-type="float">
            <text:p>23</text:p>
          </table:table-cell>
          <table:table-cell table:formula="of:=SUM([.N7:.V7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2" calcext:value-type="float">
            <text:p>2</text:p>
          </table:table-cell>
          <table:table-cell table:formula="of:=[.I7]+[.B7]" office:value-type="float" office:value="2" calcext:value-type="float">
            <text:p>2</text:p>
          </table:table-cell>
          <table:table-cell table:formula="of:=[.J7]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SUM([.B8:.J8])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205" calcext:value-type="float">
            <text:p>205</text:p>
          </table:table-cell>
          <table:table-cell table:formula="of:=[.R7]" office:value-type="float" office:value="28" calcext:value-type="float">
            <text:p>28</text:p>
          </table:table-cell>
          <table:table-cell table:formula="of:=[.S7]" office:value-type="float" office:value="224" calcext:value-type="float">
            <text:p>224</text:p>
          </table:table-cell>
          <table:table-cell table:formula="of:=[.T7]" office:value-type="float" office:value="51" calcext:value-type="float">
            <text:p>51</text:p>
          </table:table-cell>
          <table:table-cell table:formula="of:=[.U7]+[.N7]" office:value-type="float" office:value="44" calcext:value-type="float">
            <text:p>44</text:p>
          </table:table-cell>
          <table:table-cell table:formula="of:=[.V7]" office:value-type="float" office:value="23" calcext:value-type="float">
            <text:p>23</text:p>
          </table:table-cell>
          <table:table-cell table:formula="of:=[.N7]" office:value-type="float" office:value="25" calcext:value-type="float">
            <text:p>25</text:p>
          </table:table-cell>
          <table:table-cell table:formula="of:=SUM([.N8:.V8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1" calcext:value-type="float">
            <text:p>1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2" calcext:value-type="float">
            <text:p>2</text:p>
          </table:table-cell>
          <table:table-cell table:formula="of:=[.H8]" office:value-type="float" office:value="2" calcext:value-type="float">
            <text:p>2</text:p>
          </table:table-cell>
          <table:table-cell table:formula="of:=[.I8]+[.B8]" office:value-type="float" office:value="1" calcext:value-type="float">
            <text:p>1</text:p>
          </table:table-cell>
          <table:table-cell table:formula="of:=[.J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SUM([.B9:.J9])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O8]" office:value-type="float" office:value="0" calcext:value-type="float">
            <text:p>0</text:p>
          </table:table-cell>
          <table:table-cell table:formula="of:=[.P8]" office:value-type="float" office:value="205" calcext:value-type="float">
            <text:p>205</text:p>
          </table:table-cell>
          <table:table-cell table:formula="of:=[.Q8]" office:value-type="float" office:value="28" calcext:value-type="float">
            <text:p>28</text:p>
          </table:table-cell>
          <table:table-cell table:formula="of:=[.R8]" office:value-type="float" office:value="224" calcext:value-type="float">
            <text:p>224</text:p>
          </table:table-cell>
          <table:table-cell table:formula="of:=[.S8]" office:value-type="float" office:value="51" calcext:value-type="float">
            <text:p>51</text:p>
          </table:table-cell>
          <table:table-cell table:formula="of:=[.T8]" office:value-type="float" office:value="44" calcext:value-type="float">
            <text:p>44</text:p>
          </table:table-cell>
          <table:table-cell table:formula="of:=[.U8]+[.N8]" office:value-type="float" office:value="23" calcext:value-type="float">
            <text:p>23</text:p>
          </table:table-cell>
          <table:table-cell table:formula="of:=[.V8]" office:value-type="float" office:value="25" calcext:value-type="float">
            <text:p>25</text:p>
          </table:table-cell>
          <table:table-cell table:formula="of:=[.N8]" office:value-type="float" office:value="0" calcext:value-type="float">
            <text:p>0</text:p>
          </table:table-cell>
          <table:table-cell table:formula="of:=SUM([.N9:.V9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3" calcext:value-type="float">
            <text:p>3</text:p>
          </table:table-cell>
          <table:table-cell table:formula="of:=[.F9]" office:value-type="float" office:value="2" calcext:value-type="float">
            <text:p>2</text:p>
          </table:table-cell>
          <table:table-cell table:formula="of:=[.G9]" office:value-type="float" office:value="2" calcext:value-type="float">
            <text:p>2</text:p>
          </table:table-cell>
          <table:table-cell table:formula="of:=[.H9]" office:value-type="float" office:value="1" calcext:value-type="float">
            <text:p>1</text:p>
          </table:table-cell>
          <table:table-cell table:formula="of:=[.I9]+[.B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SUM([.B10:.J10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O9]" office:value-type="float" office:value="205" calcext:value-type="float">
            <text:p>205</text:p>
          </table:table-cell>
          <table:table-cell table:formula="of:=[.P9]" office:value-type="float" office:value="28" calcext:value-type="float">
            <text:p>28</text:p>
          </table:table-cell>
          <table:table-cell table:formula="of:=[.Q9]" office:value-type="float" office:value="224" calcext:value-type="float">
            <text:p>224</text:p>
          </table:table-cell>
          <table:table-cell table:formula="of:=[.R9]" office:value-type="float" office:value="51" calcext:value-type="float">
            <text:p>51</text:p>
          </table:table-cell>
          <table:table-cell table:formula="of:=[.S9]" office:value-type="float" office:value="44" calcext:value-type="float">
            <text:p>44</text:p>
          </table:table-cell>
          <table:table-cell table:formula="of:=[.T9]" office:value-type="float" office:value="23" calcext:value-type="float">
            <text:p>23</text:p>
          </table:table-cell>
          <table:table-cell table:formula="of:=[.U9]+[.N9]" office:value-type="float" office:value="25" calcext:value-type="float">
            <text:p>25</text:p>
          </table:table-cell>
          <table:table-cell table:formula="of:=[.V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SUM([.N10:.V10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" office:value-type="float" office:value="1" calcext:value-type="float">
            <text:p>1</text:p>
          </table:table-cell>
          <table:table-cell table:formula="of:=[.D10]" office:value-type="float" office:value="3" calcext:value-type="float">
            <text:p>3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2" calcext:value-type="float">
            <text:p>2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+[.B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B10]" office:value-type="float" office:value="1" calcext:value-type="float">
            <text:p>1</text:p>
          </table:table-cell>
          <table:table-cell table:formula="of:=SUM([.B11:.J11]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O10]" office:value-type="float" office:value="28" calcext:value-type="float">
            <text:p>28</text:p>
          </table:table-cell>
          <table:table-cell table:formula="of:=[.P10]" office:value-type="float" office:value="224" calcext:value-type="float">
            <text:p>224</text:p>
          </table:table-cell>
          <table:table-cell table:formula="of:=[.Q10]" office:value-type="float" office:value="51" calcext:value-type="float">
            <text:p>51</text:p>
          </table:table-cell>
          <table:table-cell table:formula="of:=[.R10]" office:value-type="float" office:value="44" calcext:value-type="float">
            <text:p>44</text:p>
          </table:table-cell>
          <table:table-cell table:formula="of:=[.S10]" office:value-type="float" office:value="23" calcext:value-type="float">
            <text:p>23</text:p>
          </table:table-cell>
          <table:table-cell table:formula="of:=[.T10]" office:value-type="float" office:value="25" calcext:value-type="float">
            <text:p>25</text:p>
          </table:table-cell>
          <table:table-cell table:formula="of:=[.U10]+[.N10]" office:value-type="float" office:value="205" calcext:value-type="float">
            <text:p>205</text:p>
          </table:table-cell>
          <table:table-cell table:formula="of:=[.V10]" office:value-type="float" office:value="0" calcext:value-type="float">
            <text:p>0</text:p>
          </table:table-cell>
          <table:table-cell table:formula="of:=[.N10]" office:value-type="float" office:value="205" calcext:value-type="float">
            <text:p>205</text:p>
          </table:table-cell>
          <table:table-cell table:formula="of:=SUM([.N11:.V11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" office:value-type="float" office:value="3" calcext:value-type="float">
            <text:p>3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1" calcext:value-type="float">
            <text:p>1</text:p>
          </table:table-cell>
          <table:table-cell table:formula="of:=[.G11]" office:value-type="float" office:value="0" calcext:value-type="float">
            <text:p>0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+[.B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B11]" office:value-type="float" office:value="1" calcext:value-type="float">
            <text:p>1</text:p>
          </table:table-cell>
          <table:table-cell table:formula="of:=SUM([.B12:.J12])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O11]" office:value-type="float" office:value="224" calcext:value-type="float">
            <text:p>224</text:p>
          </table:table-cell>
          <table:table-cell table:formula="of:=[.P11]" office:value-type="float" office:value="51" calcext:value-type="float">
            <text:p>51</text:p>
          </table:table-cell>
          <table:table-cell table:formula="of:=[.Q11]" office:value-type="float" office:value="44" calcext:value-type="float">
            <text:p>44</text:p>
          </table:table-cell>
          <table:table-cell table:formula="of:=[.R11]" office:value-type="float" office:value="23" calcext:value-type="float">
            <text:p>23</text:p>
          </table:table-cell>
          <table:table-cell table:formula="of:=[.S11]" office:value-type="float" office:value="25" calcext:value-type="float">
            <text:p>25</text:p>
          </table:table-cell>
          <table:table-cell table:formula="of:=[.T11]" office:value-type="float" office:value="205" calcext:value-type="float">
            <text:p>205</text:p>
          </table:table-cell>
          <table:table-cell table:formula="of:=[.U11]+[.N11]" office:value-type="float" office:value="28" calcext:value-type="float">
            <text:p>28</text:p>
          </table:table-cell>
          <table:table-cell table:formula="of:=[.V11]" office:value-type="float" office:value="205" calcext:value-type="float">
            <text:p>205</text:p>
          </table:table-cell>
          <table:table-cell table:formula="of:=[.N11]" office:value-type="float" office:value="28" calcext:value-type="float">
            <text:p>28</text:p>
          </table:table-cell>
          <table:table-cell table:formula="of:=SUM([.N12:.V12])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1" calcext:value-type="float">
            <text:p>1</text:p>
          </table:table-cell>
          <table:table-cell table:formula="of:=[.I12]+[.B12]" office:value-type="float" office:value="4" calcext:value-type="float">
            <text:p>4</text:p>
          </table:table-cell>
          <table:table-cell table:formula="of:=[.J12]" office:value-type="float" office:value="1" calcext:value-type="float">
            <text:p>1</text:p>
          </table:table-cell>
          <table:table-cell table:formula="of:=[.B12]" office:value-type="float" office:value="3" calcext:value-type="float">
            <text:p>3</text:p>
          </table:table-cell>
          <table:table-cell table:formula="of:=SUM([.B13:.J13]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O12]" office:value-type="float" office:value="51" calcext:value-type="float">
            <text:p>51</text:p>
          </table:table-cell>
          <table:table-cell table:formula="of:=[.P12]" office:value-type="float" office:value="44" calcext:value-type="float">
            <text:p>44</text:p>
          </table:table-cell>
          <table:table-cell table:formula="of:=[.Q12]" office:value-type="float" office:value="23" calcext:value-type="float">
            <text:p>23</text:p>
          </table:table-cell>
          <table:table-cell table:formula="of:=[.R12]" office:value-type="float" office:value="25" calcext:value-type="float">
            <text:p>25</text:p>
          </table:table-cell>
          <table:table-cell table:formula="of:=[.S12]" office:value-type="float" office:value="205" calcext:value-type="float">
            <text:p>205</text:p>
          </table:table-cell>
          <table:table-cell table:formula="of:=[.T12]" office:value-type="float" office:value="28" calcext:value-type="float">
            <text:p>28</text:p>
          </table:table-cell>
          <table:table-cell table:formula="of:=[.U12]+[.N12]" office:value-type="float" office:value="429" calcext:value-type="float">
            <text:p>429</text:p>
          </table:table-cell>
          <table:table-cell table:formula="of:=[.V12]" office:value-type="float" office:value="28" calcext:value-type="float">
            <text:p>28</text:p>
          </table:table-cell>
          <table:table-cell table:formula="of:=[.N12]" office:value-type="float" office:value="224" calcext:value-type="float">
            <text:p>224</text:p>
          </table:table-cell>
          <table:table-cell table:formula="of:=SUM([.N13:.V13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" office:value-type="float" office:value="4" calcext:value-type="float">
            <text:p>4</text:p>
          </table:table-cell>
          <table:table-cell table:formula="of:=[.I13]+[.B13]" office:value-type="float" office:value="3" calcext:value-type="float">
            <text:p>3</text:p>
          </table:table-cell>
          <table:table-cell table:formula="of:=[.J13]" office:value-type="float" office:value="3" calcext:value-type="float">
            <text:p>3</text:p>
          </table:table-cell>
          <table:table-cell table:formula="of:=[.B13]" office:value-type="float" office:value="2" calcext:value-type="float">
            <text:p>2</text:p>
          </table:table-cell>
          <table:table-cell table:formula="of:=SUM([.B14:.J14])"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13]" office:value-type="float" office:value="44" calcext:value-type="float">
            <text:p>44</text:p>
          </table:table-cell>
          <table:table-cell table:formula="of:=[.P13]" office:value-type="float" office:value="23" calcext:value-type="float">
            <text:p>23</text:p>
          </table:table-cell>
          <table:table-cell table:formula="of:=[.Q13]" office:value-type="float" office:value="25" calcext:value-type="float">
            <text:p>25</text:p>
          </table:table-cell>
          <table:table-cell table:formula="of:=[.R13]" office:value-type="float" office:value="205" calcext:value-type="float">
            <text:p>205</text:p>
          </table:table-cell>
          <table:table-cell table:formula="of:=[.S13]" office:value-type="float" office:value="28" calcext:value-type="float">
            <text:p>28</text:p>
          </table:table-cell>
          <table:table-cell table:formula="of:=[.T13]" office:value-type="float" office:value="429" calcext:value-type="float">
            <text:p>429</text:p>
          </table:table-cell>
          <table:table-cell table:formula="of:=[.U13]+[.N13]" office:value-type="float" office:value="79" calcext:value-type="float">
            <text:p>79</text:p>
          </table:table-cell>
          <table:table-cell table:formula="of:=[.V13]" office:value-type="float" office:value="224" calcext:value-type="float">
            <text:p>224</text:p>
          </table:table-cell>
          <table:table-cell table:formula="of:=[.N13]" office:value-type="float" office:value="51" calcext:value-type="float">
            <text:p>51</text:p>
          </table:table-cell>
          <table:table-cell table:formula="of:=SUM([.N14:.V14])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4" calcext:value-type="float">
            <text:p>4</text:p>
          </table:table-cell>
          <table:table-cell table:formula="of:=[.H14]" office:value-type="float" office:value="3" calcext:value-type="float">
            <text:p>3</text:p>
          </table:table-cell>
          <table:table-cell table:formula="of:=[.I14]+[.B14]" office:value-type="float" office:value="5" calcext:value-type="float">
            <text:p>5</text:p>
          </table:table-cell>
          <table:table-cell table:formula="of:=[.J14]" office:value-type="float" office:value="2" calcext:value-type="float">
            <text:p>2</text:p>
          </table:table-cell>
          <table:table-cell table:formula="of:=[.B14]" office:value-type="float" office:value="2" calcext:value-type="float">
            <text:p>2</text:p>
          </table:table-cell>
          <table:table-cell table:formula="of:=SUM([.B15:.J15])"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14]" office:value-type="float" office:value="23" calcext:value-type="float">
            <text:p>23</text:p>
          </table:table-cell>
          <table:table-cell table:formula="of:=[.P14]" office:value-type="float" office:value="25" calcext:value-type="float">
            <text:p>25</text:p>
          </table:table-cell>
          <table:table-cell table:formula="of:=[.Q14]" office:value-type="float" office:value="205" calcext:value-type="float">
            <text:p>205</text:p>
          </table:table-cell>
          <table:table-cell table:formula="of:=[.R14]" office:value-type="float" office:value="28" calcext:value-type="float">
            <text:p>28</text:p>
          </table:table-cell>
          <table:table-cell table:formula="of:=[.S14]" office:value-type="float" office:value="429" calcext:value-type="float">
            <text:p>429</text:p>
          </table:table-cell>
          <table:table-cell table:formula="of:=[.T14]" office:value-type="float" office:value="79" calcext:value-type="float">
            <text:p>79</text:p>
          </table:table-cell>
          <table:table-cell table:formula="of:=[.U14]+[.N14]" office:value-type="float" office:value="268" calcext:value-type="float">
            <text:p>268</text:p>
          </table:table-cell>
          <table:table-cell table:formula="of:=[.V14]" office:value-type="float" office:value="51" calcext:value-type="float">
            <text:p>51</text:p>
          </table:table-cell>
          <table:table-cell table:formula="of:=[.N14]" office:value-type="float" office:value="44" calcext:value-type="float">
            <text:p>44</text:p>
          </table:table-cell>
          <table:table-cell table:formula="of:=SUM([.N15:.V15])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5" calcext:value-type="float">
            <text:p>5</text:p>
          </table:table-cell>
          <table:table-cell table:formula="of:=[.I15]+[.B15]" office:value-type="float" office:value="3" calcext:value-type="float">
            <text:p>3</text:p>
          </table:table-cell>
          <table:table-cell table:formula="of:=[.J15]" office:value-type="float" office:value="2" calcext:value-type="float">
            <text:p>2</text:p>
          </table:table-cell>
          <table:table-cell table:formula="of:=[.B15]" office:value-type="float" office:value="1" calcext:value-type="float">
            <text:p>1</text:p>
          </table:table-cell>
          <table:table-cell table:formula="of:=SUM([.B16:.J16])"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O15]" office:value-type="float" office:value="25" calcext:value-type="float">
            <text:p>25</text:p>
          </table:table-cell>
          <table:table-cell table:formula="of:=[.P15]" office:value-type="float" office:value="205" calcext:value-type="float">
            <text:p>205</text:p>
          </table:table-cell>
          <table:table-cell table:formula="of:=[.Q15]" office:value-type="float" office:value="28" calcext:value-type="float">
            <text:p>28</text:p>
          </table:table-cell>
          <table:table-cell table:formula="of:=[.R15]" office:value-type="float" office:value="429" calcext:value-type="float">
            <text:p>429</text:p>
          </table:table-cell>
          <table:table-cell table:formula="of:=[.S15]" office:value-type="float" office:value="79" calcext:value-type="float">
            <text:p>79</text:p>
          </table:table-cell>
          <table:table-cell table:formula="of:=[.T15]" office:value-type="float" office:value="268" calcext:value-type="float">
            <text:p>268</text:p>
          </table:table-cell>
          <table:table-cell table:formula="of:=[.U15]+[.N15]" office:value-type="float" office:value="74" calcext:value-type="float">
            <text:p>74</text:p>
          </table:table-cell>
          <table:table-cell table:formula="of:=[.V15]" office:value-type="float" office:value="44" calcext:value-type="float">
            <text:p>44</text:p>
          </table:table-cell>
          <table:table-cell table:formula="of:=[.N15]" office:value-type="float" office:value="23" calcext:value-type="float">
            <text:p>23</text:p>
          </table:table-cell>
          <table:table-cell table:formula="of:=SUM([.N16:.V16])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" office:value-type="float" office:value="1" calcext:value-type="float">
            <text:p>1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4" calcext:value-type="float">
            <text:p>4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5" calcext:value-type="float">
            <text:p>5</text:p>
          </table:table-cell>
          <table:table-cell table:formula="of:=[.H16]" office:value-type="float" office:value="3" calcext:value-type="float">
            <text:p>3</text:p>
          </table:table-cell>
          <table:table-cell table:formula="of:=[.I16]+[.B16]" office:value-type="float" office:value="2" calcext:value-type="float">
            <text:p>2</text:p>
          </table:table-cell>
          <table:table-cell table:formula="of:=[.J16]" office:value-type="float" office:value="1" calcext:value-type="float">
            <text:p>1</text:p>
          </table:table-cell>
          <table:table-cell table:formula="of:=[.B16]" office:value-type="float" office:value="0" calcext:value-type="float">
            <text:p>0</text:p>
          </table:table-cell>
          <table:table-cell table:formula="of:=SUM([.B17:.J17])"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O16]" office:value-type="float" office:value="205" calcext:value-type="float">
            <text:p>205</text:p>
          </table:table-cell>
          <table:table-cell table:formula="of:=[.P16]" office:value-type="float" office:value="28" calcext:value-type="float">
            <text:p>28</text:p>
          </table:table-cell>
          <table:table-cell table:formula="of:=[.Q16]" office:value-type="float" office:value="429" calcext:value-type="float">
            <text:p>429</text:p>
          </table:table-cell>
          <table:table-cell table:formula="of:=[.R16]" office:value-type="float" office:value="79" calcext:value-type="float">
            <text:p>79</text:p>
          </table:table-cell>
          <table:table-cell table:formula="of:=[.S16]" office:value-type="float" office:value="268" calcext:value-type="float">
            <text:p>268</text:p>
          </table:table-cell>
          <table:table-cell table:formula="of:=[.T16]" office:value-type="float" office:value="74" calcext:value-type="float">
            <text:p>74</text:p>
          </table:table-cell>
          <table:table-cell table:formula="of:=[.U16]+[.N16]" office:value-type="float" office:value="69" calcext:value-type="float">
            <text:p>69</text:p>
          </table:table-cell>
          <table:table-cell table:formula="of:=[.V16]" office:value-type="float" office:value="23" calcext:value-type="float">
            <text:p>23</text:p>
          </table:table-cell>
          <table:table-cell table:formula="of:=[.N16]" office:value-type="float" office:value="25" calcext:value-type="float">
            <text:p>25</text:p>
          </table:table-cell>
          <table:table-cell table:formula="of:=SUM([.N17:.V17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3" calcext:value-type="float">
            <text:p>3</text:p>
          </table:table-cell>
          <table:table-cell table:formula="of:=[.F17]" office:value-type="float" office:value="5" calcext:value-type="float">
            <text:p>5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2" calcext:value-type="float">
            <text:p>2</text:p>
          </table:table-cell>
          <table:table-cell table:formula="of:=[.I17]+[.B17]" office:value-type="float" office:value="2" calcext:value-type="float">
            <text:p>2</text:p>
          </table:table-cell>
          <table:table-cell table:formula="of:=[.J17]" office:value-type="float" office:value="0" calcext:value-type="float">
            <text:p>0</text:p>
          </table:table-cell>
          <table:table-cell table:formula="of:=[.B17]" office:value-type="float" office:value="1" calcext:value-type="float">
            <text:p>1</text:p>
          </table:table-cell>
          <table:table-cell table:formula="of:=SUM([.B18:.J18])"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O17]" office:value-type="float" office:value="28" calcext:value-type="float">
            <text:p>28</text:p>
          </table:table-cell>
          <table:table-cell table:formula="of:=[.P17]" office:value-type="float" office:value="429" calcext:value-type="float">
            <text:p>429</text:p>
          </table:table-cell>
          <table:table-cell table:formula="of:=[.Q17]" office:value-type="float" office:value="79" calcext:value-type="float">
            <text:p>79</text:p>
          </table:table-cell>
          <table:table-cell table:formula="of:=[.R17]" office:value-type="float" office:value="268" calcext:value-type="float">
            <text:p>268</text:p>
          </table:table-cell>
          <table:table-cell table:formula="of:=[.S17]" office:value-type="float" office:value="74" calcext:value-type="float">
            <text:p>74</text:p>
          </table:table-cell>
          <table:table-cell table:formula="of:=[.T17]" office:value-type="float" office:value="69" calcext:value-type="float">
            <text:p>69</text:p>
          </table:table-cell>
          <table:table-cell table:formula="of:=[.U17]+[.N17]" office:value-type="float" office:value="228" calcext:value-type="float">
            <text:p>228</text:p>
          </table:table-cell>
          <table:table-cell table:formula="of:=[.V17]" office:value-type="float" office:value="25" calcext:value-type="float">
            <text:p>25</text:p>
          </table:table-cell>
          <table:table-cell table:formula="of:=[.N17]" office:value-type="float" office:value="205" calcext:value-type="float">
            <text:p>205</text:p>
          </table:table-cell>
          <table:table-cell table:formula="of:=SUM([.N18:.V18]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" office:value-type="float" office:value="4" calcext:value-type="float">
            <text:p>4</text:p>
          </table:table-cell>
          <table:table-cell table:formula="of:=[.D18]" office:value-type="float" office:value="3" calcext:value-type="float">
            <text:p>3</text:p>
          </table:table-cell>
          <table:table-cell table:formula="of:=[.E18]" office:value-type="float" office:value="5" calcext:value-type="float">
            <text:p>5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[.I18]+[.B18]" office:value-type="float" office:value="1" calcext:value-type="float">
            <text:p>1</text:p>
          </table:table-cell>
          <table:table-cell table:formula="of:=[.J18]"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SUM([.B19:.J19])"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O18]" office:value-type="float" office:value="429" calcext:value-type="float">
            <text:p>429</text:p>
          </table:table-cell>
          <table:table-cell table:formula="of:=[.P18]" office:value-type="float" office:value="79" calcext:value-type="float">
            <text:p>79</text:p>
          </table:table-cell>
          <table:table-cell table:formula="of:=[.Q18]" office:value-type="float" office:value="268" calcext:value-type="float">
            <text:p>268</text:p>
          </table:table-cell>
          <table:table-cell table:formula="of:=[.R18]" office:value-type="float" office:value="74" calcext:value-type="float">
            <text:p>74</text:p>
          </table:table-cell>
          <table:table-cell table:formula="of:=[.S18]" office:value-type="float" office:value="69" calcext:value-type="float">
            <text:p>69</text:p>
          </table:table-cell>
          <table:table-cell table:formula="of:=[.T18]" office:value-type="float" office:value="228" calcext:value-type="float">
            <text:p>228</text:p>
          </table:table-cell>
          <table:table-cell table:formula="of:=[.U18]+[.N18]" office:value-type="float" office:value="53" calcext:value-type="float">
            <text:p>53</text:p>
          </table:table-cell>
          <table:table-cell table:formula="of:=[.V18]" office:value-type="float" office:value="205" calcext:value-type="float">
            <text:p>205</text:p>
          </table:table-cell>
          <table:table-cell table:formula="of:=[.N18]" office:value-type="float" office:value="28" calcext:value-type="float">
            <text:p>28</text:p>
          </table:table-cell>
          <table:table-cell table:formula="of:=SUM([.N19:.V19])"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5" calcext:value-type="float">
            <text:p>5</text:p>
          </table:table-cell>
          <table:table-cell table:formula="of:=[.E19]" office:value-type="float" office:value="3" calcext:value-type="float">
            <text:p>3</text:p>
          </table:table-cell>
          <table:table-cell table:formula="of:=[.F19]" office:value-type="float" office:value="2" calcext:value-type="float">
            <text:p>2</text:p>
          </table:table-cell>
          <table:table-cell table:formula="of:=[.G19]" office:value-type="float" office:value="2" calcext:value-type="float">
            <text:p>2</text:p>
          </table:table-cell>
          <table:table-cell table:formula="of:=[.H19]" office:value-type="float" office:value="1" calcext:value-type="float">
            <text:p>1</text:p>
          </table:table-cell>
          <table:table-cell table:formula="of:=[.I19]+[.B19]" office:value-type="float" office:value="5" calcext:value-type="float">
            <text:p>5</text:p>
          </table:table-cell>
          <table:table-cell table:formula="of:=[.J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SUM([.B20:.J20])"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O19]" office:value-type="float" office:value="79" calcext:value-type="float">
            <text:p>79</text:p>
          </table:table-cell>
          <table:table-cell table:formula="of:=[.P19]" office:value-type="float" office:value="268" calcext:value-type="float">
            <text:p>268</text:p>
          </table:table-cell>
          <table:table-cell table:formula="of:=[.Q19]" office:value-type="float" office:value="74" calcext:value-type="float">
            <text:p>74</text:p>
          </table:table-cell>
          <table:table-cell table:formula="of:=[.R19]" office:value-type="float" office:value="69" calcext:value-type="float">
            <text:p>69</text:p>
          </table:table-cell>
          <table:table-cell table:formula="of:=[.S19]" office:value-type="float" office:value="228" calcext:value-type="float">
            <text:p>228</text:p>
          </table:table-cell>
          <table:table-cell table:formula="of:=[.T19]" office:value-type="float" office:value="53" calcext:value-type="float">
            <text:p>53</text:p>
          </table:table-cell>
          <table:table-cell table:formula="of:=[.U19]+[.N19]" office:value-type="float" office:value="634" calcext:value-type="float">
            <text:p>634</text:p>
          </table:table-cell>
          <table:table-cell table:formula="of:=[.V19]" office:value-type="float" office:value="28" calcext:value-type="float">
            <text:p>28</text:p>
          </table:table-cell>
          <table:table-cell table:formula="of:=[.N19]" office:value-type="float" office:value="429" calcext:value-type="float">
            <text:p>429</text:p>
          </table:table-cell>
          <table:table-cell table:formula="of:=SUM([.N20:.V20])"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" office:value-type="float" office:value="5" calcext:value-type="float">
            <text:p>5</text:p>
          </table:table-cell>
          <table:table-cell table:formula="of:=[.D20]" office:value-type="float" office:value="3" calcext:value-type="float">
            <text:p>3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" office:value-type="float" office:value="1" calcext:value-type="float">
            <text:p>1</text:p>
          </table:table-cell>
          <table:table-cell table:formula="of:=[.H20]" office:value-type="float" office:value="5" calcext:value-type="float">
            <text:p>5</text:p>
          </table:table-cell>
          <table:table-cell table:formula="of:=[.I20]+[.B20]" office:value-type="float" office:value="4" calcext:value-type="float">
            <text:p>4</text:p>
          </table:table-cell>
          <table:table-cell table:formula="of:=[.J20]" office:value-type="float" office:value="4" calcext:value-type="float">
            <text:p>4</text:p>
          </table:table-cell>
          <table:table-cell table:formula="of:=[.B20]" office:value-type="float" office:value="3" calcext:value-type="float">
            <text:p>3</text:p>
          </table:table-cell>
          <table:table-cell table:formula="of:=SUM([.B21:.J21])"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O20]" office:value-type="float" office:value="268" calcext:value-type="float">
            <text:p>268</text:p>
          </table:table-cell>
          <table:table-cell table:formula="of:=[.P20]" office:value-type="float" office:value="74" calcext:value-type="float">
            <text:p>74</text:p>
          </table:table-cell>
          <table:table-cell table:formula="of:=[.Q20]" office:value-type="float" office:value="69" calcext:value-type="float">
            <text:p>69</text:p>
          </table:table-cell>
          <table:table-cell table:formula="of:=[.R20]" office:value-type="float" office:value="228" calcext:value-type="float">
            <text:p>228</text:p>
          </table:table-cell>
          <table:table-cell table:formula="of:=[.S20]" office:value-type="float" office:value="53" calcext:value-type="float">
            <text:p>53</text:p>
          </table:table-cell>
          <table:table-cell table:formula="of:=[.T20]" office:value-type="float" office:value="634" calcext:value-type="float">
            <text:p>634</text:p>
          </table:table-cell>
          <table:table-cell table:formula="of:=[.U20]+[.N20]" office:value-type="float" office:value="107" calcext:value-type="float">
            <text:p>107</text:p>
          </table:table-cell>
          <table:table-cell table:formula="of:=[.V20]" office:value-type="float" office:value="429" calcext:value-type="float">
            <text:p>429</text:p>
          </table:table-cell>
          <table:table-cell table:formula="of:=[.N20]" office:value-type="float" office:value="79" calcext:value-type="float">
            <text:p>79</text:p>
          </table:table-cell>
          <table:table-cell table:formula="of:=SUM([.N21:.V21])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" calcext:value-type="float">
            <text:p>2</text:p>
          </table:table-cell>
          <table:table-cell table:formula="of:=[.E21]" office:value-type="float" office:value="2" calcext:value-type="float">
            <text:p>2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" office:value-type="float" office:value="5" calcext:value-type="float">
            <text:p>5</text:p>
          </table:table-cell>
          <table:table-cell table:formula="of:=[.H21]" office:value-type="float" office:value="4" calcext:value-type="float">
            <text:p>4</text:p>
          </table:table-cell>
          <table:table-cell table:formula="of:=[.I21]+[.B21]" office:value-type="float" office:value="9" calcext:value-type="float">
            <text:p>9</text:p>
          </table:table-cell>
          <table:table-cell table:formula="of:=[.J21]" office:value-type="float" office:value="3" calcext:value-type="float">
            <text:p>3</text:p>
          </table:table-cell>
          <table:table-cell table:formula="of:=[.B21]" office:value-type="float" office:value="5" calcext:value-type="float">
            <text:p>5</text:p>
          </table:table-cell>
          <table:table-cell table:formula="of:=SUM([.B22:.J22])" office:value-type="float" office:value="34" calcext:value-type="float">
            <text:p>3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O21]" office:value-type="float" office:value="74" calcext:value-type="float">
            <text:p>74</text:p>
          </table:table-cell>
          <table:table-cell table:formula="of:=[.P21]" office:value-type="float" office:value="69" calcext:value-type="float">
            <text:p>69</text:p>
          </table:table-cell>
          <table:table-cell table:formula="of:=[.Q21]" office:value-type="float" office:value="228" calcext:value-type="float">
            <text:p>228</text:p>
          </table:table-cell>
          <table:table-cell table:formula="of:=[.R21]" office:value-type="float" office:value="53" calcext:value-type="float">
            <text:p>53</text:p>
          </table:table-cell>
          <table:table-cell table:formula="of:=[.S21]" office:value-type="float" office:value="634" calcext:value-type="float">
            <text:p>634</text:p>
          </table:table-cell>
          <table:table-cell table:formula="of:=[.T21]" office:value-type="float" office:value="107" calcext:value-type="float">
            <text:p>107</text:p>
          </table:table-cell>
          <table:table-cell table:formula="of:=[.U21]+[.N21]" office:value-type="float" office:value="697" calcext:value-type="float">
            <text:p>697</text:p>
          </table:table-cell>
          <table:table-cell table:formula="of:=[.V21]" office:value-type="float" office:value="79" calcext:value-type="float">
            <text:p>79</text:p>
          </table:table-cell>
          <table:table-cell table:formula="of:=[.N21]" office:value-type="float" office:value="268" calcext:value-type="float">
            <text:p>268</text:p>
          </table:table-cell>
          <table:table-cell table:formula="of:=SUM([.N22:.V22])"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2]" office:value-type="float" office:value="2" calcext:value-type="float">
            <text:p>2</text:p>
          </table:table-cell>
          <table:table-cell table:formula="of:=[.D22]" office:value-type="float" office:value="2" calcext:value-type="float">
            <text:p>2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5" calcext:value-type="float">
            <text:p>5</text:p>
          </table:table-cell>
          <table:table-cell table:formula="of:=[.G22]" office:value-type="float" office:value="4" calcext:value-type="float">
            <text:p>4</text:p>
          </table:table-cell>
          <table:table-cell table:formula="of:=[.H22]" office:value-type="float" office:value="9" calcext:value-type="float">
            <text:p>9</text:p>
          </table:table-cell>
          <table:table-cell table:formula="of:=[.I22]+[.B22]" office:value-type="float" office:value="6" calcext:value-type="float">
            <text:p>6</text:p>
          </table:table-cell>
          <table:table-cell table:formula="of:=[.J22]" office:value-type="float" office:value="5" calcext:value-type="float">
            <text:p>5</text:p>
          </table:table-cell>
          <table:table-cell table:formula="of:=[.B22]" office:value-type="float" office:value="3" calcext:value-type="float">
            <text:p>3</text:p>
          </table:table-cell>
          <table:table-cell table:formula="of:=SUM([.B23:.J23])" office:value-type="float" office:value="37" calcext:value-type="float">
            <text:p>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O22]" office:value-type="float" office:value="69" calcext:value-type="float">
            <text:p>69</text:p>
          </table:table-cell>
          <table:table-cell table:formula="of:=[.P22]" office:value-type="float" office:value="228" calcext:value-type="float">
            <text:p>228</text:p>
          </table:table-cell>
          <table:table-cell table:formula="of:=[.Q22]" office:value-type="float" office:value="53" calcext:value-type="float">
            <text:p>53</text:p>
          </table:table-cell>
          <table:table-cell table:formula="of:=[.R22]" office:value-type="float" office:value="634" calcext:value-type="float">
            <text:p>634</text:p>
          </table:table-cell>
          <table:table-cell table:formula="of:=[.S22]" office:value-type="float" office:value="107" calcext:value-type="float">
            <text:p>107</text:p>
          </table:table-cell>
          <table:table-cell table:formula="of:=[.T22]" office:value-type="float" office:value="697" calcext:value-type="float">
            <text:p>697</text:p>
          </table:table-cell>
          <table:table-cell table:formula="of:=[.U22]+[.N22]" office:value-type="float" office:value="153" calcext:value-type="float">
            <text:p>153</text:p>
          </table:table-cell>
          <table:table-cell table:formula="of:=[.V22]" office:value-type="float" office:value="268" calcext:value-type="float">
            <text:p>268</text:p>
          </table:table-cell>
          <table:table-cell table:formula="of:=[.N22]" office:value-type="float" office:value="74" calcext:value-type="float">
            <text:p>74</text:p>
          </table:table-cell>
          <table:table-cell table:formula="of:=SUM([.N23:.V23])"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]" office:value-type="float" office:value="2" calcext:value-type="float">
            <text:p>2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5" calcext:value-type="float">
            <text:p>5</text:p>
          </table:table-cell>
          <table:table-cell table:formula="of:=[.F23]" office:value-type="float" office:value="4" calcext:value-type="float">
            <text:p>4</text:p>
          </table:table-cell>
          <table:table-cell table:formula="of:=[.G23]" office:value-type="float" office:value="9" calcext:value-type="float">
            <text:p>9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+[.B23]" office:value-type="float" office:value="7" calcext:value-type="float">
            <text:p>7</text:p>
          </table:table-cell>
          <table:table-cell table:formula="of:=[.J23]" office:value-type="float" office:value="3" calcext:value-type="float">
            <text:p>3</text:p>
          </table:table-cell>
          <table:table-cell table:formula="of:=[.B23]" office:value-type="float" office:value="2" calcext:value-type="float">
            <text:p>2</text:p>
          </table:table-cell>
          <table:table-cell table:formula="of:=SUM([.B24:.J24])" office:value-type="float" office:value="39" calcext:value-type="float">
            <text:p>3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O23]" office:value-type="float" office:value="228" calcext:value-type="float">
            <text:p>228</text:p>
          </table:table-cell>
          <table:table-cell table:formula="of:=[.P23]" office:value-type="float" office:value="53" calcext:value-type="float">
            <text:p>53</text:p>
          </table:table-cell>
          <table:table-cell table:formula="of:=[.Q23]" office:value-type="float" office:value="634" calcext:value-type="float">
            <text:p>634</text:p>
          </table:table-cell>
          <table:table-cell table:formula="of:=[.R23]" office:value-type="float" office:value="107" calcext:value-type="float">
            <text:p>107</text:p>
          </table:table-cell>
          <table:table-cell table:formula="of:=[.S23]" office:value-type="float" office:value="697" calcext:value-type="float">
            <text:p>697</text:p>
          </table:table-cell>
          <table:table-cell table:formula="of:=[.T23]" office:value-type="float" office:value="153" calcext:value-type="float">
            <text:p>153</text:p>
          </table:table-cell>
          <table:table-cell table:formula="of:=[.U23]+[.N23]" office:value-type="float" office:value="337" calcext:value-type="float">
            <text:p>337</text:p>
          </table:table-cell>
          <table:table-cell table:formula="of:=[.V23]" office:value-type="float" office:value="74" calcext:value-type="float">
            <text:p>74</text:p>
          </table:table-cell>
          <table:table-cell table:formula="of:=[.N23]" office:value-type="float" office:value="69" calcext:value-type="float">
            <text:p>69</text:p>
          </table:table-cell>
          <table:table-cell table:formula="of:=SUM([.N24:.V24])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5" calcext:value-type="float">
            <text:p>5</text:p>
          </table:table-cell>
          <table:table-cell table:formula="of:=[.E24]" office:value-type="float" office:value="4" calcext:value-type="float">
            <text:p>4</text:p>
          </table:table-cell>
          <table:table-cell table:formula="of:=[.F24]" office:value-type="float" office:value="9" calcext:value-type="float">
            <text:p>9</text:p>
          </table:table-cell>
          <table:table-cell table:formula="of:=[.G24]" office:value-type="float" office:value="6" calcext:value-type="float">
            <text:p>6</text:p>
          </table:table-cell>
          <table:table-cell table:formula="of:=[.H24]" office:value-type="float" office:value="7" calcext:value-type="float">
            <text:p>7</text:p>
          </table:table-cell>
          <table:table-cell table:formula="of:=[.I24]+[.B24]" office:value-type="float" office:value="5" calcext:value-type="float">
            <text:p>5</text:p>
          </table:table-cell>
          <table:table-cell table:formula="of:=[.J24]" office:value-type="float" office:value="2" calcext:value-type="float">
            <text:p>2</text:p>
          </table:table-cell>
          <table:table-cell table:formula="of:=[.B24]" office:value-type="float" office:value="2" calcext:value-type="float">
            <text:p>2</text:p>
          </table:table-cell>
          <table:table-cell table:formula="of:=SUM([.B25:.J25])" office:value-type="float" office:value="41" calcext:value-type="float">
            <text:p>4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" office:value-type="float" office:value="53" calcext:value-type="float">
            <text:p>53</text:p>
          </table:table-cell>
          <table:table-cell table:formula="of:=[.P24]" office:value-type="float" office:value="634" calcext:value-type="float">
            <text:p>634</text:p>
          </table:table-cell>
          <table:table-cell table:formula="of:=[.Q24]" office:value-type="float" office:value="107" calcext:value-type="float">
            <text:p>107</text:p>
          </table:table-cell>
          <table:table-cell table:formula="of:=[.R24]" office:value-type="float" office:value="697" calcext:value-type="float">
            <text:p>697</text:p>
          </table:table-cell>
          <table:table-cell table:formula="of:=[.S24]" office:value-type="float" office:value="153" calcext:value-type="float">
            <text:p>153</text:p>
          </table:table-cell>
          <table:table-cell table:formula="of:=[.T24]" office:value-type="float" office:value="337" calcext:value-type="float">
            <text:p>337</text:p>
          </table:table-cell>
          <table:table-cell table:formula="of:=[.U24]+[.N24]" office:value-type="float" office:value="302" calcext:value-type="float">
            <text:p>302</text:p>
          </table:table-cell>
          <table:table-cell table:formula="of:=[.V24]" office:value-type="float" office:value="69" calcext:value-type="float">
            <text:p>69</text:p>
          </table:table-cell>
          <table:table-cell table:formula="of:=[.N24]" office:value-type="float" office:value="228" calcext:value-type="float">
            <text:p>228</text:p>
          </table:table-cell>
          <table:table-cell table:formula="of:=SUM([.N25:.V25])"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5]" office:value-type="float" office:value="5" calcext:value-type="float">
            <text:p>5</text:p>
          </table:table-cell>
          <table:table-cell table:formula="of:=[.D25]" office:value-type="float" office:value="4" calcext:value-type="float">
            <text:p>4</text:p>
          </table:table-cell>
          <table:table-cell table:formula="of:=[.E25]" office:value-type="float" office:value="9" calcext:value-type="float">
            <text:p>9</text:p>
          </table:table-cell>
          <table:table-cell table:formula="of:=[.F25]" office:value-type="float" office:value="6" calcext:value-type="float">
            <text:p>6</text:p>
          </table:table-cell>
          <table:table-cell table:formula="of:=[.G25]" office:value-type="float" office:value="7" calcext:value-type="float">
            <text:p>7</text:p>
          </table:table-cell>
          <table:table-cell table:formula="of:=[.H25]" office:value-type="float" office:value="5" calcext:value-type="float">
            <text:p>5</text:p>
          </table:table-cell>
          <table:table-cell table:formula="of:=[.I25]+[.B25]" office:value-type="float" office:value="3" calcext:value-type="float">
            <text:p>3</text:p>
          </table:table-cell>
          <table:table-cell table:formula="of:=[.J25]" office:value-type="float" office:value="2" calcext:value-type="float">
            <text:p>2</text:p>
          </table:table-cell>
          <table:table-cell table:formula="of:=[.B25]" office:value-type="float" office:value="1" calcext:value-type="float">
            <text:p>1</text:p>
          </table:table-cell>
          <table:table-cell table:formula="of:=SUM([.B26:.J26])" office:value-type="float" office:value="42" calcext:value-type="float">
            <text:p>4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O25]" office:value-type="float" office:value="634" calcext:value-type="float">
            <text:p>634</text:p>
          </table:table-cell>
          <table:table-cell table:formula="of:=[.P25]" office:value-type="float" office:value="107" calcext:value-type="float">
            <text:p>107</text:p>
          </table:table-cell>
          <table:table-cell table:formula="of:=[.Q25]" office:value-type="float" office:value="697" calcext:value-type="float">
            <text:p>697</text:p>
          </table:table-cell>
          <table:table-cell table:formula="of:=[.R25]" office:value-type="float" office:value="153" calcext:value-type="float">
            <text:p>153</text:p>
          </table:table-cell>
          <table:table-cell table:formula="of:=[.S25]" office:value-type="float" office:value="337" calcext:value-type="float">
            <text:p>337</text:p>
          </table:table-cell>
          <table:table-cell table:formula="of:=[.T25]" office:value-type="float" office:value="302" calcext:value-type="float">
            <text:p>302</text:p>
          </table:table-cell>
          <table:table-cell table:formula="of:=[.U25]+[.N25]" office:value-type="float" office:value="122" calcext:value-type="float">
            <text:p>122</text:p>
          </table:table-cell>
          <table:table-cell table:formula="of:=[.V25]" office:value-type="float" office:value="228" calcext:value-type="float">
            <text:p>228</text:p>
          </table:table-cell>
          <table:table-cell table:formula="of:=[.N25]" office:value-type="float" office:value="53" calcext:value-type="float">
            <text:p>53</text:p>
          </table:table-cell>
          <table:table-cell table:formula="of:=SUM([.N26:.V26])"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6]" office:value-type="float" office:value="4" calcext:value-type="float">
            <text:p>4</text:p>
          </table:table-cell>
          <table:table-cell table:formula="of:=[.D26]" office:value-type="float" office:value="9" calcext:value-type="float">
            <text:p>9</text:p>
          </table:table-cell>
          <table:table-cell table:formula="of:=[.E26]" office:value-type="float" office:value="6" calcext:value-type="float">
            <text:p>6</text:p>
          </table:table-cell>
          <table:table-cell table:formula="of:=[.F26]" office:value-type="float" office:value="7" calcext:value-type="float">
            <text:p>7</text:p>
          </table:table-cell>
          <table:table-cell table:formula="of:=[.G26]" office:value-type="float" office:value="5" calcext:value-type="float">
            <text:p>5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+[.B26]" office:value-type="float" office:value="7" calcext:value-type="float">
            <text:p>7</text:p>
          </table:table-cell>
          <table:table-cell table:formula="of:=[.J26]" office:value-type="float" office:value="1" calcext:value-type="float">
            <text:p>1</text:p>
          </table:table-cell>
          <table:table-cell table:formula="of:=[.B26]" office:value-type="float" office:value="5" calcext:value-type="float">
            <text:p>5</text:p>
          </table:table-cell>
          <table:table-cell table:formula="of:=SUM([.B27:.J27])" office:value-type="float" office:value="47" calcext:value-type="float">
            <text:p>4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O26]" office:value-type="float" office:value="107" calcext:value-type="float">
            <text:p>107</text:p>
          </table:table-cell>
          <table:table-cell table:formula="of:=[.P26]" office:value-type="float" office:value="697" calcext:value-type="float">
            <text:p>697</text:p>
          </table:table-cell>
          <table:table-cell table:formula="of:=[.Q26]" office:value-type="float" office:value="153" calcext:value-type="float">
            <text:p>153</text:p>
          </table:table-cell>
          <table:table-cell table:formula="of:=[.R26]" office:value-type="float" office:value="337" calcext:value-type="float">
            <text:p>337</text:p>
          </table:table-cell>
          <table:table-cell table:formula="of:=[.S26]" office:value-type="float" office:value="302" calcext:value-type="float">
            <text:p>302</text:p>
          </table:table-cell>
          <table:table-cell table:formula="of:=[.T26]" office:value-type="float" office:value="122" calcext:value-type="float">
            <text:p>122</text:p>
          </table:table-cell>
          <table:table-cell table:formula="of:=[.U26]+[.N26]" office:value-type="float" office:value="862" calcext:value-type="float">
            <text:p>862</text:p>
          </table:table-cell>
          <table:table-cell table:formula="of:=[.V26]" office:value-type="float" office:value="53" calcext:value-type="float">
            <text:p>53</text:p>
          </table:table-cell>
          <table:table-cell table:formula="of:=[.N26]" office:value-type="float" office:value="634" calcext:value-type="float">
            <text:p>634</text:p>
          </table:table-cell>
          <table:table-cell table:formula="of:=SUM([.N27:.V27])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7]" office:value-type="float" office:value="9" calcext:value-type="float">
            <text:p>9</text:p>
          </table:table-cell>
          <table:table-cell table:formula="of:=[.D27]" office:value-type="float" office:value="6" calcext:value-type="float">
            <text:p>6</text:p>
          </table:table-cell>
          <table:table-cell table:formula="of:=[.E27]" office:value-type="float" office:value="7" calcext:value-type="float">
            <text:p>7</text:p>
          </table:table-cell>
          <table:table-cell table:formula="of:=[.F27]" office:value-type="float" office:value="5" calcext:value-type="float">
            <text:p>5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7" calcext:value-type="float">
            <text:p>7</text:p>
          </table:table-cell>
          <table:table-cell table:formula="of:=[.I27]+[.B27]" office:value-type="float" office:value="5" calcext:value-type="float">
            <text:p>5</text:p>
          </table:table-cell>
          <table:table-cell table:formula="of:=[.J27]" office:value-type="float" office:value="5" calcext:value-type="float">
            <text:p>5</text:p>
          </table:table-cell>
          <table:table-cell table:formula="of:=[.B27]" office:value-type="float" office:value="4" calcext:value-type="float">
            <text:p>4</text:p>
          </table:table-cell>
          <table:table-cell table:formula="of:=SUM([.B28:.J28])" office:value-type="float" office:value="51" calcext:value-type="float">
            <text:p>5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O27]" office:value-type="float" office:value="697" calcext:value-type="float">
            <text:p>697</text:p>
          </table:table-cell>
          <table:table-cell table:formula="of:=[.P27]" office:value-type="float" office:value="153" calcext:value-type="float">
            <text:p>153</text:p>
          </table:table-cell>
          <table:table-cell table:formula="of:=[.Q27]" office:value-type="float" office:value="337" calcext:value-type="float">
            <text:p>337</text:p>
          </table:table-cell>
          <table:table-cell table:formula="of:=[.R27]" office:value-type="float" office:value="302" calcext:value-type="float">
            <text:p>302</text:p>
          </table:table-cell>
          <table:table-cell table:formula="of:=[.S27]" office:value-type="float" office:value="122" calcext:value-type="float">
            <text:p>122</text:p>
          </table:table-cell>
          <table:table-cell table:formula="of:=[.T27]" office:value-type="float" office:value="862" calcext:value-type="float">
            <text:p>862</text:p>
          </table:table-cell>
          <table:table-cell table:formula="of:=[.U27]+[.N27]" office:value-type="float" office:value="160" calcext:value-type="float">
            <text:p>160</text:p>
          </table:table-cell>
          <table:table-cell table:formula="of:=[.V27]" office:value-type="float" office:value="634" calcext:value-type="float">
            <text:p>634</text:p>
          </table:table-cell>
          <table:table-cell table:formula="of:=[.N27]" office:value-type="float" office:value="107" calcext:value-type="float">
            <text:p>107</text:p>
          </table:table-cell>
          <table:table-cell table:formula="of:=SUM([.N28:.V28])"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8]" office:value-type="float" office:value="6" calcext:value-type="float">
            <text:p>6</text:p>
          </table:table-cell>
          <table:table-cell table:formula="of:=[.D28]" office:value-type="float" office:value="7" calcext:value-type="float">
            <text:p>7</text:p>
          </table:table-cell>
          <table:table-cell table:formula="of:=[.E28]" office:value-type="float" office:value="5" calcext:value-type="float">
            <text:p>5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7" calcext:value-type="float">
            <text:p>7</text:p>
          </table:table-cell>
          <table:table-cell table:formula="of:=[.H28]" office:value-type="float" office:value="5" calcext:value-type="float">
            <text:p>5</text:p>
          </table:table-cell>
          <table:table-cell table:formula="of:=[.I28]+[.B28]" office:value-type="float" office:value="14" calcext:value-type="float">
            <text:p>14</text:p>
          </table:table-cell>
          <table:table-cell table:formula="of:=[.J28]" office:value-type="float" office:value="4" calcext:value-type="float">
            <text:p>4</text:p>
          </table:table-cell>
          <table:table-cell table:formula="of:=[.B28]" office:value-type="float" office:value="9" calcext:value-type="float">
            <text:p>9</text:p>
          </table:table-cell>
          <table:table-cell table:formula="of:=SUM([.B29:.J29])" office:value-type="float" office:value="60" calcext:value-type="float">
            <text:p>6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O28]" office:value-type="float" office:value="153" calcext:value-type="float">
            <text:p>153</text:p>
          </table:table-cell>
          <table:table-cell table:formula="of:=[.P28]" office:value-type="float" office:value="337" calcext:value-type="float">
            <text:p>337</text:p>
          </table:table-cell>
          <table:table-cell table:formula="of:=[.Q28]" office:value-type="float" office:value="302" calcext:value-type="float">
            <text:p>302</text:p>
          </table:table-cell>
          <table:table-cell table:formula="of:=[.R28]" office:value-type="float" office:value="122" calcext:value-type="float">
            <text:p>122</text:p>
          </table:table-cell>
          <table:table-cell table:formula="of:=[.S28]" office:value-type="float" office:value="862" calcext:value-type="float">
            <text:p>862</text:p>
          </table:table-cell>
          <table:table-cell table:formula="of:=[.T28]" office:value-type="float" office:value="160" calcext:value-type="float">
            <text:p>160</text:p>
          </table:table-cell>
          <table:table-cell table:formula="of:=[.U28]+[.N28]" office:value-type="float" office:value="1331" calcext:value-type="float">
            <text:p>1331</text:p>
          </table:table-cell>
          <table:table-cell table:formula="of:=[.V28]" office:value-type="float" office:value="107" calcext:value-type="float">
            <text:p>107</text:p>
          </table:table-cell>
          <table:table-cell table:formula="of:=[.N28]" office:value-type="float" office:value="697" calcext:value-type="float">
            <text:p>697</text:p>
          </table:table-cell>
          <table:table-cell table:formula="of:=SUM([.N29:.V29])"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9]" office:value-type="float" office:value="7" calcext:value-type="float">
            <text:p>7</text:p>
          </table:table-cell>
          <table:table-cell table:formula="of:=[.D29]" office:value-type="float" office:value="5" calcext:value-type="float">
            <text:p>5</text:p>
          </table:table-cell>
          <table:table-cell table:formula="of:=[.E29]" office:value-type="float" office:value="3" calcext:value-type="float">
            <text:p>3</text:p>
          </table:table-cell>
          <table:table-cell table:formula="of:=[.F29]" office:value-type="float" office:value="7" calcext:value-type="float">
            <text:p>7</text:p>
          </table:table-cell>
          <table:table-cell table:formula="of:=[.G29]" office:value-type="float" office:value="5" calcext:value-type="float">
            <text:p>5</text:p>
          </table:table-cell>
          <table:table-cell table:formula="of:=[.H29]" office:value-type="float" office:value="14" calcext:value-type="float">
            <text:p>14</text:p>
          </table:table-cell>
          <table:table-cell table:formula="of:=[.I29]+[.B29]" office:value-type="float" office:value="10" calcext:value-type="float">
            <text:p>10</text:p>
          </table:table-cell>
          <table:table-cell table:formula="of:=[.J29]" office:value-type="float" office:value="9" calcext:value-type="float">
            <text:p>9</text:p>
          </table:table-cell>
          <table:table-cell table:formula="of:=[.B29]" office:value-type="float" office:value="6" calcext:value-type="float">
            <text:p>6</text:p>
          </table:table-cell>
          <table:table-cell table:formula="of:=SUM([.B30:.J30])" office:value-type="float" office:value="66" calcext:value-type="float">
            <text:p>6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O29]" office:value-type="float" office:value="337" calcext:value-type="float">
            <text:p>337</text:p>
          </table:table-cell>
          <table:table-cell table:formula="of:=[.P29]" office:value-type="float" office:value="302" calcext:value-type="float">
            <text:p>302</text:p>
          </table:table-cell>
          <table:table-cell table:formula="of:=[.Q29]" office:value-type="float" office:value="122" calcext:value-type="float">
            <text:p>122</text:p>
          </table:table-cell>
          <table:table-cell table:formula="of:=[.R29]" office:value-type="float" office:value="862" calcext:value-type="float">
            <text:p>862</text:p>
          </table:table-cell>
          <table:table-cell table:formula="of:=[.S29]" office:value-type="float" office:value="160" calcext:value-type="float">
            <text:p>160</text:p>
          </table:table-cell>
          <table:table-cell table:formula="of:=[.T29]" office:value-type="float" office:value="1331" calcext:value-type="float">
            <text:p>1331</text:p>
          </table:table-cell>
          <table:table-cell table:formula="of:=[.U29]+[.N29]" office:value-type="float" office:value="260" calcext:value-type="float">
            <text:p>260</text:p>
          </table:table-cell>
          <table:table-cell table:formula="of:=[.V29]" office:value-type="float" office:value="697" calcext:value-type="float">
            <text:p>697</text:p>
          </table:table-cell>
          <table:table-cell table:formula="of:=[.N29]" office:value-type="float" office:value="153" calcext:value-type="float">
            <text:p>153</text:p>
          </table:table-cell>
          <table:table-cell table:formula="of:=SUM([.N30:.V30])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0]" office:value-type="float" office:value="5" calcext:value-type="float">
            <text:p>5</text:p>
          </table:table-cell>
          <table:table-cell table:formula="of:=[.D30]" office:value-type="float" office:value="3" calcext:value-type="float">
            <text:p>3</text:p>
          </table:table-cell>
          <table:table-cell table:formula="of:=[.E30]" office:value-type="float" office:value="7" calcext:value-type="float">
            <text:p>7</text:p>
          </table:table-cell>
          <table:table-cell table:formula="of:=[.F30]" office:value-type="float" office:value="5" calcext:value-type="float">
            <text:p>5</text:p>
          </table:table-cell>
          <table:table-cell table:formula="of:=[.G30]" office:value-type="float" office:value="14" calcext:value-type="float">
            <text:p>14</text:p>
          </table:table-cell>
          <table:table-cell table:formula="of:=[.H30]" office:value-type="float" office:value="10" calcext:value-type="float">
            <text:p>10</text:p>
          </table:table-cell>
          <table:table-cell table:formula="of:=[.I30]+[.B30]" office:value-type="float" office:value="16" calcext:value-type="float">
            <text:p>16</text:p>
          </table:table-cell>
          <table:table-cell table:formula="of:=[.J30]" office:value-type="float" office:value="6" calcext:value-type="float">
            <text:p>6</text:p>
          </table:table-cell>
          <table:table-cell table:formula="of:=[.B30]" office:value-type="float" office:value="7" calcext:value-type="float">
            <text:p>7</text:p>
          </table:table-cell>
          <table:table-cell table:formula="of:=SUM([.B31:.J31])" office:value-type="float" office:value="73" calcext:value-type="float">
            <text:p>7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O30]" office:value-type="float" office:value="302" calcext:value-type="float">
            <text:p>302</text:p>
          </table:table-cell>
          <table:table-cell table:formula="of:=[.P30]" office:value-type="float" office:value="122" calcext:value-type="float">
            <text:p>122</text:p>
          </table:table-cell>
          <table:table-cell table:formula="of:=[.Q30]" office:value-type="float" office:value="862" calcext:value-type="float">
            <text:p>862</text:p>
          </table:table-cell>
          <table:table-cell table:formula="of:=[.R30]" office:value-type="float" office:value="160" calcext:value-type="float">
            <text:p>160</text:p>
          </table:table-cell>
          <table:table-cell table:formula="of:=[.S30]" office:value-type="float" office:value="1331" calcext:value-type="float">
            <text:p>1331</text:p>
          </table:table-cell>
          <table:table-cell table:formula="of:=[.T30]" office:value-type="float" office:value="260" calcext:value-type="float">
            <text:p>260</text:p>
          </table:table-cell>
          <table:table-cell table:formula="of:=[.U30]+[.N30]" office:value-type="float" office:value="1034" calcext:value-type="float">
            <text:p>1034</text:p>
          </table:table-cell>
          <table:table-cell table:formula="of:=[.V30]" office:value-type="float" office:value="153" calcext:value-type="float">
            <text:p>153</text:p>
          </table:table-cell>
          <table:table-cell table:formula="of:=[.N30]" office:value-type="float" office:value="337" calcext:value-type="float">
            <text:p>337</text:p>
          </table:table-cell>
          <table:table-cell table:formula="of:=SUM([.N31:.V31])"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 table:formula="of:=[.E31]" office:value-type="float" office:value="5" calcext:value-type="float">
            <text:p>5</text:p>
          </table:table-cell>
          <table:table-cell table:formula="of:=[.F31]" office:value-type="float" office:value="14" calcext:value-type="float">
            <text:p>14</text:p>
          </table:table-cell>
          <table:table-cell table:formula="of:=[.G31]" office:value-type="float" office:value="10" calcext:value-type="float">
            <text:p>10</text:p>
          </table:table-cell>
          <table:table-cell table:formula="of:=[.H31]" office:value-type="float" office:value="16" calcext:value-type="float">
            <text:p>16</text:p>
          </table:table-cell>
          <table:table-cell table:formula="of:=[.I31]+[.B31]" office:value-type="float" office:value="11" calcext:value-type="float">
            <text:p>11</text:p>
          </table:table-cell>
          <table:table-cell table:formula="of:=[.J31]" office:value-type="float" office:value="7" calcext:value-type="float">
            <text:p>7</text:p>
          </table:table-cell>
          <table:table-cell table:formula="of:=[.B31]" office:value-type="float" office:value="5" calcext:value-type="float">
            <text:p>5</text:p>
          </table:table-cell>
          <table:table-cell table:formula="of:=SUM([.B32:.J32])" office:value-type="float" office:value="78" calcext:value-type="float">
            <text:p>7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O31]" office:value-type="float" office:value="122" calcext:value-type="float">
            <text:p>122</text:p>
          </table:table-cell>
          <table:table-cell table:formula="of:=[.P31]" office:value-type="float" office:value="862" calcext:value-type="float">
            <text:p>862</text:p>
          </table:table-cell>
          <table:table-cell table:formula="of:=[.Q31]" office:value-type="float" office:value="160" calcext:value-type="float">
            <text:p>160</text:p>
          </table:table-cell>
          <table:table-cell table:formula="of:=[.R31]" office:value-type="float" office:value="1331" calcext:value-type="float">
            <text:p>1331</text:p>
          </table:table-cell>
          <table:table-cell table:formula="of:=[.S31]" office:value-type="float" office:value="260" calcext:value-type="float">
            <text:p>260</text:p>
          </table:table-cell>
          <table:table-cell table:formula="of:=[.T31]" office:value-type="float" office:value="1034" calcext:value-type="float">
            <text:p>1034</text:p>
          </table:table-cell>
          <table:table-cell table:formula="of:=[.U31]+[.N31]" office:value-type="float" office:value="455" calcext:value-type="float">
            <text:p>455</text:p>
          </table:table-cell>
          <table:table-cell table:formula="of:=[.V31]" office:value-type="float" office:value="337" calcext:value-type="float">
            <text:p>337</text:p>
          </table:table-cell>
          <table:table-cell table:formula="of:=[.N31]" office:value-type="float" office:value="302" calcext:value-type="float">
            <text:p>302</text:p>
          </table:table-cell>
          <table:table-cell table:formula="of:=SUM([.N32:.V32])"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2]" office:value-type="float" office:value="7" calcext:value-type="float">
            <text:p>7</text:p>
          </table:table-cell>
          <table:table-cell table:formula="of:=[.D32]" office:value-type="float" office:value="5" calcext:value-type="float">
            <text:p>5</text:p>
          </table:table-cell>
          <table:table-cell table:formula="of:=[.E32]" office:value-type="float" office:value="14" calcext:value-type="float">
            <text:p>14</text:p>
          </table:table-cell>
          <table:table-cell table:formula="of:=[.F32]" office:value-type="float" office:value="10" calcext:value-type="float">
            <text:p>10</text:p>
          </table:table-cell>
          <table:table-cell table:formula="of:=[.G32]" office:value-type="float" office:value="16" calcext:value-type="float">
            <text:p>16</text:p>
          </table:table-cell>
          <table:table-cell table:formula="of:=[.H32]" office:value-type="float" office:value="11" calcext:value-type="float">
            <text:p>11</text:p>
          </table:table-cell>
          <table:table-cell table:formula="of:=[.I32]+[.B32]" office:value-type="float" office:value="10" calcext:value-type="float">
            <text:p>10</text:p>
          </table:table-cell>
          <table:table-cell table:formula="of:=[.J32]" office:value-type="float" office:value="5" calcext:value-type="float">
            <text:p>5</text:p>
          </table:table-cell>
          <table:table-cell table:formula="of:=[.B32]" office:value-type="float" office:value="3" calcext:value-type="float">
            <text:p>3</text:p>
          </table:table-cell>
          <table:table-cell table:formula="of:=SUM([.B33:.J33])" office:value-type="float" office:value="81" calcext:value-type="float">
            <text:p>8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O32]" office:value-type="float" office:value="862" calcext:value-type="float">
            <text:p>862</text:p>
          </table:table-cell>
          <table:table-cell table:formula="of:=[.P32]" office:value-type="float" office:value="160" calcext:value-type="float">
            <text:p>160</text:p>
          </table:table-cell>
          <table:table-cell table:formula="of:=[.Q32]" office:value-type="float" office:value="1331" calcext:value-type="float">
            <text:p>1331</text:p>
          </table:table-cell>
          <table:table-cell table:formula="of:=[.R32]" office:value-type="float" office:value="260" calcext:value-type="float">
            <text:p>260</text:p>
          </table:table-cell>
          <table:table-cell table:formula="of:=[.S32]" office:value-type="float" office:value="1034" calcext:value-type="float">
            <text:p>1034</text:p>
          </table:table-cell>
          <table:table-cell table:formula="of:=[.T32]" office:value-type="float" office:value="455" calcext:value-type="float">
            <text:p>455</text:p>
          </table:table-cell>
          <table:table-cell table:formula="of:=[.U32]+[.N32]" office:value-type="float" office:value="459" calcext:value-type="float">
            <text:p>459</text:p>
          </table:table-cell>
          <table:table-cell table:formula="of:=[.V32]" office:value-type="float" office:value="302" calcext:value-type="float">
            <text:p>302</text:p>
          </table:table-cell>
          <table:table-cell table:formula="of:=[.N32]" office:value-type="float" office:value="122" calcext:value-type="float">
            <text:p>122</text:p>
          </table:table-cell>
          <table:table-cell table:formula="of:=SUM([.N33:.V33])"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3]" office:value-type="float" office:value="5" calcext:value-type="float">
            <text:p>5</text:p>
          </table:table-cell>
          <table:table-cell table:formula="of:=[.D33]" office:value-type="float" office:value="14" calcext:value-type="float">
            <text:p>14</text:p>
          </table:table-cell>
          <table:table-cell table:formula="of:=[.E33]" office:value-type="float" office:value="10" calcext:value-type="float">
            <text:p>10</text:p>
          </table:table-cell>
          <table:table-cell table:formula="of:=[.F33]" office:value-type="float" office:value="16" calcext:value-type="float">
            <text:p>16</text:p>
          </table:table-cell>
          <table:table-cell table:formula="of:=[.G33]" office:value-type="float" office:value="11" calcext:value-type="float">
            <text:p>11</text:p>
          </table:table-cell>
          <table:table-cell table:formula="of:=[.H33]" office:value-type="float" office:value="10" calcext:value-type="float">
            <text:p>10</text:p>
          </table:table-cell>
          <table:table-cell table:formula="of:=[.I33]+[.B33]" office:value-type="float" office:value="12" calcext:value-type="float">
            <text:p>12</text:p>
          </table:table-cell>
          <table:table-cell table:formula="of:=[.J33]" office:value-type="float" office:value="3" calcext:value-type="float">
            <text:p>3</text:p>
          </table:table-cell>
          <table:table-cell table:formula="of:=[.B33]" office:value-type="float" office:value="7" calcext:value-type="float">
            <text:p>7</text:p>
          </table:table-cell>
          <table:table-cell table:formula="of:=SUM([.B34:.J34])" office:value-type="float" office:value="88" calcext:value-type="float">
            <text:p>8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O33]" office:value-type="float" office:value="160" calcext:value-type="float">
            <text:p>160</text:p>
          </table:table-cell>
          <table:table-cell table:formula="of:=[.P33]" office:value-type="float" office:value="1331" calcext:value-type="float">
            <text:p>1331</text:p>
          </table:table-cell>
          <table:table-cell table:formula="of:=[.Q33]" office:value-type="float" office:value="260" calcext:value-type="float">
            <text:p>260</text:p>
          </table:table-cell>
          <table:table-cell table:formula="of:=[.R33]" office:value-type="float" office:value="1034" calcext:value-type="float">
            <text:p>1034</text:p>
          </table:table-cell>
          <table:table-cell table:formula="of:=[.S33]" office:value-type="float" office:value="455" calcext:value-type="float">
            <text:p>455</text:p>
          </table:table-cell>
          <table:table-cell table:formula="of:=[.T33]" office:value-type="float" office:value="459" calcext:value-type="float">
            <text:p>459</text:p>
          </table:table-cell>
          <table:table-cell table:formula="of:=[.U33]+[.N33]" office:value-type="float" office:value="1164" calcext:value-type="float">
            <text:p>1164</text:p>
          </table:table-cell>
          <table:table-cell table:formula="of:=[.V33]" office:value-type="float" office:value="122" calcext:value-type="float">
            <text:p>122</text:p>
          </table:table-cell>
          <table:table-cell table:formula="of:=[.N33]" office:value-type="float" office:value="862" calcext:value-type="float">
            <text:p>862</text:p>
          </table:table-cell>
          <table:table-cell table:formula="of:=SUM([.N34:.V34])"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4]" office:value-type="float" office:value="14" calcext:value-type="float">
            <text:p>14</text:p>
          </table:table-cell>
          <table:table-cell table:formula="of:=[.D34]" office:value-type="float" office:value="10" calcext:value-type="float">
            <text:p>10</text:p>
          </table:table-cell>
          <table:table-cell table:formula="of:=[.E34]" office:value-type="float" office:value="16" calcext:value-type="float">
            <text:p>16</text:p>
          </table:table-cell>
          <table:table-cell table:formula="of:=[.F34]" office:value-type="float" office:value="11" calcext:value-type="float">
            <text:p>11</text:p>
          </table:table-cell>
          <table:table-cell table:formula="of:=[.G34]" office:value-type="float" office:value="10" calcext:value-type="float">
            <text:p>10</text:p>
          </table:table-cell>
          <table:table-cell table:formula="of:=[.H34]" office:value-type="float" office:value="12" calcext:value-type="float">
            <text:p>12</text:p>
          </table:table-cell>
          <table:table-cell table:formula="of:=[.I34]+[.B34]" office:value-type="float" office:value="8" calcext:value-type="float">
            <text:p>8</text:p>
          </table:table-cell>
          <table:table-cell table:formula="of:=[.J34]" office:value-type="float" office:value="7" calcext:value-type="float">
            <text:p>7</text:p>
          </table:table-cell>
          <table:table-cell table:formula="of:=[.B34]" office:value-type="float" office:value="5" calcext:value-type="float">
            <text:p>5</text:p>
          </table:table-cell>
          <table:table-cell table:formula="of:=SUM([.B35:.J35])" office:value-type="float" office:value="93" calcext:value-type="float">
            <text:p>9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O34]" office:value-type="float" office:value="1331" calcext:value-type="float">
            <text:p>1331</text:p>
          </table:table-cell>
          <table:table-cell table:formula="of:=[.P34]" office:value-type="float" office:value="260" calcext:value-type="float">
            <text:p>260</text:p>
          </table:table-cell>
          <table:table-cell table:formula="of:=[.Q34]" office:value-type="float" office:value="1034" calcext:value-type="float">
            <text:p>1034</text:p>
          </table:table-cell>
          <table:table-cell table:formula="of:=[.R34]" office:value-type="float" office:value="455" calcext:value-type="float">
            <text:p>455</text:p>
          </table:table-cell>
          <table:table-cell table:formula="of:=[.S34]" office:value-type="float" office:value="459" calcext:value-type="float">
            <text:p>459</text:p>
          </table:table-cell>
          <table:table-cell table:formula="of:=[.T34]" office:value-type="float" office:value="1164" calcext:value-type="float">
            <text:p>1164</text:p>
          </table:table-cell>
          <table:table-cell table:formula="of:=[.U34]+[.N34]" office:value-type="float" office:value="282" calcext:value-type="float">
            <text:p>282</text:p>
          </table:table-cell>
          <table:table-cell table:formula="of:=[.V34]" office:value-type="float" office:value="862" calcext:value-type="float">
            <text:p>862</text:p>
          </table:table-cell>
          <table:table-cell table:formula="of:=[.N34]" office:value-type="float" office:value="160" calcext:value-type="float">
            <text:p>160</text:p>
          </table:table-cell>
          <table:table-cell table:formula="of:=SUM([.N35:.V35])"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5]" office:value-type="float" office:value="10" calcext:value-type="float">
            <text:p>10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11" calcext:value-type="float">
            <text:p>11</text:p>
          </table:table-cell>
          <table:table-cell table:formula="of:=[.F35]" office:value-type="float" office:value="10" calcext:value-type="float">
            <text:p>10</text:p>
          </table:table-cell>
          <table:table-cell table:formula="of:=[.G35]" office:value-type="float" office:value="12" calcext:value-type="float">
            <text:p>12</text:p>
          </table:table-cell>
          <table:table-cell table:formula="of:=[.H35]" office:value-type="float" office:value="8" calcext:value-type="float">
            <text:p>8</text:p>
          </table:table-cell>
          <table:table-cell table:formula="of:=[.I35]+[.B35]" office:value-type="float" office:value="21" calcext:value-type="float">
            <text:p>21</text:p>
          </table:table-cell>
          <table:table-cell table:formula="of:=[.J35]" office:value-type="float" office:value="5" calcext:value-type="float">
            <text:p>5</text:p>
          </table:table-cell>
          <table:table-cell table:formula="of:=[.B35]" office:value-type="float" office:value="14" calcext:value-type="float">
            <text:p>14</text:p>
          </table:table-cell>
          <table:table-cell table:formula="of:=SUM([.B36:.J36])" office:value-type="float" office:value="107" calcext:value-type="float">
            <text:p>10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O35]" office:value-type="float" office:value="260" calcext:value-type="float">
            <text:p>260</text:p>
          </table:table-cell>
          <table:table-cell table:formula="of:=[.P35]" office:value-type="float" office:value="1034" calcext:value-type="float">
            <text:p>1034</text:p>
          </table:table-cell>
          <table:table-cell table:formula="of:=[.Q35]" office:value-type="float" office:value="455" calcext:value-type="float">
            <text:p>455</text:p>
          </table:table-cell>
          <table:table-cell table:formula="of:=[.R35]" office:value-type="float" office:value="459" calcext:value-type="float">
            <text:p>459</text:p>
          </table:table-cell>
          <table:table-cell table:formula="of:=[.S35]" office:value-type="float" office:value="1164" calcext:value-type="float">
            <text:p>1164</text:p>
          </table:table-cell>
          <table:table-cell table:formula="of:=[.T35]" office:value-type="float" office:value="282" calcext:value-type="float">
            <text:p>282</text:p>
          </table:table-cell>
          <table:table-cell table:formula="of:=[.U35]+[.N35]" office:value-type="float" office:value="2193" calcext:value-type="float">
            <text:p>2193</text:p>
          </table:table-cell>
          <table:table-cell table:formula="of:=[.V35]" office:value-type="float" office:value="160" calcext:value-type="float">
            <text:p>160</text:p>
          </table:table-cell>
          <table:table-cell table:formula="of:=[.N35]" office:value-type="float" office:value="1331" calcext:value-type="float">
            <text:p>1331</text:p>
          </table:table-cell>
          <table:table-cell table:formula="of:=SUM([.N36:.V36])"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6]" office:value-type="float" office:value="16" calcext:value-type="float">
            <text:p>16</text:p>
          </table:table-cell>
          <table:table-cell table:formula="of:=[.D36]" office:value-type="float" office:value="11" calcext:value-type="float">
            <text:p>11</text:p>
          </table:table-cell>
          <table:table-cell table:formula="of:=[.E36]" office:value-type="float" office:value="10" calcext:value-type="float">
            <text:p>10</text:p>
          </table:table-cell>
          <table:table-cell table:formula="of:=[.F36]" office:value-type="float" office:value="12" calcext:value-type="float">
            <text:p>12</text:p>
          </table:table-cell>
          <table:table-cell table:formula="of:=[.G36]" office:value-type="float" office:value="8" calcext:value-type="float">
            <text:p>8</text:p>
          </table:table-cell>
          <table:table-cell table:formula="of:=[.H36]" office:value-type="float" office:value="21" calcext:value-type="float">
            <text:p>21</text:p>
          </table:table-cell>
          <table:table-cell table:formula="of:=[.I36]+[.B36]" office:value-type="float" office:value="15" calcext:value-type="float">
            <text:p>15</text:p>
          </table:table-cell>
          <table:table-cell table:formula="of:=[.J36]" office:value-type="float" office:value="14" calcext:value-type="float">
            <text:p>14</text:p>
          </table:table-cell>
          <table:table-cell table:formula="of:=[.B36]" office:value-type="float" office:value="10" calcext:value-type="float">
            <text:p>10</text:p>
          </table:table-cell>
          <table:table-cell table:formula="of:=SUM([.B37:.J37])"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O36]" office:value-type="float" office:value="1034" calcext:value-type="float">
            <text:p>1034</text:p>
          </table:table-cell>
          <table:table-cell table:formula="of:=[.P36]" office:value-type="float" office:value="455" calcext:value-type="float">
            <text:p>455</text:p>
          </table:table-cell>
          <table:table-cell table:formula="of:=[.Q36]" office:value-type="float" office:value="459" calcext:value-type="float">
            <text:p>459</text:p>
          </table:table-cell>
          <table:table-cell table:formula="of:=[.R36]" office:value-type="float" office:value="1164" calcext:value-type="float">
            <text:p>1164</text:p>
          </table:table-cell>
          <table:table-cell table:formula="of:=[.S36]" office:value-type="float" office:value="282" calcext:value-type="float">
            <text:p>282</text:p>
          </table:table-cell>
          <table:table-cell table:formula="of:=[.T36]" office:value-type="float" office:value="2193" calcext:value-type="float">
            <text:p>2193</text:p>
          </table:table-cell>
          <table:table-cell table:formula="of:=[.U36]+[.N36]" office:value-type="float" office:value="420" calcext:value-type="float">
            <text:p>420</text:p>
          </table:table-cell>
          <table:table-cell table:formula="of:=[.V36]" office:value-type="float" office:value="1331" calcext:value-type="float">
            <text:p>1331</text:p>
          </table:table-cell>
          <table:table-cell table:formula="of:=[.N36]" office:value-type="float" office:value="260" calcext:value-type="float">
            <text:p>260</text:p>
          </table:table-cell>
          <table:table-cell table:formula="of:=SUM([.N37:.V37])"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7]" office:value-type="float" office:value="11" calcext:value-type="float">
            <text:p>11</text:p>
          </table:table-cell>
          <table:table-cell table:formula="of:=[.D37]" office:value-type="float" office:value="10" calcext:value-type="float">
            <text:p>10</text:p>
          </table:table-cell>
          <table:table-cell table:formula="of:=[.E37]" office:value-type="float" office:value="12" calcext:value-type="float">
            <text:p>12</text:p>
          </table:table-cell>
          <table:table-cell table:formula="of:=[.F37]" office:value-type="float" office:value="8" calcext:value-type="float">
            <text:p>8</text:p>
          </table:table-cell>
          <table:table-cell table:formula="of:=[.G37]" office:value-type="float" office:value="21" calcext:value-type="float">
            <text:p>21</text:p>
          </table:table-cell>
          <table:table-cell table:formula="of:=[.H37]" office:value-type="float" office:value="15" calcext:value-type="float">
            <text:p>15</text:p>
          </table:table-cell>
          <table:table-cell table:formula="of:=[.I37]+[.B37]" office:value-type="float" office:value="30" calcext:value-type="float">
            <text:p>30</text:p>
          </table:table-cell>
          <table:table-cell table:formula="of:=[.J37]" office:value-type="float" office:value="10" calcext:value-type="float">
            <text:p>10</text:p>
          </table:table-cell>
          <table:table-cell table:formula="of:=[.B37]" office:value-type="float" office:value="16" calcext:value-type="float">
            <text:p>16</text:p>
          </table:table-cell>
          <table:table-cell table:formula="of:=SUM([.B38:.J38])" office:value-type="float" office:value="133" calcext:value-type="float">
            <text:p>1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O37]" office:value-type="float" office:value="455" calcext:value-type="float">
            <text:p>455</text:p>
          </table:table-cell>
          <table:table-cell table:formula="of:=[.P37]" office:value-type="float" office:value="459" calcext:value-type="float">
            <text:p>459</text:p>
          </table:table-cell>
          <table:table-cell table:formula="of:=[.Q37]" office:value-type="float" office:value="1164" calcext:value-type="float">
            <text:p>1164</text:p>
          </table:table-cell>
          <table:table-cell table:formula="of:=[.R37]" office:value-type="float" office:value="282" calcext:value-type="float">
            <text:p>282</text:p>
          </table:table-cell>
          <table:table-cell table:formula="of:=[.S37]" office:value-type="float" office:value="2193" calcext:value-type="float">
            <text:p>2193</text:p>
          </table:table-cell>
          <table:table-cell table:formula="of:=[.T37]" office:value-type="float" office:value="420" calcext:value-type="float">
            <text:p>420</text:p>
          </table:table-cell>
          <table:table-cell table:formula="of:=[.U37]+[.N37]" office:value-type="float" office:value="2365" calcext:value-type="float">
            <text:p>2365</text:p>
          </table:table-cell>
          <table:table-cell table:formula="of:=[.V37]" office:value-type="float" office:value="260" calcext:value-type="float">
            <text:p>260</text:p>
          </table:table-cell>
          <table:table-cell table:formula="of:=[.N37]" office:value-type="float" office:value="1034" calcext:value-type="float">
            <text:p>1034</text:p>
          </table:table-cell>
          <table:table-cell table:formula="of:=SUM([.N38:.V38])"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8]" office:value-type="float" office:value="10" calcext:value-type="float">
            <text:p>10</text:p>
          </table:table-cell>
          <table:table-cell table:formula="of:=[.D38]" office:value-type="float" office:value="12" calcext:value-type="float">
            <text:p>12</text:p>
          </table:table-cell>
          <table:table-cell table:formula="of:=[.E38]" office:value-type="float" office:value="8" calcext:value-type="float">
            <text:p>8</text:p>
          </table:table-cell>
          <table:table-cell table:formula="of:=[.F38]" office:value-type="float" office:value="21" calcext:value-type="float">
            <text:p>21</text:p>
          </table:table-cell>
          <table:table-cell table:formula="of:=[.G38]" office:value-type="float" office:value="15" calcext:value-type="float">
            <text:p>15</text:p>
          </table:table-cell>
          <table:table-cell table:formula="of:=[.H38]" office:value-type="float" office:value="30" calcext:value-type="float">
            <text:p>30</text:p>
          </table:table-cell>
          <table:table-cell table:formula="of:=[.I38]+[.B38]" office:value-type="float" office:value="21" calcext:value-type="float">
            <text:p>21</text:p>
          </table:table-cell>
          <table:table-cell table:formula="of:=[.J38]" office:value-type="float" office:value="16" calcext:value-type="float">
            <text:p>16</text:p>
          </table:table-cell>
          <table:table-cell table:formula="of:=[.B38]" office:value-type="float" office:value="11" calcext:value-type="float">
            <text:p>11</text:p>
          </table:table-cell>
          <table:table-cell table:formula="of:=SUM([.B39:.J39])" office:value-type="float" office:value="144" calcext:value-type="float">
            <text:p>14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O38]" office:value-type="float" office:value="459" calcext:value-type="float">
            <text:p>459</text:p>
          </table:table-cell>
          <table:table-cell table:formula="of:=[.P38]" office:value-type="float" office:value="1164" calcext:value-type="float">
            <text:p>1164</text:p>
          </table:table-cell>
          <table:table-cell table:formula="of:=[.Q38]" office:value-type="float" office:value="282" calcext:value-type="float">
            <text:p>282</text:p>
          </table:table-cell>
          <table:table-cell table:formula="of:=[.R38]" office:value-type="float" office:value="2193" calcext:value-type="float">
            <text:p>2193</text:p>
          </table:table-cell>
          <table:table-cell table:formula="of:=[.S38]" office:value-type="float" office:value="420" calcext:value-type="float">
            <text:p>420</text:p>
          </table:table-cell>
          <table:table-cell table:formula="of:=[.T38]" office:value-type="float" office:value="2365" calcext:value-type="float">
            <text:p>2365</text:p>
          </table:table-cell>
          <table:table-cell table:formula="of:=[.U38]+[.N38]" office:value-type="float" office:value="715" calcext:value-type="float">
            <text:p>715</text:p>
          </table:table-cell>
          <table:table-cell table:formula="of:=[.V38]" office:value-type="float" office:value="1034" calcext:value-type="float">
            <text:p>1034</text:p>
          </table:table-cell>
          <table:table-cell table:formula="of:=[.N38]" office:value-type="float" office:value="455" calcext:value-type="float">
            <text:p>455</text:p>
          </table:table-cell>
          <table:table-cell table:formula="of:=SUM([.N39:.V39])"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39]" office:value-type="float" office:value="12" calcext:value-type="float">
            <text:p>1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21" calcext:value-type="float">
            <text:p>21</text:p>
          </table:table-cell>
          <table:table-cell table:formula="of:=[.F39]" office:value-type="float" office:value="15" calcext:value-type="float">
            <text:p>15</text:p>
          </table:table-cell>
          <table:table-cell table:formula="of:=[.G39]" office:value-type="float" office:value="30" calcext:value-type="float">
            <text:p>30</text:p>
          </table:table-cell>
          <table:table-cell table:formula="of:=[.H39]" office:value-type="float" office:value="21" calcext:value-type="float">
            <text:p>21</text:p>
          </table:table-cell>
          <table:table-cell table:formula="of:=[.I39]+[.B39]" office:value-type="float" office:value="26" calcext:value-type="float">
            <text:p>26</text:p>
          </table:table-cell>
          <table:table-cell table:formula="of:=[.J39]" office:value-type="float" office:value="11" calcext:value-type="float">
            <text:p>11</text:p>
          </table:table-cell>
          <table:table-cell table:formula="of:=[.B39]" office:value-type="float" office:value="10" calcext:value-type="float">
            <text:p>10</text:p>
          </table:table-cell>
          <table:table-cell table:formula="of:=SUM([.B40:.J40])" office:value-type="float" office:value="154" calcext:value-type="float">
            <text:p>15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O39]" office:value-type="float" office:value="1164" calcext:value-type="float">
            <text:p>1164</text:p>
          </table:table-cell>
          <table:table-cell table:formula="of:=[.P39]" office:value-type="float" office:value="282" calcext:value-type="float">
            <text:p>282</text:p>
          </table:table-cell>
          <table:table-cell table:formula="of:=[.Q39]" office:value-type="float" office:value="2193" calcext:value-type="float">
            <text:p>2193</text:p>
          </table:table-cell>
          <table:table-cell table:formula="of:=[.R39]" office:value-type="float" office:value="420" calcext:value-type="float">
            <text:p>420</text:p>
          </table:table-cell>
          <table:table-cell table:formula="of:=[.S39]" office:value-type="float" office:value="2365" calcext:value-type="float">
            <text:p>2365</text:p>
          </table:table-cell>
          <table:table-cell table:formula="of:=[.T39]" office:value-type="float" office:value="715" calcext:value-type="float">
            <text:p>715</text:p>
          </table:table-cell>
          <table:table-cell table:formula="of:=[.U39]+[.N39]" office:value-type="float" office:value="1493" calcext:value-type="float">
            <text:p>1493</text:p>
          </table:table-cell>
          <table:table-cell table:formula="of:=[.V39]" office:value-type="float" office:value="455" calcext:value-type="float">
            <text:p>455</text:p>
          </table:table-cell>
          <table:table-cell table:formula="of:=[.N39]" office:value-type="float" office:value="459" calcext:value-type="float">
            <text:p>459</text:p>
          </table:table-cell>
          <table:table-cell table:formula="of:=SUM([.N40:.V40])" office:value-type="float" office:value="9546" calcext:value-type="float">
            <text:p>95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0]" office:value-type="float" office:value="8" calcext:value-type="float">
            <text:p>8</text:p>
          </table:table-cell>
          <table:table-cell table:formula="of:=[.D40]" office:value-type="float" office:value="21" calcext:value-type="float">
            <text:p>21</text:p>
          </table:table-cell>
          <table:table-cell table:formula="of:=[.E40]" office:value-type="float" office:value="15" calcext:value-type="float">
            <text:p>15</text:p>
          </table:table-cell>
          <table:table-cell table:formula="of:=[.F40]" office:value-type="float" office:value="30" calcext:value-type="float">
            <text:p>30</text:p>
          </table:table-cell>
          <table:table-cell table:formula="of:=[.G40]" office:value-type="float" office:value="21" calcext:value-type="float">
            <text:p>21</text:p>
          </table:table-cell>
          <table:table-cell table:formula="of:=[.H40]" office:value-type="float" office:value="26" calcext:value-type="float">
            <text:p>26</text:p>
          </table:table-cell>
          <table:table-cell table:formula="of:=[.I40]+[.B40]" office:value-type="float" office:value="23" calcext:value-type="float">
            <text:p>23</text:p>
          </table:table-cell>
          <table:table-cell table:formula="of:=[.J40]" office:value-type="float" office:value="10" calcext:value-type="float">
            <text:p>10</text:p>
          </table:table-cell>
          <table:table-cell table:formula="of:=[.B40]" office:value-type="float" office:value="12" calcext:value-type="float">
            <text:p>12</text:p>
          </table:table-cell>
          <table:table-cell table:formula="of:=SUM([.B41:.J41])" office:value-type="float" office:value="166" calcext:value-type="float">
            <text:p>16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O40]" office:value-type="float" office:value="282" calcext:value-type="float">
            <text:p>282</text:p>
          </table:table-cell>
          <table:table-cell table:formula="of:=[.P40]" office:value-type="float" office:value="2193" calcext:value-type="float">
            <text:p>2193</text:p>
          </table:table-cell>
          <table:table-cell table:formula="of:=[.Q40]" office:value-type="float" office:value="420" calcext:value-type="float">
            <text:p>420</text:p>
          </table:table-cell>
          <table:table-cell table:formula="of:=[.R40]" office:value-type="float" office:value="2365" calcext:value-type="float">
            <text:p>2365</text:p>
          </table:table-cell>
          <table:table-cell table:formula="of:=[.S40]" office:value-type="float" office:value="715" calcext:value-type="float">
            <text:p>715</text:p>
          </table:table-cell>
          <table:table-cell table:formula="of:=[.T40]" office:value-type="float" office:value="1493" calcext:value-type="float">
            <text:p>1493</text:p>
          </table:table-cell>
          <table:table-cell table:formula="of:=[.U40]+[.N40]" office:value-type="float" office:value="1619" calcext:value-type="float">
            <text:p>1619</text:p>
          </table:table-cell>
          <table:table-cell table:formula="of:=[.V40]" office:value-type="float" office:value="459" calcext:value-type="float">
            <text:p>459</text:p>
          </table:table-cell>
          <table:table-cell table:formula="of:=[.N40]" office:value-type="float" office:value="1164" calcext:value-type="float">
            <text:p>1164</text:p>
          </table:table-cell>
          <table:table-cell table:formula="of:=SUM([.N41:.V41])"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1]" office:value-type="float" office:value="21" calcext:value-type="float">
            <text:p>21</text:p>
          </table:table-cell>
          <table:table-cell table:formula="of:=[.D41]" office:value-type="float" office:value="15" calcext:value-type="float">
            <text:p>15</text:p>
          </table:table-cell>
          <table:table-cell table:formula="of:=[.E41]" office:value-type="float" office:value="30" calcext:value-type="float">
            <text:p>30</text:p>
          </table:table-cell>
          <table:table-cell table:formula="of:=[.F41]" office:value-type="float" office:value="21" calcext:value-type="float">
            <text:p>21</text:p>
          </table:table-cell>
          <table:table-cell table:formula="of:=[.G41]" office:value-type="float" office:value="26" calcext:value-type="float">
            <text:p>26</text:p>
          </table:table-cell>
          <table:table-cell table:formula="of:=[.H41]" office:value-type="float" office:value="23" calcext:value-type="float">
            <text:p>23</text:p>
          </table:table-cell>
          <table:table-cell table:formula="of:=[.I41]+[.B41]" office:value-type="float" office:value="18" calcext:value-type="float">
            <text:p>18</text:p>
          </table:table-cell>
          <table:table-cell table:formula="of:=[.J41]" office:value-type="float" office:value="12" calcext:value-type="float">
            <text:p>12</text:p>
          </table:table-cell>
          <table:table-cell table:formula="of:=[.B41]" office:value-type="float" office:value="8" calcext:value-type="float">
            <text:p>8</text:p>
          </table:table-cell>
          <table:table-cell table:formula="of:=SUM([.B42:.J42])" office:value-type="float" office:value="174" calcext:value-type="float">
            <text:p>17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O41]" office:value-type="float" office:value="2193" calcext:value-type="float">
            <text:p>2193</text:p>
          </table:table-cell>
          <table:table-cell table:formula="of:=[.P41]" office:value-type="float" office:value="420" calcext:value-type="float">
            <text:p>420</text:p>
          </table:table-cell>
          <table:table-cell table:formula="of:=[.Q41]" office:value-type="float" office:value="2365" calcext:value-type="float">
            <text:p>2365</text:p>
          </table:table-cell>
          <table:table-cell table:formula="of:=[.R41]" office:value-type="float" office:value="715" calcext:value-type="float">
            <text:p>715</text:p>
          </table:table-cell>
          <table:table-cell table:formula="of:=[.S41]" office:value-type="float" office:value="1493" calcext:value-type="float">
            <text:p>1493</text:p>
          </table:table-cell>
          <table:table-cell table:formula="of:=[.T41]" office:value-type="float" office:value="1619" calcext:value-type="float">
            <text:p>1619</text:p>
          </table:table-cell>
          <table:table-cell table:formula="of:=[.U41]+[.N41]" office:value-type="float" office:value="741" calcext:value-type="float">
            <text:p>741</text:p>
          </table:table-cell>
          <table:table-cell table:formula="of:=[.V41]" office:value-type="float" office:value="1164" calcext:value-type="float">
            <text:p>1164</text:p>
          </table:table-cell>
          <table:table-cell table:formula="of:=[.N41]" office:value-type="float" office:value="282" calcext:value-type="float">
            <text:p>282</text:p>
          </table:table-cell>
          <table:table-cell table:formula="of:=SUM([.N42:.V42])" office:value-type="float" office:value="10992" calcext:value-type="float">
            <text:p>109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2]" office:value-type="float" office:value="15" calcext:value-type="float">
            <text:p>15</text:p>
          </table:table-cell>
          <table:table-cell table:formula="of:=[.D42]" office:value-type="float" office:value="30" calcext:value-type="float">
            <text:p>30</text:p>
          </table:table-cell>
          <table:table-cell table:formula="of:=[.E42]" office:value-type="float" office:value="21" calcext:value-type="float">
            <text:p>21</text:p>
          </table:table-cell>
          <table:table-cell table:formula="of:=[.F42]" office:value-type="float" office:value="26" calcext:value-type="float">
            <text:p>26</text:p>
          </table:table-cell>
          <table:table-cell table:formula="of:=[.G42]" office:value-type="float" office:value="23" calcext:value-type="float">
            <text:p>23</text:p>
          </table:table-cell>
          <table:table-cell table:formula="of:=[.H42]" office:value-type="float" office:value="18" calcext:value-type="float">
            <text:p>18</text:p>
          </table:table-cell>
          <table:table-cell table:formula="of:=[.I42]+[.B42]" office:value-type="float" office:value="33" calcext:value-type="float">
            <text:p>33</text:p>
          </table:table-cell>
          <table:table-cell table:formula="of:=[.J42]" office:value-type="float" office:value="8" calcext:value-type="float">
            <text:p>8</text:p>
          </table:table-cell>
          <table:table-cell table:formula="of:=[.B42]" office:value-type="float" office:value="21" calcext:value-type="float">
            <text:p>21</text:p>
          </table:table-cell>
          <table:table-cell table:formula="of:=SUM([.B43:.J43])" office:value-type="float" office:value="195" calcext:value-type="float">
            <text:p>19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O42]" office:value-type="float" office:value="420" calcext:value-type="float">
            <text:p>420</text:p>
          </table:table-cell>
          <table:table-cell table:formula="of:=[.P42]" office:value-type="float" office:value="2365" calcext:value-type="float">
            <text:p>2365</text:p>
          </table:table-cell>
          <table:table-cell table:formula="of:=[.Q42]" office:value-type="float" office:value="715" calcext:value-type="float">
            <text:p>715</text:p>
          </table:table-cell>
          <table:table-cell table:formula="of:=[.R42]" office:value-type="float" office:value="1493" calcext:value-type="float">
            <text:p>1493</text:p>
          </table:table-cell>
          <table:table-cell table:formula="of:=[.S42]" office:value-type="float" office:value="1619" calcext:value-type="float">
            <text:p>1619</text:p>
          </table:table-cell>
          <table:table-cell table:formula="of:=[.T42]" office:value-type="float" office:value="741" calcext:value-type="float">
            <text:p>741</text:p>
          </table:table-cell>
          <table:table-cell table:formula="of:=[.U42]+[.N42]" office:value-type="float" office:value="3357" calcext:value-type="float">
            <text:p>3357</text:p>
          </table:table-cell>
          <table:table-cell table:formula="of:=[.V42]" office:value-type="float" office:value="282" calcext:value-type="float">
            <text:p>282</text:p>
          </table:table-cell>
          <table:table-cell table:formula="of:=[.N42]" office:value-type="float" office:value="2193" calcext:value-type="float">
            <text:p>2193</text:p>
          </table:table-cell>
          <table:table-cell table:formula="of:=SUM([.N43:.V43])" office:value-type="float" office:value="13185" calcext:value-type="float">
            <text:p>131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3]" office:value-type="float" office:value="30" calcext:value-type="float">
            <text:p>30</text:p>
          </table:table-cell>
          <table:table-cell table:formula="of:=[.D43]" office:value-type="float" office:value="21" calcext:value-type="float">
            <text:p>21</text:p>
          </table:table-cell>
          <table:table-cell table:formula="of:=[.E43]" office:value-type="float" office:value="26" calcext:value-type="float">
            <text:p>26</text:p>
          </table:table-cell>
          <table:table-cell table:formula="of:=[.F43]" office:value-type="float" office:value="23" calcext:value-type="float">
            <text:p>23</text:p>
          </table:table-cell>
          <table:table-cell table:formula="of:=[.G43]" office:value-type="float" office:value="18" calcext:value-type="float">
            <text:p>18</text:p>
          </table:table-cell>
          <table:table-cell table:formula="of:=[.H43]" office:value-type="float" office:value="33" calcext:value-type="float">
            <text:p>33</text:p>
          </table:table-cell>
          <table:table-cell table:formula="of:=[.I43]+[.B43]" office:value-type="float" office:value="23" calcext:value-type="float">
            <text:p>23</text:p>
          </table:table-cell>
          <table:table-cell table:formula="of:=[.J43]" office:value-type="float" office:value="21" calcext:value-type="float">
            <text:p>21</text:p>
          </table:table-cell>
          <table:table-cell table:formula="of:=[.B43]" office:value-type="float" office:value="15" calcext:value-type="float">
            <text:p>15</text:p>
          </table:table-cell>
          <table:table-cell table:formula="of:=SUM([.B44:.J44])" office:value-type="float" office:value="210" calcext:value-type="float">
            <text:p>2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O43]" office:value-type="float" office:value="2365" calcext:value-type="float">
            <text:p>2365</text:p>
          </table:table-cell>
          <table:table-cell table:formula="of:=[.P43]" office:value-type="float" office:value="715" calcext:value-type="float">
            <text:p>715</text:p>
          </table:table-cell>
          <table:table-cell table:formula="of:=[.Q43]" office:value-type="float" office:value="1493" calcext:value-type="float">
            <text:p>1493</text:p>
          </table:table-cell>
          <table:table-cell table:formula="of:=[.R43]" office:value-type="float" office:value="1619" calcext:value-type="float">
            <text:p>1619</text:p>
          </table:table-cell>
          <table:table-cell table:formula="of:=[.S43]" office:value-type="float" office:value="741" calcext:value-type="float">
            <text:p>741</text:p>
          </table:table-cell>
          <table:table-cell table:formula="of:=[.T43]" office:value-type="float" office:value="3357" calcext:value-type="float">
            <text:p>3357</text:p>
          </table:table-cell>
          <table:table-cell table:formula="of:=[.U43]+[.N43]" office:value-type="float" office:value="702" calcext:value-type="float">
            <text:p>702</text:p>
          </table:table-cell>
          <table:table-cell table:formula="of:=[.V43]" office:value-type="float" office:value="2193" calcext:value-type="float">
            <text:p>2193</text:p>
          </table:table-cell>
          <table:table-cell table:formula="of:=[.N43]" office:value-type="float" office:value="420" calcext:value-type="float">
            <text:p>420</text:p>
          </table:table-cell>
          <table:table-cell table:formula="of:=SUM([.N44:.V44])" office:value-type="float" office:value="13605" calcext:value-type="float">
            <text:p>13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4]" office:value-type="float" office:value="21" calcext:value-type="float">
            <text:p>21</text:p>
          </table:table-cell>
          <table:table-cell table:formula="of:=[.D44]" office:value-type="float" office:value="26" calcext:value-type="float">
            <text:p>26</text:p>
          </table:table-cell>
          <table:table-cell table:formula="of:=[.E44]" office:value-type="float" office:value="23" calcext:value-type="float">
            <text:p>23</text:p>
          </table:table-cell>
          <table:table-cell table:formula="of:=[.F44]" office:value-type="float" office:value="18" calcext:value-type="float">
            <text:p>18</text:p>
          </table:table-cell>
          <table:table-cell table:formula="of:=[.G44]" office:value-type="float" office:value="33" calcext:value-type="float">
            <text:p>33</text:p>
          </table:table-cell>
          <table:table-cell table:formula="of:=[.H44]" office:value-type="float" office:value="23" calcext:value-type="float">
            <text:p>23</text:p>
          </table:table-cell>
          <table:table-cell table:formula="of:=[.I44]+[.B44]" office:value-type="float" office:value="51" calcext:value-type="float">
            <text:p>51</text:p>
          </table:table-cell>
          <table:table-cell table:formula="of:=[.J44]" office:value-type="float" office:value="15" calcext:value-type="float">
            <text:p>15</text:p>
          </table:table-cell>
          <table:table-cell table:formula="of:=[.B44]" office:value-type="float" office:value="30" calcext:value-type="float">
            <text:p>30</text:p>
          </table:table-cell>
          <table:table-cell table:formula="of:=SUM([.B45:.J45])" office:value-type="float" office:value="240" calcext:value-type="float">
            <text:p>24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O44]" office:value-type="float" office:value="715" calcext:value-type="float">
            <text:p>715</text:p>
          </table:table-cell>
          <table:table-cell table:formula="of:=[.P44]" office:value-type="float" office:value="1493" calcext:value-type="float">
            <text:p>1493</text:p>
          </table:table-cell>
          <table:table-cell table:formula="of:=[.Q44]" office:value-type="float" office:value="1619" calcext:value-type="float">
            <text:p>1619</text:p>
          </table:table-cell>
          <table:table-cell table:formula="of:=[.R44]" office:value-type="float" office:value="741" calcext:value-type="float">
            <text:p>741</text:p>
          </table:table-cell>
          <table:table-cell table:formula="of:=[.S44]" office:value-type="float" office:value="3357" calcext:value-type="float">
            <text:p>3357</text:p>
          </table:table-cell>
          <table:table-cell table:formula="of:=[.T44]" office:value-type="float" office:value="702" calcext:value-type="float">
            <text:p>702</text:p>
          </table:table-cell>
          <table:table-cell table:formula="of:=[.U44]+[.N44]" office:value-type="float" office:value="4558" calcext:value-type="float">
            <text:p>4558</text:p>
          </table:table-cell>
          <table:table-cell table:formula="of:=[.V44]" office:value-type="float" office:value="420" calcext:value-type="float">
            <text:p>420</text:p>
          </table:table-cell>
          <table:table-cell table:formula="of:=[.N44]" office:value-type="float" office:value="2365" calcext:value-type="float">
            <text:p>2365</text:p>
          </table:table-cell>
          <table:table-cell table:formula="of:=SUM([.N45:.V45])" office:value-type="float" office:value="15970" calcext:value-type="float">
            <text:p>159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5]" office:value-type="float" office:value="26" calcext:value-type="float">
            <text:p>26</text:p>
          </table:table-cell>
          <table:table-cell table:formula="of:=[.D45]" office:value-type="float" office:value="23" calcext:value-type="float">
            <text:p>23</text:p>
          </table:table-cell>
          <table:table-cell table:formula="of:=[.E45]" office:value-type="float" office:value="18" calcext:value-type="float">
            <text:p>18</text:p>
          </table:table-cell>
          <table:table-cell table:formula="of:=[.F45]" office:value-type="float" office:value="33" calcext:value-type="float">
            <text:p>33</text:p>
          </table:table-cell>
          <table:table-cell table:formula="of:=[.G45]" office:value-type="float" office:value="23" calcext:value-type="float">
            <text:p>23</text:p>
          </table:table-cell>
          <table:table-cell table:formula="of:=[.H45]" office:value-type="float" office:value="51" calcext:value-type="float">
            <text:p>51</text:p>
          </table:table-cell>
          <table:table-cell table:formula="of:=[.I45]+[.B45]" office:value-type="float" office:value="36" calcext:value-type="float">
            <text:p>36</text:p>
          </table:table-cell>
          <table:table-cell table:formula="of:=[.J45]" office:value-type="float" office:value="30" calcext:value-type="float">
            <text:p>30</text:p>
          </table:table-cell>
          <table:table-cell table:formula="of:=[.B45]" office:value-type="float" office:value="21" calcext:value-type="float">
            <text:p>21</text:p>
          </table:table-cell>
          <table:table-cell table:formula="of:=SUM([.B46:.J46])" office:value-type="float" office:value="261" calcext:value-type="float">
            <text:p>26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O45]" office:value-type="float" office:value="1493" calcext:value-type="float">
            <text:p>1493</text:p>
          </table:table-cell>
          <table:table-cell table:formula="of:=[.P45]" office:value-type="float" office:value="1619" calcext:value-type="float">
            <text:p>1619</text:p>
          </table:table-cell>
          <table:table-cell table:formula="of:=[.Q45]" office:value-type="float" office:value="741" calcext:value-type="float">
            <text:p>741</text:p>
          </table:table-cell>
          <table:table-cell table:formula="of:=[.R45]" office:value-type="float" office:value="3357" calcext:value-type="float">
            <text:p>3357</text:p>
          </table:table-cell>
          <table:table-cell table:formula="of:=[.S45]" office:value-type="float" office:value="702" calcext:value-type="float">
            <text:p>702</text:p>
          </table:table-cell>
          <table:table-cell table:formula="of:=[.T45]" office:value-type="float" office:value="4558" calcext:value-type="float">
            <text:p>4558</text:p>
          </table:table-cell>
          <table:table-cell table:formula="of:=[.U45]+[.N45]" office:value-type="float" office:value="1135" calcext:value-type="float">
            <text:p>1135</text:p>
          </table:table-cell>
          <table:table-cell table:formula="of:=[.V45]" office:value-type="float" office:value="2365" calcext:value-type="float">
            <text:p>2365</text:p>
          </table:table-cell>
          <table:table-cell table:formula="of:=[.N45]" office:value-type="float" office:value="715" calcext:value-type="float">
            <text:p>715</text:p>
          </table:table-cell>
          <table:table-cell table:formula="of:=SUM([.N46:.V46])" office:value-type="float" office:value="16685" calcext:value-type="float">
            <text:p>166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6]" office:value-type="float" office:value="23" calcext:value-type="float">
            <text:p>23</text:p>
          </table:table-cell>
          <table:table-cell table:formula="of:=[.D46]" office:value-type="float" office:value="18" calcext:value-type="float">
            <text:p>18</text:p>
          </table:table-cell>
          <table:table-cell table:formula="of:=[.E46]" office:value-type="float" office:value="33" calcext:value-type="float">
            <text:p>33</text:p>
          </table:table-cell>
          <table:table-cell table:formula="of:=[.F46]" office:value-type="float" office:value="23" calcext:value-type="float">
            <text:p>23</text:p>
          </table:table-cell>
          <table:table-cell table:formula="of:=[.G46]" office:value-type="float" office:value="51" calcext:value-type="float">
            <text:p>51</text:p>
          </table:table-cell>
          <table:table-cell table:formula="of:=[.H46]" office:value-type="float" office:value="36" calcext:value-type="float">
            <text:p>36</text:p>
          </table:table-cell>
          <table:table-cell table:formula="of:=[.I46]+[.B46]" office:value-type="float" office:value="56" calcext:value-type="float">
            <text:p>56</text:p>
          </table:table-cell>
          <table:table-cell table:formula="of:=[.J46]" office:value-type="float" office:value="21" calcext:value-type="float">
            <text:p>21</text:p>
          </table:table-cell>
          <table:table-cell table:formula="of:=[.B46]" office:value-type="float" office:value="26" calcext:value-type="float">
            <text:p>26</text:p>
          </table:table-cell>
          <table:table-cell table:formula="of:=SUM([.B47:.J47])" office:value-type="float" office:value="287" calcext:value-type="float">
            <text:p>28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O46]" office:value-type="float" office:value="1619" calcext:value-type="float">
            <text:p>1619</text:p>
          </table:table-cell>
          <table:table-cell table:formula="of:=[.P46]" office:value-type="float" office:value="741" calcext:value-type="float">
            <text:p>741</text:p>
          </table:table-cell>
          <table:table-cell table:formula="of:=[.Q46]" office:value-type="float" office:value="3357" calcext:value-type="float">
            <text:p>3357</text:p>
          </table:table-cell>
          <table:table-cell table:formula="of:=[.R46]" office:value-type="float" office:value="702" calcext:value-type="float">
            <text:p>702</text:p>
          </table:table-cell>
          <table:table-cell table:formula="of:=[.S46]" office:value-type="float" office:value="4558" calcext:value-type="float">
            <text:p>4558</text:p>
          </table:table-cell>
          <table:table-cell table:formula="of:=[.T46]" office:value-type="float" office:value="1135" calcext:value-type="float">
            <text:p>1135</text:p>
          </table:table-cell>
          <table:table-cell table:formula="of:=[.U46]+[.N46]" office:value-type="float" office:value="3858" calcext:value-type="float">
            <text:p>3858</text:p>
          </table:table-cell>
          <table:table-cell table:formula="of:=[.V46]" office:value-type="float" office:value="715" calcext:value-type="float">
            <text:p>715</text:p>
          </table:table-cell>
          <table:table-cell table:formula="of:=[.N46]" office:value-type="float" office:value="1493" calcext:value-type="float">
            <text:p>1493</text:p>
          </table:table-cell>
          <table:table-cell table:formula="of:=SUM([.N47:.V47])" office:value-type="float" office:value="18178" calcext:value-type="float">
            <text:p>181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7]" office:value-type="float" office:value="18" calcext:value-type="float">
            <text:p>18</text:p>
          </table:table-cell>
          <table:table-cell table:formula="of:=[.D47]" office:value-type="float" office:value="33" calcext:value-type="float">
            <text:p>33</text:p>
          </table:table-cell>
          <table:table-cell table:formula="of:=[.E47]" office:value-type="float" office:value="23" calcext:value-type="float">
            <text:p>23</text:p>
          </table:table-cell>
          <table:table-cell table:formula="of:=[.F47]" office:value-type="float" office:value="51" calcext:value-type="float">
            <text:p>51</text:p>
          </table:table-cell>
          <table:table-cell table:formula="of:=[.G47]" office:value-type="float" office:value="36" calcext:value-type="float">
            <text:p>36</text:p>
          </table:table-cell>
          <table:table-cell table:formula="of:=[.H47]" office:value-type="float" office:value="56" calcext:value-type="float">
            <text:p>56</text:p>
          </table:table-cell>
          <table:table-cell table:formula="of:=[.I47]+[.B47]" office:value-type="float" office:value="44" calcext:value-type="float">
            <text:p>44</text:p>
          </table:table-cell>
          <table:table-cell table:formula="of:=[.J47]" office:value-type="float" office:value="26" calcext:value-type="float">
            <text:p>26</text:p>
          </table:table-cell>
          <table:table-cell table:formula="of:=[.B47]" office:value-type="float" office:value="23" calcext:value-type="float">
            <text:p>23</text:p>
          </table:table-cell>
          <table:table-cell table:formula="of:=SUM([.B48:.J48])" office:value-type="float" office:value="310" calcext:value-type="float">
            <text:p>31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O47]" office:value-type="float" office:value="741" calcext:value-type="float">
            <text:p>741</text:p>
          </table:table-cell>
          <table:table-cell table:formula="of:=[.P47]" office:value-type="float" office:value="3357" calcext:value-type="float">
            <text:p>3357</text:p>
          </table:table-cell>
          <table:table-cell table:formula="of:=[.Q47]" office:value-type="float" office:value="702" calcext:value-type="float">
            <text:p>702</text:p>
          </table:table-cell>
          <table:table-cell table:formula="of:=[.R47]" office:value-type="float" office:value="4558" calcext:value-type="float">
            <text:p>4558</text:p>
          </table:table-cell>
          <table:table-cell table:formula="of:=[.S47]" office:value-type="float" office:value="1135" calcext:value-type="float">
            <text:p>1135</text:p>
          </table:table-cell>
          <table:table-cell table:formula="of:=[.T47]" office:value-type="float" office:value="3858" calcext:value-type="float">
            <text:p>3858</text:p>
          </table:table-cell>
          <table:table-cell table:formula="of:=[.U47]+[.N47]" office:value-type="float" office:value="2334" calcext:value-type="float">
            <text:p>2334</text:p>
          </table:table-cell>
          <table:table-cell table:formula="of:=[.V47]" office:value-type="float" office:value="1493" calcext:value-type="float">
            <text:p>1493</text:p>
          </table:table-cell>
          <table:table-cell table:formula="of:=[.N47]" office:value-type="float" office:value="1619" calcext:value-type="float">
            <text:p>1619</text:p>
          </table:table-cell>
          <table:table-cell table:formula="of:=SUM([.N48:.V48])" office:value-type="float" office:value="19797" calcext:value-type="float">
            <text:p>197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8]" office:value-type="float" office:value="33" calcext:value-type="float">
            <text:p>33</text:p>
          </table:table-cell>
          <table:table-cell table:formula="of:=[.D48]" office:value-type="float" office:value="23" calcext:value-type="float">
            <text:p>23</text:p>
          </table:table-cell>
          <table:table-cell table:formula="of:=[.E48]" office:value-type="float" office:value="51" calcext:value-type="float">
            <text:p>51</text:p>
          </table:table-cell>
          <table:table-cell table:formula="of:=[.F48]" office:value-type="float" office:value="36" calcext:value-type="float">
            <text:p>36</text:p>
          </table:table-cell>
          <table:table-cell table:formula="of:=[.G48]" office:value-type="float" office:value="56" calcext:value-type="float">
            <text:p>56</text:p>
          </table:table-cell>
          <table:table-cell table:formula="of:=[.H48]" office:value-type="float" office:value="44" calcext:value-type="float">
            <text:p>44</text:p>
          </table:table-cell>
          <table:table-cell table:formula="of:=[.I48]+[.B48]" office:value-type="float" office:value="44" calcext:value-type="float">
            <text:p>44</text:p>
          </table:table-cell>
          <table:table-cell table:formula="of:=[.J48]" office:value-type="float" office:value="23" calcext:value-type="float">
            <text:p>23</text:p>
          </table:table-cell>
          <table:table-cell table:formula="of:=[.B48]" office:value-type="float" office:value="18" calcext:value-type="float">
            <text:p>18</text:p>
          </table:table-cell>
          <table:table-cell table:formula="of:=SUM([.B49:.J49])" office:value-type="float" office:value="328" calcext:value-type="float">
            <text:p>32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O48]" office:value-type="float" office:value="3357" calcext:value-type="float">
            <text:p>3357</text:p>
          </table:table-cell>
          <table:table-cell table:formula="of:=[.P48]" office:value-type="float" office:value="702" calcext:value-type="float">
            <text:p>702</text:p>
          </table:table-cell>
          <table:table-cell table:formula="of:=[.Q48]" office:value-type="float" office:value="4558" calcext:value-type="float">
            <text:p>4558</text:p>
          </table:table-cell>
          <table:table-cell table:formula="of:=[.R48]" office:value-type="float" office:value="1135" calcext:value-type="float">
            <text:p>1135</text:p>
          </table:table-cell>
          <table:table-cell table:formula="of:=[.S48]" office:value-type="float" office:value="3858" calcext:value-type="float">
            <text:p>3858</text:p>
          </table:table-cell>
          <table:table-cell table:formula="of:=[.T48]" office:value-type="float" office:value="2334" calcext:value-type="float">
            <text:p>2334</text:p>
          </table:table-cell>
          <table:table-cell table:formula="of:=[.U48]+[.N48]" office:value-type="float" office:value="2234" calcext:value-type="float">
            <text:p>2234</text:p>
          </table:table-cell>
          <table:table-cell table:formula="of:=[.V48]" office:value-type="float" office:value="1619" calcext:value-type="float">
            <text:p>1619</text:p>
          </table:table-cell>
          <table:table-cell table:formula="of:=[.N48]" office:value-type="float" office:value="741" calcext:value-type="float">
            <text:p>741</text:p>
          </table:table-cell>
          <table:table-cell table:formula="of:=SUM([.N49:.V49])" office:value-type="float" office:value="20538" calcext:value-type="float">
            <text:p>205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49]" office:value-type="float" office:value="23" calcext:value-type="float">
            <text:p>23</text:p>
          </table:table-cell>
          <table:table-cell table:formula="of:=[.D49]" office:value-type="float" office:value="51" calcext:value-type="float">
            <text:p>51</text:p>
          </table:table-cell>
          <table:table-cell table:formula="of:=[.E49]" office:value-type="float" office:value="36" calcext:value-type="float">
            <text:p>36</text:p>
          </table:table-cell>
          <table:table-cell table:formula="of:=[.F49]" office:value-type="float" office:value="56" calcext:value-type="float">
            <text:p>56</text:p>
          </table:table-cell>
          <table:table-cell table:formula="of:=[.G49]" office:value-type="float" office:value="44" calcext:value-type="float">
            <text:p>44</text:p>
          </table:table-cell>
          <table:table-cell table:formula="of:=[.H49]" office:value-type="float" office:value="44" calcext:value-type="float">
            <text:p>44</text:p>
          </table:table-cell>
          <table:table-cell table:formula="of:=[.I49]+[.B49]" office:value-type="float" office:value="56" calcext:value-type="float">
            <text:p>56</text:p>
          </table:table-cell>
          <table:table-cell table:formula="of:=[.J49]" office:value-type="float" office:value="18" calcext:value-type="float">
            <text:p>18</text:p>
          </table:table-cell>
          <table:table-cell table:formula="of:=[.B49]" office:value-type="float" office:value="33" calcext:value-type="float">
            <text:p>33</text:p>
          </table:table-cell>
          <table:table-cell table:formula="of:=SUM([.B50:.J50])" office:value-type="float" office:value="361" calcext:value-type="float">
            <text:p>36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O49]" office:value-type="float" office:value="702" calcext:value-type="float">
            <text:p>702</text:p>
          </table:table-cell>
          <table:table-cell table:formula="of:=[.P49]" office:value-type="float" office:value="4558" calcext:value-type="float">
            <text:p>4558</text:p>
          </table:table-cell>
          <table:table-cell table:formula="of:=[.Q49]" office:value-type="float" office:value="1135" calcext:value-type="float">
            <text:p>1135</text:p>
          </table:table-cell>
          <table:table-cell table:formula="of:=[.R49]" office:value-type="float" office:value="3858" calcext:value-type="float">
            <text:p>3858</text:p>
          </table:table-cell>
          <table:table-cell table:formula="of:=[.S49]" office:value-type="float" office:value="2334" calcext:value-type="float">
            <text:p>2334</text:p>
          </table:table-cell>
          <table:table-cell table:formula="of:=[.T49]" office:value-type="float" office:value="2234" calcext:value-type="float">
            <text:p>2234</text:p>
          </table:table-cell>
          <table:table-cell table:formula="of:=[.U49]+[.N49]" office:value-type="float" office:value="4976" calcext:value-type="float">
            <text:p>4976</text:p>
          </table:table-cell>
          <table:table-cell table:formula="of:=[.V49]" office:value-type="float" office:value="741" calcext:value-type="float">
            <text:p>741</text:p>
          </table:table-cell>
          <table:table-cell table:formula="of:=[.N49]" office:value-type="float" office:value="3357" calcext:value-type="float">
            <text:p>3357</text:p>
          </table:table-cell>
          <table:table-cell table:formula="of:=SUM([.N50:.V50])" office:value-type="float" office:value="23895" calcext:value-type="float">
            <text:p>238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0]" office:value-type="float" office:value="51" calcext:value-type="float">
            <text:p>51</text:p>
          </table:table-cell>
          <table:table-cell table:formula="of:=[.D50]" office:value-type="float" office:value="36" calcext:value-type="float">
            <text:p>36</text:p>
          </table:table-cell>
          <table:table-cell table:formula="of:=[.E50]" office:value-type="float" office:value="56" calcext:value-type="float">
            <text:p>56</text:p>
          </table:table-cell>
          <table:table-cell table:formula="of:=[.F50]" office:value-type="float" office:value="44" calcext:value-type="float">
            <text:p>44</text:p>
          </table:table-cell>
          <table:table-cell table:formula="of:=[.G50]" office:value-type="float" office:value="44" calcext:value-type="float">
            <text:p>44</text:p>
          </table:table-cell>
          <table:table-cell table:formula="of:=[.H50]" office:value-type="float" office:value="56" calcext:value-type="float">
            <text:p>56</text:p>
          </table:table-cell>
          <table:table-cell table:formula="of:=[.I50]+[.B50]" office:value-type="float" office:value="41" calcext:value-type="float">
            <text:p>41</text:p>
          </table:table-cell>
          <table:table-cell table:formula="of:=[.J50]" office:value-type="float" office:value="33" calcext:value-type="float">
            <text:p>33</text:p>
          </table:table-cell>
          <table:table-cell table:formula="of:=[.B50]" office:value-type="float" office:value="23" calcext:value-type="float">
            <text:p>23</text:p>
          </table:table-cell>
          <table:table-cell table:formula="of:=SUM([.B51:.J51])" office:value-type="float" office:value="384" calcext:value-type="float">
            <text:p>38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O50]" office:value-type="float" office:value="4558" calcext:value-type="float">
            <text:p>4558</text:p>
          </table:table-cell>
          <table:table-cell table:formula="of:=[.P50]" office:value-type="float" office:value="1135" calcext:value-type="float">
            <text:p>1135</text:p>
          </table:table-cell>
          <table:table-cell table:formula="of:=[.Q50]" office:value-type="float" office:value="3858" calcext:value-type="float">
            <text:p>3858</text:p>
          </table:table-cell>
          <table:table-cell table:formula="of:=[.R50]" office:value-type="float" office:value="2334" calcext:value-type="float">
            <text:p>2334</text:p>
          </table:table-cell>
          <table:table-cell table:formula="of:=[.S50]" office:value-type="float" office:value="2234" calcext:value-type="float">
            <text:p>2234</text:p>
          </table:table-cell>
          <table:table-cell table:formula="of:=[.T50]" office:value-type="float" office:value="4976" calcext:value-type="float">
            <text:p>4976</text:p>
          </table:table-cell>
          <table:table-cell table:formula="of:=[.U50]+[.N50]" office:value-type="float" office:value="1443" calcext:value-type="float">
            <text:p>1443</text:p>
          </table:table-cell>
          <table:table-cell table:formula="of:=[.V50]" office:value-type="float" office:value="3357" calcext:value-type="float">
            <text:p>3357</text:p>
          </table:table-cell>
          <table:table-cell table:formula="of:=[.N50]" office:value-type="float" office:value="702" calcext:value-type="float">
            <text:p>702</text:p>
          </table:table-cell>
          <table:table-cell table:formula="of:=SUM([.N51:.V51])" office:value-type="float" office:value="24597" calcext:value-type="float">
            <text:p>245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1]" office:value-type="float" office:value="36" calcext:value-type="float">
            <text:p>36</text:p>
          </table:table-cell>
          <table:table-cell table:formula="of:=[.D51]" office:value-type="float" office:value="56" calcext:value-type="float">
            <text:p>56</text:p>
          </table:table-cell>
          <table:table-cell table:formula="of:=[.E51]" office:value-type="float" office:value="44" calcext:value-type="float">
            <text:p>44</text:p>
          </table:table-cell>
          <table:table-cell table:formula="of:=[.F51]" office:value-type="float" office:value="44" calcext:value-type="float">
            <text:p>44</text:p>
          </table:table-cell>
          <table:table-cell table:formula="of:=[.G51]" office:value-type="float" office:value="56" calcext:value-type="float">
            <text:p>56</text:p>
          </table:table-cell>
          <table:table-cell table:formula="of:=[.H51]" office:value-type="float" office:value="41" calcext:value-type="float">
            <text:p>41</text:p>
          </table:table-cell>
          <table:table-cell table:formula="of:=[.I51]+[.B51]" office:value-type="float" office:value="84" calcext:value-type="float">
            <text:p>84</text:p>
          </table:table-cell>
          <table:table-cell table:formula="of:=[.J51]" office:value-type="float" office:value="23" calcext:value-type="float">
            <text:p>23</text:p>
          </table:table-cell>
          <table:table-cell table:formula="of:=[.B51]" office:value-type="float" office:value="51" calcext:value-type="float">
            <text:p>51</text:p>
          </table:table-cell>
          <table:table-cell table:formula="of:=SUM([.B52:.J52])" office:value-type="float" office:value="435" calcext:value-type="float">
            <text:p>43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O51]" office:value-type="float" office:value="1135" calcext:value-type="float">
            <text:p>1135</text:p>
          </table:table-cell>
          <table:table-cell table:formula="of:=[.P51]" office:value-type="float" office:value="3858" calcext:value-type="float">
            <text:p>3858</text:p>
          </table:table-cell>
          <table:table-cell table:formula="of:=[.Q51]" office:value-type="float" office:value="2334" calcext:value-type="float">
            <text:p>2334</text:p>
          </table:table-cell>
          <table:table-cell table:formula="of:=[.R51]" office:value-type="float" office:value="2234" calcext:value-type="float">
            <text:p>2234</text:p>
          </table:table-cell>
          <table:table-cell table:formula="of:=[.S51]" office:value-type="float" office:value="4976" calcext:value-type="float">
            <text:p>4976</text:p>
          </table:table-cell>
          <table:table-cell table:formula="of:=[.T51]" office:value-type="float" office:value="1443" calcext:value-type="float">
            <text:p>1443</text:p>
          </table:table-cell>
          <table:table-cell table:formula="of:=[.U51]+[.N51]" office:value-type="float" office:value="7915" calcext:value-type="float">
            <text:p>7915</text:p>
          </table:table-cell>
          <table:table-cell table:formula="of:=[.V51]" office:value-type="float" office:value="702" calcext:value-type="float">
            <text:p>702</text:p>
          </table:table-cell>
          <table:table-cell table:formula="of:=[.N51]" office:value-type="float" office:value="4558" calcext:value-type="float">
            <text:p>4558</text:p>
          </table:table-cell>
          <table:table-cell table:formula="of:=SUM([.N52:.V52])" office:value-type="float" office:value="29155" calcext:value-type="float">
            <text:p>291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2]" office:value-type="float" office:value="56" calcext:value-type="float">
            <text:p>56</text:p>
          </table:table-cell>
          <table:table-cell table:formula="of:=[.D52]" office:value-type="float" office:value="44" calcext:value-type="float">
            <text:p>44</text:p>
          </table:table-cell>
          <table:table-cell table:formula="of:=[.E52]" office:value-type="float" office:value="44" calcext:value-type="float">
            <text:p>44</text:p>
          </table:table-cell>
          <table:table-cell table:formula="of:=[.F52]" office:value-type="float" office:value="56" calcext:value-type="float">
            <text:p>56</text:p>
          </table:table-cell>
          <table:table-cell table:formula="of:=[.G52]" office:value-type="float" office:value="41" calcext:value-type="float">
            <text:p>41</text:p>
          </table:table-cell>
          <table:table-cell table:formula="of:=[.H52]" office:value-type="float" office:value="84" calcext:value-type="float">
            <text:p>84</text:p>
          </table:table-cell>
          <table:table-cell table:formula="of:=[.I52]+[.B52]" office:value-type="float" office:value="59" calcext:value-type="float">
            <text:p>59</text:p>
          </table:table-cell>
          <table:table-cell table:formula="of:=[.J52]" office:value-type="float" office:value="51" calcext:value-type="float">
            <text:p>51</text:p>
          </table:table-cell>
          <table:table-cell table:formula="of:=[.B52]" office:value-type="float" office:value="36" calcext:value-type="float">
            <text:p>36</text:p>
          </table:table-cell>
          <table:table-cell table:formula="of:=SUM([.B53:.J53])" office:value-type="float" office:value="471" calcext:value-type="float">
            <text:p>47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O52]" office:value-type="float" office:value="3858" calcext:value-type="float">
            <text:p>3858</text:p>
          </table:table-cell>
          <table:table-cell table:formula="of:=[.P52]" office:value-type="float" office:value="2334" calcext:value-type="float">
            <text:p>2334</text:p>
          </table:table-cell>
          <table:table-cell table:formula="of:=[.Q52]" office:value-type="float" office:value="2234" calcext:value-type="float">
            <text:p>2234</text:p>
          </table:table-cell>
          <table:table-cell table:formula="of:=[.R52]" office:value-type="float" office:value="4976" calcext:value-type="float">
            <text:p>4976</text:p>
          </table:table-cell>
          <table:table-cell table:formula="of:=[.S52]" office:value-type="float" office:value="1443" calcext:value-type="float">
            <text:p>1443</text:p>
          </table:table-cell>
          <table:table-cell table:formula="of:=[.T52]" office:value-type="float" office:value="7915" calcext:value-type="float">
            <text:p>7915</text:p>
          </table:table-cell>
          <table:table-cell table:formula="of:=[.U52]+[.N52]" office:value-type="float" office:value="1837" calcext:value-type="float">
            <text:p>1837</text:p>
          </table:table-cell>
          <table:table-cell table:formula="of:=[.V52]" office:value-type="float" office:value="4558" calcext:value-type="float">
            <text:p>4558</text:p>
          </table:table-cell>
          <table:table-cell table:formula="of:=[.N52]" office:value-type="float" office:value="1135" calcext:value-type="float">
            <text:p>1135</text:p>
          </table:table-cell>
          <table:table-cell table:formula="of:=SUM([.N53:.V53])" office:value-type="float" office:value="30290" calcext:value-type="float">
            <text:p>302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3]" office:value-type="float" office:value="44" calcext:value-type="float">
            <text:p>44</text:p>
          </table:table-cell>
          <table:table-cell table:formula="of:=[.D53]" office:value-type="float" office:value="44" calcext:value-type="float">
            <text:p>44</text:p>
          </table:table-cell>
          <table:table-cell table:formula="of:=[.E53]" office:value-type="float" office:value="56" calcext:value-type="float">
            <text:p>56</text:p>
          </table:table-cell>
          <table:table-cell table:formula="of:=[.F53]" office:value-type="float" office:value="41" calcext:value-type="float">
            <text:p>41</text:p>
          </table:table-cell>
          <table:table-cell table:formula="of:=[.G53]" office:value-type="float" office:value="84" calcext:value-type="float">
            <text:p>84</text:p>
          </table:table-cell>
          <table:table-cell table:formula="of:=[.H53]" office:value-type="float" office:value="59" calcext:value-type="float">
            <text:p>59</text:p>
          </table:table-cell>
          <table:table-cell table:formula="of:=[.I53]+[.B53]" office:value-type="float" office:value="107" calcext:value-type="float">
            <text:p>107</text:p>
          </table:table-cell>
          <table:table-cell table:formula="of:=[.J53]" office:value-type="float" office:value="36" calcext:value-type="float">
            <text:p>36</text:p>
          </table:table-cell>
          <table:table-cell table:formula="of:=[.B53]" office:value-type="float" office:value="56" calcext:value-type="float">
            <text:p>56</text:p>
          </table:table-cell>
          <table:table-cell table:formula="of:=SUM([.B54:.J54])" office:value-type="float" office:value="527" calcext:value-type="float">
            <text:p>52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O53]" office:value-type="float" office:value="2334" calcext:value-type="float">
            <text:p>2334</text:p>
          </table:table-cell>
          <table:table-cell table:formula="of:=[.P53]" office:value-type="float" office:value="2234" calcext:value-type="float">
            <text:p>2234</text:p>
          </table:table-cell>
          <table:table-cell table:formula="of:=[.Q53]" office:value-type="float" office:value="4976" calcext:value-type="float">
            <text:p>4976</text:p>
          </table:table-cell>
          <table:table-cell table:formula="of:=[.R53]" office:value-type="float" office:value="1443" calcext:value-type="float">
            <text:p>1443</text:p>
          </table:table-cell>
          <table:table-cell table:formula="of:=[.S53]" office:value-type="float" office:value="7915" calcext:value-type="float">
            <text:p>7915</text:p>
          </table:table-cell>
          <table:table-cell table:formula="of:=[.T53]" office:value-type="float" office:value="1837" calcext:value-type="float">
            <text:p>1837</text:p>
          </table:table-cell>
          <table:table-cell table:formula="of:=[.U53]+[.N53]" office:value-type="float" office:value="8416" calcext:value-type="float">
            <text:p>8416</text:p>
          </table:table-cell>
          <table:table-cell table:formula="of:=[.V53]" office:value-type="float" office:value="1135" calcext:value-type="float">
            <text:p>1135</text:p>
          </table:table-cell>
          <table:table-cell table:formula="of:=[.N53]" office:value-type="float" office:value="3858" calcext:value-type="float">
            <text:p>3858</text:p>
          </table:table-cell>
          <table:table-cell table:formula="of:=SUM([.N54:.V54])" office:value-type="float" office:value="34148" calcext:value-type="float">
            <text:p>341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4]" office:value-type="float" office:value="44" calcext:value-type="float">
            <text:p>44</text:p>
          </table:table-cell>
          <table:table-cell table:formula="of:=[.D54]" office:value-type="float" office:value="56" calcext:value-type="float">
            <text:p>56</text:p>
          </table:table-cell>
          <table:table-cell table:formula="of:=[.E54]" office:value-type="float" office:value="41" calcext:value-type="float">
            <text:p>41</text:p>
          </table:table-cell>
          <table:table-cell table:formula="of:=[.F54]" office:value-type="float" office:value="84" calcext:value-type="float">
            <text:p>84</text:p>
          </table:table-cell>
          <table:table-cell table:formula="of:=[.G54]" office:value-type="float" office:value="59" calcext:value-type="float">
            <text:p>59</text:p>
          </table:table-cell>
          <table:table-cell table:formula="of:=[.H54]" office:value-type="float" office:value="107" calcext:value-type="float">
            <text:p>107</text:p>
          </table:table-cell>
          <table:table-cell table:formula="of:=[.I54]+[.B54]" office:value-type="float" office:value="80" calcext:value-type="float">
            <text:p>80</text:p>
          </table:table-cell>
          <table:table-cell table:formula="of:=[.J54]" office:value-type="float" office:value="56" calcext:value-type="float">
            <text:p>56</text:p>
          </table:table-cell>
          <table:table-cell table:formula="of:=[.B54]" office:value-type="float" office:value="44" calcext:value-type="float">
            <text:p>44</text:p>
          </table:table-cell>
          <table:table-cell table:formula="of:=SUM([.B55:.J55])" office:value-type="float" office:value="571" calcext:value-type="float">
            <text:p>57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O54]" office:value-type="float" office:value="2234" calcext:value-type="float">
            <text:p>2234</text:p>
          </table:table-cell>
          <table:table-cell table:formula="of:=[.P54]" office:value-type="float" office:value="4976" calcext:value-type="float">
            <text:p>4976</text:p>
          </table:table-cell>
          <table:table-cell table:formula="of:=[.Q54]" office:value-type="float" office:value="1443" calcext:value-type="float">
            <text:p>1443</text:p>
          </table:table-cell>
          <table:table-cell table:formula="of:=[.R54]" office:value-type="float" office:value="7915" calcext:value-type="float">
            <text:p>7915</text:p>
          </table:table-cell>
          <table:table-cell table:formula="of:=[.S54]" office:value-type="float" office:value="1837" calcext:value-type="float">
            <text:p>1837</text:p>
          </table:table-cell>
          <table:table-cell table:formula="of:=[.T54]" office:value-type="float" office:value="8416" calcext:value-type="float">
            <text:p>8416</text:p>
          </table:table-cell>
          <table:table-cell table:formula="of:=[.U54]+[.N54]" office:value-type="float" office:value="3469" calcext:value-type="float">
            <text:p>3469</text:p>
          </table:table-cell>
          <table:table-cell table:formula="of:=[.V54]" office:value-type="float" office:value="3858" calcext:value-type="float">
            <text:p>3858</text:p>
          </table:table-cell>
          <table:table-cell table:formula="of:=[.N54]" office:value-type="float" office:value="2334" calcext:value-type="float">
            <text:p>2334</text:p>
          </table:table-cell>
          <table:table-cell table:formula="of:=SUM([.N55:.V55])" office:value-type="float" office:value="36482" calcext:value-type="float">
            <text:p>364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5]" office:value-type="float" office:value="56" calcext:value-type="float">
            <text:p>56</text:p>
          </table:table-cell>
          <table:table-cell table:formula="of:=[.D55]" office:value-type="float" office:value="41" calcext:value-type="float">
            <text:p>41</text:p>
          </table:table-cell>
          <table:table-cell table:formula="of:=[.E55]" office:value-type="float" office:value="84" calcext:value-type="float">
            <text:p>84</text:p>
          </table:table-cell>
          <table:table-cell table:formula="of:=[.F55]" office:value-type="float" office:value="59" calcext:value-type="float">
            <text:p>59</text:p>
          </table:table-cell>
          <table:table-cell table:formula="of:=[.G55]" office:value-type="float" office:value="107" calcext:value-type="float">
            <text:p>107</text:p>
          </table:table-cell>
          <table:table-cell table:formula="of:=[.H55]" office:value-type="float" office:value="80" calcext:value-type="float">
            <text:p>80</text:p>
          </table:table-cell>
          <table:table-cell table:formula="of:=[.I55]+[.B55]" office:value-type="float" office:value="100" calcext:value-type="float">
            <text:p>100</text:p>
          </table:table-cell>
          <table:table-cell table:formula="of:=[.J55]" office:value-type="float" office:value="44" calcext:value-type="float">
            <text:p>44</text:p>
          </table:table-cell>
          <table:table-cell table:formula="of:=[.B55]" office:value-type="float" office:value="44" calcext:value-type="float">
            <text:p>44</text:p>
          </table:table-cell>
          <table:table-cell table:formula="of:=SUM([.B56:.J56])" office:value-type="float" office:value="615" calcext:value-type="float">
            <text:p>61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O55]" office:value-type="float" office:value="4976" calcext:value-type="float">
            <text:p>4976</text:p>
          </table:table-cell>
          <table:table-cell table:formula="of:=[.P55]" office:value-type="float" office:value="1443" calcext:value-type="float">
            <text:p>1443</text:p>
          </table:table-cell>
          <table:table-cell table:formula="of:=[.Q55]" office:value-type="float" office:value="7915" calcext:value-type="float">
            <text:p>7915</text:p>
          </table:table-cell>
          <table:table-cell table:formula="of:=[.R55]" office:value-type="float" office:value="1837" calcext:value-type="float">
            <text:p>1837</text:p>
          </table:table-cell>
          <table:table-cell table:formula="of:=[.S55]" office:value-type="float" office:value="8416" calcext:value-type="float">
            <text:p>8416</text:p>
          </table:table-cell>
          <table:table-cell table:formula="of:=[.T55]" office:value-type="float" office:value="3469" calcext:value-type="float">
            <text:p>3469</text:p>
          </table:table-cell>
          <table:table-cell table:formula="of:=[.U55]+[.N55]" office:value-type="float" office:value="6092" calcext:value-type="float">
            <text:p>6092</text:p>
          </table:table-cell>
          <table:table-cell table:formula="of:=[.V55]" office:value-type="float" office:value="2334" calcext:value-type="float">
            <text:p>2334</text:p>
          </table:table-cell>
          <table:table-cell table:formula="of:=[.N55]" office:value-type="float" office:value="2234" calcext:value-type="float">
            <text:p>2234</text:p>
          </table:table-cell>
          <table:table-cell table:formula="of:=SUM([.N56:.V56])" office:value-type="float" office:value="38716" calcext:value-type="float">
            <text:p>387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6]" office:value-type="float" office:value="41" calcext:value-type="float">
            <text:p>41</text:p>
          </table:table-cell>
          <table:table-cell table:formula="of:=[.D56]" office:value-type="float" office:value="84" calcext:value-type="float">
            <text:p>84</text:p>
          </table:table-cell>
          <table:table-cell table:formula="of:=[.E56]" office:value-type="float" office:value="59" calcext:value-type="float">
            <text:p>59</text:p>
          </table:table-cell>
          <table:table-cell table:formula="of:=[.F56]" office:value-type="float" office:value="107" calcext:value-type="float">
            <text:p>107</text:p>
          </table:table-cell>
          <table:table-cell table:formula="of:=[.G56]" office:value-type="float" office:value="80" calcext:value-type="float">
            <text:p>80</text:p>
          </table:table-cell>
          <table:table-cell table:formula="of:=[.H56]" office:value-type="float" office:value="100" calcext:value-type="float">
            <text:p>100</text:p>
          </table:table-cell>
          <table:table-cell table:formula="of:=[.I56]+[.B56]" office:value-type="float" office:value="100" calcext:value-type="float">
            <text:p>100</text:p>
          </table:table-cell>
          <table:table-cell table:formula="of:=[.J56]" office:value-type="float" office:value="44" calcext:value-type="float">
            <text:p>44</text:p>
          </table:table-cell>
          <table:table-cell table:formula="of:=[.B56]" office:value-type="float" office:value="56" calcext:value-type="float">
            <text:p>56</text:p>
          </table:table-cell>
          <table:table-cell table:formula="of:=SUM([.B57:.J57])" office:value-type="float" office:value="671" calcext:value-type="float">
            <text:p>67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56]" office:value-type="float" office:value="1443" calcext:value-type="float">
            <text:p>1443</text:p>
          </table:table-cell>
          <table:table-cell table:formula="of:=[.P56]" office:value-type="float" office:value="7915" calcext:value-type="float">
            <text:p>7915</text:p>
          </table:table-cell>
          <table:table-cell table:formula="of:=[.Q56]" office:value-type="float" office:value="1837" calcext:value-type="float">
            <text:p>1837</text:p>
          </table:table-cell>
          <table:table-cell table:formula="of:=[.R56]" office:value-type="float" office:value="8416" calcext:value-type="float">
            <text:p>8416</text:p>
          </table:table-cell>
          <table:table-cell table:formula="of:=[.S56]" office:value-type="float" office:value="3469" calcext:value-type="float">
            <text:p>3469</text:p>
          </table:table-cell>
          <table:table-cell table:formula="of:=[.T56]" office:value-type="float" office:value="6092" calcext:value-type="float">
            <text:p>6092</text:p>
          </table:table-cell>
          <table:table-cell table:formula="of:=[.U56]+[.N56]" office:value-type="float" office:value="7310" calcext:value-type="float">
            <text:p>7310</text:p>
          </table:table-cell>
          <table:table-cell table:formula="of:=[.V56]" office:value-type="float" office:value="2234" calcext:value-type="float">
            <text:p>2234</text:p>
          </table:table-cell>
          <table:table-cell table:formula="of:=[.N56]" office:value-type="float" office:value="4976" calcext:value-type="float">
            <text:p>4976</text:p>
          </table:table-cell>
          <table:table-cell table:formula="of:=SUM([.N57:.V57])" office:value-type="float" office:value="43692" calcext:value-type="float">
            <text:p>436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7]" office:value-type="float" office:value="84" calcext:value-type="float">
            <text:p>84</text:p>
          </table:table-cell>
          <table:table-cell table:formula="of:=[.D57]" office:value-type="float" office:value="59" calcext:value-type="float">
            <text:p>59</text:p>
          </table:table-cell>
          <table:table-cell table:formula="of:=[.E57]" office:value-type="float" office:value="107" calcext:value-type="float">
            <text:p>107</text:p>
          </table:table-cell>
          <table:table-cell table:formula="of:=[.F57]" office:value-type="float" office:value="80" calcext:value-type="float">
            <text:p>80</text:p>
          </table:table-cell>
          <table:table-cell table:formula="of:=[.G57]" office:value-type="float" office:value="100" calcext:value-type="float">
            <text:p>100</text:p>
          </table:table-cell>
          <table:table-cell table:formula="of:=[.H57]" office:value-type="float" office:value="100" calcext:value-type="float">
            <text:p>100</text:p>
          </table:table-cell>
          <table:table-cell table:formula="of:=[.I57]+[.B57]" office:value-type="float" office:value="85" calcext:value-type="float">
            <text:p>85</text:p>
          </table:table-cell>
          <table:table-cell table:formula="of:=[.J57]" office:value-type="float" office:value="56" calcext:value-type="float">
            <text:p>56</text:p>
          </table:table-cell>
          <table:table-cell table:formula="of:=[.B57]" office:value-type="float" office:value="41" calcext:value-type="float">
            <text:p>41</text:p>
          </table:table-cell>
          <table:table-cell table:formula="of:=SUM([.B58:.J58])" office:value-type="float" office:value="712" calcext:value-type="float">
            <text:p>71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O57]" office:value-type="float" office:value="7915" calcext:value-type="float">
            <text:p>7915</text:p>
          </table:table-cell>
          <table:table-cell table:formula="of:=[.P57]" office:value-type="float" office:value="1837" calcext:value-type="float">
            <text:p>1837</text:p>
          </table:table-cell>
          <table:table-cell table:formula="of:=[.Q57]" office:value-type="float" office:value="8416" calcext:value-type="float">
            <text:p>8416</text:p>
          </table:table-cell>
          <table:table-cell table:formula="of:=[.R57]" office:value-type="float" office:value="3469" calcext:value-type="float">
            <text:p>3469</text:p>
          </table:table-cell>
          <table:table-cell table:formula="of:=[.S57]" office:value-type="float" office:value="6092" calcext:value-type="float">
            <text:p>6092</text:p>
          </table:table-cell>
          <table:table-cell table:formula="of:=[.T57]" office:value-type="float" office:value="7310" calcext:value-type="float">
            <text:p>7310</text:p>
          </table:table-cell>
          <table:table-cell table:formula="of:=[.U57]+[.N57]" office:value-type="float" office:value="3677" calcext:value-type="float">
            <text:p>3677</text:p>
          </table:table-cell>
          <table:table-cell table:formula="of:=[.V57]" office:value-type="float" office:value="4976" calcext:value-type="float">
            <text:p>4976</text:p>
          </table:table-cell>
          <table:table-cell table:formula="of:=[.N57]" office:value-type="float" office:value="1443" calcext:value-type="float">
            <text:p>1443</text:p>
          </table:table-cell>
          <table:table-cell table:formula="of:=SUM([.N58:.V58])" office:value-type="float" office:value="45135" calcext:value-type="float">
            <text:p>45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8]" office:value-type="float" office:value="59" calcext:value-type="float">
            <text:p>59</text:p>
          </table:table-cell>
          <table:table-cell table:formula="of:=[.D58]" office:value-type="float" office:value="107" calcext:value-type="float">
            <text:p>107</text:p>
          </table:table-cell>
          <table:table-cell table:formula="of:=[.E58]" office:value-type="float" office:value="80" calcext:value-type="float">
            <text:p>80</text:p>
          </table:table-cell>
          <table:table-cell table:formula="of:=[.F58]" office:value-type="float" office:value="100" calcext:value-type="float">
            <text:p>100</text:p>
          </table:table-cell>
          <table:table-cell table:formula="of:=[.G58]" office:value-type="float" office:value="100" calcext:value-type="float">
            <text:p>100</text:p>
          </table:table-cell>
          <table:table-cell table:formula="of:=[.H58]" office:value-type="float" office:value="85" calcext:value-type="float">
            <text:p>85</text:p>
          </table:table-cell>
          <table:table-cell table:formula="of:=[.I58]+[.B58]" office:value-type="float" office:value="140" calcext:value-type="float">
            <text:p>140</text:p>
          </table:table-cell>
          <table:table-cell table:formula="of:=[.J58]" office:value-type="float" office:value="41" calcext:value-type="float">
            <text:p>41</text:p>
          </table:table-cell>
          <table:table-cell table:formula="of:=[.B58]" office:value-type="float" office:value="84" calcext:value-type="float">
            <text:p>84</text:p>
          </table:table-cell>
          <table:table-cell table:formula="of:=SUM([.B59:.J59])" office:value-type="float" office:value="796" calcext:value-type="float">
            <text:p>79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O58]" office:value-type="float" office:value="1837" calcext:value-type="float">
            <text:p>1837</text:p>
          </table:table-cell>
          <table:table-cell table:formula="of:=[.P58]" office:value-type="float" office:value="8416" calcext:value-type="float">
            <text:p>8416</text:p>
          </table:table-cell>
          <table:table-cell table:formula="of:=[.Q58]" office:value-type="float" office:value="3469" calcext:value-type="float">
            <text:p>3469</text:p>
          </table:table-cell>
          <table:table-cell table:formula="of:=[.R58]" office:value-type="float" office:value="6092" calcext:value-type="float">
            <text:p>6092</text:p>
          </table:table-cell>
          <table:table-cell table:formula="of:=[.S58]" office:value-type="float" office:value="7310" calcext:value-type="float">
            <text:p>7310</text:p>
          </table:table-cell>
          <table:table-cell table:formula="of:=[.T58]" office:value-type="float" office:value="3677" calcext:value-type="float">
            <text:p>3677</text:p>
          </table:table-cell>
          <table:table-cell table:formula="of:=[.U58]+[.N58]" office:value-type="float" office:value="12891" calcext:value-type="float">
            <text:p>12891</text:p>
          </table:table-cell>
          <table:table-cell table:formula="of:=[.V58]" office:value-type="float" office:value="1443" calcext:value-type="float">
            <text:p>1443</text:p>
          </table:table-cell>
          <table:table-cell table:formula="of:=[.N58]" office:value-type="float" office:value="7915" calcext:value-type="float">
            <text:p>7915</text:p>
          </table:table-cell>
          <table:table-cell table:formula="of:=SUM([.N59:.V59])" office:value-type="float" office:value="53050" calcext:value-type="float">
            <text:p>530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59]" office:value-type="float" office:value="107" calcext:value-type="float">
            <text:p>107</text:p>
          </table:table-cell>
          <table:table-cell table:formula="of:=[.D59]" office:value-type="float" office:value="80" calcext:value-type="float">
            <text:p>80</text:p>
          </table:table-cell>
          <table:table-cell table:formula="of:=[.E59]" office:value-type="float" office:value="100" calcext:value-type="float">
            <text:p>100</text:p>
          </table:table-cell>
          <table:table-cell table:formula="of:=[.F59]" office:value-type="float" office:value="100" calcext:value-type="float">
            <text:p>100</text:p>
          </table:table-cell>
          <table:table-cell table:formula="of:=[.G59]" office:value-type="float" office:value="85" calcext:value-type="float">
            <text:p>85</text:p>
          </table:table-cell>
          <table:table-cell table:formula="of:=[.H59]" office:value-type="float" office:value="140" calcext:value-type="float">
            <text:p>140</text:p>
          </table:table-cell>
          <table:table-cell table:formula="of:=[.I59]+[.B59]" office:value-type="float" office:value="100" calcext:value-type="float">
            <text:p>100</text:p>
          </table:table-cell>
          <table:table-cell table:formula="of:=[.J59]" office:value-type="float" office:value="84" calcext:value-type="float">
            <text:p>84</text:p>
          </table:table-cell>
          <table:table-cell table:formula="of:=[.B59]" office:value-type="float" office:value="59" calcext:value-type="float">
            <text:p>59</text:p>
          </table:table-cell>
          <table:table-cell table:formula="of:=SUM([.B60:.J60])" office:value-type="float" office:value="855" calcext:value-type="float">
            <text:p>85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O59]" office:value-type="float" office:value="8416" calcext:value-type="float">
            <text:p>8416</text:p>
          </table:table-cell>
          <table:table-cell table:formula="of:=[.P59]" office:value-type="float" office:value="3469" calcext:value-type="float">
            <text:p>3469</text:p>
          </table:table-cell>
          <table:table-cell table:formula="of:=[.Q59]" office:value-type="float" office:value="6092" calcext:value-type="float">
            <text:p>6092</text:p>
          </table:table-cell>
          <table:table-cell table:formula="of:=[.R59]" office:value-type="float" office:value="7310" calcext:value-type="float">
            <text:p>7310</text:p>
          </table:table-cell>
          <table:table-cell table:formula="of:=[.S59]" office:value-type="float" office:value="3677" calcext:value-type="float">
            <text:p>3677</text:p>
          </table:table-cell>
          <table:table-cell table:formula="of:=[.T59]" office:value-type="float" office:value="12891" calcext:value-type="float">
            <text:p>12891</text:p>
          </table:table-cell>
          <table:table-cell table:formula="of:=[.U59]+[.N59]" office:value-type="float" office:value="3280" calcext:value-type="float">
            <text:p>3280</text:p>
          </table:table-cell>
          <table:table-cell table:formula="of:=[.V59]" office:value-type="float" office:value="7915" calcext:value-type="float">
            <text:p>7915</text:p>
          </table:table-cell>
          <table:table-cell table:formula="of:=[.N59]" office:value-type="float" office:value="1837" calcext:value-type="float">
            <text:p>1837</text:p>
          </table:table-cell>
          <table:table-cell table:formula="of:=SUM([.N60:.V60])" office:value-type="float" office:value="54887" calcext:value-type="float">
            <text:p>548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0]" office:value-type="float" office:value="80" calcext:value-type="float">
            <text:p>80</text:p>
          </table:table-cell>
          <table:table-cell table:formula="of:=[.D60]" office:value-type="float" office:value="100" calcext:value-type="float">
            <text:p>100</text:p>
          </table:table-cell>
          <table:table-cell table:formula="of:=[.E60]" office:value-type="float" office:value="100" calcext:value-type="float">
            <text:p>100</text:p>
          </table:table-cell>
          <table:table-cell table:formula="of:=[.F60]" office:value-type="float" office:value="85" calcext:value-type="float">
            <text:p>85</text:p>
          </table:table-cell>
          <table:table-cell table:formula="of:=[.G60]" office:value-type="float" office:value="140" calcext:value-type="float">
            <text:p>140</text:p>
          </table:table-cell>
          <table:table-cell table:formula="of:=[.H60]" office:value-type="float" office:value="100" calcext:value-type="float">
            <text:p>100</text:p>
          </table:table-cell>
          <table:table-cell table:formula="of:=[.I60]+[.B60]" office:value-type="float" office:value="191" calcext:value-type="float">
            <text:p>191</text:p>
          </table:table-cell>
          <table:table-cell table:formula="of:=[.J60]" office:value-type="float" office:value="59" calcext:value-type="float">
            <text:p>59</text:p>
          </table:table-cell>
          <table:table-cell table:formula="of:=[.B60]" office:value-type="float" office:value="107" calcext:value-type="float">
            <text:p>107</text:p>
          </table:table-cell>
          <table:table-cell table:formula="of:=SUM([.B61:.J61])" office:value-type="float" office:value="962" calcext:value-type="float">
            <text:p>96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O60]" office:value-type="float" office:value="3469" calcext:value-type="float">
            <text:p>3469</text:p>
          </table:table-cell>
          <table:table-cell table:formula="of:=[.P60]" office:value-type="float" office:value="6092" calcext:value-type="float">
            <text:p>6092</text:p>
          </table:table-cell>
          <table:table-cell table:formula="of:=[.Q60]" office:value-type="float" office:value="7310" calcext:value-type="float">
            <text:p>7310</text:p>
          </table:table-cell>
          <table:table-cell table:formula="of:=[.R60]" office:value-type="float" office:value="3677" calcext:value-type="float">
            <text:p>3677</text:p>
          </table:table-cell>
          <table:table-cell table:formula="of:=[.S60]" office:value-type="float" office:value="12891" calcext:value-type="float">
            <text:p>12891</text:p>
          </table:table-cell>
          <table:table-cell table:formula="of:=[.T60]" office:value-type="float" office:value="3280" calcext:value-type="float">
            <text:p>3280</text:p>
          </table:table-cell>
          <table:table-cell table:formula="of:=[.U60]+[.N60]" office:value-type="float" office:value="16331" calcext:value-type="float">
            <text:p>16331</text:p>
          </table:table-cell>
          <table:table-cell table:formula="of:=[.V60]" office:value-type="float" office:value="1837" calcext:value-type="float">
            <text:p>1837</text:p>
          </table:table-cell>
          <table:table-cell table:formula="of:=[.N60]" office:value-type="float" office:value="8416" calcext:value-type="float">
            <text:p>8416</text:p>
          </table:table-cell>
          <table:table-cell table:formula="of:=SUM([.N61:.V61])" office:value-type="float" office:value="63303" calcext:value-type="float">
            <text:p>633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1]" office:value-type="float" office:value="100" calcext:value-type="float">
            <text:p>100</text:p>
          </table:table-cell>
          <table:table-cell table:formula="of:=[.D61]" office:value-type="float" office:value="100" calcext:value-type="float">
            <text:p>100</text:p>
          </table:table-cell>
          <table:table-cell table:formula="of:=[.E61]" office:value-type="float" office:value="85" calcext:value-type="float">
            <text:p>85</text:p>
          </table:table-cell>
          <table:table-cell table:formula="of:=[.F61]" office:value-type="float" office:value="140" calcext:value-type="float">
            <text:p>140</text:p>
          </table:table-cell>
          <table:table-cell table:formula="of:=[.G61]" office:value-type="float" office:value="100" calcext:value-type="float">
            <text:p>100</text:p>
          </table:table-cell>
          <table:table-cell table:formula="of:=[.H61]" office:value-type="float" office:value="191" calcext:value-type="float">
            <text:p>191</text:p>
          </table:table-cell>
          <table:table-cell table:formula="of:=[.I61]+[.B61]" office:value-type="float" office:value="139" calcext:value-type="float">
            <text:p>139</text:p>
          </table:table-cell>
          <table:table-cell table:formula="of:=[.J61]" office:value-type="float" office:value="107" calcext:value-type="float">
            <text:p>107</text:p>
          </table:table-cell>
          <table:table-cell table:formula="of:=[.B61]" office:value-type="float" office:value="80" calcext:value-type="float">
            <text:p>80</text:p>
          </table:table-cell>
          <table:table-cell table:formula="of:=SUM([.B62:.J62])" office:value-type="float" office:value="1042" calcext:value-type="float">
            <text:p>10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61]" office:value-type="float" office:value="6092" calcext:value-type="float">
            <text:p>6092</text:p>
          </table:table-cell>
          <table:table-cell table:formula="of:=[.P61]" office:value-type="float" office:value="7310" calcext:value-type="float">
            <text:p>7310</text:p>
          </table:table-cell>
          <table:table-cell table:formula="of:=[.Q61]" office:value-type="float" office:value="3677" calcext:value-type="float">
            <text:p>3677</text:p>
          </table:table-cell>
          <table:table-cell table:formula="of:=[.R61]" office:value-type="float" office:value="12891" calcext:value-type="float">
            <text:p>12891</text:p>
          </table:table-cell>
          <table:table-cell table:formula="of:=[.S61]" office:value-type="float" office:value="3280" calcext:value-type="float">
            <text:p>3280</text:p>
          </table:table-cell>
          <table:table-cell table:formula="of:=[.T61]" office:value-type="float" office:value="16331" calcext:value-type="float">
            <text:p>16331</text:p>
          </table:table-cell>
          <table:table-cell table:formula="of:=[.U61]+[.N61]" office:value-type="float" office:value="5306" calcext:value-type="float">
            <text:p>5306</text:p>
          </table:table-cell>
          <table:table-cell table:formula="of:=[.V61]" office:value-type="float" office:value="8416" calcext:value-type="float">
            <text:p>8416</text:p>
          </table:table-cell>
          <table:table-cell table:formula="of:=[.N61]" office:value-type="float" office:value="3469" calcext:value-type="float">
            <text:p>3469</text:p>
          </table:table-cell>
          <table:table-cell table:formula="of:=SUM([.N62:.V62])" office:value-type="float" office:value="66772" calcext:value-type="float">
            <text:p>667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2]" office:value-type="float" office:value="100" calcext:value-type="float">
            <text:p>100</text:p>
          </table:table-cell>
          <table:table-cell table:formula="of:=[.D62]" office:value-type="float" office:value="85" calcext:value-type="float">
            <text:p>85</text:p>
          </table:table-cell>
          <table:table-cell table:formula="of:=[.E62]" office:value-type="float" office:value="140" calcext:value-type="float">
            <text:p>140</text:p>
          </table:table-cell>
          <table:table-cell table:formula="of:=[.F62]" office:value-type="float" office:value="100" calcext:value-type="float">
            <text:p>100</text:p>
          </table:table-cell>
          <table:table-cell table:formula="of:=[.G62]" office:value-type="float" office:value="191" calcext:value-type="float">
            <text:p>191</text:p>
          </table:table-cell>
          <table:table-cell table:formula="of:=[.H62]" office:value-type="float" office:value="139" calcext:value-type="float">
            <text:p>139</text:p>
          </table:table-cell>
          <table:table-cell table:formula="of:=[.I62]+[.B62]" office:value-type="float" office:value="207" calcext:value-type="float">
            <text:p>207</text:p>
          </table:table-cell>
          <table:table-cell table:formula="of:=[.J62]" office:value-type="float" office:value="80" calcext:value-type="float">
            <text:p>80</text:p>
          </table:table-cell>
          <table:table-cell table:formula="of:=[.B62]" office:value-type="float" office:value="100" calcext:value-type="float">
            <text:p>100</text:p>
          </table:table-cell>
          <table:table-cell table:formula="of:=SUM([.B63:.J63])" office:value-type="float" office:value="1142" calcext:value-type="float">
            <text:p>114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O62]" office:value-type="float" office:value="7310" calcext:value-type="float">
            <text:p>7310</text:p>
          </table:table-cell>
          <table:table-cell table:formula="of:=[.P62]" office:value-type="float" office:value="3677" calcext:value-type="float">
            <text:p>3677</text:p>
          </table:table-cell>
          <table:table-cell table:formula="of:=[.Q62]" office:value-type="float" office:value="12891" calcext:value-type="float">
            <text:p>12891</text:p>
          </table:table-cell>
          <table:table-cell table:formula="of:=[.R62]" office:value-type="float" office:value="3280" calcext:value-type="float">
            <text:p>3280</text:p>
          </table:table-cell>
          <table:table-cell table:formula="of:=[.S62]" office:value-type="float" office:value="16331" calcext:value-type="float">
            <text:p>16331</text:p>
          </table:table-cell>
          <table:table-cell table:formula="of:=[.T62]" office:value-type="float" office:value="5306" calcext:value-type="float">
            <text:p>5306</text:p>
          </table:table-cell>
          <table:table-cell table:formula="of:=[.U62]+[.N62]" office:value-type="float" office:value="14508" calcext:value-type="float">
            <text:p>14508</text:p>
          </table:table-cell>
          <table:table-cell table:formula="of:=[.V62]" office:value-type="float" office:value="3469" calcext:value-type="float">
            <text:p>3469</text:p>
          </table:table-cell>
          <table:table-cell table:formula="of:=[.N62]" office:value-type="float" office:value="6092" calcext:value-type="float">
            <text:p>6092</text:p>
          </table:table-cell>
          <table:table-cell table:formula="of:=SUM([.N63:.V63])" office:value-type="float" office:value="72864" calcext:value-type="float">
            <text:p>728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3]" office:value-type="float" office:value="85" calcext:value-type="float">
            <text:p>85</text:p>
          </table:table-cell>
          <table:table-cell table:formula="of:=[.D63]" office:value-type="float" office:value="140" calcext:value-type="float">
            <text:p>140</text:p>
          </table:table-cell>
          <table:table-cell table:formula="of:=[.E63]" office:value-type="float" office:value="100" calcext:value-type="float">
            <text:p>100</text:p>
          </table:table-cell>
          <table:table-cell table:formula="of:=[.F63]" office:value-type="float" office:value="191" calcext:value-type="float">
            <text:p>191</text:p>
          </table:table-cell>
          <table:table-cell table:formula="of:=[.G63]" office:value-type="float" office:value="139" calcext:value-type="float">
            <text:p>139</text:p>
          </table:table-cell>
          <table:table-cell table:formula="of:=[.H63]" office:value-type="float" office:value="207" calcext:value-type="float">
            <text:p>207</text:p>
          </table:table-cell>
          <table:table-cell table:formula="of:=[.I63]+[.B63]" office:value-type="float" office:value="180" calcext:value-type="float">
            <text:p>180</text:p>
          </table:table-cell>
          <table:table-cell table:formula="of:=[.J63]" office:value-type="float" office:value="100" calcext:value-type="float">
            <text:p>100</text:p>
          </table:table-cell>
          <table:table-cell table:formula="of:=[.B63]" office:value-type="float" office:value="100" calcext:value-type="float">
            <text:p>100</text:p>
          </table:table-cell>
          <table:table-cell table:formula="of:=SUM([.B64:.J64])" office:value-type="float" office:value="1242" calcext:value-type="float">
            <text:p>124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O63]" office:value-type="float" office:value="3677" calcext:value-type="float">
            <text:p>3677</text:p>
          </table:table-cell>
          <table:table-cell table:formula="of:=[.P63]" office:value-type="float" office:value="12891" calcext:value-type="float">
            <text:p>12891</text:p>
          </table:table-cell>
          <table:table-cell table:formula="of:=[.Q63]" office:value-type="float" office:value="3280" calcext:value-type="float">
            <text:p>3280</text:p>
          </table:table-cell>
          <table:table-cell table:formula="of:=[.R63]" office:value-type="float" office:value="16331" calcext:value-type="float">
            <text:p>16331</text:p>
          </table:table-cell>
          <table:table-cell table:formula="of:=[.S63]" office:value-type="float" office:value="5306" calcext:value-type="float">
            <text:p>5306</text:p>
          </table:table-cell>
          <table:table-cell table:formula="of:=[.T63]" office:value-type="float" office:value="14508" calcext:value-type="float">
            <text:p>14508</text:p>
          </table:table-cell>
          <table:table-cell table:formula="of:=[.U63]+[.N63]" office:value-type="float" office:value="10779" calcext:value-type="float">
            <text:p>10779</text:p>
          </table:table-cell>
          <table:table-cell table:formula="of:=[.V63]" office:value-type="float" office:value="6092" calcext:value-type="float">
            <text:p>6092</text:p>
          </table:table-cell>
          <table:table-cell table:formula="of:=[.N63]" office:value-type="float" office:value="7310" calcext:value-type="float">
            <text:p>7310</text:p>
          </table:table-cell>
          <table:table-cell table:formula="of:=SUM([.N64:.V64])" office:value-type="float" office:value="80174" calcext:value-type="float">
            <text:p>801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4]" office:value-type="float" office:value="140" calcext:value-type="float">
            <text:p>140</text:p>
          </table:table-cell>
          <table:table-cell table:formula="of:=[.D64]" office:value-type="float" office:value="100" calcext:value-type="float">
            <text:p>100</text:p>
          </table:table-cell>
          <table:table-cell table:formula="of:=[.E64]" office:value-type="float" office:value="191" calcext:value-type="float">
            <text:p>191</text:p>
          </table:table-cell>
          <table:table-cell table:formula="of:=[.F64]" office:value-type="float" office:value="139" calcext:value-type="float">
            <text:p>139</text:p>
          </table:table-cell>
          <table:table-cell table:formula="of:=[.G64]" office:value-type="float" office:value="207" calcext:value-type="float">
            <text:p>207</text:p>
          </table:table-cell>
          <table:table-cell table:formula="of:=[.H64]" office:value-type="float" office:value="180" calcext:value-type="float">
            <text:p>180</text:p>
          </table:table-cell>
          <table:table-cell table:formula="of:=[.I64]+[.B64]" office:value-type="float" office:value="185" calcext:value-type="float">
            <text:p>185</text:p>
          </table:table-cell>
          <table:table-cell table:formula="of:=[.J64]" office:value-type="float" office:value="100" calcext:value-type="float">
            <text:p>100</text:p>
          </table:table-cell>
          <table:table-cell table:formula="of:=[.B64]" office:value-type="float" office:value="85" calcext:value-type="float">
            <text:p>85</text:p>
          </table:table-cell>
          <table:table-cell table:formula="of:=SUM([.B65:.J65])" office:value-type="float" office:value="1327" calcext:value-type="float">
            <text:p>132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O64]" office:value-type="float" office:value="12891" calcext:value-type="float">
            <text:p>12891</text:p>
          </table:table-cell>
          <table:table-cell table:formula="of:=[.P64]" office:value-type="float" office:value="3280" calcext:value-type="float">
            <text:p>3280</text:p>
          </table:table-cell>
          <table:table-cell table:formula="of:=[.Q64]" office:value-type="float" office:value="16331" calcext:value-type="float">
            <text:p>16331</text:p>
          </table:table-cell>
          <table:table-cell table:formula="of:=[.R64]" office:value-type="float" office:value="5306" calcext:value-type="float">
            <text:p>5306</text:p>
          </table:table-cell>
          <table:table-cell table:formula="of:=[.S64]" office:value-type="float" office:value="14508" calcext:value-type="float">
            <text:p>14508</text:p>
          </table:table-cell>
          <table:table-cell table:formula="of:=[.T64]" office:value-type="float" office:value="10779" calcext:value-type="float">
            <text:p>10779</text:p>
          </table:table-cell>
          <table:table-cell table:formula="of:=[.U64]+[.N64]" office:value-type="float" office:value="9769" calcext:value-type="float">
            <text:p>9769</text:p>
          </table:table-cell>
          <table:table-cell table:formula="of:=[.V64]" office:value-type="float" office:value="7310" calcext:value-type="float">
            <text:p>7310</text:p>
          </table:table-cell>
          <table:table-cell table:formula="of:=[.N64]" office:value-type="float" office:value="3677" calcext:value-type="float">
            <text:p>3677</text:p>
          </table:table-cell>
          <table:table-cell table:formula="of:=SUM([.N65:.V65])" office:value-type="float" office:value="83851" calcext:value-type="float">
            <text:p>838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5]" office:value-type="float" office:value="100" calcext:value-type="float">
            <text:p>100</text:p>
          </table:table-cell>
          <table:table-cell table:formula="of:=[.D65]" office:value-type="float" office:value="191" calcext:value-type="float">
            <text:p>191</text:p>
          </table:table-cell>
          <table:table-cell table:formula="of:=[.E65]" office:value-type="float" office:value="139" calcext:value-type="float">
            <text:p>139</text:p>
          </table:table-cell>
          <table:table-cell table:formula="of:=[.F65]" office:value-type="float" office:value="207" calcext:value-type="float">
            <text:p>207</text:p>
          </table:table-cell>
          <table:table-cell table:formula="of:=[.G65]" office:value-type="float" office:value="180" calcext:value-type="float">
            <text:p>180</text:p>
          </table:table-cell>
          <table:table-cell table:formula="of:=[.H65]" office:value-type="float" office:value="185" calcext:value-type="float">
            <text:p>185</text:p>
          </table:table-cell>
          <table:table-cell table:formula="of:=[.I65]+[.B65]" office:value-type="float" office:value="240" calcext:value-type="float">
            <text:p>240</text:p>
          </table:table-cell>
          <table:table-cell table:formula="of:=[.J65]" office:value-type="float" office:value="85" calcext:value-type="float">
            <text:p>85</text:p>
          </table:table-cell>
          <table:table-cell table:formula="of:=[.B65]" office:value-type="float" office:value="140" calcext:value-type="float">
            <text:p>140</text:p>
          </table:table-cell>
          <table:table-cell table:formula="of:=SUM([.B66:.J66])" office:value-type="float" office:value="1467" calcext:value-type="float">
            <text:p>146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O65]" office:value-type="float" office:value="3280" calcext:value-type="float">
            <text:p>3280</text:p>
          </table:table-cell>
          <table:table-cell table:formula="of:=[.P65]" office:value-type="float" office:value="16331" calcext:value-type="float">
            <text:p>16331</text:p>
          </table:table-cell>
          <table:table-cell table:formula="of:=[.Q65]" office:value-type="float" office:value="5306" calcext:value-type="float">
            <text:p>5306</text:p>
          </table:table-cell>
          <table:table-cell table:formula="of:=[.R65]" office:value-type="float" office:value="14508" calcext:value-type="float">
            <text:p>14508</text:p>
          </table:table-cell>
          <table:table-cell table:formula="of:=[.S65]" office:value-type="float" office:value="10779" calcext:value-type="float">
            <text:p>10779</text:p>
          </table:table-cell>
          <table:table-cell table:formula="of:=[.T65]" office:value-type="float" office:value="9769" calcext:value-type="float">
            <text:p>9769</text:p>
          </table:table-cell>
          <table:table-cell table:formula="of:=[.U65]+[.N65]" office:value-type="float" office:value="20201" calcext:value-type="float">
            <text:p>20201</text:p>
          </table:table-cell>
          <table:table-cell table:formula="of:=[.V65]" office:value-type="float" office:value="3677" calcext:value-type="float">
            <text:p>3677</text:p>
          </table:table-cell>
          <table:table-cell table:formula="of:=[.N65]" office:value-type="float" office:value="12891" calcext:value-type="float">
            <text:p>12891</text:p>
          </table:table-cell>
          <table:table-cell table:formula="of:=SUM([.N66:.V66])" office:value-type="float" office:value="96742" calcext:value-type="float">
            <text:p>967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6]" office:value-type="float" office:value="191" calcext:value-type="float">
            <text:p>191</text:p>
          </table:table-cell>
          <table:table-cell table:formula="of:=[.D66]" office:value-type="float" office:value="139" calcext:value-type="float">
            <text:p>139</text:p>
          </table:table-cell>
          <table:table-cell table:formula="of:=[.E66]" office:value-type="float" office:value="207" calcext:value-type="float">
            <text:p>207</text:p>
          </table:table-cell>
          <table:table-cell table:formula="of:=[.F66]" office:value-type="float" office:value="180" calcext:value-type="float">
            <text:p>180</text:p>
          </table:table-cell>
          <table:table-cell table:formula="of:=[.G66]" office:value-type="float" office:value="185" calcext:value-type="float">
            <text:p>185</text:p>
          </table:table-cell>
          <table:table-cell table:formula="of:=[.H66]" office:value-type="float" office:value="240" calcext:value-type="float">
            <text:p>240</text:p>
          </table:table-cell>
          <table:table-cell table:formula="of:=[.I66]+[.B66]" office:value-type="float" office:value="185" calcext:value-type="float">
            <text:p>185</text:p>
          </table:table-cell>
          <table:table-cell table:formula="of:=[.J66]" office:value-type="float" office:value="140" calcext:value-type="float">
            <text:p>140</text:p>
          </table:table-cell>
          <table:table-cell table:formula="of:=[.B66]" office:value-type="float" office:value="100" calcext:value-type="float">
            <text:p>100</text:p>
          </table:table-cell>
          <table:table-cell table:formula="of:=SUM([.B67:.J67])" office:value-type="float" office:value="1567" calcext:value-type="float">
            <text:p>156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O66]" office:value-type="float" office:value="16331" calcext:value-type="float">
            <text:p>16331</text:p>
          </table:table-cell>
          <table:table-cell table:formula="of:=[.P66]" office:value-type="float" office:value="5306" calcext:value-type="float">
            <text:p>5306</text:p>
          </table:table-cell>
          <table:table-cell table:formula="of:=[.Q66]" office:value-type="float" office:value="14508" calcext:value-type="float">
            <text:p>14508</text:p>
          </table:table-cell>
          <table:table-cell table:formula="of:=[.R66]" office:value-type="float" office:value="10779" calcext:value-type="float">
            <text:p>10779</text:p>
          </table:table-cell>
          <table:table-cell table:formula="of:=[.S66]" office:value-type="float" office:value="9769" calcext:value-type="float">
            <text:p>9769</text:p>
          </table:table-cell>
          <table:table-cell table:formula="of:=[.T66]" office:value-type="float" office:value="20201" calcext:value-type="float">
            <text:p>20201</text:p>
          </table:table-cell>
          <table:table-cell table:formula="of:=[.U66]+[.N66]" office:value-type="float" office:value="6957" calcext:value-type="float">
            <text:p>6957</text:p>
          </table:table-cell>
          <table:table-cell table:formula="of:=[.V66]" office:value-type="float" office:value="12891" calcext:value-type="float">
            <text:p>12891</text:p>
          </table:table-cell>
          <table:table-cell table:formula="of:=[.N66]" office:value-type="float" office:value="3280" calcext:value-type="float">
            <text:p>3280</text:p>
          </table:table-cell>
          <table:table-cell table:formula="of:=SUM([.N67:.V67])" office:value-type="float" office:value="100022" calcext:value-type="float">
            <text:p>1000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7]" office:value-type="float" office:value="139" calcext:value-type="float">
            <text:p>139</text:p>
          </table:table-cell>
          <table:table-cell table:formula="of:=[.D67]" office:value-type="float" office:value="207" calcext:value-type="float">
            <text:p>207</text:p>
          </table:table-cell>
          <table:table-cell table:formula="of:=[.E67]" office:value-type="float" office:value="180" calcext:value-type="float">
            <text:p>180</text:p>
          </table:table-cell>
          <table:table-cell table:formula="of:=[.F67]" office:value-type="float" office:value="185" calcext:value-type="float">
            <text:p>185</text:p>
          </table:table-cell>
          <table:table-cell table:formula="of:=[.G67]" office:value-type="float" office:value="240" calcext:value-type="float">
            <text:p>240</text:p>
          </table:table-cell>
          <table:table-cell table:formula="of:=[.H67]" office:value-type="float" office:value="185" calcext:value-type="float">
            <text:p>185</text:p>
          </table:table-cell>
          <table:table-cell table:formula="of:=[.I67]+[.B67]" office:value-type="float" office:value="331" calcext:value-type="float">
            <text:p>331</text:p>
          </table:table-cell>
          <table:table-cell table:formula="of:=[.J67]" office:value-type="float" office:value="100" calcext:value-type="float">
            <text:p>100</text:p>
          </table:table-cell>
          <table:table-cell table:formula="of:=[.B67]" office:value-type="float" office:value="191" calcext:value-type="float">
            <text:p>191</text:p>
          </table:table-cell>
          <table:table-cell table:formula="of:=SUM([.B68:.J68])" office:value-type="float" office:value="1758" calcext:value-type="float">
            <text:p>175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O67]" office:value-type="float" office:value="5306" calcext:value-type="float">
            <text:p>5306</text:p>
          </table:table-cell>
          <table:table-cell table:formula="of:=[.P67]" office:value-type="float" office:value="14508" calcext:value-type="float">
            <text:p>14508</text:p>
          </table:table-cell>
          <table:table-cell table:formula="of:=[.Q67]" office:value-type="float" office:value="10779" calcext:value-type="float">
            <text:p>10779</text:p>
          </table:table-cell>
          <table:table-cell table:formula="of:=[.R67]" office:value-type="float" office:value="9769" calcext:value-type="float">
            <text:p>9769</text:p>
          </table:table-cell>
          <table:table-cell table:formula="of:=[.S67]" office:value-type="float" office:value="20201" calcext:value-type="float">
            <text:p>20201</text:p>
          </table:table-cell>
          <table:table-cell table:formula="of:=[.T67]" office:value-type="float" office:value="6957" calcext:value-type="float">
            <text:p>6957</text:p>
          </table:table-cell>
          <table:table-cell table:formula="of:=[.U67]+[.N67]" office:value-type="float" office:value="29222" calcext:value-type="float">
            <text:p>29222</text:p>
          </table:table-cell>
          <table:table-cell table:formula="of:=[.V67]" office:value-type="float" office:value="3280" calcext:value-type="float">
            <text:p>3280</text:p>
          </table:table-cell>
          <table:table-cell table:formula="of:=[.N67]" office:value-type="float" office:value="16331" calcext:value-type="float">
            <text:p>16331</text:p>
          </table:table-cell>
          <table:table-cell table:formula="of:=SUM([.N68:.V68])" office:value-type="float" office:value="116353" calcext:value-type="float">
            <text:p>1163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8]" office:value-type="float" office:value="207" calcext:value-type="float">
            <text:p>207</text:p>
          </table:table-cell>
          <table:table-cell table:formula="of:=[.D68]" office:value-type="float" office:value="180" calcext:value-type="float">
            <text:p>180</text:p>
          </table:table-cell>
          <table:table-cell table:formula="of:=[.E68]" office:value-type="float" office:value="185" calcext:value-type="float">
            <text:p>185</text:p>
          </table:table-cell>
          <table:table-cell table:formula="of:=[.F68]" office:value-type="float" office:value="240" calcext:value-type="float">
            <text:p>240</text:p>
          </table:table-cell>
          <table:table-cell table:formula="of:=[.G68]" office:value-type="float" office:value="185" calcext:value-type="float">
            <text:p>185</text:p>
          </table:table-cell>
          <table:table-cell table:formula="of:=[.H68]" office:value-type="float" office:value="331" calcext:value-type="float">
            <text:p>331</text:p>
          </table:table-cell>
          <table:table-cell table:formula="of:=[.I68]+[.B68]" office:value-type="float" office:value="239" calcext:value-type="float">
            <text:p>239</text:p>
          </table:table-cell>
          <table:table-cell table:formula="of:=[.J68]" office:value-type="float" office:value="191" calcext:value-type="float">
            <text:p>191</text:p>
          </table:table-cell>
          <table:table-cell table:formula="of:=[.B68]" office:value-type="float" office:value="139" calcext:value-type="float">
            <text:p>139</text:p>
          </table:table-cell>
          <table:table-cell table:formula="of:=SUM([.B69:.J69])" office:value-type="float" office:value="1897" calcext:value-type="float">
            <text:p>189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O68]" office:value-type="float" office:value="14508" calcext:value-type="float">
            <text:p>14508</text:p>
          </table:table-cell>
          <table:table-cell table:formula="of:=[.P68]" office:value-type="float" office:value="10779" calcext:value-type="float">
            <text:p>10779</text:p>
          </table:table-cell>
          <table:table-cell table:formula="of:=[.Q68]" office:value-type="float" office:value="9769" calcext:value-type="float">
            <text:p>9769</text:p>
          </table:table-cell>
          <table:table-cell table:formula="of:=[.R68]" office:value-type="float" office:value="20201" calcext:value-type="float">
            <text:p>20201</text:p>
          </table:table-cell>
          <table:table-cell table:formula="of:=[.S68]" office:value-type="float" office:value="6957" calcext:value-type="float">
            <text:p>6957</text:p>
          </table:table-cell>
          <table:table-cell table:formula="of:=[.T68]" office:value-type="float" office:value="29222" calcext:value-type="float">
            <text:p>29222</text:p>
          </table:table-cell>
          <table:table-cell table:formula="of:=[.U68]+[.N68]" office:value-type="float" office:value="8586" calcext:value-type="float">
            <text:p>8586</text:p>
          </table:table-cell>
          <table:table-cell table:formula="of:=[.V68]" office:value-type="float" office:value="16331" calcext:value-type="float">
            <text:p>16331</text:p>
          </table:table-cell>
          <table:table-cell table:formula="of:=[.N68]" office:value-type="float" office:value="5306" calcext:value-type="float">
            <text:p>5306</text:p>
          </table:table-cell>
          <table:table-cell table:formula="of:=SUM([.N69:.V69])" office:value-type="float" office:value="121659" calcext:value-type="float">
            <text:p>1216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69]" office:value-type="float" office:value="180" calcext:value-type="float">
            <text:p>180</text:p>
          </table:table-cell>
          <table:table-cell table:formula="of:=[.D69]" office:value-type="float" office:value="185" calcext:value-type="float">
            <text:p>185</text:p>
          </table:table-cell>
          <table:table-cell table:formula="of:=[.E69]" office:value-type="float" office:value="240" calcext:value-type="float">
            <text:p>240</text:p>
          </table:table-cell>
          <table:table-cell table:formula="of:=[.F69]" office:value-type="float" office:value="185" calcext:value-type="float">
            <text:p>185</text:p>
          </table:table-cell>
          <table:table-cell table:formula="of:=[.G69]" office:value-type="float" office:value="331" calcext:value-type="float">
            <text:p>331</text:p>
          </table:table-cell>
          <table:table-cell table:formula="of:=[.H69]" office:value-type="float" office:value="239" calcext:value-type="float">
            <text:p>239</text:p>
          </table:table-cell>
          <table:table-cell table:formula="of:=[.I69]+[.B69]" office:value-type="float" office:value="398" calcext:value-type="float">
            <text:p>398</text:p>
          </table:table-cell>
          <table:table-cell table:formula="of:=[.J69]" office:value-type="float" office:value="139" calcext:value-type="float">
            <text:p>139</text:p>
          </table:table-cell>
          <table:table-cell table:formula="of:=[.B69]" office:value-type="float" office:value="207" calcext:value-type="float">
            <text:p>207</text:p>
          </table:table-cell>
          <table:table-cell table:formula="of:=SUM([.B70:.J70])" office:value-type="float" office:value="2104" calcext:value-type="float">
            <text:p>210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O69]" office:value-type="float" office:value="10779" calcext:value-type="float">
            <text:p>10779</text:p>
          </table:table-cell>
          <table:table-cell table:formula="of:=[.P69]" office:value-type="float" office:value="9769" calcext:value-type="float">
            <text:p>9769</text:p>
          </table:table-cell>
          <table:table-cell table:formula="of:=[.Q69]" office:value-type="float" office:value="20201" calcext:value-type="float">
            <text:p>20201</text:p>
          </table:table-cell>
          <table:table-cell table:formula="of:=[.R69]" office:value-type="float" office:value="6957" calcext:value-type="float">
            <text:p>6957</text:p>
          </table:table-cell>
          <table:table-cell table:formula="of:=[.S69]" office:value-type="float" office:value="29222" calcext:value-type="float">
            <text:p>29222</text:p>
          </table:table-cell>
          <table:table-cell table:formula="of:=[.T69]" office:value-type="float" office:value="8586" calcext:value-type="float">
            <text:p>8586</text:p>
          </table:table-cell>
          <table:table-cell table:formula="of:=[.U69]+[.N69]" office:value-type="float" office:value="30839" calcext:value-type="float">
            <text:p>30839</text:p>
          </table:table-cell>
          <table:table-cell table:formula="of:=[.V69]" office:value-type="float" office:value="5306" calcext:value-type="float">
            <text:p>5306</text:p>
          </table:table-cell>
          <table:table-cell table:formula="of:=[.N69]" office:value-type="float" office:value="14508" calcext:value-type="float">
            <text:p>14508</text:p>
          </table:table-cell>
          <table:table-cell table:formula="of:=SUM([.N70:.V70])" office:value-type="float" office:value="136167" calcext:value-type="float">
            <text:p>1361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0]" office:value-type="float" office:value="185" calcext:value-type="float">
            <text:p>185</text:p>
          </table:table-cell>
          <table:table-cell table:formula="of:=[.D70]" office:value-type="float" office:value="240" calcext:value-type="float">
            <text:p>240</text:p>
          </table:table-cell>
          <table:table-cell table:formula="of:=[.E70]" office:value-type="float" office:value="185" calcext:value-type="float">
            <text:p>185</text:p>
          </table:table-cell>
          <table:table-cell table:formula="of:=[.F70]" office:value-type="float" office:value="331" calcext:value-type="float">
            <text:p>331</text:p>
          </table:table-cell>
          <table:table-cell table:formula="of:=[.G70]" office:value-type="float" office:value="239" calcext:value-type="float">
            <text:p>239</text:p>
          </table:table-cell>
          <table:table-cell table:formula="of:=[.H70]" office:value-type="float" office:value="398" calcext:value-type="float">
            <text:p>398</text:p>
          </table:table-cell>
          <table:table-cell table:formula="of:=[.I70]+[.B70]" office:value-type="float" office:value="319" calcext:value-type="float">
            <text:p>319</text:p>
          </table:table-cell>
          <table:table-cell table:formula="of:=[.J70]" office:value-type="float" office:value="207" calcext:value-type="float">
            <text:p>207</text:p>
          </table:table-cell>
          <table:table-cell table:formula="of:=[.B70]" office:value-type="float" office:value="180" calcext:value-type="float">
            <text:p>180</text:p>
          </table:table-cell>
          <table:table-cell table:formula="of:=SUM([.B71:.J71])" office:value-type="float" office:value="2284" calcext:value-type="float">
            <text:p>228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O70]" office:value-type="float" office:value="9769" calcext:value-type="float">
            <text:p>9769</text:p>
          </table:table-cell>
          <table:table-cell table:formula="of:=[.P70]" office:value-type="float" office:value="20201" calcext:value-type="float">
            <text:p>20201</text:p>
          </table:table-cell>
          <table:table-cell table:formula="of:=[.Q70]" office:value-type="float" office:value="6957" calcext:value-type="float">
            <text:p>6957</text:p>
          </table:table-cell>
          <table:table-cell table:formula="of:=[.R70]" office:value-type="float" office:value="29222" calcext:value-type="float">
            <text:p>29222</text:p>
          </table:table-cell>
          <table:table-cell table:formula="of:=[.S70]" office:value-type="float" office:value="8586" calcext:value-type="float">
            <text:p>8586</text:p>
          </table:table-cell>
          <table:table-cell table:formula="of:=[.T70]" office:value-type="float" office:value="30839" calcext:value-type="float">
            <text:p>30839</text:p>
          </table:table-cell>
          <table:table-cell table:formula="of:=[.U70]+[.N70]" office:value-type="float" office:value="16085" calcext:value-type="float">
            <text:p>16085</text:p>
          </table:table-cell>
          <table:table-cell table:formula="of:=[.V70]" office:value-type="float" office:value="14508" calcext:value-type="float">
            <text:p>14508</text:p>
          </table:table-cell>
          <table:table-cell table:formula="of:=[.N70]" office:value-type="float" office:value="10779" calcext:value-type="float">
            <text:p>10779</text:p>
          </table:table-cell>
          <table:table-cell table:formula="of:=SUM([.N71:.V71])" office:value-type="float" office:value="146946" calcext:value-type="float">
            <text:p>1469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1]" office:value-type="float" office:value="240" calcext:value-type="float">
            <text:p>240</text:p>
          </table:table-cell>
          <table:table-cell table:formula="of:=[.D71]" office:value-type="float" office:value="185" calcext:value-type="float">
            <text:p>185</text:p>
          </table:table-cell>
          <table:table-cell table:formula="of:=[.E71]" office:value-type="float" office:value="331" calcext:value-type="float">
            <text:p>331</text:p>
          </table:table-cell>
          <table:table-cell table:formula="of:=[.F71]" office:value-type="float" office:value="239" calcext:value-type="float">
            <text:p>239</text:p>
          </table:table-cell>
          <table:table-cell table:formula="of:=[.G71]" office:value-type="float" office:value="398" calcext:value-type="float">
            <text:p>398</text:p>
          </table:table-cell>
          <table:table-cell table:formula="of:=[.H71]" office:value-type="float" office:value="319" calcext:value-type="float">
            <text:p>319</text:p>
          </table:table-cell>
          <table:table-cell table:formula="of:=[.I71]+[.B71]" office:value-type="float" office:value="392" calcext:value-type="float">
            <text:p>392</text:p>
          </table:table-cell>
          <table:table-cell table:formula="of:=[.J71]" office:value-type="float" office:value="180" calcext:value-type="float">
            <text:p>180</text:p>
          </table:table-cell>
          <table:table-cell table:formula="of:=[.B71]" office:value-type="float" office:value="185" calcext:value-type="float">
            <text:p>185</text:p>
          </table:table-cell>
          <table:table-cell table:formula="of:=SUM([.B72:.J72])" office:value-type="float" office:value="2469" calcext:value-type="float">
            <text:p>246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O71]" office:value-type="float" office:value="20201" calcext:value-type="float">
            <text:p>20201</text:p>
          </table:table-cell>
          <table:table-cell table:formula="of:=[.P71]" office:value-type="float" office:value="6957" calcext:value-type="float">
            <text:p>6957</text:p>
          </table:table-cell>
          <table:table-cell table:formula="of:=[.Q71]" office:value-type="float" office:value="29222" calcext:value-type="float">
            <text:p>29222</text:p>
          </table:table-cell>
          <table:table-cell table:formula="of:=[.R71]" office:value-type="float" office:value="8586" calcext:value-type="float">
            <text:p>8586</text:p>
          </table:table-cell>
          <table:table-cell table:formula="of:=[.S71]" office:value-type="float" office:value="30839" calcext:value-type="float">
            <text:p>30839</text:p>
          </table:table-cell>
          <table:table-cell table:formula="of:=[.T71]" office:value-type="float" office:value="16085" calcext:value-type="float">
            <text:p>16085</text:p>
          </table:table-cell>
          <table:table-cell table:formula="of:=[.U71]+[.N71]" office:value-type="float" office:value="24277" calcext:value-type="float">
            <text:p>24277</text:p>
          </table:table-cell>
          <table:table-cell table:formula="of:=[.V71]" office:value-type="float" office:value="10779" calcext:value-type="float">
            <text:p>10779</text:p>
          </table:table-cell>
          <table:table-cell table:formula="of:=[.N71]" office:value-type="float" office:value="9769" calcext:value-type="float">
            <text:p>9769</text:p>
          </table:table-cell>
          <table:table-cell table:formula="of:=SUM([.N72:.V72])" office:value-type="float" office:value="156715" calcext:value-type="float">
            <text:p>1567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2]" office:value-type="float" office:value="185" calcext:value-type="float">
            <text:p>185</text:p>
          </table:table-cell>
          <table:table-cell table:formula="of:=[.D72]" office:value-type="float" office:value="331" calcext:value-type="float">
            <text:p>331</text:p>
          </table:table-cell>
          <table:table-cell table:formula="of:=[.E72]" office:value-type="float" office:value="239" calcext:value-type="float">
            <text:p>239</text:p>
          </table:table-cell>
          <table:table-cell table:formula="of:=[.F72]" office:value-type="float" office:value="398" calcext:value-type="float">
            <text:p>398</text:p>
          </table:table-cell>
          <table:table-cell table:formula="of:=[.G72]" office:value-type="float" office:value="319" calcext:value-type="float">
            <text:p>319</text:p>
          </table:table-cell>
          <table:table-cell table:formula="of:=[.H72]" office:value-type="float" office:value="392" calcext:value-type="float">
            <text:p>392</text:p>
          </table:table-cell>
          <table:table-cell table:formula="of:=[.I72]+[.B72]" office:value-type="float" office:value="420" calcext:value-type="float">
            <text:p>420</text:p>
          </table:table-cell>
          <table:table-cell table:formula="of:=[.J72]" office:value-type="float" office:value="185" calcext:value-type="float">
            <text:p>185</text:p>
          </table:table-cell>
          <table:table-cell table:formula="of:=[.B72]" office:value-type="float" office:value="240" calcext:value-type="float">
            <text:p>240</text:p>
          </table:table-cell>
          <table:table-cell table:formula="of:=SUM([.B73:.J73])" office:value-type="float" office:value="2709" calcext:value-type="float">
            <text:p>270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O72]" office:value-type="float" office:value="6957" calcext:value-type="float">
            <text:p>6957</text:p>
          </table:table-cell>
          <table:table-cell table:formula="of:=[.P72]" office:value-type="float" office:value="29222" calcext:value-type="float">
            <text:p>29222</text:p>
          </table:table-cell>
          <table:table-cell table:formula="of:=[.Q72]" office:value-type="float" office:value="8586" calcext:value-type="float">
            <text:p>8586</text:p>
          </table:table-cell>
          <table:table-cell table:formula="of:=[.R72]" office:value-type="float" office:value="30839" calcext:value-type="float">
            <text:p>30839</text:p>
          </table:table-cell>
          <table:table-cell table:formula="of:=[.S72]" office:value-type="float" office:value="16085" calcext:value-type="float">
            <text:p>16085</text:p>
          </table:table-cell>
          <table:table-cell table:formula="of:=[.T72]" office:value-type="float" office:value="24277" calcext:value-type="float">
            <text:p>24277</text:p>
          </table:table-cell>
          <table:table-cell table:formula="of:=[.U72]+[.N72]" office:value-type="float" office:value="30980" calcext:value-type="float">
            <text:p>30980</text:p>
          </table:table-cell>
          <table:table-cell table:formula="of:=[.V72]" office:value-type="float" office:value="9769" calcext:value-type="float">
            <text:p>9769</text:p>
          </table:table-cell>
          <table:table-cell table:formula="of:=[.N72]" office:value-type="float" office:value="20201" calcext:value-type="float">
            <text:p>20201</text:p>
          </table:table-cell>
          <table:table-cell table:formula="of:=SUM([.N73:.V73])" office:value-type="float" office:value="176916" calcext:value-type="float">
            <text:p>1769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3]" office:value-type="float" office:value="331" calcext:value-type="float">
            <text:p>331</text:p>
          </table:table-cell>
          <table:table-cell table:formula="of:=[.D73]" office:value-type="float" office:value="239" calcext:value-type="float">
            <text:p>239</text:p>
          </table:table-cell>
          <table:table-cell table:formula="of:=[.E73]" office:value-type="float" office:value="398" calcext:value-type="float">
            <text:p>398</text:p>
          </table:table-cell>
          <table:table-cell table:formula="of:=[.F73]" office:value-type="float" office:value="319" calcext:value-type="float">
            <text:p>319</text:p>
          </table:table-cell>
          <table:table-cell table:formula="of:=[.G73]" office:value-type="float" office:value="392" calcext:value-type="float">
            <text:p>392</text:p>
          </table:table-cell>
          <table:table-cell table:formula="of:=[.H73]" office:value-type="float" office:value="420" calcext:value-type="float">
            <text:p>420</text:p>
          </table:table-cell>
          <table:table-cell table:formula="of:=[.I73]+[.B73]" office:value-type="float" office:value="370" calcext:value-type="float">
            <text:p>370</text:p>
          </table:table-cell>
          <table:table-cell table:formula="of:=[.J73]" office:value-type="float" office:value="240" calcext:value-type="float">
            <text:p>240</text:p>
          </table:table-cell>
          <table:table-cell table:formula="of:=[.B73]" office:value-type="float" office:value="185" calcext:value-type="float">
            <text:p>185</text:p>
          </table:table-cell>
          <table:table-cell table:formula="of:=SUM([.B74:.J74])" office:value-type="float" office:value="2894" calcext:value-type="float">
            <text:p>289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O73]" office:value-type="float" office:value="29222" calcext:value-type="float">
            <text:p>29222</text:p>
          </table:table-cell>
          <table:table-cell table:formula="of:=[.P73]" office:value-type="float" office:value="8586" calcext:value-type="float">
            <text:p>8586</text:p>
          </table:table-cell>
          <table:table-cell table:formula="of:=[.Q73]" office:value-type="float" office:value="30839" calcext:value-type="float">
            <text:p>30839</text:p>
          </table:table-cell>
          <table:table-cell table:formula="of:=[.R73]" office:value-type="float" office:value="16085" calcext:value-type="float">
            <text:p>16085</text:p>
          </table:table-cell>
          <table:table-cell table:formula="of:=[.S73]" office:value-type="float" office:value="24277" calcext:value-type="float">
            <text:p>24277</text:p>
          </table:table-cell>
          <table:table-cell table:formula="of:=[.T73]" office:value-type="float" office:value="30980" calcext:value-type="float">
            <text:p>30980</text:p>
          </table:table-cell>
          <table:table-cell table:formula="of:=[.U73]+[.N73]" office:value-type="float" office:value="16726" calcext:value-type="float">
            <text:p>16726</text:p>
          </table:table-cell>
          <table:table-cell table:formula="of:=[.V73]" office:value-type="float" office:value="20201" calcext:value-type="float">
            <text:p>20201</text:p>
          </table:table-cell>
          <table:table-cell table:formula="of:=[.N73]" office:value-type="float" office:value="6957" calcext:value-type="float">
            <text:p>6957</text:p>
          </table:table-cell>
          <table:table-cell table:formula="of:=SUM([.N74:.V74])" office:value-type="float" office:value="183873" calcext:value-type="float">
            <text:p>1838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4]" office:value-type="float" office:value="239" calcext:value-type="float">
            <text:p>239</text:p>
          </table:table-cell>
          <table:table-cell table:formula="of:=[.D74]" office:value-type="float" office:value="398" calcext:value-type="float">
            <text:p>398</text:p>
          </table:table-cell>
          <table:table-cell table:formula="of:=[.E74]" office:value-type="float" office:value="319" calcext:value-type="float">
            <text:p>319</text:p>
          </table:table-cell>
          <table:table-cell table:formula="of:=[.F74]" office:value-type="float" office:value="392" calcext:value-type="float">
            <text:p>392</text:p>
          </table:table-cell>
          <table:table-cell table:formula="of:=[.G74]" office:value-type="float" office:value="420" calcext:value-type="float">
            <text:p>420</text:p>
          </table:table-cell>
          <table:table-cell table:formula="of:=[.H74]" office:value-type="float" office:value="370" calcext:value-type="float">
            <text:p>370</text:p>
          </table:table-cell>
          <table:table-cell table:formula="of:=[.I74]+[.B74]" office:value-type="float" office:value="571" calcext:value-type="float">
            <text:p>571</text:p>
          </table:table-cell>
          <table:table-cell table:formula="of:=[.J74]" office:value-type="float" office:value="185" calcext:value-type="float">
            <text:p>185</text:p>
          </table:table-cell>
          <table:table-cell table:formula="of:=[.B74]" office:value-type="float" office:value="331" calcext:value-type="float">
            <text:p>331</text:p>
          </table:table-cell>
          <table:table-cell table:formula="of:=SUM([.B75:.J75])" office:value-type="float" office:value="3225" calcext:value-type="float">
            <text:p>322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O74]" office:value-type="float" office:value="8586" calcext:value-type="float">
            <text:p>8586</text:p>
          </table:table-cell>
          <table:table-cell table:formula="of:=[.P74]" office:value-type="float" office:value="30839" calcext:value-type="float">
            <text:p>30839</text:p>
          </table:table-cell>
          <table:table-cell table:formula="of:=[.Q74]" office:value-type="float" office:value="16085" calcext:value-type="float">
            <text:p>16085</text:p>
          </table:table-cell>
          <table:table-cell table:formula="of:=[.R74]" office:value-type="float" office:value="24277" calcext:value-type="float">
            <text:p>24277</text:p>
          </table:table-cell>
          <table:table-cell table:formula="of:=[.S74]" office:value-type="float" office:value="30980" calcext:value-type="float">
            <text:p>30980</text:p>
          </table:table-cell>
          <table:table-cell table:formula="of:=[.T74]" office:value-type="float" office:value="16726" calcext:value-type="float">
            <text:p>16726</text:p>
          </table:table-cell>
          <table:table-cell table:formula="of:=[.U74]+[.N74]" office:value-type="float" office:value="49423" calcext:value-type="float">
            <text:p>49423</text:p>
          </table:table-cell>
          <table:table-cell table:formula="of:=[.V74]" office:value-type="float" office:value="6957" calcext:value-type="float">
            <text:p>6957</text:p>
          </table:table-cell>
          <table:table-cell table:formula="of:=[.N74]" office:value-type="float" office:value="29222" calcext:value-type="float">
            <text:p>29222</text:p>
          </table:table-cell>
          <table:table-cell table:formula="of:=SUM([.N75:.V75])" office:value-type="float" office:value="213095" calcext:value-type="float">
            <text:p>2130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5]" office:value-type="float" office:value="398" calcext:value-type="float">
            <text:p>398</text:p>
          </table:table-cell>
          <table:table-cell table:formula="of:=[.D75]" office:value-type="float" office:value="319" calcext:value-type="float">
            <text:p>319</text:p>
          </table:table-cell>
          <table:table-cell table:formula="of:=[.E75]" office:value-type="float" office:value="392" calcext:value-type="float">
            <text:p>392</text:p>
          </table:table-cell>
          <table:table-cell table:formula="of:=[.F75]" office:value-type="float" office:value="420" calcext:value-type="float">
            <text:p>420</text:p>
          </table:table-cell>
          <table:table-cell table:formula="of:=[.G75]" office:value-type="float" office:value="370" calcext:value-type="float">
            <text:p>370</text:p>
          </table:table-cell>
          <table:table-cell table:formula="of:=[.H75]" office:value-type="float" office:value="571" calcext:value-type="float">
            <text:p>571</text:p>
          </table:table-cell>
          <table:table-cell table:formula="of:=[.I75]+[.B75]" office:value-type="float" office:value="424" calcext:value-type="float">
            <text:p>424</text:p>
          </table:table-cell>
          <table:table-cell table:formula="of:=[.J75]" office:value-type="float" office:value="331" calcext:value-type="float">
            <text:p>331</text:p>
          </table:table-cell>
          <table:table-cell table:formula="of:=[.B75]" office:value-type="float" office:value="239" calcext:value-type="float">
            <text:p>239</text:p>
          </table:table-cell>
          <table:table-cell table:formula="of:=SUM([.B76:.J76])" office:value-type="float" office:value="3464" calcext:value-type="float">
            <text:p>346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O75]" office:value-type="float" office:value="30839" calcext:value-type="float">
            <text:p>30839</text:p>
          </table:table-cell>
          <table:table-cell table:formula="of:=[.P75]" office:value-type="float" office:value="16085" calcext:value-type="float">
            <text:p>16085</text:p>
          </table:table-cell>
          <table:table-cell table:formula="of:=[.Q75]" office:value-type="float" office:value="24277" calcext:value-type="float">
            <text:p>24277</text:p>
          </table:table-cell>
          <table:table-cell table:formula="of:=[.R75]" office:value-type="float" office:value="30980" calcext:value-type="float">
            <text:p>30980</text:p>
          </table:table-cell>
          <table:table-cell table:formula="of:=[.S75]" office:value-type="float" office:value="16726" calcext:value-type="float">
            <text:p>16726</text:p>
          </table:table-cell>
          <table:table-cell table:formula="of:=[.T75]" office:value-type="float" office:value="49423" calcext:value-type="float">
            <text:p>49423</text:p>
          </table:table-cell>
          <table:table-cell table:formula="of:=[.U75]+[.N75]" office:value-type="float" office:value="15543" calcext:value-type="float">
            <text:p>15543</text:p>
          </table:table-cell>
          <table:table-cell table:formula="of:=[.V75]" office:value-type="float" office:value="29222" calcext:value-type="float">
            <text:p>29222</text:p>
          </table:table-cell>
          <table:table-cell table:formula="of:=[.N75]" office:value-type="float" office:value="8586" calcext:value-type="float">
            <text:p>8586</text:p>
          </table:table-cell>
          <table:table-cell table:formula="of:=SUM([.N76:.V76])" office:value-type="float" office:value="221681" calcext:value-type="float">
            <text:p>22168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6]" office:value-type="float" office:value="319" calcext:value-type="float">
            <text:p>319</text:p>
          </table:table-cell>
          <table:table-cell table:formula="of:=[.D76]" office:value-type="float" office:value="392" calcext:value-type="float">
            <text:p>392</text:p>
          </table:table-cell>
          <table:table-cell table:formula="of:=[.E76]" office:value-type="float" office:value="420" calcext:value-type="float">
            <text:p>420</text:p>
          </table:table-cell>
          <table:table-cell table:formula="of:=[.F76]" office:value-type="float" office:value="370" calcext:value-type="float">
            <text:p>370</text:p>
          </table:table-cell>
          <table:table-cell table:formula="of:=[.G76]" office:value-type="float" office:value="571" calcext:value-type="float">
            <text:p>571</text:p>
          </table:table-cell>
          <table:table-cell table:formula="of:=[.H76]" office:value-type="float" office:value="424" calcext:value-type="float">
            <text:p>424</text:p>
          </table:table-cell>
          <table:table-cell table:formula="of:=[.I76]+[.B76]" office:value-type="float" office:value="729" calcext:value-type="float">
            <text:p>729</text:p>
          </table:table-cell>
          <table:table-cell table:formula="of:=[.J76]" office:value-type="float" office:value="239" calcext:value-type="float">
            <text:p>239</text:p>
          </table:table-cell>
          <table:table-cell table:formula="of:=[.B76]" office:value-type="float" office:value="398" calcext:value-type="float">
            <text:p>398</text:p>
          </table:table-cell>
          <table:table-cell table:formula="of:=SUM([.B77:.J77])" office:value-type="float" office:value="3862" calcext:value-type="float">
            <text:p>386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O76]" office:value-type="float" office:value="16085" calcext:value-type="float">
            <text:p>16085</text:p>
          </table:table-cell>
          <table:table-cell table:formula="of:=[.P76]" office:value-type="float" office:value="24277" calcext:value-type="float">
            <text:p>24277</text:p>
          </table:table-cell>
          <table:table-cell table:formula="of:=[.Q76]" office:value-type="float" office:value="30980" calcext:value-type="float">
            <text:p>30980</text:p>
          </table:table-cell>
          <table:table-cell table:formula="of:=[.R76]" office:value-type="float" office:value="16726" calcext:value-type="float">
            <text:p>16726</text:p>
          </table:table-cell>
          <table:table-cell table:formula="of:=[.S76]" office:value-type="float" office:value="49423" calcext:value-type="float">
            <text:p>49423</text:p>
          </table:table-cell>
          <table:table-cell table:formula="of:=[.T76]" office:value-type="float" office:value="15543" calcext:value-type="float">
            <text:p>15543</text:p>
          </table:table-cell>
          <table:table-cell table:formula="of:=[.U76]+[.N76]" office:value-type="float" office:value="60061" calcext:value-type="float">
            <text:p>60061</text:p>
          </table:table-cell>
          <table:table-cell table:formula="of:=[.V76]" office:value-type="float" office:value="8586" calcext:value-type="float">
            <text:p>8586</text:p>
          </table:table-cell>
          <table:table-cell table:formula="of:=[.N76]" office:value-type="float" office:value="30839" calcext:value-type="float">
            <text:p>30839</text:p>
          </table:table-cell>
          <table:table-cell table:formula="of:=SUM([.N77:.V77])" office:value-type="float" office:value="252520" calcext:value-type="float">
            <text:p>2525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7]" office:value-type="float" office:value="392" calcext:value-type="float">
            <text:p>392</text:p>
          </table:table-cell>
          <table:table-cell table:formula="of:=[.D77]" office:value-type="float" office:value="420" calcext:value-type="float">
            <text:p>420</text:p>
          </table:table-cell>
          <table:table-cell table:formula="of:=[.E77]" office:value-type="float" office:value="370" calcext:value-type="float">
            <text:p>370</text:p>
          </table:table-cell>
          <table:table-cell table:formula="of:=[.F77]" office:value-type="float" office:value="571" calcext:value-type="float">
            <text:p>571</text:p>
          </table:table-cell>
          <table:table-cell table:formula="of:=[.G77]" office:value-type="float" office:value="424" calcext:value-type="float">
            <text:p>424</text:p>
          </table:table-cell>
          <table:table-cell table:formula="of:=[.H77]" office:value-type="float" office:value="729" calcext:value-type="float">
            <text:p>729</text:p>
          </table:table-cell>
          <table:table-cell table:formula="of:=[.I77]+[.B77]" office:value-type="float" office:value="558" calcext:value-type="float">
            <text:p>558</text:p>
          </table:table-cell>
          <table:table-cell table:formula="of:=[.J77]" office:value-type="float" office:value="398" calcext:value-type="float">
            <text:p>398</text:p>
          </table:table-cell>
          <table:table-cell table:formula="of:=[.B77]" office:value-type="float" office:value="319" calcext:value-type="float">
            <text:p>319</text:p>
          </table:table-cell>
          <table:table-cell table:formula="of:=SUM([.B78:.J78])" office:value-type="float" office:value="4181" calcext:value-type="float">
            <text:p>41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O77]" office:value-type="float" office:value="24277" calcext:value-type="float">
            <text:p>24277</text:p>
          </table:table-cell>
          <table:table-cell table:formula="of:=[.P77]" office:value-type="float" office:value="30980" calcext:value-type="float">
            <text:p>30980</text:p>
          </table:table-cell>
          <table:table-cell table:formula="of:=[.Q77]" office:value-type="float" office:value="16726" calcext:value-type="float">
            <text:p>16726</text:p>
          </table:table-cell>
          <table:table-cell table:formula="of:=[.R77]" office:value-type="float" office:value="49423" calcext:value-type="float">
            <text:p>49423</text:p>
          </table:table-cell>
          <table:table-cell table:formula="of:=[.S77]" office:value-type="float" office:value="15543" calcext:value-type="float">
            <text:p>15543</text:p>
          </table:table-cell>
          <table:table-cell table:formula="of:=[.T77]" office:value-type="float" office:value="60061" calcext:value-type="float">
            <text:p>60061</text:p>
          </table:table-cell>
          <table:table-cell table:formula="of:=[.U77]+[.N77]" office:value-type="float" office:value="24671" calcext:value-type="float">
            <text:p>24671</text:p>
          </table:table-cell>
          <table:table-cell table:formula="of:=[.V77]" office:value-type="float" office:value="30839" calcext:value-type="float">
            <text:p>30839</text:p>
          </table:table-cell>
          <table:table-cell table:formula="of:=[.N77]" office:value-type="float" office:value="16085" calcext:value-type="float">
            <text:p>16085</text:p>
          </table:table-cell>
          <table:table-cell table:formula="of:=SUM([.N78:.V78])" office:value-type="float" office:value="268605" calcext:value-type="float">
            <text:p>2686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8]" office:value-type="float" office:value="420" calcext:value-type="float">
            <text:p>420</text:p>
          </table:table-cell>
          <table:table-cell table:formula="of:=[.D78]" office:value-type="float" office:value="370" calcext:value-type="float">
            <text:p>370</text:p>
          </table:table-cell>
          <table:table-cell table:formula="of:=[.E78]" office:value-type="float" office:value="571" calcext:value-type="float">
            <text:p>571</text:p>
          </table:table-cell>
          <table:table-cell table:formula="of:=[.F78]" office:value-type="float" office:value="424" calcext:value-type="float">
            <text:p>424</text:p>
          </table:table-cell>
          <table:table-cell table:formula="of:=[.G78]" office:value-type="float" office:value="729" calcext:value-type="float">
            <text:p>729</text:p>
          </table:table-cell>
          <table:table-cell table:formula="of:=[.H78]" office:value-type="float" office:value="558" calcext:value-type="float">
            <text:p>558</text:p>
          </table:table-cell>
          <table:table-cell table:formula="of:=[.I78]+[.B78]" office:value-type="float" office:value="790" calcext:value-type="float">
            <text:p>790</text:p>
          </table:table-cell>
          <table:table-cell table:formula="of:=[.J78]" office:value-type="float" office:value="319" calcext:value-type="float">
            <text:p>319</text:p>
          </table:table-cell>
          <table:table-cell table:formula="of:=[.B78]" office:value-type="float" office:value="392" calcext:value-type="float">
            <text:p>392</text:p>
          </table:table-cell>
          <table:table-cell table:formula="of:=SUM([.B79:.J79])" office:value-type="float" office:value="4573" calcext:value-type="float">
            <text:p>457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O78]" office:value-type="float" office:value="30980" calcext:value-type="float">
            <text:p>30980</text:p>
          </table:table-cell>
          <table:table-cell table:formula="of:=[.P78]" office:value-type="float" office:value="16726" calcext:value-type="float">
            <text:p>16726</text:p>
          </table:table-cell>
          <table:table-cell table:formula="of:=[.Q78]" office:value-type="float" office:value="49423" calcext:value-type="float">
            <text:p>49423</text:p>
          </table:table-cell>
          <table:table-cell table:formula="of:=[.R78]" office:value-type="float" office:value="15543" calcext:value-type="float">
            <text:p>15543</text:p>
          </table:table-cell>
          <table:table-cell table:formula="of:=[.S78]" office:value-type="float" office:value="60061" calcext:value-type="float">
            <text:p>60061</text:p>
          </table:table-cell>
          <table:table-cell table:formula="of:=[.T78]" office:value-type="float" office:value="24671" calcext:value-type="float">
            <text:p>24671</text:p>
          </table:table-cell>
          <table:table-cell table:formula="of:=[.U78]+[.N78]" office:value-type="float" office:value="55116" calcext:value-type="float">
            <text:p>55116</text:p>
          </table:table-cell>
          <table:table-cell table:formula="of:=[.V78]" office:value-type="float" office:value="16085" calcext:value-type="float">
            <text:p>16085</text:p>
          </table:table-cell>
          <table:table-cell table:formula="of:=[.N78]" office:value-type="float" office:value="24277" calcext:value-type="float">
            <text:p>24277</text:p>
          </table:table-cell>
          <table:table-cell table:formula="of:=SUM([.N79:.V79])" office:value-type="float" office:value="292882" calcext:value-type="float">
            <text:p>2928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79]" office:value-type="float" office:value="370" calcext:value-type="float">
            <text:p>370</text:p>
          </table:table-cell>
          <table:table-cell table:formula="of:=[.D79]" office:value-type="float" office:value="571" calcext:value-type="float">
            <text:p>571</text:p>
          </table:table-cell>
          <table:table-cell table:formula="of:=[.E79]" office:value-type="float" office:value="424" calcext:value-type="float">
            <text:p>424</text:p>
          </table:table-cell>
          <table:table-cell table:formula="of:=[.F79]" office:value-type="float" office:value="729" calcext:value-type="float">
            <text:p>729</text:p>
          </table:table-cell>
          <table:table-cell table:formula="of:=[.G79]" office:value-type="float" office:value="558" calcext:value-type="float">
            <text:p>558</text:p>
          </table:table-cell>
          <table:table-cell table:formula="of:=[.H79]" office:value-type="float" office:value="790" calcext:value-type="float">
            <text:p>790</text:p>
          </table:table-cell>
          <table:table-cell table:formula="of:=[.I79]+[.B79]" office:value-type="float" office:value="739" calcext:value-type="float">
            <text:p>739</text:p>
          </table:table-cell>
          <table:table-cell table:formula="of:=[.J79]" office:value-type="float" office:value="392" calcext:value-type="float">
            <text:p>392</text:p>
          </table:table-cell>
          <table:table-cell table:formula="of:=[.B79]" office:value-type="float" office:value="420" calcext:value-type="float">
            <text:p>420</text:p>
          </table:table-cell>
          <table:table-cell table:formula="of:=SUM([.B80:.J80])" office:value-type="float" office:value="4993" calcext:value-type="float">
            <text:p>49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O79]" office:value-type="float" office:value="16726" calcext:value-type="float">
            <text:p>16726</text:p>
          </table:table-cell>
          <table:table-cell table:formula="of:=[.P79]" office:value-type="float" office:value="49423" calcext:value-type="float">
            <text:p>49423</text:p>
          </table:table-cell>
          <table:table-cell table:formula="of:=[.Q79]" office:value-type="float" office:value="15543" calcext:value-type="float">
            <text:p>15543</text:p>
          </table:table-cell>
          <table:table-cell table:formula="of:=[.R79]" office:value-type="float" office:value="60061" calcext:value-type="float">
            <text:p>60061</text:p>
          </table:table-cell>
          <table:table-cell table:formula="of:=[.S79]" office:value-type="float" office:value="24671" calcext:value-type="float">
            <text:p>24671</text:p>
          </table:table-cell>
          <table:table-cell table:formula="of:=[.T79]" office:value-type="float" office:value="55116" calcext:value-type="float">
            <text:p>55116</text:p>
          </table:table-cell>
          <table:table-cell table:formula="of:=[.U79]+[.N79]" office:value-type="float" office:value="47065" calcext:value-type="float">
            <text:p>47065</text:p>
          </table:table-cell>
          <table:table-cell table:formula="of:=[.V79]" office:value-type="float" office:value="24277" calcext:value-type="float">
            <text:p>24277</text:p>
          </table:table-cell>
          <table:table-cell table:formula="of:=[.N79]" office:value-type="float" office:value="30980" calcext:value-type="float">
            <text:p>30980</text:p>
          </table:table-cell>
          <table:table-cell table:formula="of:=SUM([.N80:.V80])" office:value-type="float" office:value="323862" calcext:value-type="float">
            <text:p>3238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0]" office:value-type="float" office:value="571" calcext:value-type="float">
            <text:p>571</text:p>
          </table:table-cell>
          <table:table-cell table:formula="of:=[.D80]" office:value-type="float" office:value="424" calcext:value-type="float">
            <text:p>424</text:p>
          </table:table-cell>
          <table:table-cell table:formula="of:=[.E80]" office:value-type="float" office:value="729" calcext:value-type="float">
            <text:p>729</text:p>
          </table:table-cell>
          <table:table-cell table:formula="of:=[.F80]" office:value-type="float" office:value="558" calcext:value-type="float">
            <text:p>558</text:p>
          </table:table-cell>
          <table:table-cell table:formula="of:=[.G80]" office:value-type="float" office:value="790" calcext:value-type="float">
            <text:p>790</text:p>
          </table:table-cell>
          <table:table-cell table:formula="of:=[.H80]" office:value-type="float" office:value="739" calcext:value-type="float">
            <text:p>739</text:p>
          </table:table-cell>
          <table:table-cell table:formula="of:=[.I80]+[.B80]" office:value-type="float" office:value="762" calcext:value-type="float">
            <text:p>762</text:p>
          </table:table-cell>
          <table:table-cell table:formula="of:=[.J80]" office:value-type="float" office:value="420" calcext:value-type="float">
            <text:p>420</text:p>
          </table:table-cell>
          <table:table-cell table:formula="of:=[.B80]" office:value-type="float" office:value="370" calcext:value-type="float">
            <text:p>370</text:p>
          </table:table-cell>
          <table:table-cell table:formula="of:=SUM([.B81:.J81])" office:value-type="float" office:value="5363" calcext:value-type="float">
            <text:p>536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O80]" office:value-type="float" office:value="49423" calcext:value-type="float">
            <text:p>49423</text:p>
          </table:table-cell>
          <table:table-cell table:formula="of:=[.P80]" office:value-type="float" office:value="15543" calcext:value-type="float">
            <text:p>15543</text:p>
          </table:table-cell>
          <table:table-cell table:formula="of:=[.Q80]" office:value-type="float" office:value="60061" calcext:value-type="float">
            <text:p>60061</text:p>
          </table:table-cell>
          <table:table-cell table:formula="of:=[.R80]" office:value-type="float" office:value="24671" calcext:value-type="float">
            <text:p>24671</text:p>
          </table:table-cell>
          <table:table-cell table:formula="of:=[.S80]" office:value-type="float" office:value="55116" calcext:value-type="float">
            <text:p>55116</text:p>
          </table:table-cell>
          <table:table-cell table:formula="of:=[.T80]" office:value-type="float" office:value="47065" calcext:value-type="float">
            <text:p>47065</text:p>
          </table:table-cell>
          <table:table-cell table:formula="of:=[.U80]+[.N80]" office:value-type="float" office:value="41003" calcext:value-type="float">
            <text:p>41003</text:p>
          </table:table-cell>
          <table:table-cell table:formula="of:=[.V80]" office:value-type="float" office:value="30980" calcext:value-type="float">
            <text:p>30980</text:p>
          </table:table-cell>
          <table:table-cell table:formula="of:=[.N80]" office:value-type="float" office:value="16726" calcext:value-type="float">
            <text:p>16726</text:p>
          </table:table-cell>
          <table:table-cell table:formula="of:=SUM([.N81:.V81])" office:value-type="float" office:value="340588" calcext:value-type="float">
            <text:p>3405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1]" office:value-type="float" office:value="424" calcext:value-type="float">
            <text:p>424</text:p>
          </table:table-cell>
          <table:table-cell table:formula="of:=[.D81]" office:value-type="float" office:value="729" calcext:value-type="float">
            <text:p>729</text:p>
          </table:table-cell>
          <table:table-cell table:formula="of:=[.E81]" office:value-type="float" office:value="558" calcext:value-type="float">
            <text:p>558</text:p>
          </table:table-cell>
          <table:table-cell table:formula="of:=[.F81]" office:value-type="float" office:value="790" calcext:value-type="float">
            <text:p>790</text:p>
          </table:table-cell>
          <table:table-cell table:formula="of:=[.G81]" office:value-type="float" office:value="739" calcext:value-type="float">
            <text:p>739</text:p>
          </table:table-cell>
          <table:table-cell table:formula="of:=[.H81]" office:value-type="float" office:value="762" calcext:value-type="float">
            <text:p>762</text:p>
          </table:table-cell>
          <table:table-cell table:formula="of:=[.I81]+[.B81]" office:value-type="float" office:value="991" calcext:value-type="float">
            <text:p>991</text:p>
          </table:table-cell>
          <table:table-cell table:formula="of:=[.J81]" office:value-type="float" office:value="370" calcext:value-type="float">
            <text:p>370</text:p>
          </table:table-cell>
          <table:table-cell table:formula="of:=[.B81]" office:value-type="float" office:value="571" calcext:value-type="float">
            <text:p>571</text:p>
          </table:table-cell>
          <table:table-cell table:formula="of:=SUM([.B82:.J82])" office:value-type="float" office:value="5934" calcext:value-type="float">
            <text:p>593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1]" office:value-type="float" office:value="15543" calcext:value-type="float">
            <text:p>15543</text:p>
          </table:table-cell>
          <table:table-cell table:formula="of:=[.P81]" office:value-type="float" office:value="60061" calcext:value-type="float">
            <text:p>60061</text:p>
          </table:table-cell>
          <table:table-cell table:formula="of:=[.Q81]" office:value-type="float" office:value="24671" calcext:value-type="float">
            <text:p>24671</text:p>
          </table:table-cell>
          <table:table-cell table:formula="of:=[.R81]" office:value-type="float" office:value="55116" calcext:value-type="float">
            <text:p>55116</text:p>
          </table:table-cell>
          <table:table-cell table:formula="of:=[.S81]" office:value-type="float" office:value="47065" calcext:value-type="float">
            <text:p>47065</text:p>
          </table:table-cell>
          <table:table-cell table:formula="of:=[.T81]" office:value-type="float" office:value="41003" calcext:value-type="float">
            <text:p>41003</text:p>
          </table:table-cell>
          <table:table-cell table:formula="of:=[.U81]+[.N81]" office:value-type="float" office:value="80403" calcext:value-type="float">
            <text:p>80403</text:p>
          </table:table-cell>
          <table:table-cell table:formula="of:=[.V81]" office:value-type="float" office:value="16726" calcext:value-type="float">
            <text:p>16726</text:p>
          </table:table-cell>
          <table:table-cell table:formula="of:=[.N81]" office:value-type="float" office:value="49423" calcext:value-type="float">
            <text:p>49423</text:p>
          </table:table-cell>
          <table:table-cell table:formula="of:=SUM([.N82:.V82])" office:value-type="float" office:value="390011" calcext:value-type="float">
            <text:p>3900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2]" office:value-type="float" office:value="729" calcext:value-type="float">
            <text:p>729</text:p>
          </table:table-cell>
          <table:table-cell table:formula="of:=[.D82]" office:value-type="float" office:value="558" calcext:value-type="float">
            <text:p>558</text:p>
          </table:table-cell>
          <table:table-cell table:formula="of:=[.E82]" office:value-type="float" office:value="790" calcext:value-type="float">
            <text:p>790</text:p>
          </table:table-cell>
          <table:table-cell table:formula="of:=[.F82]" office:value-type="float" office:value="739" calcext:value-type="float">
            <text:p>739</text:p>
          </table:table-cell>
          <table:table-cell table:formula="of:=[.G82]" office:value-type="float" office:value="762" calcext:value-type="float">
            <text:p>762</text:p>
          </table:table-cell>
          <table:table-cell table:formula="of:=[.H82]" office:value-type="float" office:value="991" calcext:value-type="float">
            <text:p>991</text:p>
          </table:table-cell>
          <table:table-cell table:formula="of:=[.I82]+[.B82]" office:value-type="float" office:value="794" calcext:value-type="float">
            <text:p>794</text:p>
          </table:table-cell>
          <table:table-cell table:formula="of:=[.J82]" office:value-type="float" office:value="571" calcext:value-type="float">
            <text:p>571</text:p>
          </table:table-cell>
          <table:table-cell table:formula="of:=[.B82]" office:value-type="float" office:value="424" calcext:value-type="float">
            <text:p>424</text:p>
          </table:table-cell>
          <table:table-cell table:formula="of:=SUM([.B83:.J83])" office:value-type="float" office:value="6358" calcext:value-type="float">
            <text:p>635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O82]" office:value-type="float" office:value="60061" calcext:value-type="float">
            <text:p>60061</text:p>
          </table:table-cell>
          <table:table-cell table:formula="of:=[.P82]" office:value-type="float" office:value="24671" calcext:value-type="float">
            <text:p>24671</text:p>
          </table:table-cell>
          <table:table-cell table:formula="of:=[.Q82]" office:value-type="float" office:value="55116" calcext:value-type="float">
            <text:p>55116</text:p>
          </table:table-cell>
          <table:table-cell table:formula="of:=[.R82]" office:value-type="float" office:value="47065" calcext:value-type="float">
            <text:p>47065</text:p>
          </table:table-cell>
          <table:table-cell table:formula="of:=[.S82]" office:value-type="float" office:value="41003" calcext:value-type="float">
            <text:p>41003</text:p>
          </table:table-cell>
          <table:table-cell table:formula="of:=[.T82]" office:value-type="float" office:value="80403" calcext:value-type="float">
            <text:p>80403</text:p>
          </table:table-cell>
          <table:table-cell table:formula="of:=[.U82]+[.N82]" office:value-type="float" office:value="32269" calcext:value-type="float">
            <text:p>32269</text:p>
          </table:table-cell>
          <table:table-cell table:formula="of:=[.V82]" office:value-type="float" office:value="49423" calcext:value-type="float">
            <text:p>49423</text:p>
          </table:table-cell>
          <table:table-cell table:formula="of:=[.N82]" office:value-type="float" office:value="15543" calcext:value-type="float">
            <text:p>15543</text:p>
          </table:table-cell>
          <table:table-cell table:formula="of:=SUM([.N83:.V83])" office:value-type="float" office:value="405554" calcext:value-type="float">
            <text:p>4055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3]" office:value-type="float" office:value="558" calcext:value-type="float">
            <text:p>558</text:p>
          </table:table-cell>
          <table:table-cell table:formula="of:=[.D83]" office:value-type="float" office:value="790" calcext:value-type="float">
            <text:p>790</text:p>
          </table:table-cell>
          <table:table-cell table:formula="of:=[.E83]" office:value-type="float" office:value="739" calcext:value-type="float">
            <text:p>739</text:p>
          </table:table-cell>
          <table:table-cell table:formula="of:=[.F83]" office:value-type="float" office:value="762" calcext:value-type="float">
            <text:p>762</text:p>
          </table:table-cell>
          <table:table-cell table:formula="of:=[.G83]" office:value-type="float" office:value="991" calcext:value-type="float">
            <text:p>991</text:p>
          </table:table-cell>
          <table:table-cell table:formula="of:=[.H83]" office:value-type="float" office:value="794" calcext:value-type="float">
            <text:p>794</text:p>
          </table:table-cell>
          <table:table-cell table:formula="of:=[.I83]+[.B83]" office:value-type="float" office:value="1300" calcext:value-type="float">
            <text:p>1300</text:p>
          </table:table-cell>
          <table:table-cell table:formula="of:=[.J83]" office:value-type="float" office:value="424" calcext:value-type="float">
            <text:p>424</text:p>
          </table:table-cell>
          <table:table-cell table:formula="of:=[.B83]" office:value-type="float" office:value="729" calcext:value-type="float">
            <text:p>729</text:p>
          </table:table-cell>
          <table:table-cell table:formula="of:=SUM([.B84:.J84])" office:value-type="float" office:value="7087" calcext:value-type="float">
            <text:p>70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O83]" office:value-type="float" office:value="24671" calcext:value-type="float">
            <text:p>24671</text:p>
          </table:table-cell>
          <table:table-cell table:formula="of:=[.P83]" office:value-type="float" office:value="55116" calcext:value-type="float">
            <text:p>55116</text:p>
          </table:table-cell>
          <table:table-cell table:formula="of:=[.Q83]" office:value-type="float" office:value="47065" calcext:value-type="float">
            <text:p>47065</text:p>
          </table:table-cell>
          <table:table-cell table:formula="of:=[.R83]" office:value-type="float" office:value="41003" calcext:value-type="float">
            <text:p>41003</text:p>
          </table:table-cell>
          <table:table-cell table:formula="of:=[.S83]" office:value-type="float" office:value="80403" calcext:value-type="float">
            <text:p>80403</text:p>
          </table:table-cell>
          <table:table-cell table:formula="of:=[.T83]" office:value-type="float" office:value="32269" calcext:value-type="float">
            <text:p>32269</text:p>
          </table:table-cell>
          <table:table-cell table:formula="of:=[.U83]+[.N83]" office:value-type="float" office:value="109484" calcext:value-type="float">
            <text:p>109484</text:p>
          </table:table-cell>
          <table:table-cell table:formula="of:=[.V83]" office:value-type="float" office:value="15543" calcext:value-type="float">
            <text:p>15543</text:p>
          </table:table-cell>
          <table:table-cell table:formula="of:=[.N83]" office:value-type="float" office:value="60061" calcext:value-type="float">
            <text:p>60061</text:p>
          </table:table-cell>
          <table:table-cell table:formula="of:=SUM([.N84:.V84])" office:value-type="float" office:value="465615" calcext:value-type="float">
            <text:p>4656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4]" office:value-type="float" office:value="790" calcext:value-type="float">
            <text:p>790</text:p>
          </table:table-cell>
          <table:table-cell table:formula="of:=[.D84]" office:value-type="float" office:value="739" calcext:value-type="float">
            <text:p>739</text:p>
          </table:table-cell>
          <table:table-cell table:formula="of:=[.E84]" office:value-type="float" office:value="762" calcext:value-type="float">
            <text:p>762</text:p>
          </table:table-cell>
          <table:table-cell table:formula="of:=[.F84]" office:value-type="float" office:value="991" calcext:value-type="float">
            <text:p>991</text:p>
          </table:table-cell>
          <table:table-cell table:formula="of:=[.G84]" office:value-type="float" office:value="794" calcext:value-type="float">
            <text:p>794</text:p>
          </table:table-cell>
          <table:table-cell table:formula="of:=[.H84]" office:value-type="float" office:value="1300" calcext:value-type="float">
            <text:p>1300</text:p>
          </table:table-cell>
          <table:table-cell table:formula="of:=[.I84]+[.B84]" office:value-type="float" office:value="982" calcext:value-type="float">
            <text:p>982</text:p>
          </table:table-cell>
          <table:table-cell table:formula="of:=[.J84]" office:value-type="float" office:value="729" calcext:value-type="float">
            <text:p>729</text:p>
          </table:table-cell>
          <table:table-cell table:formula="of:=[.B84]" office:value-type="float" office:value="558" calcext:value-type="float">
            <text:p>558</text:p>
          </table:table-cell>
          <table:table-cell table:formula="of:=SUM([.B85:.J85])" office:value-type="float" office:value="7645" calcext:value-type="float">
            <text:p>7645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O84]" office:value-type="float" office:value="55116" calcext:value-type="float">
            <text:p>55116</text:p>
          </table:table-cell>
          <table:table-cell table:formula="of:=[.P84]" office:value-type="float" office:value="47065" calcext:value-type="float">
            <text:p>47065</text:p>
          </table:table-cell>
          <table:table-cell table:formula="of:=[.Q84]" office:value-type="float" office:value="41003" calcext:value-type="float">
            <text:p>41003</text:p>
          </table:table-cell>
          <table:table-cell table:formula="of:=[.R84]" office:value-type="float" office:value="80403" calcext:value-type="float">
            <text:p>80403</text:p>
          </table:table-cell>
          <table:table-cell table:formula="of:=[.S84]" office:value-type="float" office:value="32269" calcext:value-type="float">
            <text:p>32269</text:p>
          </table:table-cell>
          <table:table-cell table:formula="of:=[.T84]" office:value-type="float" office:value="109484" calcext:value-type="float">
            <text:p>109484</text:p>
          </table:table-cell>
          <table:table-cell table:formula="of:=[.U84]+[.N84]" office:value-type="float" office:value="40214" calcext:value-type="float">
            <text:p>40214</text:p>
          </table:table-cell>
          <table:table-cell table:formula="of:=[.V84]" office:value-type="float" office:value="60061" calcext:value-type="float">
            <text:p>60061</text:p>
          </table:table-cell>
          <table:table-cell table:formula="of:=[.N84]" office:value-type="float" office:value="24671" calcext:value-type="float">
            <text:p>24671</text:p>
          </table:table-cell>
          <table:table-cell table:formula="of:=SUM([.N85:.V85])" office:value-type="float" office:value="490286" calcext:value-type="float">
            <text:p>490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5]" office:value-type="float" office:value="739" calcext:value-type="float">
            <text:p>739</text:p>
          </table:table-cell>
          <table:table-cell table:formula="of:=[.D85]" office:value-type="float" office:value="762" calcext:value-type="float">
            <text:p>762</text:p>
          </table:table-cell>
          <table:table-cell table:formula="of:=[.E85]" office:value-type="float" office:value="991" calcext:value-type="float">
            <text:p>991</text:p>
          </table:table-cell>
          <table:table-cell table:formula="of:=[.F85]" office:value-type="float" office:value="794" calcext:value-type="float">
            <text:p>794</text:p>
          </table:table-cell>
          <table:table-cell table:formula="of:=[.G85]" office:value-type="float" office:value="1300" calcext:value-type="float">
            <text:p>1300</text:p>
          </table:table-cell>
          <table:table-cell table:formula="of:=[.H85]" office:value-type="float" office:value="982" calcext:value-type="float">
            <text:p>982</text:p>
          </table:table-cell>
          <table:table-cell table:formula="of:=[.I85]+[.B85]" office:value-type="float" office:value="1519" calcext:value-type="float">
            <text:p>1519</text:p>
          </table:table-cell>
          <table:table-cell table:formula="of:=[.J85]" office:value-type="float" office:value="558" calcext:value-type="float">
            <text:p>558</text:p>
          </table:table-cell>
          <table:table-cell table:formula="of:=[.B85]" office:value-type="float" office:value="790" calcext:value-type="float">
            <text:p>790</text:p>
          </table:table-cell>
          <table:table-cell table:formula="of:=SUM([.B86:.J86])" office:value-type="float" office:value="8435" calcext:value-type="float">
            <text:p>843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O85]" office:value-type="float" office:value="47065" calcext:value-type="float">
            <text:p>47065</text:p>
          </table:table-cell>
          <table:table-cell table:formula="of:=[.P85]" office:value-type="float" office:value="41003" calcext:value-type="float">
            <text:p>41003</text:p>
          </table:table-cell>
          <table:table-cell table:formula="of:=[.Q85]" office:value-type="float" office:value="80403" calcext:value-type="float">
            <text:p>80403</text:p>
          </table:table-cell>
          <table:table-cell table:formula="of:=[.R85]" office:value-type="float" office:value="32269" calcext:value-type="float">
            <text:p>32269</text:p>
          </table:table-cell>
          <table:table-cell table:formula="of:=[.S85]" office:value-type="float" office:value="109484" calcext:value-type="float">
            <text:p>109484</text:p>
          </table:table-cell>
          <table:table-cell table:formula="of:=[.T85]" office:value-type="float" office:value="40214" calcext:value-type="float">
            <text:p>40214</text:p>
          </table:table-cell>
          <table:table-cell table:formula="of:=[.U85]+[.N85]" office:value-type="float" office:value="115177" calcext:value-type="float">
            <text:p>115177</text:p>
          </table:table-cell>
          <table:table-cell table:formula="of:=[.V85]" office:value-type="float" office:value="24671" calcext:value-type="float">
            <text:p>24671</text:p>
          </table:table-cell>
          <table:table-cell table:formula="of:=[.N85]" office:value-type="float" office:value="55116" calcext:value-type="float">
            <text:p>55116</text:p>
          </table:table-cell>
          <table:table-cell table:formula="of:=SUM([.N86:.V86])" office:value-type="float" office:value="545402" calcext:value-type="float">
            <text:p>5454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6]" office:value-type="float" office:value="762" calcext:value-type="float">
            <text:p>762</text:p>
          </table:table-cell>
          <table:table-cell table:formula="of:=[.D86]" office:value-type="float" office:value="991" calcext:value-type="float">
            <text:p>991</text:p>
          </table:table-cell>
          <table:table-cell table:formula="of:=[.E86]" office:value-type="float" office:value="794" calcext:value-type="float">
            <text:p>794</text:p>
          </table:table-cell>
          <table:table-cell table:formula="of:=[.F86]" office:value-type="float" office:value="1300" calcext:value-type="float">
            <text:p>1300</text:p>
          </table:table-cell>
          <table:table-cell table:formula="of:=[.G86]" office:value-type="float" office:value="982" calcext:value-type="float">
            <text:p>982</text:p>
          </table:table-cell>
          <table:table-cell table:formula="of:=[.H86]" office:value-type="float" office:value="1519" calcext:value-type="float">
            <text:p>1519</text:p>
          </table:table-cell>
          <table:table-cell table:formula="of:=[.I86]+[.B86]" office:value-type="float" office:value="1297" calcext:value-type="float">
            <text:p>1297</text:p>
          </table:table-cell>
          <table:table-cell table:formula="of:=[.J86]" office:value-type="float" office:value="790" calcext:value-type="float">
            <text:p>790</text:p>
          </table:table-cell>
          <table:table-cell table:formula="of:=[.B86]" office:value-type="float" office:value="739" calcext:value-type="float">
            <text:p>739</text:p>
          </table:table-cell>
          <table:table-cell table:formula="of:=SUM([.B87:.J87])" office:value-type="float" office:value="9174" calcext:value-type="float">
            <text:p>917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O86]" office:value-type="float" office:value="41003" calcext:value-type="float">
            <text:p>41003</text:p>
          </table:table-cell>
          <table:table-cell table:formula="of:=[.P86]" office:value-type="float" office:value="80403" calcext:value-type="float">
            <text:p>80403</text:p>
          </table:table-cell>
          <table:table-cell table:formula="of:=[.Q86]" office:value-type="float" office:value="32269" calcext:value-type="float">
            <text:p>32269</text:p>
          </table:table-cell>
          <table:table-cell table:formula="of:=[.R86]" office:value-type="float" office:value="109484" calcext:value-type="float">
            <text:p>109484</text:p>
          </table:table-cell>
          <table:table-cell table:formula="of:=[.S86]" office:value-type="float" office:value="40214" calcext:value-type="float">
            <text:p>40214</text:p>
          </table:table-cell>
          <table:table-cell table:formula="of:=[.T86]" office:value-type="float" office:value="115177" calcext:value-type="float">
            <text:p>115177</text:p>
          </table:table-cell>
          <table:table-cell table:formula="of:=[.U86]+[.N86]" office:value-type="float" office:value="71736" calcext:value-type="float">
            <text:p>71736</text:p>
          </table:table-cell>
          <table:table-cell table:formula="of:=[.V86]" office:value-type="float" office:value="55116" calcext:value-type="float">
            <text:p>55116</text:p>
          </table:table-cell>
          <table:table-cell table:formula="of:=[.N86]" office:value-type="float" office:value="47065" calcext:value-type="float">
            <text:p>47065</text:p>
          </table:table-cell>
          <table:table-cell table:formula="of:=SUM([.N87:.V87])" office:value-type="float" office:value="592467" calcext:value-type="float">
            <text:p>5924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87]" office:value-type="float" office:value="991" calcext:value-type="float">
            <text:p>991</text:p>
          </table:table-cell>
          <table:table-cell table:formula="of:=[.D87]" office:value-type="float" office:value="794" calcext:value-type="float">
            <text:p>794</text:p>
          </table:table-cell>
          <table:table-cell table:formula="of:=[.E87]" office:value-type="float" office:value="1300" calcext:value-type="float">
            <text:p>1300</text:p>
          </table:table-cell>
          <table:table-cell table:formula="of:=[.F87]" office:value-type="float" office:value="982" calcext:value-type="float">
            <text:p>982</text:p>
          </table:table-cell>
          <table:table-cell table:formula="of:=[.G87]" office:value-type="float" office:value="1519" calcext:value-type="float">
            <text:p>1519</text:p>
          </table:table-cell>
          <table:table-cell table:formula="of:=[.H87]" office:value-type="float" office:value="1297" calcext:value-type="float">
            <text:p>1297</text:p>
          </table:table-cell>
          <table:table-cell table:formula="of:=[.I87]+[.B87]" office:value-type="float" office:value="1552" calcext:value-type="float">
            <text:p>1552</text:p>
          </table:table-cell>
          <table:table-cell table:formula="of:=[.J87]" office:value-type="float" office:value="739" calcext:value-type="float">
            <text:p>739</text:p>
          </table:table-cell>
          <table:table-cell table:formula="of:=[.B87]" office:value-type="float" office:value="762" calcext:value-type="float">
            <text:p>762</text:p>
          </table:table-cell>
          <table:table-cell table:formula="of:=SUM([.B88:.J88])" office:value-type="float" office:value="9936" calcext:value-type="float">
            <text:p>993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O87]" office:value-type="float" office:value="80403" calcext:value-type="float">
            <text:p>80403</text:p>
          </table:table-cell>
          <table:table-cell table:formula="of:=[.P87]" office:value-type="float" office:value="32269" calcext:value-type="float">
            <text:p>32269</text:p>
          </table:table-cell>
          <table:table-cell table:formula="of:=[.Q87]" office:value-type="float" office:value="109484" calcext:value-type="float">
            <text:p>109484</text:p>
          </table:table-cell>
          <table:table-cell table:formula="of:=[.R87]" office:value-type="float" office:value="40214" calcext:value-type="float">
            <text:p>40214</text:p>
          </table:table-cell>
          <table:table-cell table:formula="of:=[.S87]" office:value-type="float" office:value="115177" calcext:value-type="float">
            <text:p>115177</text:p>
          </table:table-cell>
          <table:table-cell table:formula="of:=[.T87]" office:value-type="float" office:value="71736" calcext:value-type="float">
            <text:p>71736</text:p>
          </table:table-cell>
          <table:table-cell table:formula="of:=[.U87]+[.N87]" office:value-type="float" office:value="96119" calcext:value-type="float">
            <text:p>96119</text:p>
          </table:table-cell>
          <table:table-cell table:formula="of:=[.V87]" office:value-type="float" office:value="47065" calcext:value-type="float">
            <text:p>47065</text:p>
          </table:table-cell>
          <table:table-cell table:formula="of:=[.N87]" office:value-type="float" office:value="41003" calcext:value-type="float">
            <text:p>41003</text:p>
          </table:table-cell>
          <table:table-cell table:formula="of:=SUM([.N88:.V88])" office:value-type="float" office:value="633470" calcext:value-type="float">
            <text:p>6334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88]" office:value-type="float" office:value="794" calcext:value-type="float">
            <text:p>794</text:p>
          </table:table-cell>
          <table:table-cell table:formula="of:=[.D88]" office:value-type="float" office:value="1300" calcext:value-type="float">
            <text:p>1300</text:p>
          </table:table-cell>
          <table:table-cell table:formula="of:=[.E88]" office:value-type="float" office:value="982" calcext:value-type="float">
            <text:p>982</text:p>
          </table:table-cell>
          <table:table-cell table:formula="of:=[.F88]" office:value-type="float" office:value="1519" calcext:value-type="float">
            <text:p>1519</text:p>
          </table:table-cell>
          <table:table-cell table:formula="of:=[.G88]" office:value-type="float" office:value="1297" calcext:value-type="float">
            <text:p>1297</text:p>
          </table:table-cell>
          <table:table-cell table:formula="of:=[.H88]" office:value-type="float" office:value="1552" calcext:value-type="float">
            <text:p>1552</text:p>
          </table:table-cell>
          <table:table-cell table:formula="of:=[.I88]+[.B88]" office:value-type="float" office:value="1730" calcext:value-type="float">
            <text:p>1730</text:p>
          </table:table-cell>
          <table:table-cell table:formula="of:=[.J88]" office:value-type="float" office:value="762" calcext:value-type="float">
            <text:p>762</text:p>
          </table:table-cell>
          <table:table-cell table:formula="of:=[.B88]" office:value-type="float" office:value="991" calcext:value-type="float">
            <text:p>991</text:p>
          </table:table-cell>
          <table:table-cell table:formula="of:=SUM([.B89:.J89])" office:value-type="float" office:value="10927" calcext:value-type="float">
            <text:p>1092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O88]" office:value-type="float" office:value="32269" calcext:value-type="float">
            <text:p>32269</text:p>
          </table:table-cell>
          <table:table-cell table:formula="of:=[.P88]" office:value-type="float" office:value="109484" calcext:value-type="float">
            <text:p>109484</text:p>
          </table:table-cell>
          <table:table-cell table:formula="of:=[.Q88]" office:value-type="float" office:value="40214" calcext:value-type="float">
            <text:p>40214</text:p>
          </table:table-cell>
          <table:table-cell table:formula="of:=[.R88]" office:value-type="float" office:value="115177" calcext:value-type="float">
            <text:p>115177</text:p>
          </table:table-cell>
          <table:table-cell table:formula="of:=[.S88]" office:value-type="float" office:value="71736" calcext:value-type="float">
            <text:p>71736</text:p>
          </table:table-cell>
          <table:table-cell table:formula="of:=[.T88]" office:value-type="float" office:value="96119" calcext:value-type="float">
            <text:p>96119</text:p>
          </table:table-cell>
          <table:table-cell table:formula="of:=[.U88]+[.N88]" office:value-type="float" office:value="127468" calcext:value-type="float">
            <text:p>127468</text:p>
          </table:table-cell>
          <table:table-cell table:formula="of:=[.V88]" office:value-type="float" office:value="41003" calcext:value-type="float">
            <text:p>41003</text:p>
          </table:table-cell>
          <table:table-cell table:formula="of:=[.N88]" office:value-type="float" office:value="80403" calcext:value-type="float">
            <text:p>80403</text:p>
          </table:table-cell>
          <table:table-cell table:formula="of:=SUM([.N89:.V89])" office:value-type="float" office:value="713873" calcext:value-type="float">
            <text:p>7138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89]" office:value-type="float" office:value="1300" calcext:value-type="float">
            <text:p>1300</text:p>
          </table:table-cell>
          <table:table-cell table:formula="of:=[.D89]" office:value-type="float" office:value="982" calcext:value-type="float">
            <text:p>982</text:p>
          </table:table-cell>
          <table:table-cell table:formula="of:=[.E89]" office:value-type="float" office:value="1519" calcext:value-type="float">
            <text:p>1519</text:p>
          </table:table-cell>
          <table:table-cell table:formula="of:=[.F89]" office:value-type="float" office:value="1297" calcext:value-type="float">
            <text:p>1297</text:p>
          </table:table-cell>
          <table:table-cell table:formula="of:=[.G89]" office:value-type="float" office:value="1552" calcext:value-type="float">
            <text:p>1552</text:p>
          </table:table-cell>
          <table:table-cell table:formula="of:=[.H89]" office:value-type="float" office:value="1730" calcext:value-type="float">
            <text:p>1730</text:p>
          </table:table-cell>
          <table:table-cell table:formula="of:=[.I89]+[.B89]" office:value-type="float" office:value="1556" calcext:value-type="float">
            <text:p>1556</text:p>
          </table:table-cell>
          <table:table-cell table:formula="of:=[.J89]" office:value-type="float" office:value="991" calcext:value-type="float">
            <text:p>991</text:p>
          </table:table-cell>
          <table:table-cell table:formula="of:=[.B89]" office:value-type="float" office:value="794" calcext:value-type="float">
            <text:p>794</text:p>
          </table:table-cell>
          <table:table-cell table:formula="of:=SUM([.B90:.J90])" office:value-type="float" office:value="11721" calcext:value-type="float">
            <text:p>1172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O89]" office:value-type="float" office:value="109484" calcext:value-type="float">
            <text:p>109484</text:p>
          </table:table-cell>
          <table:table-cell table:formula="of:=[.P89]" office:value-type="float" office:value="40214" calcext:value-type="float">
            <text:p>40214</text:p>
          </table:table-cell>
          <table:table-cell table:formula="of:=[.Q89]" office:value-type="float" office:value="115177" calcext:value-type="float">
            <text:p>115177</text:p>
          </table:table-cell>
          <table:table-cell table:formula="of:=[.R89]" office:value-type="float" office:value="71736" calcext:value-type="float">
            <text:p>71736</text:p>
          </table:table-cell>
          <table:table-cell table:formula="of:=[.S89]" office:value-type="float" office:value="96119" calcext:value-type="float">
            <text:p>96119</text:p>
          </table:table-cell>
          <table:table-cell table:formula="of:=[.T89]" office:value-type="float" office:value="127468" calcext:value-type="float">
            <text:p>127468</text:p>
          </table:table-cell>
          <table:table-cell table:formula="of:=[.U89]+[.N89]" office:value-type="float" office:value="73272" calcext:value-type="float">
            <text:p>73272</text:p>
          </table:table-cell>
          <table:table-cell table:formula="of:=[.V89]" office:value-type="float" office:value="80403" calcext:value-type="float">
            <text:p>80403</text:p>
          </table:table-cell>
          <table:table-cell table:formula="of:=[.N89]" office:value-type="float" office:value="32269" calcext:value-type="float">
            <text:p>32269</text:p>
          </table:table-cell>
          <table:table-cell table:formula="of:=SUM([.N90:.V90])" office:value-type="float" office:value="746142" calcext:value-type="float">
            <text:p>7461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90]" office:value-type="float" office:value="982" calcext:value-type="float">
            <text:p>982</text:p>
          </table:table-cell>
          <table:table-cell table:formula="of:=[.D90]" office:value-type="float" office:value="1519" calcext:value-type="float">
            <text:p>1519</text:p>
          </table:table-cell>
          <table:table-cell table:formula="of:=[.E90]" office:value-type="float" office:value="1297" calcext:value-type="float">
            <text:p>1297</text:p>
          </table:table-cell>
          <table:table-cell table:formula="of:=[.F90]" office:value-type="float" office:value="1552" calcext:value-type="float">
            <text:p>1552</text:p>
          </table:table-cell>
          <table:table-cell table:formula="of:=[.G90]" office:value-type="float" office:value="1730" calcext:value-type="float">
            <text:p>1730</text:p>
          </table:table-cell>
          <table:table-cell table:formula="of:=[.H90]" office:value-type="float" office:value="1556" calcext:value-type="float">
            <text:p>1556</text:p>
          </table:table-cell>
          <table:table-cell table:formula="of:=[.I90]+[.B90]" office:value-type="float" office:value="2291" calcext:value-type="float">
            <text:p>2291</text:p>
          </table:table-cell>
          <table:table-cell table:formula="of:=[.J90]" office:value-type="float" office:value="794" calcext:value-type="float">
            <text:p>794</text:p>
          </table:table-cell>
          <table:table-cell table:formula="of:=[.B90]" office:value-type="float" office:value="1300" calcext:value-type="float">
            <text:p>1300</text:p>
          </table:table-cell>
          <table:table-cell table:formula="of:=SUM([.B91:.J91])" office:value-type="float" office:value="13021" calcext:value-type="float">
            <text:p>13021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O90]" office:value-type="float" office:value="40214" calcext:value-type="float">
            <text:p>40214</text:p>
          </table:table-cell>
          <table:table-cell table:formula="of:=[.P90]" office:value-type="float" office:value="115177" calcext:value-type="float">
            <text:p>115177</text:p>
          </table:table-cell>
          <table:table-cell table:formula="of:=[.Q90]" office:value-type="float" office:value="71736" calcext:value-type="float">
            <text:p>71736</text:p>
          </table:table-cell>
          <table:table-cell table:formula="of:=[.R90]" office:value-type="float" office:value="96119" calcext:value-type="float">
            <text:p>96119</text:p>
          </table:table-cell>
          <table:table-cell table:formula="of:=[.S90]" office:value-type="float" office:value="127468" calcext:value-type="float">
            <text:p>127468</text:p>
          </table:table-cell>
          <table:table-cell table:formula="of:=[.T90]" office:value-type="float" office:value="73272" calcext:value-type="float">
            <text:p>73272</text:p>
          </table:table-cell>
          <table:table-cell table:formula="of:=[.U90]+[.N90]" office:value-type="float" office:value="189887" calcext:value-type="float">
            <text:p>189887</text:p>
          </table:table-cell>
          <table:table-cell table:formula="of:=[.V90]" office:value-type="float" office:value="32269" calcext:value-type="float">
            <text:p>32269</text:p>
          </table:table-cell>
          <table:table-cell table:formula="of:=[.N90]" office:value-type="float" office:value="109484" calcext:value-type="float">
            <text:p>109484</text:p>
          </table:table-cell>
          <table:table-cell table:formula="of:=SUM([.N91:.V91])" office:value-type="float" office:value="855626" calcext:value-type="float">
            <text:p>8556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91]" office:value-type="float" office:value="1519" calcext:value-type="float">
            <text:p>1519</text:p>
          </table:table-cell>
          <table:table-cell table:formula="of:=[.D91]" office:value-type="float" office:value="1297" calcext:value-type="float">
            <text:p>1297</text:p>
          </table:table-cell>
          <table:table-cell table:formula="of:=[.E91]" office:value-type="float" office:value="1552" calcext:value-type="float">
            <text:p>1552</text:p>
          </table:table-cell>
          <table:table-cell table:formula="of:=[.F91]" office:value-type="float" office:value="1730" calcext:value-type="float">
            <text:p>1730</text:p>
          </table:table-cell>
          <table:table-cell table:formula="of:=[.G91]" office:value-type="float" office:value="1556" calcext:value-type="float">
            <text:p>1556</text:p>
          </table:table-cell>
          <table:table-cell table:formula="of:=[.H91]" office:value-type="float" office:value="2291" calcext:value-type="float">
            <text:p>2291</text:p>
          </table:table-cell>
          <table:table-cell table:formula="of:=[.I91]+[.B91]" office:value-type="float" office:value="1776" calcext:value-type="float">
            <text:p>1776</text:p>
          </table:table-cell>
          <table:table-cell table:formula="of:=[.J91]" office:value-type="float" office:value="1300" calcext:value-type="float">
            <text:p>1300</text:p>
          </table:table-cell>
          <table:table-cell table:formula="of:=[.B91]" office:value-type="float" office:value="982" calcext:value-type="float">
            <text:p>982</text:p>
          </table:table-cell>
          <table:table-cell table:formula="of:=SUM([.B92:.J92])" office:value-type="float" office:value="14003" calcext:value-type="float">
            <text:p>1400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O91]" office:value-type="float" office:value="115177" calcext:value-type="float">
            <text:p>115177</text:p>
          </table:table-cell>
          <table:table-cell table:formula="of:=[.P91]" office:value-type="float" office:value="71736" calcext:value-type="float">
            <text:p>71736</text:p>
          </table:table-cell>
          <table:table-cell table:formula="of:=[.Q91]" office:value-type="float" office:value="96119" calcext:value-type="float">
            <text:p>96119</text:p>
          </table:table-cell>
          <table:table-cell table:formula="of:=[.R91]" office:value-type="float" office:value="127468" calcext:value-type="float">
            <text:p>127468</text:p>
          </table:table-cell>
          <table:table-cell table:formula="of:=[.S91]" office:value-type="float" office:value="73272" calcext:value-type="float">
            <text:p>73272</text:p>
          </table:table-cell>
          <table:table-cell table:formula="of:=[.T91]" office:value-type="float" office:value="189887" calcext:value-type="float">
            <text:p>189887</text:p>
          </table:table-cell>
          <table:table-cell table:formula="of:=[.U91]+[.N91]" office:value-type="float" office:value="72483" calcext:value-type="float">
            <text:p>72483</text:p>
          </table:table-cell>
          <table:table-cell table:formula="of:=[.V91]" office:value-type="float" office:value="109484" calcext:value-type="float">
            <text:p>109484</text:p>
          </table:table-cell>
          <table:table-cell table:formula="of:=[.N91]" office:value-type="float" office:value="40214" calcext:value-type="float">
            <text:p>40214</text:p>
          </table:table-cell>
          <table:table-cell table:formula="of:=SUM([.N92:.V92])" office:value-type="float" office:value="895840" calcext:value-type="float">
            <text:p>8958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92]" office:value-type="float" office:value="1297" calcext:value-type="float">
            <text:p>1297</text:p>
          </table:table-cell>
          <table:table-cell table:formula="of:=[.D92]" office:value-type="float" office:value="1552" calcext:value-type="float">
            <text:p>1552</text:p>
          </table:table-cell>
          <table:table-cell table:formula="of:=[.E92]" office:value-type="float" office:value="1730" calcext:value-type="float">
            <text:p>1730</text:p>
          </table:table-cell>
          <table:table-cell table:formula="of:=[.F92]" office:value-type="float" office:value="1556" calcext:value-type="float">
            <text:p>1556</text:p>
          </table:table-cell>
          <table:table-cell table:formula="of:=[.G92]" office:value-type="float" office:value="2291" calcext:value-type="float">
            <text:p>2291</text:p>
          </table:table-cell>
          <table:table-cell table:formula="of:=[.H92]" office:value-type="float" office:value="1776" calcext:value-type="float">
            <text:p>1776</text:p>
          </table:table-cell>
          <table:table-cell table:formula="of:=[.I92]+[.B92]" office:value-type="float" office:value="2819" calcext:value-type="float">
            <text:p>2819</text:p>
          </table:table-cell>
          <table:table-cell table:formula="of:=[.J92]" office:value-type="float" office:value="982" calcext:value-type="float">
            <text:p>982</text:p>
          </table:table-cell>
          <table:table-cell table:formula="of:=[.B92]" office:value-type="float" office:value="1519" calcext:value-type="float">
            <text:p>1519</text:p>
          </table:table-cell>
          <table:table-cell table:formula="of:=SUM([.B93:.J93])" office:value-type="float" office:value="15522" calcext:value-type="float">
            <text:p>1552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O92]" office:value-type="float" office:value="71736" calcext:value-type="float">
            <text:p>71736</text:p>
          </table:table-cell>
          <table:table-cell table:formula="of:=[.P92]" office:value-type="float" office:value="96119" calcext:value-type="float">
            <text:p>96119</text:p>
          </table:table-cell>
          <table:table-cell table:formula="of:=[.Q92]" office:value-type="float" office:value="127468" calcext:value-type="float">
            <text:p>127468</text:p>
          </table:table-cell>
          <table:table-cell table:formula="of:=[.R92]" office:value-type="float" office:value="73272" calcext:value-type="float">
            <text:p>73272</text:p>
          </table:table-cell>
          <table:table-cell table:formula="of:=[.S92]" office:value-type="float" office:value="189887" calcext:value-type="float">
            <text:p>189887</text:p>
          </table:table-cell>
          <table:table-cell table:formula="of:=[.T92]" office:value-type="float" office:value="72483" calcext:value-type="float">
            <text:p>72483</text:p>
          </table:table-cell>
          <table:table-cell table:formula="of:=[.U92]+[.N92]" office:value-type="float" office:value="224661" calcext:value-type="float">
            <text:p>224661</text:p>
          </table:table-cell>
          <table:table-cell table:formula="of:=[.V92]" office:value-type="float" office:value="40214" calcext:value-type="float">
            <text:p>40214</text:p>
          </table:table-cell>
          <table:table-cell table:formula="of:=[.N92]" office:value-type="float" office:value="115177" calcext:value-type="float">
            <text:p>115177</text:p>
          </table:table-cell>
          <table:table-cell table:formula="of:=SUM([.N93:.V93])" office:value-type="float" office:value="1011017" calcext:value-type="float">
            <text:p>10110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93]" office:value-type="float" office:value="1552" calcext:value-type="float">
            <text:p>1552</text:p>
          </table:table-cell>
          <table:table-cell table:formula="of:=[.D93]" office:value-type="float" office:value="1730" calcext:value-type="float">
            <text:p>1730</text:p>
          </table:table-cell>
          <table:table-cell table:formula="of:=[.E93]" office:value-type="float" office:value="1556" calcext:value-type="float">
            <text:p>1556</text:p>
          </table:table-cell>
          <table:table-cell table:formula="of:=[.F93]" office:value-type="float" office:value="2291" calcext:value-type="float">
            <text:p>2291</text:p>
          </table:table-cell>
          <table:table-cell table:formula="of:=[.G93]" office:value-type="float" office:value="1776" calcext:value-type="float">
            <text:p>1776</text:p>
          </table:table-cell>
          <table:table-cell table:formula="of:=[.H93]" office:value-type="float" office:value="2819" calcext:value-type="float">
            <text:p>2819</text:p>
          </table:table-cell>
          <table:table-cell table:formula="of:=[.I93]+[.B93]" office:value-type="float" office:value="2279" calcext:value-type="float">
            <text:p>2279</text:p>
          </table:table-cell>
          <table:table-cell table:formula="of:=[.J93]" office:value-type="float" office:value="1519" calcext:value-type="float">
            <text:p>1519</text:p>
          </table:table-cell>
          <table:table-cell table:formula="of:=[.B93]" office:value-type="float" office:value="1297" calcext:value-type="float">
            <text:p>1297</text:p>
          </table:table-cell>
          <table:table-cell table:formula="of:=SUM([.B94:.J94])" office:value-type="float" office:value="16819" calcext:value-type="float">
            <text:p>1681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O93]" office:value-type="float" office:value="96119" calcext:value-type="float">
            <text:p>96119</text:p>
          </table:table-cell>
          <table:table-cell table:formula="of:=[.P93]" office:value-type="float" office:value="127468" calcext:value-type="float">
            <text:p>127468</text:p>
          </table:table-cell>
          <table:table-cell table:formula="of:=[.Q93]" office:value-type="float" office:value="73272" calcext:value-type="float">
            <text:p>73272</text:p>
          </table:table-cell>
          <table:table-cell table:formula="of:=[.R93]" office:value-type="float" office:value="189887" calcext:value-type="float">
            <text:p>189887</text:p>
          </table:table-cell>
          <table:table-cell table:formula="of:=[.S93]" office:value-type="float" office:value="72483" calcext:value-type="float">
            <text:p>72483</text:p>
          </table:table-cell>
          <table:table-cell table:formula="of:=[.T93]" office:value-type="float" office:value="224661" calcext:value-type="float">
            <text:p>224661</text:p>
          </table:table-cell>
          <table:table-cell table:formula="of:=[.U93]+[.N93]" office:value-type="float" office:value="111950" calcext:value-type="float">
            <text:p>111950</text:p>
          </table:table-cell>
          <table:table-cell table:formula="of:=[.V93]" office:value-type="float" office:value="115177" calcext:value-type="float">
            <text:p>115177</text:p>
          </table:table-cell>
          <table:table-cell table:formula="of:=[.N93]" office:value-type="float" office:value="71736" calcext:value-type="float">
            <text:p>71736</text:p>
          </table:table-cell>
          <table:table-cell table:formula="of:=SUM([.N94:.V94])" office:value-type="float" office:value="1082753" calcext:value-type="float">
            <text:p>10827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94]" office:value-type="float" office:value="1730" calcext:value-type="float">
            <text:p>1730</text:p>
          </table:table-cell>
          <table:table-cell table:formula="of:=[.D94]" office:value-type="float" office:value="1556" calcext:value-type="float">
            <text:p>1556</text:p>
          </table:table-cell>
          <table:table-cell table:formula="of:=[.E94]" office:value-type="float" office:value="2291" calcext:value-type="float">
            <text:p>2291</text:p>
          </table:table-cell>
          <table:table-cell table:formula="of:=[.F94]" office:value-type="float" office:value="1776" calcext:value-type="float">
            <text:p>1776</text:p>
          </table:table-cell>
          <table:table-cell table:formula="of:=[.G94]" office:value-type="float" office:value="2819" calcext:value-type="float">
            <text:p>2819</text:p>
          </table:table-cell>
          <table:table-cell table:formula="of:=[.H94]" office:value-type="float" office:value="2279" calcext:value-type="float">
            <text:p>2279</text:p>
          </table:table-cell>
          <table:table-cell table:formula="of:=[.I94]+[.B94]" office:value-type="float" office:value="3071" calcext:value-type="float">
            <text:p>3071</text:p>
          </table:table-cell>
          <table:table-cell table:formula="of:=[.J94]" office:value-type="float" office:value="1297" calcext:value-type="float">
            <text:p>1297</text:p>
          </table:table-cell>
          <table:table-cell table:formula="of:=[.B94]" office:value-type="float" office:value="1552" calcext:value-type="float">
            <text:p>1552</text:p>
          </table:table-cell>
          <table:table-cell table:formula="of:=SUM([.B95:.J95])" office:value-type="float" office:value="18371" calcext:value-type="float">
            <text:p>1837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O94]" office:value-type="float" office:value="127468" calcext:value-type="float">
            <text:p>127468</text:p>
          </table:table-cell>
          <table:table-cell table:formula="of:=[.P94]" office:value-type="float" office:value="73272" calcext:value-type="float">
            <text:p>73272</text:p>
          </table:table-cell>
          <table:table-cell table:formula="of:=[.Q94]" office:value-type="float" office:value="189887" calcext:value-type="float">
            <text:p>189887</text:p>
          </table:table-cell>
          <table:table-cell table:formula="of:=[.R94]" office:value-type="float" office:value="72483" calcext:value-type="float">
            <text:p>72483</text:p>
          </table:table-cell>
          <table:table-cell table:formula="of:=[.S94]" office:value-type="float" office:value="224661" calcext:value-type="float">
            <text:p>224661</text:p>
          </table:table-cell>
          <table:table-cell table:formula="of:=[.T94]" office:value-type="float" office:value="111950" calcext:value-type="float">
            <text:p>111950</text:p>
          </table:table-cell>
          <table:table-cell table:formula="of:=[.U94]+[.N94]" office:value-type="float" office:value="211296" calcext:value-type="float">
            <text:p>211296</text:p>
          </table:table-cell>
          <table:table-cell table:formula="of:=[.V94]" office:value-type="float" office:value="71736" calcext:value-type="float">
            <text:p>71736</text:p>
          </table:table-cell>
          <table:table-cell table:formula="of:=[.N94]" office:value-type="float" office:value="96119" calcext:value-type="float">
            <text:p>96119</text:p>
          </table:table-cell>
          <table:table-cell table:formula="of:=SUM([.N95:.V95])" office:value-type="float" office:value="1178872" calcext:value-type="float">
            <text:p>11788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95]" office:value-type="float" office:value="1556" calcext:value-type="float">
            <text:p>1556</text:p>
          </table:table-cell>
          <table:table-cell table:formula="of:=[.D95]" office:value-type="float" office:value="2291" calcext:value-type="float">
            <text:p>2291</text:p>
          </table:table-cell>
          <table:table-cell table:formula="of:=[.E95]" office:value-type="float" office:value="1776" calcext:value-type="float">
            <text:p>1776</text:p>
          </table:table-cell>
          <table:table-cell table:formula="of:=[.F95]" office:value-type="float" office:value="2819" calcext:value-type="float">
            <text:p>2819</text:p>
          </table:table-cell>
          <table:table-cell table:formula="of:=[.G95]" office:value-type="float" office:value="2279" calcext:value-type="float">
            <text:p>2279</text:p>
          </table:table-cell>
          <table:table-cell table:formula="of:=[.H95]" office:value-type="float" office:value="3071" calcext:value-type="float">
            <text:p>3071</text:p>
          </table:table-cell>
          <table:table-cell table:formula="of:=[.I95]+[.B95]" office:value-type="float" office:value="3027" calcext:value-type="float">
            <text:p>3027</text:p>
          </table:table-cell>
          <table:table-cell table:formula="of:=[.J95]" office:value-type="float" office:value="1552" calcext:value-type="float">
            <text:p>1552</text:p>
          </table:table-cell>
          <table:table-cell table:formula="of:=[.B95]" office:value-type="float" office:value="1730" calcext:value-type="float">
            <text:p>1730</text:p>
          </table:table-cell>
          <table:table-cell table:formula="of:=SUM([.B96:.J96])" office:value-type="float" office:value="20101" calcext:value-type="float">
            <text:p>20101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O95]" office:value-type="float" office:value="73272" calcext:value-type="float">
            <text:p>73272</text:p>
          </table:table-cell>
          <table:table-cell table:formula="of:=[.P95]" office:value-type="float" office:value="189887" calcext:value-type="float">
            <text:p>189887</text:p>
          </table:table-cell>
          <table:table-cell table:formula="of:=[.Q95]" office:value-type="float" office:value="72483" calcext:value-type="float">
            <text:p>72483</text:p>
          </table:table-cell>
          <table:table-cell table:formula="of:=[.R95]" office:value-type="float" office:value="224661" calcext:value-type="float">
            <text:p>224661</text:p>
          </table:table-cell>
          <table:table-cell table:formula="of:=[.S95]" office:value-type="float" office:value="111950" calcext:value-type="float">
            <text:p>111950</text:p>
          </table:table-cell>
          <table:table-cell table:formula="of:=[.T95]" office:value-type="float" office:value="211296" calcext:value-type="float">
            <text:p>211296</text:p>
          </table:table-cell>
          <table:table-cell table:formula="of:=[.U95]+[.N95]" office:value-type="float" office:value="199204" calcext:value-type="float">
            <text:p>199204</text:p>
          </table:table-cell>
          <table:table-cell table:formula="of:=[.V95]" office:value-type="float" office:value="96119" calcext:value-type="float">
            <text:p>96119</text:p>
          </table:table-cell>
          <table:table-cell table:formula="of:=[.N95]" office:value-type="float" office:value="127468" calcext:value-type="float">
            <text:p>127468</text:p>
          </table:table-cell>
          <table:table-cell table:formula="of:=SUM([.N96:.V96])" office:value-type="float" office:value="1306340" calcext:value-type="float">
            <text:p>13063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96]" office:value-type="float" office:value="2291" calcext:value-type="float">
            <text:p>2291</text:p>
          </table:table-cell>
          <table:table-cell table:formula="of:=[.D96]" office:value-type="float" office:value="1776" calcext:value-type="float">
            <text:p>1776</text:p>
          </table:table-cell>
          <table:table-cell table:formula="of:=[.E96]" office:value-type="float" office:value="2819" calcext:value-type="float">
            <text:p>2819</text:p>
          </table:table-cell>
          <table:table-cell table:formula="of:=[.F96]" office:value-type="float" office:value="2279" calcext:value-type="float">
            <text:p>2279</text:p>
          </table:table-cell>
          <table:table-cell table:formula="of:=[.G96]" office:value-type="float" office:value="3071" calcext:value-type="float">
            <text:p>3071</text:p>
          </table:table-cell>
          <table:table-cell table:formula="of:=[.H96]" office:value-type="float" office:value="3027" calcext:value-type="float">
            <text:p>3027</text:p>
          </table:table-cell>
          <table:table-cell table:formula="of:=[.I96]+[.B96]" office:value-type="float" office:value="3108" calcext:value-type="float">
            <text:p>3108</text:p>
          </table:table-cell>
          <table:table-cell table:formula="of:=[.J96]" office:value-type="float" office:value="1730" calcext:value-type="float">
            <text:p>1730</text:p>
          </table:table-cell>
          <table:table-cell table:formula="of:=[.B96]" office:value-type="float" office:value="1556" calcext:value-type="float">
            <text:p>1556</text:p>
          </table:table-cell>
          <table:table-cell table:formula="of:=SUM([.B97:.J97])" office:value-type="float" office:value="21657" calcext:value-type="float">
            <text:p>21657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O96]" office:value-type="float" office:value="189887" calcext:value-type="float">
            <text:p>189887</text:p>
          </table:table-cell>
          <table:table-cell table:formula="of:=[.P96]" office:value-type="float" office:value="72483" calcext:value-type="float">
            <text:p>72483</text:p>
          </table:table-cell>
          <table:table-cell table:formula="of:=[.Q96]" office:value-type="float" office:value="224661" calcext:value-type="float">
            <text:p>224661</text:p>
          </table:table-cell>
          <table:table-cell table:formula="of:=[.R96]" office:value-type="float" office:value="111950" calcext:value-type="float">
            <text:p>111950</text:p>
          </table:table-cell>
          <table:table-cell table:formula="of:=[.S96]" office:value-type="float" office:value="211296" calcext:value-type="float">
            <text:p>211296</text:p>
          </table:table-cell>
          <table:table-cell table:formula="of:=[.T96]" office:value-type="float" office:value="199204" calcext:value-type="float">
            <text:p>199204</text:p>
          </table:table-cell>
          <table:table-cell table:formula="of:=[.U96]+[.N96]" office:value-type="float" office:value="169391" calcext:value-type="float">
            <text:p>169391</text:p>
          </table:table-cell>
          <table:table-cell table:formula="of:=[.V96]" office:value-type="float" office:value="127468" calcext:value-type="float">
            <text:p>127468</text:p>
          </table:table-cell>
          <table:table-cell table:formula="of:=[.N96]" office:value-type="float" office:value="73272" calcext:value-type="float">
            <text:p>73272</text:p>
          </table:table-cell>
          <table:table-cell table:formula="of:=SUM([.N97:.V97])" office:value-type="float" office:value="1379612" calcext:value-type="float">
            <text:p>13796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97]" office:value-type="float" office:value="1776" calcext:value-type="float">
            <text:p>1776</text:p>
          </table:table-cell>
          <table:table-cell table:formula="of:=[.D97]" office:value-type="float" office:value="2819" calcext:value-type="float">
            <text:p>2819</text:p>
          </table:table-cell>
          <table:table-cell table:formula="of:=[.E97]" office:value-type="float" office:value="2279" calcext:value-type="float">
            <text:p>2279</text:p>
          </table:table-cell>
          <table:table-cell table:formula="of:=[.F97]" office:value-type="float" office:value="3071" calcext:value-type="float">
            <text:p>3071</text:p>
          </table:table-cell>
          <table:table-cell table:formula="of:=[.G97]" office:value-type="float" office:value="3027" calcext:value-type="float">
            <text:p>3027</text:p>
          </table:table-cell>
          <table:table-cell table:formula="of:=[.H97]" office:value-type="float" office:value="3108" calcext:value-type="float">
            <text:p>3108</text:p>
          </table:table-cell>
          <table:table-cell table:formula="of:=[.I97]+[.B97]" office:value-type="float" office:value="4021" calcext:value-type="float">
            <text:p>4021</text:p>
          </table:table-cell>
          <table:table-cell table:formula="of:=[.J97]" office:value-type="float" office:value="1556" calcext:value-type="float">
            <text:p>1556</text:p>
          </table:table-cell>
          <table:table-cell table:formula="of:=[.B97]" office:value-type="float" office:value="2291" calcext:value-type="float">
            <text:p>2291</text:p>
          </table:table-cell>
          <table:table-cell table:formula="of:=SUM([.B98:.J98])" office:value-type="float" office:value="23948" calcext:value-type="float">
            <text:p>2394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O97]" office:value-type="float" office:value="72483" calcext:value-type="float">
            <text:p>72483</text:p>
          </table:table-cell>
          <table:table-cell table:formula="of:=[.P97]" office:value-type="float" office:value="224661" calcext:value-type="float">
            <text:p>224661</text:p>
          </table:table-cell>
          <table:table-cell table:formula="of:=[.Q97]" office:value-type="float" office:value="111950" calcext:value-type="float">
            <text:p>111950</text:p>
          </table:table-cell>
          <table:table-cell table:formula="of:=[.R97]" office:value-type="float" office:value="211296" calcext:value-type="float">
            <text:p>211296</text:p>
          </table:table-cell>
          <table:table-cell table:formula="of:=[.S97]" office:value-type="float" office:value="199204" calcext:value-type="float">
            <text:p>199204</text:p>
          </table:table-cell>
          <table:table-cell table:formula="of:=[.T97]" office:value-type="float" office:value="169391" calcext:value-type="float">
            <text:p>169391</text:p>
          </table:table-cell>
          <table:table-cell table:formula="of:=[.U97]+[.N97]" office:value-type="float" office:value="317355" calcext:value-type="float">
            <text:p>317355</text:p>
          </table:table-cell>
          <table:table-cell table:formula="of:=[.V97]" office:value-type="float" office:value="73272" calcext:value-type="float">
            <text:p>73272</text:p>
          </table:table-cell>
          <table:table-cell table:formula="of:=[.N97]" office:value-type="float" office:value="189887" calcext:value-type="float">
            <text:p>189887</text:p>
          </table:table-cell>
          <table:table-cell table:formula="of:=SUM([.N98:.V98])" office:value-type="float" office:value="1569499" calcext:value-type="float">
            <text:p>15694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98]" office:value-type="float" office:value="2819" calcext:value-type="float">
            <text:p>2819</text:p>
          </table:table-cell>
          <table:table-cell table:formula="of:=[.D98]" office:value-type="float" office:value="2279" calcext:value-type="float">
            <text:p>2279</text:p>
          </table:table-cell>
          <table:table-cell table:formula="of:=[.E98]" office:value-type="float" office:value="3071" calcext:value-type="float">
            <text:p>3071</text:p>
          </table:table-cell>
          <table:table-cell table:formula="of:=[.F98]" office:value-type="float" office:value="3027" calcext:value-type="float">
            <text:p>3027</text:p>
          </table:table-cell>
          <table:table-cell table:formula="of:=[.G98]" office:value-type="float" office:value="3108" calcext:value-type="float">
            <text:p>3108</text:p>
          </table:table-cell>
          <table:table-cell table:formula="of:=[.H98]" office:value-type="float" office:value="4021" calcext:value-type="float">
            <text:p>4021</text:p>
          </table:table-cell>
          <table:table-cell table:formula="of:=[.I98]+[.B98]" office:value-type="float" office:value="3332" calcext:value-type="float">
            <text:p>3332</text:p>
          </table:table-cell>
          <table:table-cell table:formula="of:=[.J98]" office:value-type="float" office:value="2291" calcext:value-type="float">
            <text:p>2291</text:p>
          </table:table-cell>
          <table:table-cell table:formula="of:=[.B98]" office:value-type="float" office:value="1776" calcext:value-type="float">
            <text:p>1776</text:p>
          </table:table-cell>
          <table:table-cell table:formula="of:=SUM([.B99:.J99])" office:value-type="float" office:value="25724" calcext:value-type="float">
            <text:p>2572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O98]" office:value-type="float" office:value="224661" calcext:value-type="float">
            <text:p>224661</text:p>
          </table:table-cell>
          <table:table-cell table:formula="of:=[.P98]" office:value-type="float" office:value="111950" calcext:value-type="float">
            <text:p>111950</text:p>
          </table:table-cell>
          <table:table-cell table:formula="of:=[.Q98]" office:value-type="float" office:value="211296" calcext:value-type="float">
            <text:p>211296</text:p>
          </table:table-cell>
          <table:table-cell table:formula="of:=[.R98]" office:value-type="float" office:value="199204" calcext:value-type="float">
            <text:p>199204</text:p>
          </table:table-cell>
          <table:table-cell table:formula="of:=[.S98]" office:value-type="float" office:value="169391" calcext:value-type="float">
            <text:p>169391</text:p>
          </table:table-cell>
          <table:table-cell table:formula="of:=[.T98]" office:value-type="float" office:value="317355" calcext:value-type="float">
            <text:p>317355</text:p>
          </table:table-cell>
          <table:table-cell table:formula="of:=[.U98]+[.N98]" office:value-type="float" office:value="145755" calcext:value-type="float">
            <text:p>145755</text:p>
          </table:table-cell>
          <table:table-cell table:formula="of:=[.V98]" office:value-type="float" office:value="189887" calcext:value-type="float">
            <text:p>189887</text:p>
          </table:table-cell>
          <table:table-cell table:formula="of:=[.N98]" office:value-type="float" office:value="72483" calcext:value-type="float">
            <text:p>72483</text:p>
          </table:table-cell>
          <table:table-cell table:formula="of:=SUM([.N99:.V99])" office:value-type="float" office:value="1641982" calcext:value-type="float">
            <text:p>16419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99]" office:value-type="float" office:value="2279" calcext:value-type="float">
            <text:p>2279</text:p>
          </table:table-cell>
          <table:table-cell table:formula="of:=[.D99]" office:value-type="float" office:value="3071" calcext:value-type="float">
            <text:p>3071</text:p>
          </table:table-cell>
          <table:table-cell table:formula="of:=[.E99]" office:value-type="float" office:value="3027" calcext:value-type="float">
            <text:p>3027</text:p>
          </table:table-cell>
          <table:table-cell table:formula="of:=[.F99]" office:value-type="float" office:value="3108" calcext:value-type="float">
            <text:p>3108</text:p>
          </table:table-cell>
          <table:table-cell table:formula="of:=[.G99]" office:value-type="float" office:value="4021" calcext:value-type="float">
            <text:p>4021</text:p>
          </table:table-cell>
          <table:table-cell table:formula="of:=[.H99]" office:value-type="float" office:value="3332" calcext:value-type="float">
            <text:p>3332</text:p>
          </table:table-cell>
          <table:table-cell table:formula="of:=[.I99]+[.B99]" office:value-type="float" office:value="5110" calcext:value-type="float">
            <text:p>5110</text:p>
          </table:table-cell>
          <table:table-cell table:formula="of:=[.J99]" office:value-type="float" office:value="1776" calcext:value-type="float">
            <text:p>1776</text:p>
          </table:table-cell>
          <table:table-cell table:formula="of:=[.B99]" office:value-type="float" office:value="2819" calcext:value-type="float">
            <text:p>2819</text:p>
          </table:table-cell>
          <table:table-cell table:formula="of:=SUM([.B100:.J100])" office:value-type="float" office:value="28543" calcext:value-type="float">
            <text:p>2854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O99]" office:value-type="float" office:value="111950" calcext:value-type="float">
            <text:p>111950</text:p>
          </table:table-cell>
          <table:table-cell table:formula="of:=[.P99]" office:value-type="float" office:value="211296" calcext:value-type="float">
            <text:p>211296</text:p>
          </table:table-cell>
          <table:table-cell table:formula="of:=[.Q99]" office:value-type="float" office:value="199204" calcext:value-type="float">
            <text:p>199204</text:p>
          </table:table-cell>
          <table:table-cell table:formula="of:=[.R99]" office:value-type="float" office:value="169391" calcext:value-type="float">
            <text:p>169391</text:p>
          </table:table-cell>
          <table:table-cell table:formula="of:=[.S99]" office:value-type="float" office:value="317355" calcext:value-type="float">
            <text:p>317355</text:p>
          </table:table-cell>
          <table:table-cell table:formula="of:=[.T99]" office:value-type="float" office:value="145755" calcext:value-type="float">
            <text:p>145755</text:p>
          </table:table-cell>
          <table:table-cell table:formula="of:=[.U99]+[.N99]" office:value-type="float" office:value="414548" calcext:value-type="float">
            <text:p>414548</text:p>
          </table:table-cell>
          <table:table-cell table:formula="of:=[.V99]" office:value-type="float" office:value="72483" calcext:value-type="float">
            <text:p>72483</text:p>
          </table:table-cell>
          <table:table-cell table:formula="of:=[.N99]" office:value-type="float" office:value="224661" calcext:value-type="float">
            <text:p>224661</text:p>
          </table:table-cell>
          <table:table-cell table:formula="of:=SUM([.N100:.V100])" office:value-type="float" office:value="1866643" calcext:value-type="float">
            <text:p>18666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00]" office:value-type="float" office:value="3071" calcext:value-type="float">
            <text:p>3071</text:p>
          </table:table-cell>
          <table:table-cell table:formula="of:=[.D100]" office:value-type="float" office:value="3027" calcext:value-type="float">
            <text:p>3027</text:p>
          </table:table-cell>
          <table:table-cell table:formula="of:=[.E100]" office:value-type="float" office:value="3108" calcext:value-type="float">
            <text:p>3108</text:p>
          </table:table-cell>
          <table:table-cell table:formula="of:=[.F100]" office:value-type="float" office:value="4021" calcext:value-type="float">
            <text:p>4021</text:p>
          </table:table-cell>
          <table:table-cell table:formula="of:=[.G100]" office:value-type="float" office:value="3332" calcext:value-type="float">
            <text:p>3332</text:p>
          </table:table-cell>
          <table:table-cell table:formula="of:=[.H100]" office:value-type="float" office:value="5110" calcext:value-type="float">
            <text:p>5110</text:p>
          </table:table-cell>
          <table:table-cell table:formula="of:=[.I100]+[.B100]" office:value-type="float" office:value="4055" calcext:value-type="float">
            <text:p>4055</text:p>
          </table:table-cell>
          <table:table-cell table:formula="of:=[.J100]" office:value-type="float" office:value="2819" calcext:value-type="float">
            <text:p>2819</text:p>
          </table:table-cell>
          <table:table-cell table:formula="of:=[.B100]" office:value-type="float" office:value="2279" calcext:value-type="float">
            <text:p>2279</text:p>
          </table:table-cell>
          <table:table-cell table:formula="of:=SUM([.B101:.J101])" office:value-type="float" office:value="30822" calcext:value-type="float">
            <text:p>3082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O100]" office:value-type="float" office:value="211296" calcext:value-type="float">
            <text:p>211296</text:p>
          </table:table-cell>
          <table:table-cell table:formula="of:=[.P100]" office:value-type="float" office:value="199204" calcext:value-type="float">
            <text:p>199204</text:p>
          </table:table-cell>
          <table:table-cell table:formula="of:=[.Q100]" office:value-type="float" office:value="169391" calcext:value-type="float">
            <text:p>169391</text:p>
          </table:table-cell>
          <table:table-cell table:formula="of:=[.R100]" office:value-type="float" office:value="317355" calcext:value-type="float">
            <text:p>317355</text:p>
          </table:table-cell>
          <table:table-cell table:formula="of:=[.S100]" office:value-type="float" office:value="145755" calcext:value-type="float">
            <text:p>145755</text:p>
          </table:table-cell>
          <table:table-cell table:formula="of:=[.T100]" office:value-type="float" office:value="414548" calcext:value-type="float">
            <text:p>414548</text:p>
          </table:table-cell>
          <table:table-cell table:formula="of:=[.U100]+[.N100]" office:value-type="float" office:value="184433" calcext:value-type="float">
            <text:p>184433</text:p>
          </table:table-cell>
          <table:table-cell table:formula="of:=[.V100]" office:value-type="float" office:value="224661" calcext:value-type="float">
            <text:p>224661</text:p>
          </table:table-cell>
          <table:table-cell table:formula="of:=[.N100]" office:value-type="float" office:value="111950" calcext:value-type="float">
            <text:p>111950</text:p>
          </table:table-cell>
          <table:table-cell table:formula="of:=SUM([.N101:.V101])" office:value-type="float" office:value="1978593" calcext:value-type="float">
            <text:p>19785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01]" office:value-type="float" office:value="3027" calcext:value-type="float">
            <text:p>3027</text:p>
          </table:table-cell>
          <table:table-cell table:formula="of:=[.D101]" office:value-type="float" office:value="3108" calcext:value-type="float">
            <text:p>3108</text:p>
          </table:table-cell>
          <table:table-cell table:formula="of:=[.E101]" office:value-type="float" office:value="4021" calcext:value-type="float">
            <text:p>4021</text:p>
          </table:table-cell>
          <table:table-cell table:formula="of:=[.F101]" office:value-type="float" office:value="3332" calcext:value-type="float">
            <text:p>3332</text:p>
          </table:table-cell>
          <table:table-cell table:formula="of:=[.G101]" office:value-type="float" office:value="5110" calcext:value-type="float">
            <text:p>5110</text:p>
          </table:table-cell>
          <table:table-cell table:formula="of:=[.H101]" office:value-type="float" office:value="4055" calcext:value-type="float">
            <text:p>4055</text:p>
          </table:table-cell>
          <table:table-cell table:formula="of:=[.I101]+[.B101]" office:value-type="float" office:value="5890" calcext:value-type="float">
            <text:p>5890</text:p>
          </table:table-cell>
          <table:table-cell table:formula="of:=[.J101]" office:value-type="float" office:value="2279" calcext:value-type="float">
            <text:p>2279</text:p>
          </table:table-cell>
          <table:table-cell table:formula="of:=[.B101]" office:value-type="float" office:value="3071" calcext:value-type="float">
            <text:p>3071</text:p>
          </table:table-cell>
          <table:table-cell table:formula="of:=SUM([.B102:.J102])" office:value-type="float" office:value="33893" calcext:value-type="float">
            <text:p>3389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O101]" office:value-type="float" office:value="199204" calcext:value-type="float">
            <text:p>199204</text:p>
          </table:table-cell>
          <table:table-cell table:formula="of:=[.P101]" office:value-type="float" office:value="169391" calcext:value-type="float">
            <text:p>169391</text:p>
          </table:table-cell>
          <table:table-cell table:formula="of:=[.Q101]" office:value-type="float" office:value="317355" calcext:value-type="float">
            <text:p>317355</text:p>
          </table:table-cell>
          <table:table-cell table:formula="of:=[.R101]" office:value-type="float" office:value="145755" calcext:value-type="float">
            <text:p>145755</text:p>
          </table:table-cell>
          <table:table-cell table:formula="of:=[.S101]" office:value-type="float" office:value="414548" calcext:value-type="float">
            <text:p>414548</text:p>
          </table:table-cell>
          <table:table-cell table:formula="of:=[.T101]" office:value-type="float" office:value="184433" calcext:value-type="float">
            <text:p>184433</text:p>
          </table:table-cell>
          <table:table-cell table:formula="of:=[.U101]+[.N101]" office:value-type="float" office:value="435957" calcext:value-type="float">
            <text:p>435957</text:p>
          </table:table-cell>
          <table:table-cell table:formula="of:=[.V101]" office:value-type="float" office:value="111950" calcext:value-type="float">
            <text:p>111950</text:p>
          </table:table-cell>
          <table:table-cell table:formula="of:=[.N101]" office:value-type="float" office:value="211296" calcext:value-type="float">
            <text:p>211296</text:p>
          </table:table-cell>
          <table:table-cell table:formula="of:=SUM([.N102:.V102])" office:value-type="float" office:value="2189889" calcext:value-type="float">
            <text:p>21898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C102]" office:value-type="float" office:value="3108" calcext:value-type="float">
            <text:p>3108</text:p>
          </table:table-cell>
          <table:table-cell table:formula="of:=[.D102]" office:value-type="float" office:value="4021" calcext:value-type="float">
            <text:p>4021</text:p>
          </table:table-cell>
          <table:table-cell table:formula="of:=[.E102]" office:value-type="float" office:value="3332" calcext:value-type="float">
            <text:p>3332</text:p>
          </table:table-cell>
          <table:table-cell table:formula="of:=[.F102]" office:value-type="float" office:value="5110" calcext:value-type="float">
            <text:p>5110</text:p>
          </table:table-cell>
          <table:table-cell table:formula="of:=[.G102]" office:value-type="float" office:value="4055" calcext:value-type="float">
            <text:p>4055</text:p>
          </table:table-cell>
          <table:table-cell table:formula="of:=[.H102]" office:value-type="float" office:value="5890" calcext:value-type="float">
            <text:p>5890</text:p>
          </table:table-cell>
          <table:table-cell table:formula="of:=[.I102]+[.B102]" office:value-type="float" office:value="5306" calcext:value-type="float">
            <text:p>5306</text:p>
          </table:table-cell>
          <table:table-cell table:formula="of:=[.J102]" office:value-type="float" office:value="3071" calcext:value-type="float">
            <text:p>3071</text:p>
          </table:table-cell>
          <table:table-cell table:formula="of:=[.B102]" office:value-type="float" office:value="3027" calcext:value-type="float">
            <text:p>3027</text:p>
          </table:table-cell>
          <table:table-cell table:formula="of:=SUM([.B103:.J103])" office:value-type="float" office:value="36920" calcext:value-type="float">
            <text:p>3692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O102]" office:value-type="float" office:value="169391" calcext:value-type="float">
            <text:p>169391</text:p>
          </table:table-cell>
          <table:table-cell table:formula="of:=[.P102]" office:value-type="float" office:value="317355" calcext:value-type="float">
            <text:p>317355</text:p>
          </table:table-cell>
          <table:table-cell table:formula="of:=[.Q102]" office:value-type="float" office:value="145755" calcext:value-type="float">
            <text:p>145755</text:p>
          </table:table-cell>
          <table:table-cell table:formula="of:=[.R102]" office:value-type="float" office:value="414548" calcext:value-type="float">
            <text:p>414548</text:p>
          </table:table-cell>
          <table:table-cell table:formula="of:=[.S102]" office:value-type="float" office:value="184433" calcext:value-type="float">
            <text:p>184433</text:p>
          </table:table-cell>
          <table:table-cell table:formula="of:=[.T102]" office:value-type="float" office:value="435957" calcext:value-type="float">
            <text:p>435957</text:p>
          </table:table-cell>
          <table:table-cell table:formula="of:=[.U102]+[.N102]" office:value-type="float" office:value="311154" calcext:value-type="float">
            <text:p>311154</text:p>
          </table:table-cell>
          <table:table-cell table:formula="of:=[.V102]" office:value-type="float" office:value="211296" calcext:value-type="float">
            <text:p>211296</text:p>
          </table:table-cell>
          <table:table-cell table:formula="of:=[.N102]" office:value-type="float" office:value="199204" calcext:value-type="float">
            <text:p>199204</text:p>
          </table:table-cell>
          <table:table-cell table:formula="of:=SUM([.N103:.V103])" office:value-type="float" office:value="2389093" calcext:value-type="float">
            <text:p>23890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C103]" office:value-type="float" office:value="4021" calcext:value-type="float">
            <text:p>4021</text:p>
          </table:table-cell>
          <table:table-cell table:formula="of:=[.D103]" office:value-type="float" office:value="3332" calcext:value-type="float">
            <text:p>3332</text:p>
          </table:table-cell>
          <table:table-cell table:formula="of:=[.E103]" office:value-type="float" office:value="5110" calcext:value-type="float">
            <text:p>5110</text:p>
          </table:table-cell>
          <table:table-cell table:formula="of:=[.F103]" office:value-type="float" office:value="4055" calcext:value-type="float">
            <text:p>4055</text:p>
          </table:table-cell>
          <table:table-cell table:formula="of:=[.G103]" office:value-type="float" office:value="5890" calcext:value-type="float">
            <text:p>5890</text:p>
          </table:table-cell>
          <table:table-cell table:formula="of:=[.H103]" office:value-type="float" office:value="5306" calcext:value-type="float">
            <text:p>5306</text:p>
          </table:table-cell>
          <table:table-cell table:formula="of:=[.I103]+[.B103]" office:value-type="float" office:value="6179" calcext:value-type="float">
            <text:p>6179</text:p>
          </table:table-cell>
          <table:table-cell table:formula="of:=[.J103]" office:value-type="float" office:value="3027" calcext:value-type="float">
            <text:p>3027</text:p>
          </table:table-cell>
          <table:table-cell table:formula="of:=[.B103]" office:value-type="float" office:value="3108" calcext:value-type="float">
            <text:p>3108</text:p>
          </table:table-cell>
          <table:table-cell table:formula="of:=SUM([.B104:.J104])" office:value-type="float" office:value="40028" calcext:value-type="float">
            <text:p>40028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O103]" office:value-type="float" office:value="317355" calcext:value-type="float">
            <text:p>317355</text:p>
          </table:table-cell>
          <table:table-cell table:formula="of:=[.P103]" office:value-type="float" office:value="145755" calcext:value-type="float">
            <text:p>145755</text:p>
          </table:table-cell>
          <table:table-cell table:formula="of:=[.Q103]" office:value-type="float" office:value="414548" calcext:value-type="float">
            <text:p>414548</text:p>
          </table:table-cell>
          <table:table-cell table:formula="of:=[.R103]" office:value-type="float" office:value="184433" calcext:value-type="float">
            <text:p>184433</text:p>
          </table:table-cell>
          <table:table-cell table:formula="of:=[.S103]" office:value-type="float" office:value="435957" calcext:value-type="float">
            <text:p>435957</text:p>
          </table:table-cell>
          <table:table-cell table:formula="of:=[.T103]" office:value-type="float" office:value="311154" calcext:value-type="float">
            <text:p>311154</text:p>
          </table:table-cell>
          <table:table-cell table:formula="of:=[.U103]+[.N103]" office:value-type="float" office:value="380687" calcext:value-type="float">
            <text:p>380687</text:p>
          </table:table-cell>
          <table:table-cell table:formula="of:=[.V103]" office:value-type="float" office:value="199204" calcext:value-type="float">
            <text:p>199204</text:p>
          </table:table-cell>
          <table:table-cell table:formula="of:=[.N103]" office:value-type="float" office:value="169391" calcext:value-type="float">
            <text:p>169391</text:p>
          </table:table-cell>
          <table:table-cell table:formula="of:=SUM([.N104:.V104])" office:value-type="float" office:value="2558484" calcext:value-type="float">
            <text:p>25584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C104]" office:value-type="float" office:value="3332" calcext:value-type="float">
            <text:p>3332</text:p>
          </table:table-cell>
          <table:table-cell table:formula="of:=[.D104]" office:value-type="float" office:value="5110" calcext:value-type="float">
            <text:p>5110</text:p>
          </table:table-cell>
          <table:table-cell table:formula="of:=[.E104]" office:value-type="float" office:value="4055" calcext:value-type="float">
            <text:p>4055</text:p>
          </table:table-cell>
          <table:table-cell table:formula="of:=[.F104]" office:value-type="float" office:value="5890" calcext:value-type="float">
            <text:p>5890</text:p>
          </table:table-cell>
          <table:table-cell table:formula="of:=[.G104]" office:value-type="float" office:value="5306" calcext:value-type="float">
            <text:p>5306</text:p>
          </table:table-cell>
          <table:table-cell table:formula="of:=[.H104]" office:value-type="float" office:value="6179" calcext:value-type="float">
            <text:p>6179</text:p>
          </table:table-cell>
          <table:table-cell table:formula="of:=[.I104]+[.B104]" office:value-type="float" office:value="7048" calcext:value-type="float">
            <text:p>7048</text:p>
          </table:table-cell>
          <table:table-cell table:formula="of:=[.J104]" office:value-type="float" office:value="3108" calcext:value-type="float">
            <text:p>3108</text:p>
          </table:table-cell>
          <table:table-cell table:formula="of:=[.B104]" office:value-type="float" office:value="4021" calcext:value-type="float">
            <text:p>4021</text:p>
          </table:table-cell>
          <table:table-cell table:formula="of:=SUM([.B105:.J105])" office:value-type="float" office:value="44049" calcext:value-type="float">
            <text:p>4404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O104]" office:value-type="float" office:value="145755" calcext:value-type="float">
            <text:p>145755</text:p>
          </table:table-cell>
          <table:table-cell table:formula="of:=[.P104]" office:value-type="float" office:value="414548" calcext:value-type="float">
            <text:p>414548</text:p>
          </table:table-cell>
          <table:table-cell table:formula="of:=[.Q104]" office:value-type="float" office:value="184433" calcext:value-type="float">
            <text:p>184433</text:p>
          </table:table-cell>
          <table:table-cell table:formula="of:=[.R104]" office:value-type="float" office:value="435957" calcext:value-type="float">
            <text:p>435957</text:p>
          </table:table-cell>
          <table:table-cell table:formula="of:=[.S104]" office:value-type="float" office:value="311154" calcext:value-type="float">
            <text:p>311154</text:p>
          </table:table-cell>
          <table:table-cell table:formula="of:=[.T104]" office:value-type="float" office:value="380687" calcext:value-type="float">
            <text:p>380687</text:p>
          </table:table-cell>
          <table:table-cell table:formula="of:=[.U104]+[.N104]" office:value-type="float" office:value="516559" calcext:value-type="float">
            <text:p>516559</text:p>
          </table:table-cell>
          <table:table-cell table:formula="of:=[.V104]" office:value-type="float" office:value="169391" calcext:value-type="float">
            <text:p>169391</text:p>
          </table:table-cell>
          <table:table-cell table:formula="of:=[.N104]" office:value-type="float" office:value="317355" calcext:value-type="float">
            <text:p>317355</text:p>
          </table:table-cell>
          <table:table-cell table:formula="of:=SUM([.N105:.V105])" office:value-type="float" office:value="2875839" calcext:value-type="float">
            <text:p>28758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C105]" office:value-type="float" office:value="5110" calcext:value-type="float">
            <text:p>5110</text:p>
          </table:table-cell>
          <table:table-cell table:formula="of:=[.D105]" office:value-type="float" office:value="4055" calcext:value-type="float">
            <text:p>4055</text:p>
          </table:table-cell>
          <table:table-cell table:formula="of:=[.E105]" office:value-type="float" office:value="5890" calcext:value-type="float">
            <text:p>5890</text:p>
          </table:table-cell>
          <table:table-cell table:formula="of:=[.F105]" office:value-type="float" office:value="5306" calcext:value-type="float">
            <text:p>5306</text:p>
          </table:table-cell>
          <table:table-cell table:formula="of:=[.G105]" office:value-type="float" office:value="6179" calcext:value-type="float">
            <text:p>6179</text:p>
          </table:table-cell>
          <table:table-cell table:formula="of:=[.H105]" office:value-type="float" office:value="7048" calcext:value-type="float">
            <text:p>7048</text:p>
          </table:table-cell>
          <table:table-cell table:formula="of:=[.I105]+[.B105]" office:value-type="float" office:value="6440" calcext:value-type="float">
            <text:p>6440</text:p>
          </table:table-cell>
          <table:table-cell table:formula="of:=[.J105]" office:value-type="float" office:value="4021" calcext:value-type="float">
            <text:p>4021</text:p>
          </table:table-cell>
          <table:table-cell table:formula="of:=[.B105]" office:value-type="float" office:value="3332" calcext:value-type="float">
            <text:p>3332</text:p>
          </table:table-cell>
          <table:table-cell table:formula="of:=SUM([.B106:.J106])" office:value-type="float" office:value="47381" calcext:value-type="float">
            <text:p>4738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O105]" office:value-type="float" office:value="414548" calcext:value-type="float">
            <text:p>414548</text:p>
          </table:table-cell>
          <table:table-cell table:formula="of:=[.P105]" office:value-type="float" office:value="184433" calcext:value-type="float">
            <text:p>184433</text:p>
          </table:table-cell>
          <table:table-cell table:formula="of:=[.Q105]" office:value-type="float" office:value="435957" calcext:value-type="float">
            <text:p>435957</text:p>
          </table:table-cell>
          <table:table-cell table:formula="of:=[.R105]" office:value-type="float" office:value="311154" calcext:value-type="float">
            <text:p>311154</text:p>
          </table:table-cell>
          <table:table-cell table:formula="of:=[.S105]" office:value-type="float" office:value="380687" calcext:value-type="float">
            <text:p>380687</text:p>
          </table:table-cell>
          <table:table-cell table:formula="of:=[.T105]" office:value-type="float" office:value="516559" calcext:value-type="float">
            <text:p>516559</text:p>
          </table:table-cell>
          <table:table-cell table:formula="of:=[.U105]+[.N105]" office:value-type="float" office:value="315146" calcext:value-type="float">
            <text:p>315146</text:p>
          </table:table-cell>
          <table:table-cell table:formula="of:=[.V105]" office:value-type="float" office:value="317355" calcext:value-type="float">
            <text:p>317355</text:p>
          </table:table-cell>
          <table:table-cell table:formula="of:=[.N105]" office:value-type="float" office:value="145755" calcext:value-type="float">
            <text:p>145755</text:p>
          </table:table-cell>
          <table:table-cell table:formula="of:=SUM([.N106:.V106])" office:value-type="float" office:value="3021594" calcext:value-type="float">
            <text:p>30215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C106]" office:value-type="float" office:value="4055" calcext:value-type="float">
            <text:p>4055</text:p>
          </table:table-cell>
          <table:table-cell table:formula="of:=[.D106]" office:value-type="float" office:value="5890" calcext:value-type="float">
            <text:p>5890</text:p>
          </table:table-cell>
          <table:table-cell table:formula="of:=[.E106]" office:value-type="float" office:value="5306" calcext:value-type="float">
            <text:p>5306</text:p>
          </table:table-cell>
          <table:table-cell table:formula="of:=[.F106]" office:value-type="float" office:value="6179" calcext:value-type="float">
            <text:p>6179</text:p>
          </table:table-cell>
          <table:table-cell table:formula="of:=[.G106]" office:value-type="float" office:value="7048" calcext:value-type="float">
            <text:p>7048</text:p>
          </table:table-cell>
          <table:table-cell table:formula="of:=[.H106]" office:value-type="float" office:value="6440" calcext:value-type="float">
            <text:p>6440</text:p>
          </table:table-cell>
          <table:table-cell table:formula="of:=[.I106]+[.B106]" office:value-type="float" office:value="9131" calcext:value-type="float">
            <text:p>9131</text:p>
          </table:table-cell>
          <table:table-cell table:formula="of:=[.J106]" office:value-type="float" office:value="3332" calcext:value-type="float">
            <text:p>3332</text:p>
          </table:table-cell>
          <table:table-cell table:formula="of:=[.B106]" office:value-type="float" office:value="5110" calcext:value-type="float">
            <text:p>5110</text:p>
          </table:table-cell>
          <table:table-cell table:formula="of:=SUM([.B107:.J107])" office:value-type="float" office:value="52491" calcext:value-type="float">
            <text:p>52491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O106]" office:value-type="float" office:value="184433" calcext:value-type="float">
            <text:p>184433</text:p>
          </table:table-cell>
          <table:table-cell table:formula="of:=[.P106]" office:value-type="float" office:value="435957" calcext:value-type="float">
            <text:p>435957</text:p>
          </table:table-cell>
          <table:table-cell table:formula="of:=[.Q106]" office:value-type="float" office:value="311154" calcext:value-type="float">
            <text:p>311154</text:p>
          </table:table-cell>
          <table:table-cell table:formula="of:=[.R106]" office:value-type="float" office:value="380687" calcext:value-type="float">
            <text:p>380687</text:p>
          </table:table-cell>
          <table:table-cell table:formula="of:=[.S106]" office:value-type="float" office:value="516559" calcext:value-type="float">
            <text:p>516559</text:p>
          </table:table-cell>
          <table:table-cell table:formula="of:=[.T106]" office:value-type="float" office:value="315146" calcext:value-type="float">
            <text:p>315146</text:p>
          </table:table-cell>
          <table:table-cell table:formula="of:=[.U106]+[.N106]" office:value-type="float" office:value="731903" calcext:value-type="float">
            <text:p>731903</text:p>
          </table:table-cell>
          <table:table-cell table:formula="of:=[.V106]" office:value-type="float" office:value="145755" calcext:value-type="float">
            <text:p>145755</text:p>
          </table:table-cell>
          <table:table-cell table:formula="of:=[.N106]" office:value-type="float" office:value="414548" calcext:value-type="float">
            <text:p>414548</text:p>
          </table:table-cell>
          <table:table-cell table:formula="of:=SUM([.N107:.V107])" office:value-type="float" office:value="3436142" calcext:value-type="float">
            <text:p>34361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C107]" office:value-type="float" office:value="5890" calcext:value-type="float">
            <text:p>5890</text:p>
          </table:table-cell>
          <table:table-cell table:formula="of:=[.D107]" office:value-type="float" office:value="5306" calcext:value-type="float">
            <text:p>5306</text:p>
          </table:table-cell>
          <table:table-cell table:formula="of:=[.E107]" office:value-type="float" office:value="6179" calcext:value-type="float">
            <text:p>6179</text:p>
          </table:table-cell>
          <table:table-cell table:formula="of:=[.F107]" office:value-type="float" office:value="7048" calcext:value-type="float">
            <text:p>7048</text:p>
          </table:table-cell>
          <table:table-cell table:formula="of:=[.G107]" office:value-type="float" office:value="6440" calcext:value-type="float">
            <text:p>6440</text:p>
          </table:table-cell>
          <table:table-cell table:formula="of:=[.H107]" office:value-type="float" office:value="9131" calcext:value-type="float">
            <text:p>9131</text:p>
          </table:table-cell>
          <table:table-cell table:formula="of:=[.I107]+[.B107]" office:value-type="float" office:value="7387" calcext:value-type="float">
            <text:p>7387</text:p>
          </table:table-cell>
          <table:table-cell table:formula="of:=[.J107]" office:value-type="float" office:value="5110" calcext:value-type="float">
            <text:p>5110</text:p>
          </table:table-cell>
          <table:table-cell table:formula="of:=[.B107]" office:value-type="float" office:value="4055" calcext:value-type="float">
            <text:p>4055</text:p>
          </table:table-cell>
          <table:table-cell table:formula="of:=SUM([.B108:.J108])" office:value-type="float" office:value="56546" calcext:value-type="float">
            <text:p>56546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O107]" office:value-type="float" office:value="435957" calcext:value-type="float">
            <text:p>435957</text:p>
          </table:table-cell>
          <table:table-cell table:formula="of:=[.P107]" office:value-type="float" office:value="311154" calcext:value-type="float">
            <text:p>311154</text:p>
          </table:table-cell>
          <table:table-cell table:formula="of:=[.Q107]" office:value-type="float" office:value="380687" calcext:value-type="float">
            <text:p>380687</text:p>
          </table:table-cell>
          <table:table-cell table:formula="of:=[.R107]" office:value-type="float" office:value="516559" calcext:value-type="float">
            <text:p>516559</text:p>
          </table:table-cell>
          <table:table-cell table:formula="of:=[.S107]" office:value-type="float" office:value="315146" calcext:value-type="float">
            <text:p>315146</text:p>
          </table:table-cell>
          <table:table-cell table:formula="of:=[.T107]" office:value-type="float" office:value="731903" calcext:value-type="float">
            <text:p>731903</text:p>
          </table:table-cell>
          <table:table-cell table:formula="of:=[.U107]+[.N107]" office:value-type="float" office:value="330188" calcext:value-type="float">
            <text:p>330188</text:p>
          </table:table-cell>
          <table:table-cell table:formula="of:=[.V107]" office:value-type="float" office:value="414548" calcext:value-type="float">
            <text:p>414548</text:p>
          </table:table-cell>
          <table:table-cell table:formula="of:=[.N107]" office:value-type="float" office:value="184433" calcext:value-type="float">
            <text:p>184433</text:p>
          </table:table-cell>
          <table:table-cell table:formula="of:=SUM([.N108:.V108])" office:value-type="float" office:value="3620575" calcext:value-type="float">
            <text:p>36205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C108]" office:value-type="float" office:value="5306" calcext:value-type="float">
            <text:p>5306</text:p>
          </table:table-cell>
          <table:table-cell table:formula="of:=[.D108]" office:value-type="float" office:value="6179" calcext:value-type="float">
            <text:p>6179</text:p>
          </table:table-cell>
          <table:table-cell table:formula="of:=[.E108]" office:value-type="float" office:value="7048" calcext:value-type="float">
            <text:p>7048</text:p>
          </table:table-cell>
          <table:table-cell table:formula="of:=[.F108]" office:value-type="float" office:value="6440" calcext:value-type="float">
            <text:p>6440</text:p>
          </table:table-cell>
          <table:table-cell table:formula="of:=[.G108]" office:value-type="float" office:value="9131" calcext:value-type="float">
            <text:p>9131</text:p>
          </table:table-cell>
          <table:table-cell table:formula="of:=[.H108]" office:value-type="float" office:value="7387" calcext:value-type="float">
            <text:p>7387</text:p>
          </table:table-cell>
          <table:table-cell table:formula="of:=[.I108]+[.B108]" office:value-type="float" office:value="11000" calcext:value-type="float">
            <text:p>11000</text:p>
          </table:table-cell>
          <table:table-cell table:formula="of:=[.J108]" office:value-type="float" office:value="4055" calcext:value-type="float">
            <text:p>4055</text:p>
          </table:table-cell>
          <table:table-cell table:formula="of:=[.B108]" office:value-type="float" office:value="5890" calcext:value-type="float">
            <text:p>5890</text:p>
          </table:table-cell>
          <table:table-cell table:formula="of:=SUM([.B109:.J109])" office:value-type="float" office:value="62436" calcext:value-type="float">
            <text:p>62436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O108]" office:value-type="float" office:value="311154" calcext:value-type="float">
            <text:p>311154</text:p>
          </table:table-cell>
          <table:table-cell table:formula="of:=[.P108]" office:value-type="float" office:value="380687" calcext:value-type="float">
            <text:p>380687</text:p>
          </table:table-cell>
          <table:table-cell table:formula="of:=[.Q108]" office:value-type="float" office:value="516559" calcext:value-type="float">
            <text:p>516559</text:p>
          </table:table-cell>
          <table:table-cell table:formula="of:=[.R108]" office:value-type="float" office:value="315146" calcext:value-type="float">
            <text:p>315146</text:p>
          </table:table-cell>
          <table:table-cell table:formula="of:=[.S108]" office:value-type="float" office:value="731903" calcext:value-type="float">
            <text:p>731903</text:p>
          </table:table-cell>
          <table:table-cell table:formula="of:=[.T108]" office:value-type="float" office:value="330188" calcext:value-type="float">
            <text:p>330188</text:p>
          </table:table-cell>
          <table:table-cell table:formula="of:=[.U108]+[.N108]" office:value-type="float" office:value="850505" calcext:value-type="float">
            <text:p>850505</text:p>
          </table:table-cell>
          <table:table-cell table:formula="of:=[.V108]" office:value-type="float" office:value="184433" calcext:value-type="float">
            <text:p>184433</text:p>
          </table:table-cell>
          <table:table-cell table:formula="of:=[.N108]" office:value-type="float" office:value="435957" calcext:value-type="float">
            <text:p>435957</text:p>
          </table:table-cell>
          <table:table-cell table:formula="of:=SUM([.N109:.V109])" office:value-type="float" office:value="4056532" calcext:value-type="float">
            <text:p>40565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C109]" office:value-type="float" office:value="6179" calcext:value-type="float">
            <text:p>6179</text:p>
          </table:table-cell>
          <table:table-cell table:formula="of:=[.D109]" office:value-type="float" office:value="7048" calcext:value-type="float">
            <text:p>7048</text:p>
          </table:table-cell>
          <table:table-cell table:formula="of:=[.E109]" office:value-type="float" office:value="6440" calcext:value-type="float">
            <text:p>6440</text:p>
          </table:table-cell>
          <table:table-cell table:formula="of:=[.F109]" office:value-type="float" office:value="9131" calcext:value-type="float">
            <text:p>9131</text:p>
          </table:table-cell>
          <table:table-cell table:formula="of:=[.G109]" office:value-type="float" office:value="7387" calcext:value-type="float">
            <text:p>7387</text:p>
          </table:table-cell>
          <table:table-cell table:formula="of:=[.H109]" office:value-type="float" office:value="11000" calcext:value-type="float">
            <text:p>11000</text:p>
          </table:table-cell>
          <table:table-cell table:formula="of:=[.I109]+[.B109]" office:value-type="float" office:value="9361" calcext:value-type="float">
            <text:p>9361</text:p>
          </table:table-cell>
          <table:table-cell table:formula="of:=[.J109]" office:value-type="float" office:value="5890" calcext:value-type="float">
            <text:p>5890</text:p>
          </table:table-cell>
          <table:table-cell table:formula="of:=[.B109]" office:value-type="float" office:value="5306" calcext:value-type="float">
            <text:p>5306</text:p>
          </table:table-cell>
          <table:table-cell table:formula="of:=SUM([.B110:.J110])" office:value-type="float" office:value="67742" calcext:value-type="float">
            <text:p>6774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O109]" office:value-type="float" office:value="380687" calcext:value-type="float">
            <text:p>380687</text:p>
          </table:table-cell>
          <table:table-cell table:formula="of:=[.P109]" office:value-type="float" office:value="516559" calcext:value-type="float">
            <text:p>516559</text:p>
          </table:table-cell>
          <table:table-cell table:formula="of:=[.Q109]" office:value-type="float" office:value="315146" calcext:value-type="float">
            <text:p>315146</text:p>
          </table:table-cell>
          <table:table-cell table:formula="of:=[.R109]" office:value-type="float" office:value="731903" calcext:value-type="float">
            <text:p>731903</text:p>
          </table:table-cell>
          <table:table-cell table:formula="of:=[.S109]" office:value-type="float" office:value="330188" calcext:value-type="float">
            <text:p>330188</text:p>
          </table:table-cell>
          <table:table-cell table:formula="of:=[.T109]" office:value-type="float" office:value="850505" calcext:value-type="float">
            <text:p>850505</text:p>
          </table:table-cell>
          <table:table-cell table:formula="of:=[.U109]+[.N109]" office:value-type="float" office:value="495587" calcext:value-type="float">
            <text:p>495587</text:p>
          </table:table-cell>
          <table:table-cell table:formula="of:=[.V109]" office:value-type="float" office:value="435957" calcext:value-type="float">
            <text:p>435957</text:p>
          </table:table-cell>
          <table:table-cell table:formula="of:=[.N109]" office:value-type="float" office:value="311154" calcext:value-type="float">
            <text:p>311154</text:p>
          </table:table-cell>
          <table:table-cell table:formula="of:=SUM([.N110:.V110])" office:value-type="float" office:value="4367686" calcext:value-type="float">
            <text:p>43676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110]" office:value-type="float" office:value="7048" calcext:value-type="float">
            <text:p>7048</text:p>
          </table:table-cell>
          <table:table-cell table:formula="of:=[.D110]" office:value-type="float" office:value="6440" calcext:value-type="float">
            <text:p>6440</text:p>
          </table:table-cell>
          <table:table-cell table:formula="of:=[.E110]" office:value-type="float" office:value="9131" calcext:value-type="float">
            <text:p>9131</text:p>
          </table:table-cell>
          <table:table-cell table:formula="of:=[.F110]" office:value-type="float" office:value="7387" calcext:value-type="float">
            <text:p>7387</text:p>
          </table:table-cell>
          <table:table-cell table:formula="of:=[.G110]" office:value-type="float" office:value="11000" calcext:value-type="float">
            <text:p>11000</text:p>
          </table:table-cell>
          <table:table-cell table:formula="of:=[.H110]" office:value-type="float" office:value="9361" calcext:value-type="float">
            <text:p>9361</text:p>
          </table:table-cell>
          <table:table-cell table:formula="of:=[.I110]+[.B110]" office:value-type="float" office:value="12069" calcext:value-type="float">
            <text:p>12069</text:p>
          </table:table-cell>
          <table:table-cell table:formula="of:=[.J110]" office:value-type="float" office:value="5306" calcext:value-type="float">
            <text:p>5306</text:p>
          </table:table-cell>
          <table:table-cell table:formula="of:=[.B110]" office:value-type="float" office:value="6179" calcext:value-type="float">
            <text:p>6179</text:p>
          </table:table-cell>
          <table:table-cell table:formula="of:=SUM([.B111:.J111])" office:value-type="float" office:value="73921" calcext:value-type="float">
            <text:p>7392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O110]" office:value-type="float" office:value="516559" calcext:value-type="float">
            <text:p>516559</text:p>
          </table:table-cell>
          <table:table-cell table:formula="of:=[.P110]" office:value-type="float" office:value="315146" calcext:value-type="float">
            <text:p>315146</text:p>
          </table:table-cell>
          <table:table-cell table:formula="of:=[.Q110]" office:value-type="float" office:value="731903" calcext:value-type="float">
            <text:p>731903</text:p>
          </table:table-cell>
          <table:table-cell table:formula="of:=[.R110]" office:value-type="float" office:value="330188" calcext:value-type="float">
            <text:p>330188</text:p>
          </table:table-cell>
          <table:table-cell table:formula="of:=[.S110]" office:value-type="float" office:value="850505" calcext:value-type="float">
            <text:p>850505</text:p>
          </table:table-cell>
          <table:table-cell table:formula="of:=[.T110]" office:value-type="float" office:value="495587" calcext:value-type="float">
            <text:p>495587</text:p>
          </table:table-cell>
          <table:table-cell table:formula="of:=[.U110]+[.N110]" office:value-type="float" office:value="816644" calcext:value-type="float">
            <text:p>816644</text:p>
          </table:table-cell>
          <table:table-cell table:formula="of:=[.V110]" office:value-type="float" office:value="311154" calcext:value-type="float">
            <text:p>311154</text:p>
          </table:table-cell>
          <table:table-cell table:formula="of:=[.N110]" office:value-type="float" office:value="380687" calcext:value-type="float">
            <text:p>380687</text:p>
          </table:table-cell>
          <table:table-cell table:formula="of:=SUM([.N111:.V111])" office:value-type="float" office:value="4748373" calcext:value-type="float">
            <text:p>47483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111]" office:value-type="float" office:value="6440" calcext:value-type="float">
            <text:p>6440</text:p>
          </table:table-cell>
          <table:table-cell table:formula="of:=[.D111]" office:value-type="float" office:value="9131" calcext:value-type="float">
            <text:p>9131</text:p>
          </table:table-cell>
          <table:table-cell table:formula="of:=[.E111]" office:value-type="float" office:value="7387" calcext:value-type="float">
            <text:p>7387</text:p>
          </table:table-cell>
          <table:table-cell table:formula="of:=[.F111]" office:value-type="float" office:value="11000" calcext:value-type="float">
            <text:p>11000</text:p>
          </table:table-cell>
          <table:table-cell table:formula="of:=[.G111]" office:value-type="float" office:value="9361" calcext:value-type="float">
            <text:p>9361</text:p>
          </table:table-cell>
          <table:table-cell table:formula="of:=[.H111]" office:value-type="float" office:value="12069" calcext:value-type="float">
            <text:p>12069</text:p>
          </table:table-cell>
          <table:table-cell table:formula="of:=[.I111]+[.B111]" office:value-type="float" office:value="12354" calcext:value-type="float">
            <text:p>12354</text:p>
          </table:table-cell>
          <table:table-cell table:formula="of:=[.J111]" office:value-type="float" office:value="6179" calcext:value-type="float">
            <text:p>6179</text:p>
          </table:table-cell>
          <table:table-cell table:formula="of:=[.B111]" office:value-type="float" office:value="7048" calcext:value-type="float">
            <text:p>7048</text:p>
          </table:table-cell>
          <table:table-cell table:formula="of:=SUM([.B112:.J112])" office:value-type="float" office:value="80969" calcext:value-type="float">
            <text:p>8096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O111]" office:value-type="float" office:value="315146" calcext:value-type="float">
            <text:p>315146</text:p>
          </table:table-cell>
          <table:table-cell table:formula="of:=[.P111]" office:value-type="float" office:value="731903" calcext:value-type="float">
            <text:p>731903</text:p>
          </table:table-cell>
          <table:table-cell table:formula="of:=[.Q111]" office:value-type="float" office:value="330188" calcext:value-type="float">
            <text:p>330188</text:p>
          </table:table-cell>
          <table:table-cell table:formula="of:=[.R111]" office:value-type="float" office:value="850505" calcext:value-type="float">
            <text:p>850505</text:p>
          </table:table-cell>
          <table:table-cell table:formula="of:=[.S111]" office:value-type="float" office:value="495587" calcext:value-type="float">
            <text:p>495587</text:p>
          </table:table-cell>
          <table:table-cell table:formula="of:=[.T111]" office:value-type="float" office:value="816644" calcext:value-type="float">
            <text:p>816644</text:p>
          </table:table-cell>
          <table:table-cell table:formula="of:=[.U111]+[.N111]" office:value-type="float" office:value="827713" calcext:value-type="float">
            <text:p>827713</text:p>
          </table:table-cell>
          <table:table-cell table:formula="of:=[.V111]" office:value-type="float" office:value="380687" calcext:value-type="float">
            <text:p>380687</text:p>
          </table:table-cell>
          <table:table-cell table:formula="of:=[.N111]" office:value-type="float" office:value="516559" calcext:value-type="float">
            <text:p>516559</text:p>
          </table:table-cell>
          <table:table-cell table:formula="of:=SUM([.N112:.V112])" office:value-type="float" office:value="5264932" calcext:value-type="float">
            <text:p>52649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C112]" office:value-type="float" office:value="9131" calcext:value-type="float">
            <text:p>9131</text:p>
          </table:table-cell>
          <table:table-cell table:formula="of:=[.D112]" office:value-type="float" office:value="7387" calcext:value-type="float">
            <text:p>7387</text:p>
          </table:table-cell>
          <table:table-cell table:formula="of:=[.E112]" office:value-type="float" office:value="11000" calcext:value-type="float">
            <text:p>11000</text:p>
          </table:table-cell>
          <table:table-cell table:formula="of:=[.F112]" office:value-type="float" office:value="9361" calcext:value-type="float">
            <text:p>9361</text:p>
          </table:table-cell>
          <table:table-cell table:formula="of:=[.G112]" office:value-type="float" office:value="12069" calcext:value-type="float">
            <text:p>12069</text:p>
          </table:table-cell>
          <table:table-cell table:formula="of:=[.H112]" office:value-type="float" office:value="12354" calcext:value-type="float">
            <text:p>12354</text:p>
          </table:table-cell>
          <table:table-cell table:formula="of:=[.I112]+[.B112]" office:value-type="float" office:value="12619" calcext:value-type="float">
            <text:p>12619</text:p>
          </table:table-cell>
          <table:table-cell table:formula="of:=[.J112]" office:value-type="float" office:value="7048" calcext:value-type="float">
            <text:p>7048</text:p>
          </table:table-cell>
          <table:table-cell table:formula="of:=[.B112]" office:value-type="float" office:value="6440" calcext:value-type="float">
            <text:p>6440</text:p>
          </table:table-cell>
          <table:table-cell table:formula="of:=SUM([.B113:.J113])" office:value-type="float" office:value="87409" calcext:value-type="float">
            <text:p>87409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O112]" office:value-type="float" office:value="731903" calcext:value-type="float">
            <text:p>731903</text:p>
          </table:table-cell>
          <table:table-cell table:formula="of:=[.P112]" office:value-type="float" office:value="330188" calcext:value-type="float">
            <text:p>330188</text:p>
          </table:table-cell>
          <table:table-cell table:formula="of:=[.Q112]" office:value-type="float" office:value="850505" calcext:value-type="float">
            <text:p>850505</text:p>
          </table:table-cell>
          <table:table-cell table:formula="of:=[.R112]" office:value-type="float" office:value="495587" calcext:value-type="float">
            <text:p>495587</text:p>
          </table:table-cell>
          <table:table-cell table:formula="of:=[.S112]" office:value-type="float" office:value="816644" calcext:value-type="float">
            <text:p>816644</text:p>
          </table:table-cell>
          <table:table-cell table:formula="of:=[.T112]" office:value-type="float" office:value="827713" calcext:value-type="float">
            <text:p>827713</text:p>
          </table:table-cell>
          <table:table-cell table:formula="of:=[.U112]+[.N112]" office:value-type="float" office:value="695833" calcext:value-type="float">
            <text:p>695833</text:p>
          </table:table-cell>
          <table:table-cell table:formula="of:=[.V112]" office:value-type="float" office:value="516559" calcext:value-type="float">
            <text:p>516559</text:p>
          </table:table-cell>
          <table:table-cell table:formula="of:=[.N112]" office:value-type="float" office:value="315146" calcext:value-type="float">
            <text:p>315146</text:p>
          </table:table-cell>
          <table:table-cell table:formula="of:=SUM([.N113:.V113])" office:value-type="float" office:value="5580078" calcext:value-type="float">
            <text:p>55800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C113]" office:value-type="float" office:value="7387" calcext:value-type="float">
            <text:p>7387</text:p>
          </table:table-cell>
          <table:table-cell table:formula="of:=[.D113]" office:value-type="float" office:value="11000" calcext:value-type="float">
            <text:p>11000</text:p>
          </table:table-cell>
          <table:table-cell table:formula="of:=[.E113]" office:value-type="float" office:value="9361" calcext:value-type="float">
            <text:p>9361</text:p>
          </table:table-cell>
          <table:table-cell table:formula="of:=[.F113]" office:value-type="float" office:value="12069" calcext:value-type="float">
            <text:p>12069</text:p>
          </table:table-cell>
          <table:table-cell table:formula="of:=[.G113]" office:value-type="float" office:value="12354" calcext:value-type="float">
            <text:p>12354</text:p>
          </table:table-cell>
          <table:table-cell table:formula="of:=[.H113]" office:value-type="float" office:value="12619" calcext:value-type="float">
            <text:p>12619</text:p>
          </table:table-cell>
          <table:table-cell table:formula="of:=[.I113]+[.B113]" office:value-type="float" office:value="16179" calcext:value-type="float">
            <text:p>16179</text:p>
          </table:table-cell>
          <table:table-cell table:formula="of:=[.J113]" office:value-type="float" office:value="6440" calcext:value-type="float">
            <text:p>6440</text:p>
          </table:table-cell>
          <table:table-cell table:formula="of:=[.B113]" office:value-type="float" office:value="9131" calcext:value-type="float">
            <text:p>9131</text:p>
          </table:table-cell>
          <table:table-cell table:formula="of:=SUM([.B114:.J114])" office:value-type="float" office:value="96540" calcext:value-type="float">
            <text:p>9654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O113]" office:value-type="float" office:value="330188" calcext:value-type="float">
            <text:p>330188</text:p>
          </table:table-cell>
          <table:table-cell table:formula="of:=[.P113]" office:value-type="float" office:value="850505" calcext:value-type="float">
            <text:p>850505</text:p>
          </table:table-cell>
          <table:table-cell table:formula="of:=[.Q113]" office:value-type="float" office:value="495587" calcext:value-type="float">
            <text:p>495587</text:p>
          </table:table-cell>
          <table:table-cell table:formula="of:=[.R113]" office:value-type="float" office:value="816644" calcext:value-type="float">
            <text:p>816644</text:p>
          </table:table-cell>
          <table:table-cell table:formula="of:=[.S113]" office:value-type="float" office:value="827713" calcext:value-type="float">
            <text:p>827713</text:p>
          </table:table-cell>
          <table:table-cell table:formula="of:=[.T113]" office:value-type="float" office:value="695833" calcext:value-type="float">
            <text:p>695833</text:p>
          </table:table-cell>
          <table:table-cell table:formula="of:=[.U113]+[.N113]" office:value-type="float" office:value="1248462" calcext:value-type="float">
            <text:p>1248462</text:p>
          </table:table-cell>
          <table:table-cell table:formula="of:=[.V113]" office:value-type="float" office:value="315146" calcext:value-type="float">
            <text:p>315146</text:p>
          </table:table-cell>
          <table:table-cell table:formula="of:=[.N113]" office:value-type="float" office:value="731903" calcext:value-type="float">
            <text:p>731903</text:p>
          </table:table-cell>
          <table:table-cell table:formula="of:=SUM([.N114:.V114])" office:value-type="float" office:value="6311981" calcext:value-type="float">
            <text:p>63119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C114]" office:value-type="float" office:value="11000" calcext:value-type="float">
            <text:p>11000</text:p>
          </table:table-cell>
          <table:table-cell table:formula="of:=[.D114]" office:value-type="float" office:value="9361" calcext:value-type="float">
            <text:p>9361</text:p>
          </table:table-cell>
          <table:table-cell table:formula="of:=[.E114]" office:value-type="float" office:value="12069" calcext:value-type="float">
            <text:p>12069</text:p>
          </table:table-cell>
          <table:table-cell table:formula="of:=[.F114]" office:value-type="float" office:value="12354" calcext:value-type="float">
            <text:p>12354</text:p>
          </table:table-cell>
          <table:table-cell table:formula="of:=[.G114]" office:value-type="float" office:value="12619" calcext:value-type="float">
            <text:p>12619</text:p>
          </table:table-cell>
          <table:table-cell table:formula="of:=[.H114]" office:value-type="float" office:value="16179" calcext:value-type="float">
            <text:p>16179</text:p>
          </table:table-cell>
          <table:table-cell table:formula="of:=[.I114]+[.B114]" office:value-type="float" office:value="13827" calcext:value-type="float">
            <text:p>13827</text:p>
          </table:table-cell>
          <table:table-cell table:formula="of:=[.J114]" office:value-type="float" office:value="9131" calcext:value-type="float">
            <text:p>9131</text:p>
          </table:table-cell>
          <table:table-cell table:formula="of:=[.B114]" office:value-type="float" office:value="7387" calcext:value-type="float">
            <text:p>7387</text:p>
          </table:table-cell>
          <table:table-cell table:formula="of:=SUM([.B115:.J115])" office:value-type="float" office:value="103927" calcext:value-type="float">
            <text:p>103927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O114]" office:value-type="float" office:value="850505" calcext:value-type="float">
            <text:p>850505</text:p>
          </table:table-cell>
          <table:table-cell table:formula="of:=[.P114]" office:value-type="float" office:value="495587" calcext:value-type="float">
            <text:p>495587</text:p>
          </table:table-cell>
          <table:table-cell table:formula="of:=[.Q114]" office:value-type="float" office:value="816644" calcext:value-type="float">
            <text:p>816644</text:p>
          </table:table-cell>
          <table:table-cell table:formula="of:=[.R114]" office:value-type="float" office:value="827713" calcext:value-type="float">
            <text:p>827713</text:p>
          </table:table-cell>
          <table:table-cell table:formula="of:=[.S114]" office:value-type="float" office:value="695833" calcext:value-type="float">
            <text:p>695833</text:p>
          </table:table-cell>
          <table:table-cell table:formula="of:=[.T114]" office:value-type="float" office:value="1248462" calcext:value-type="float">
            <text:p>1248462</text:p>
          </table:table-cell>
          <table:table-cell table:formula="of:=[.U114]+[.N114]" office:value-type="float" office:value="645334" calcext:value-type="float">
            <text:p>645334</text:p>
          </table:table-cell>
          <table:table-cell table:formula="of:=[.V114]" office:value-type="float" office:value="731903" calcext:value-type="float">
            <text:p>731903</text:p>
          </table:table-cell>
          <table:table-cell table:formula="of:=[.N114]" office:value-type="float" office:value="330188" calcext:value-type="float">
            <text:p>330188</text:p>
          </table:table-cell>
          <table:table-cell table:formula="of:=SUM([.N115:.V115])" office:value-type="float" office:value="6642169" calcext:value-type="float">
            <text:p>66421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C115]" office:value-type="float" office:value="9361" calcext:value-type="float">
            <text:p>9361</text:p>
          </table:table-cell>
          <table:table-cell table:formula="of:=[.D115]" office:value-type="float" office:value="12069" calcext:value-type="float">
            <text:p>12069</text:p>
          </table:table-cell>
          <table:table-cell table:formula="of:=[.E115]" office:value-type="float" office:value="12354" calcext:value-type="float">
            <text:p>12354</text:p>
          </table:table-cell>
          <table:table-cell table:formula="of:=[.F115]" office:value-type="float" office:value="12619" calcext:value-type="float">
            <text:p>12619</text:p>
          </table:table-cell>
          <table:table-cell table:formula="of:=[.G115]" office:value-type="float" office:value="16179" calcext:value-type="float">
            <text:p>16179</text:p>
          </table:table-cell>
          <table:table-cell table:formula="of:=[.H115]" office:value-type="float" office:value="13827" calcext:value-type="float">
            <text:p>13827</text:p>
          </table:table-cell>
          <table:table-cell table:formula="of:=[.I115]+[.B115]" office:value-type="float" office:value="20131" calcext:value-type="float">
            <text:p>20131</text:p>
          </table:table-cell>
          <table:table-cell table:formula="of:=[.J115]" office:value-type="float" office:value="7387" calcext:value-type="float">
            <text:p>7387</text:p>
          </table:table-cell>
          <table:table-cell table:formula="of:=[.B115]" office:value-type="float" office:value="11000" calcext:value-type="float">
            <text:p>11000</text:p>
          </table:table-cell>
          <table:table-cell table:formula="of:=SUM([.B116:.J116])" office:value-type="float" office:value="114927" calcext:value-type="float">
            <text:p>114927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O115]" office:value-type="float" office:value="495587" calcext:value-type="float">
            <text:p>495587</text:p>
          </table:table-cell>
          <table:table-cell table:formula="of:=[.P115]" office:value-type="float" office:value="816644" calcext:value-type="float">
            <text:p>816644</text:p>
          </table:table-cell>
          <table:table-cell table:formula="of:=[.Q115]" office:value-type="float" office:value="827713" calcext:value-type="float">
            <text:p>827713</text:p>
          </table:table-cell>
          <table:table-cell table:formula="of:=[.R115]" office:value-type="float" office:value="695833" calcext:value-type="float">
            <text:p>695833</text:p>
          </table:table-cell>
          <table:table-cell table:formula="of:=[.S115]" office:value-type="float" office:value="1248462" calcext:value-type="float">
            <text:p>1248462</text:p>
          </table:table-cell>
          <table:table-cell table:formula="of:=[.T115]" office:value-type="float" office:value="645334" calcext:value-type="float">
            <text:p>645334</text:p>
          </table:table-cell>
          <table:table-cell table:formula="of:=[.U115]+[.N115]" office:value-type="float" office:value="1582408" calcext:value-type="float">
            <text:p>1582408</text:p>
          </table:table-cell>
          <table:table-cell table:formula="of:=[.V115]" office:value-type="float" office:value="330188" calcext:value-type="float">
            <text:p>330188</text:p>
          </table:table-cell>
          <table:table-cell table:formula="of:=[.N115]" office:value-type="float" office:value="850505" calcext:value-type="float">
            <text:p>850505</text:p>
          </table:table-cell>
          <table:table-cell table:formula="of:=SUM([.N116:.V116])" office:value-type="float" office:value="7492674" calcext:value-type="float">
            <text:p>74926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C116]" office:value-type="float" office:value="12069" calcext:value-type="float">
            <text:p>12069</text:p>
          </table:table-cell>
          <table:table-cell table:formula="of:=[.D116]" office:value-type="float" office:value="12354" calcext:value-type="float">
            <text:p>12354</text:p>
          </table:table-cell>
          <table:table-cell table:formula="of:=[.E116]" office:value-type="float" office:value="12619" calcext:value-type="float">
            <text:p>12619</text:p>
          </table:table-cell>
          <table:table-cell table:formula="of:=[.F116]" office:value-type="float" office:value="16179" calcext:value-type="float">
            <text:p>16179</text:p>
          </table:table-cell>
          <table:table-cell table:formula="of:=[.G116]" office:value-type="float" office:value="13827" calcext:value-type="float">
            <text:p>13827</text:p>
          </table:table-cell>
          <table:table-cell table:formula="of:=[.H116]" office:value-type="float" office:value="20131" calcext:value-type="float">
            <text:p>20131</text:p>
          </table:table-cell>
          <table:table-cell table:formula="of:=[.I116]+[.B116]" office:value-type="float" office:value="16748" calcext:value-type="float">
            <text:p>16748</text:p>
          </table:table-cell>
          <table:table-cell table:formula="of:=[.J116]" office:value-type="float" office:value="11000" calcext:value-type="float">
            <text:p>11000</text:p>
          </table:table-cell>
          <table:table-cell table:formula="of:=[.B116]" office:value-type="float" office:value="9361" calcext:value-type="float">
            <text:p>9361</text:p>
          </table:table-cell>
          <table:table-cell table:formula="of:=SUM([.B117:.J117])" office:value-type="float" office:value="124288" calcext:value-type="float">
            <text:p>124288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O116]" office:value-type="float" office:value="816644" calcext:value-type="float">
            <text:p>816644</text:p>
          </table:table-cell>
          <table:table-cell table:formula="of:=[.P116]" office:value-type="float" office:value="827713" calcext:value-type="float">
            <text:p>827713</text:p>
          </table:table-cell>
          <table:table-cell table:formula="of:=[.Q116]" office:value-type="float" office:value="695833" calcext:value-type="float">
            <text:p>695833</text:p>
          </table:table-cell>
          <table:table-cell table:formula="of:=[.R116]" office:value-type="float" office:value="1248462" calcext:value-type="float">
            <text:p>1248462</text:p>
          </table:table-cell>
          <table:table-cell table:formula="of:=[.S116]" office:value-type="float" office:value="645334" calcext:value-type="float">
            <text:p>645334</text:p>
          </table:table-cell>
          <table:table-cell table:formula="of:=[.T116]" office:value-type="float" office:value="1582408" calcext:value-type="float">
            <text:p>1582408</text:p>
          </table:table-cell>
          <table:table-cell table:formula="of:=[.U116]+[.N116]" office:value-type="float" office:value="825775" calcext:value-type="float">
            <text:p>825775</text:p>
          </table:table-cell>
          <table:table-cell table:formula="of:=[.V116]" office:value-type="float" office:value="850505" calcext:value-type="float">
            <text:p>850505</text:p>
          </table:table-cell>
          <table:table-cell table:formula="of:=[.N116]" office:value-type="float" office:value="495587" calcext:value-type="float">
            <text:p>495587</text:p>
          </table:table-cell>
          <table:table-cell table:formula="of:=SUM([.N117:.V117])" office:value-type="float" office:value="7988261" calcext:value-type="float">
            <text:p>79882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C117]" office:value-type="float" office:value="12354" calcext:value-type="float">
            <text:p>12354</text:p>
          </table:table-cell>
          <table:table-cell table:formula="of:=[.D117]" office:value-type="float" office:value="12619" calcext:value-type="float">
            <text:p>12619</text:p>
          </table:table-cell>
          <table:table-cell table:formula="of:=[.E117]" office:value-type="float" office:value="16179" calcext:value-type="float">
            <text:p>16179</text:p>
          </table:table-cell>
          <table:table-cell table:formula="of:=[.F117]" office:value-type="float" office:value="13827" calcext:value-type="float">
            <text:p>13827</text:p>
          </table:table-cell>
          <table:table-cell table:formula="of:=[.G117]" office:value-type="float" office:value="20131" calcext:value-type="float">
            <text:p>20131</text:p>
          </table:table-cell>
          <table:table-cell table:formula="of:=[.H117]" office:value-type="float" office:value="16748" calcext:value-type="float">
            <text:p>16748</text:p>
          </table:table-cell>
          <table:table-cell table:formula="of:=[.I117]+[.B117]" office:value-type="float" office:value="23069" calcext:value-type="float">
            <text:p>23069</text:p>
          </table:table-cell>
          <table:table-cell table:formula="of:=[.J117]" office:value-type="float" office:value="9361" calcext:value-type="float">
            <text:p>9361</text:p>
          </table:table-cell>
          <table:table-cell table:formula="of:=[.B117]" office:value-type="float" office:value="12069" calcext:value-type="float">
            <text:p>12069</text:p>
          </table:table-cell>
          <table:table-cell table:formula="of:=SUM([.B118:.J118])" office:value-type="float" office:value="136357" calcext:value-type="float">
            <text:p>136357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O117]" office:value-type="float" office:value="827713" calcext:value-type="float">
            <text:p>827713</text:p>
          </table:table-cell>
          <table:table-cell table:formula="of:=[.P117]" office:value-type="float" office:value="695833" calcext:value-type="float">
            <text:p>695833</text:p>
          </table:table-cell>
          <table:table-cell table:formula="of:=[.Q117]" office:value-type="float" office:value="1248462" calcext:value-type="float">
            <text:p>1248462</text:p>
          </table:table-cell>
          <table:table-cell table:formula="of:=[.R117]" office:value-type="float" office:value="645334" calcext:value-type="float">
            <text:p>645334</text:p>
          </table:table-cell>
          <table:table-cell table:formula="of:=[.S117]" office:value-type="float" office:value="1582408" calcext:value-type="float">
            <text:p>1582408</text:p>
          </table:table-cell>
          <table:table-cell table:formula="of:=[.T117]" office:value-type="float" office:value="825775" calcext:value-type="float">
            <text:p>825775</text:p>
          </table:table-cell>
          <table:table-cell table:formula="of:=[.U117]+[.N117]" office:value-type="float" office:value="1667149" calcext:value-type="float">
            <text:p>1667149</text:p>
          </table:table-cell>
          <table:table-cell table:formula="of:=[.V117]" office:value-type="float" office:value="495587" calcext:value-type="float">
            <text:p>495587</text:p>
          </table:table-cell>
          <table:table-cell table:formula="of:=[.N117]" office:value-type="float" office:value="816644" calcext:value-type="float">
            <text:p>816644</text:p>
          </table:table-cell>
          <table:table-cell table:formula="of:=SUM([.N118:.V118])" office:value-type="float" office:value="8804905" calcext:value-type="float">
            <text:p>8804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C118]" office:value-type="float" office:value="12619" calcext:value-type="float">
            <text:p>12619</text:p>
          </table:table-cell>
          <table:table-cell table:formula="of:=[.D118]" office:value-type="float" office:value="16179" calcext:value-type="float">
            <text:p>16179</text:p>
          </table:table-cell>
          <table:table-cell table:formula="of:=[.E118]" office:value-type="float" office:value="13827" calcext:value-type="float">
            <text:p>13827</text:p>
          </table:table-cell>
          <table:table-cell table:formula="of:=[.F118]" office:value-type="float" office:value="20131" calcext:value-type="float">
            <text:p>20131</text:p>
          </table:table-cell>
          <table:table-cell table:formula="of:=[.G118]" office:value-type="float" office:value="16748" calcext:value-type="float">
            <text:p>16748</text:p>
          </table:table-cell>
          <table:table-cell table:formula="of:=[.H118]" office:value-type="float" office:value="23069" calcext:value-type="float">
            <text:p>23069</text:p>
          </table:table-cell>
          <table:table-cell table:formula="of:=[.I118]+[.B118]" office:value-type="float" office:value="21715" calcext:value-type="float">
            <text:p>21715</text:p>
          </table:table-cell>
          <table:table-cell table:formula="of:=[.J118]" office:value-type="float" office:value="12069" calcext:value-type="float">
            <text:p>12069</text:p>
          </table:table-cell>
          <table:table-cell table:formula="of:=[.B118]" office:value-type="float" office:value="12354" calcext:value-type="float">
            <text:p>12354</text:p>
          </table:table-cell>
          <table:table-cell table:formula="of:=SUM([.B119:.J119])" office:value-type="float" office:value="148711" calcext:value-type="float">
            <text:p>148711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O118]" office:value-type="float" office:value="695833" calcext:value-type="float">
            <text:p>695833</text:p>
          </table:table-cell>
          <table:table-cell table:formula="of:=[.P118]" office:value-type="float" office:value="1248462" calcext:value-type="float">
            <text:p>1248462</text:p>
          </table:table-cell>
          <table:table-cell table:formula="of:=[.Q118]" office:value-type="float" office:value="645334" calcext:value-type="float">
            <text:p>645334</text:p>
          </table:table-cell>
          <table:table-cell table:formula="of:=[.R118]" office:value-type="float" office:value="1582408" calcext:value-type="float">
            <text:p>1582408</text:p>
          </table:table-cell>
          <table:table-cell table:formula="of:=[.S118]" office:value-type="float" office:value="825775" calcext:value-type="float">
            <text:p>825775</text:p>
          </table:table-cell>
          <table:table-cell table:formula="of:=[.T118]" office:value-type="float" office:value="1667149" calcext:value-type="float">
            <text:p>1667149</text:p>
          </table:table-cell>
          <table:table-cell table:formula="of:=[.U118]+[.N118]" office:value-type="float" office:value="1323300" calcext:value-type="float">
            <text:p>1323300</text:p>
          </table:table-cell>
          <table:table-cell table:formula="of:=[.V118]" office:value-type="float" office:value="816644" calcext:value-type="float">
            <text:p>816644</text:p>
          </table:table-cell>
          <table:table-cell table:formula="of:=[.N118]" office:value-type="float" office:value="827713" calcext:value-type="float">
            <text:p>827713</text:p>
          </table:table-cell>
          <table:table-cell table:formula="of:=SUM([.N119:.V119])" office:value-type="float" office:value="9632618" calcext:value-type="float">
            <text:p>96326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C119]" office:value-type="float" office:value="16179" calcext:value-type="float">
            <text:p>16179</text:p>
          </table:table-cell>
          <table:table-cell table:formula="of:=[.D119]" office:value-type="float" office:value="13827" calcext:value-type="float">
            <text:p>13827</text:p>
          </table:table-cell>
          <table:table-cell table:formula="of:=[.E119]" office:value-type="float" office:value="20131" calcext:value-type="float">
            <text:p>20131</text:p>
          </table:table-cell>
          <table:table-cell table:formula="of:=[.F119]" office:value-type="float" office:value="16748" calcext:value-type="float">
            <text:p>16748</text:p>
          </table:table-cell>
          <table:table-cell table:formula="of:=[.G119]" office:value-type="float" office:value="23069" calcext:value-type="float">
            <text:p>23069</text:p>
          </table:table-cell>
          <table:table-cell table:formula="of:=[.H119]" office:value-type="float" office:value="21715" calcext:value-type="float">
            <text:p>21715</text:p>
          </table:table-cell>
          <table:table-cell table:formula="of:=[.I119]+[.B119]" office:value-type="float" office:value="24688" calcext:value-type="float">
            <text:p>24688</text:p>
          </table:table-cell>
          <table:table-cell table:formula="of:=[.J119]" office:value-type="float" office:value="12354" calcext:value-type="float">
            <text:p>12354</text:p>
          </table:table-cell>
          <table:table-cell table:formula="of:=[.B119]" office:value-type="float" office:value="12619" calcext:value-type="float">
            <text:p>12619</text:p>
          </table:table-cell>
          <table:table-cell table:formula="of:=SUM([.B120:.J120])" office:value-type="float" office:value="161330" calcext:value-type="float">
            <text:p>16133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O119]" office:value-type="float" office:value="1248462" calcext:value-type="float">
            <text:p>1248462</text:p>
          </table:table-cell>
          <table:table-cell table:formula="of:=[.P119]" office:value-type="float" office:value="645334" calcext:value-type="float">
            <text:p>645334</text:p>
          </table:table-cell>
          <table:table-cell table:formula="of:=[.Q119]" office:value-type="float" office:value="1582408" calcext:value-type="float">
            <text:p>1582408</text:p>
          </table:table-cell>
          <table:table-cell table:formula="of:=[.R119]" office:value-type="float" office:value="825775" calcext:value-type="float">
            <text:p>825775</text:p>
          </table:table-cell>
          <table:table-cell table:formula="of:=[.S119]" office:value-type="float" office:value="1667149" calcext:value-type="float">
            <text:p>1667149</text:p>
          </table:table-cell>
          <table:table-cell table:formula="of:=[.T119]" office:value-type="float" office:value="1323300" calcext:value-type="float">
            <text:p>1323300</text:p>
          </table:table-cell>
          <table:table-cell table:formula="of:=[.U119]+[.N119]" office:value-type="float" office:value="1512477" calcext:value-type="float">
            <text:p>1512477</text:p>
          </table:table-cell>
          <table:table-cell table:formula="of:=[.V119]" office:value-type="float" office:value="827713" calcext:value-type="float">
            <text:p>827713</text:p>
          </table:table-cell>
          <table:table-cell table:formula="of:=[.N119]" office:value-type="float" office:value="695833" calcext:value-type="float">
            <text:p>695833</text:p>
          </table:table-cell>
          <table:table-cell table:formula="of:=SUM([.N120:.V120])" office:value-type="float" office:value="10328451" calcext:value-type="float">
            <text:p>103284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C120]" office:value-type="float" office:value="13827" calcext:value-type="float">
            <text:p>13827</text:p>
          </table:table-cell>
          <table:table-cell table:formula="of:=[.D120]" office:value-type="float" office:value="20131" calcext:value-type="float">
            <text:p>20131</text:p>
          </table:table-cell>
          <table:table-cell table:formula="of:=[.E120]" office:value-type="float" office:value="16748" calcext:value-type="float">
            <text:p>16748</text:p>
          </table:table-cell>
          <table:table-cell table:formula="of:=[.F120]" office:value-type="float" office:value="23069" calcext:value-type="float">
            <text:p>23069</text:p>
          </table:table-cell>
          <table:table-cell table:formula="of:=[.G120]" office:value-type="float" office:value="21715" calcext:value-type="float">
            <text:p>21715</text:p>
          </table:table-cell>
          <table:table-cell table:formula="of:=[.H120]" office:value-type="float" office:value="24688" calcext:value-type="float">
            <text:p>24688</text:p>
          </table:table-cell>
          <table:table-cell table:formula="of:=[.I120]+[.B120]" office:value-type="float" office:value="28533" calcext:value-type="float">
            <text:p>28533</text:p>
          </table:table-cell>
          <table:table-cell table:formula="of:=[.J120]" office:value-type="float" office:value="12619" calcext:value-type="float">
            <text:p>12619</text:p>
          </table:table-cell>
          <table:table-cell table:formula="of:=[.B120]" office:value-type="float" office:value="16179" calcext:value-type="float">
            <text:p>16179</text:p>
          </table:table-cell>
          <table:table-cell table:formula="of:=SUM([.B121:.J121])" office:value-type="float" office:value="177509" calcext:value-type="float">
            <text:p>17750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O120]" office:value-type="float" office:value="645334" calcext:value-type="float">
            <text:p>645334</text:p>
          </table:table-cell>
          <table:table-cell table:formula="of:=[.P120]" office:value-type="float" office:value="1582408" calcext:value-type="float">
            <text:p>1582408</text:p>
          </table:table-cell>
          <table:table-cell table:formula="of:=[.Q120]" office:value-type="float" office:value="825775" calcext:value-type="float">
            <text:p>825775</text:p>
          </table:table-cell>
          <table:table-cell table:formula="of:=[.R120]" office:value-type="float" office:value="1667149" calcext:value-type="float">
            <text:p>1667149</text:p>
          </table:table-cell>
          <table:table-cell table:formula="of:=[.S120]" office:value-type="float" office:value="1323300" calcext:value-type="float">
            <text:p>1323300</text:p>
          </table:table-cell>
          <table:table-cell table:formula="of:=[.T120]" office:value-type="float" office:value="1512477" calcext:value-type="float">
            <text:p>1512477</text:p>
          </table:table-cell>
          <table:table-cell table:formula="of:=[.U120]+[.N120]" office:value-type="float" office:value="2076175" calcext:value-type="float">
            <text:p>2076175</text:p>
          </table:table-cell>
          <table:table-cell table:formula="of:=[.V120]" office:value-type="float" office:value="695833" calcext:value-type="float">
            <text:p>695833</text:p>
          </table:table-cell>
          <table:table-cell table:formula="of:=[.N120]" office:value-type="float" office:value="1248462" calcext:value-type="float">
            <text:p>1248462</text:p>
          </table:table-cell>
          <table:table-cell table:formula="of:=SUM([.N121:.V121])" office:value-type="float" office:value="11576913" calcext:value-type="float">
            <text:p>115769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C121]" office:value-type="float" office:value="20131" calcext:value-type="float">
            <text:p>20131</text:p>
          </table:table-cell>
          <table:table-cell table:formula="of:=[.D121]" office:value-type="float" office:value="16748" calcext:value-type="float">
            <text:p>16748</text:p>
          </table:table-cell>
          <table:table-cell table:formula="of:=[.E121]" office:value-type="float" office:value="23069" calcext:value-type="float">
            <text:p>23069</text:p>
          </table:table-cell>
          <table:table-cell table:formula="of:=[.F121]" office:value-type="float" office:value="21715" calcext:value-type="float">
            <text:p>21715</text:p>
          </table:table-cell>
          <table:table-cell table:formula="of:=[.G121]" office:value-type="float" office:value="24688" calcext:value-type="float">
            <text:p>24688</text:p>
          </table:table-cell>
          <table:table-cell table:formula="of:=[.H121]" office:value-type="float" office:value="28533" calcext:value-type="float">
            <text:p>28533</text:p>
          </table:table-cell>
          <table:table-cell table:formula="of:=[.I121]+[.B121]" office:value-type="float" office:value="26446" calcext:value-type="float">
            <text:p>26446</text:p>
          </table:table-cell>
          <table:table-cell table:formula="of:=[.J121]" office:value-type="float" office:value="16179" calcext:value-type="float">
            <text:p>16179</text:p>
          </table:table-cell>
          <table:table-cell table:formula="of:=[.B121]" office:value-type="float" office:value="13827" calcext:value-type="float">
            <text:p>13827</text:p>
          </table:table-cell>
          <table:table-cell table:formula="of:=SUM([.B122:.J122])" office:value-type="float" office:value="191336" calcext:value-type="float">
            <text:p>19133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O121]" office:value-type="float" office:value="1582408" calcext:value-type="float">
            <text:p>1582408</text:p>
          </table:table-cell>
          <table:table-cell table:formula="of:=[.P121]" office:value-type="float" office:value="825775" calcext:value-type="float">
            <text:p>825775</text:p>
          </table:table-cell>
          <table:table-cell table:formula="of:=[.Q121]" office:value-type="float" office:value="1667149" calcext:value-type="float">
            <text:p>1667149</text:p>
          </table:table-cell>
          <table:table-cell table:formula="of:=[.R121]" office:value-type="float" office:value="1323300" calcext:value-type="float">
            <text:p>1323300</text:p>
          </table:table-cell>
          <table:table-cell table:formula="of:=[.S121]" office:value-type="float" office:value="1512477" calcext:value-type="float">
            <text:p>1512477</text:p>
          </table:table-cell>
          <table:table-cell table:formula="of:=[.T121]" office:value-type="float" office:value="2076175" calcext:value-type="float">
            <text:p>2076175</text:p>
          </table:table-cell>
          <table:table-cell table:formula="of:=[.U121]+[.N121]" office:value-type="float" office:value="1341167" calcext:value-type="float">
            <text:p>1341167</text:p>
          </table:table-cell>
          <table:table-cell table:formula="of:=[.V121]" office:value-type="float" office:value="1248462" calcext:value-type="float">
            <text:p>1248462</text:p>
          </table:table-cell>
          <table:table-cell table:formula="of:=[.N121]" office:value-type="float" office:value="645334" calcext:value-type="float">
            <text:p>645334</text:p>
          </table:table-cell>
          <table:table-cell table:formula="of:=SUM([.N122:.V122])" office:value-type="float" office:value="12222247" calcext:value-type="float">
            <text:p>122222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C122]" office:value-type="float" office:value="16748" calcext:value-type="float">
            <text:p>16748</text:p>
          </table:table-cell>
          <table:table-cell table:formula="of:=[.D122]" office:value-type="float" office:value="23069" calcext:value-type="float">
            <text:p>23069</text:p>
          </table:table-cell>
          <table:table-cell table:formula="of:=[.E122]" office:value-type="float" office:value="21715" calcext:value-type="float">
            <text:p>21715</text:p>
          </table:table-cell>
          <table:table-cell table:formula="of:=[.F122]" office:value-type="float" office:value="24688" calcext:value-type="float">
            <text:p>24688</text:p>
          </table:table-cell>
          <table:table-cell table:formula="of:=[.G122]" office:value-type="float" office:value="28533" calcext:value-type="float">
            <text:p>28533</text:p>
          </table:table-cell>
          <table:table-cell table:formula="of:=[.H122]" office:value-type="float" office:value="26446" calcext:value-type="float">
            <text:p>26446</text:p>
          </table:table-cell>
          <table:table-cell table:formula="of:=[.I122]+[.B122]" office:value-type="float" office:value="36310" calcext:value-type="float">
            <text:p>36310</text:p>
          </table:table-cell>
          <table:table-cell table:formula="of:=[.J122]" office:value-type="float" office:value="13827" calcext:value-type="float">
            <text:p>13827</text:p>
          </table:table-cell>
          <table:table-cell table:formula="of:=[.B122]" office:value-type="float" office:value="20131" calcext:value-type="float">
            <text:p>20131</text:p>
          </table:table-cell>
          <table:table-cell table:formula="of:=SUM([.B123:.J123])" office:value-type="float" office:value="211467" calcext:value-type="float">
            <text:p>211467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O122]" office:value-type="float" office:value="825775" calcext:value-type="float">
            <text:p>825775</text:p>
          </table:table-cell>
          <table:table-cell table:formula="of:=[.P122]" office:value-type="float" office:value="1667149" calcext:value-type="float">
            <text:p>1667149</text:p>
          </table:table-cell>
          <table:table-cell table:formula="of:=[.Q122]" office:value-type="float" office:value="1323300" calcext:value-type="float">
            <text:p>1323300</text:p>
          </table:table-cell>
          <table:table-cell table:formula="of:=[.R122]" office:value-type="float" office:value="1512477" calcext:value-type="float">
            <text:p>1512477</text:p>
          </table:table-cell>
          <table:table-cell table:formula="of:=[.S122]" office:value-type="float" office:value="2076175" calcext:value-type="float">
            <text:p>2076175</text:p>
          </table:table-cell>
          <table:table-cell table:formula="of:=[.T122]" office:value-type="float" office:value="1341167" calcext:value-type="float">
            <text:p>1341167</text:p>
          </table:table-cell>
          <table:table-cell table:formula="of:=[.U122]+[.N122]" office:value-type="float" office:value="2830870" calcext:value-type="float">
            <text:p>2830870</text:p>
          </table:table-cell>
          <table:table-cell table:formula="of:=[.V122]" office:value-type="float" office:value="645334" calcext:value-type="float">
            <text:p>645334</text:p>
          </table:table-cell>
          <table:table-cell table:formula="of:=[.N122]" office:value-type="float" office:value="1582408" calcext:value-type="float">
            <text:p>1582408</text:p>
          </table:table-cell>
          <table:table-cell table:formula="of:=SUM([.N123:.V123])" office:value-type="float" office:value="13804655" calcext:value-type="float">
            <text:p>138046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C123]" office:value-type="float" office:value="23069" calcext:value-type="float">
            <text:p>23069</text:p>
          </table:table-cell>
          <table:table-cell table:formula="of:=[.D123]" office:value-type="float" office:value="21715" calcext:value-type="float">
            <text:p>21715</text:p>
          </table:table-cell>
          <table:table-cell table:formula="of:=[.E123]" office:value-type="float" office:value="24688" calcext:value-type="float">
            <text:p>24688</text:p>
          </table:table-cell>
          <table:table-cell table:formula="of:=[.F123]" office:value-type="float" office:value="28533" calcext:value-type="float">
            <text:p>28533</text:p>
          </table:table-cell>
          <table:table-cell table:formula="of:=[.G123]" office:value-type="float" office:value="26446" calcext:value-type="float">
            <text:p>26446</text:p>
          </table:table-cell>
          <table:table-cell table:formula="of:=[.H123]" office:value-type="float" office:value="36310" calcext:value-type="float">
            <text:p>36310</text:p>
          </table:table-cell>
          <table:table-cell table:formula="of:=[.I123]+[.B123]" office:value-type="float" office:value="30575" calcext:value-type="float">
            <text:p>30575</text:p>
          </table:table-cell>
          <table:table-cell table:formula="of:=[.J123]" office:value-type="float" office:value="20131" calcext:value-type="float">
            <text:p>20131</text:p>
          </table:table-cell>
          <table:table-cell table:formula="of:=[.B123]" office:value-type="float" office:value="16748" calcext:value-type="float">
            <text:p>16748</text:p>
          </table:table-cell>
          <table:table-cell table:formula="of:=SUM([.B124:.J124])" office:value-type="float" office:value="228215" calcext:value-type="float">
            <text:p>228215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O123]" office:value-type="float" office:value="1667149" calcext:value-type="float">
            <text:p>1667149</text:p>
          </table:table-cell>
          <table:table-cell table:formula="of:=[.P123]" office:value-type="float" office:value="1323300" calcext:value-type="float">
            <text:p>1323300</text:p>
          </table:table-cell>
          <table:table-cell table:formula="of:=[.Q123]" office:value-type="float" office:value="1512477" calcext:value-type="float">
            <text:p>1512477</text:p>
          </table:table-cell>
          <table:table-cell table:formula="of:=[.R123]" office:value-type="float" office:value="2076175" calcext:value-type="float">
            <text:p>2076175</text:p>
          </table:table-cell>
          <table:table-cell table:formula="of:=[.S123]" office:value-type="float" office:value="1341167" calcext:value-type="float">
            <text:p>1341167</text:p>
          </table:table-cell>
          <table:table-cell table:formula="of:=[.T123]" office:value-type="float" office:value="2830870" calcext:value-type="float">
            <text:p>2830870</text:p>
          </table:table-cell>
          <table:table-cell table:formula="of:=[.U123]+[.N123]" office:value-type="float" office:value="1471109" calcext:value-type="float">
            <text:p>1471109</text:p>
          </table:table-cell>
          <table:table-cell table:formula="of:=[.V123]" office:value-type="float" office:value="1582408" calcext:value-type="float">
            <text:p>1582408</text:p>
          </table:table-cell>
          <table:table-cell table:formula="of:=[.N123]" office:value-type="float" office:value="825775" calcext:value-type="float">
            <text:p>825775</text:p>
          </table:table-cell>
          <table:table-cell table:formula="of:=SUM([.N124:.V124])" office:value-type="float" office:value="14630430" calcext:value-type="float">
            <text:p>146304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C124]" office:value-type="float" office:value="21715" calcext:value-type="float">
            <text:p>21715</text:p>
          </table:table-cell>
          <table:table-cell table:formula="of:=[.D124]" office:value-type="float" office:value="24688" calcext:value-type="float">
            <text:p>24688</text:p>
          </table:table-cell>
          <table:table-cell table:formula="of:=[.E124]" office:value-type="float" office:value="28533" calcext:value-type="float">
            <text:p>28533</text:p>
          </table:table-cell>
          <table:table-cell table:formula="of:=[.F124]" office:value-type="float" office:value="26446" calcext:value-type="float">
            <text:p>26446</text:p>
          </table:table-cell>
          <table:table-cell table:formula="of:=[.G124]" office:value-type="float" office:value="36310" calcext:value-type="float">
            <text:p>36310</text:p>
          </table:table-cell>
          <table:table-cell table:formula="of:=[.H124]" office:value-type="float" office:value="30575" calcext:value-type="float">
            <text:p>30575</text:p>
          </table:table-cell>
          <table:table-cell table:formula="of:=[.I124]+[.B124]" office:value-type="float" office:value="43200" calcext:value-type="float">
            <text:p>43200</text:p>
          </table:table-cell>
          <table:table-cell table:formula="of:=[.J124]" office:value-type="float" office:value="16748" calcext:value-type="float">
            <text:p>16748</text:p>
          </table:table-cell>
          <table:table-cell table:formula="of:=[.B124]" office:value-type="float" office:value="23069" calcext:value-type="float">
            <text:p>23069</text:p>
          </table:table-cell>
          <table:table-cell table:formula="of:=SUM([.B125:.J125])" office:value-type="float" office:value="251284" calcext:value-type="float">
            <text:p>251284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O124]" office:value-type="float" office:value="1323300" calcext:value-type="float">
            <text:p>1323300</text:p>
          </table:table-cell>
          <table:table-cell table:formula="of:=[.P124]" office:value-type="float" office:value="1512477" calcext:value-type="float">
            <text:p>1512477</text:p>
          </table:table-cell>
          <table:table-cell table:formula="of:=[.Q124]" office:value-type="float" office:value="2076175" calcext:value-type="float">
            <text:p>2076175</text:p>
          </table:table-cell>
          <table:table-cell table:formula="of:=[.R124]" office:value-type="float" office:value="1341167" calcext:value-type="float">
            <text:p>1341167</text:p>
          </table:table-cell>
          <table:table-cell table:formula="of:=[.S124]" office:value-type="float" office:value="2830870" calcext:value-type="float">
            <text:p>2830870</text:p>
          </table:table-cell>
          <table:table-cell table:formula="of:=[.T124]" office:value-type="float" office:value="1471109" calcext:value-type="float">
            <text:p>1471109</text:p>
          </table:table-cell>
          <table:table-cell table:formula="of:=[.U124]+[.N124]" office:value-type="float" office:value="3249557" calcext:value-type="float">
            <text:p>3249557</text:p>
          </table:table-cell>
          <table:table-cell table:formula="of:=[.V124]" office:value-type="float" office:value="825775" calcext:value-type="float">
            <text:p>825775</text:p>
          </table:table-cell>
          <table:table-cell table:formula="of:=[.N124]" office:value-type="float" office:value="1667149" calcext:value-type="float">
            <text:p>1667149</text:p>
          </table:table-cell>
          <table:table-cell table:formula="of:=SUM([.N125:.V125])" office:value-type="float" office:value="16297579" calcext:value-type="float">
            <text:p>162975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C125]" office:value-type="float" office:value="24688" calcext:value-type="float">
            <text:p>24688</text:p>
          </table:table-cell>
          <table:table-cell table:formula="of:=[.D125]" office:value-type="float" office:value="28533" calcext:value-type="float">
            <text:p>28533</text:p>
          </table:table-cell>
          <table:table-cell table:formula="of:=[.E125]" office:value-type="float" office:value="26446" calcext:value-type="float">
            <text:p>26446</text:p>
          </table:table-cell>
          <table:table-cell table:formula="of:=[.F125]" office:value-type="float" office:value="36310" calcext:value-type="float">
            <text:p>36310</text:p>
          </table:table-cell>
          <table:table-cell table:formula="of:=[.G125]" office:value-type="float" office:value="30575" calcext:value-type="float">
            <text:p>30575</text:p>
          </table:table-cell>
          <table:table-cell table:formula="of:=[.H125]" office:value-type="float" office:value="43200" calcext:value-type="float">
            <text:p>43200</text:p>
          </table:table-cell>
          <table:table-cell table:formula="of:=[.I125]+[.B125]" office:value-type="float" office:value="38463" calcext:value-type="float">
            <text:p>38463</text:p>
          </table:table-cell>
          <table:table-cell table:formula="of:=[.J125]" office:value-type="float" office:value="23069" calcext:value-type="float">
            <text:p>23069</text:p>
          </table:table-cell>
          <table:table-cell table:formula="of:=[.B125]" office:value-type="float" office:value="21715" calcext:value-type="float">
            <text:p>21715</text:p>
          </table:table-cell>
          <table:table-cell table:formula="of:=SUM([.B126:.J126])" office:value-type="float" office:value="272999" calcext:value-type="float">
            <text:p>272999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O125]" office:value-type="float" office:value="1512477" calcext:value-type="float">
            <text:p>1512477</text:p>
          </table:table-cell>
          <table:table-cell table:formula="of:=[.P125]" office:value-type="float" office:value="2076175" calcext:value-type="float">
            <text:p>2076175</text:p>
          </table:table-cell>
          <table:table-cell table:formula="of:=[.Q125]" office:value-type="float" office:value="1341167" calcext:value-type="float">
            <text:p>1341167</text:p>
          </table:table-cell>
          <table:table-cell table:formula="of:=[.R125]" office:value-type="float" office:value="2830870" calcext:value-type="float">
            <text:p>2830870</text:p>
          </table:table-cell>
          <table:table-cell table:formula="of:=[.S125]" office:value-type="float" office:value="1471109" calcext:value-type="float">
            <text:p>1471109</text:p>
          </table:table-cell>
          <table:table-cell table:formula="of:=[.T125]" office:value-type="float" office:value="3249557" calcext:value-type="float">
            <text:p>3249557</text:p>
          </table:table-cell>
          <table:table-cell table:formula="of:=[.U125]+[.N125]" office:value-type="float" office:value="2149075" calcext:value-type="float">
            <text:p>2149075</text:p>
          </table:table-cell>
          <table:table-cell table:formula="of:=[.V125]" office:value-type="float" office:value="1667149" calcext:value-type="float">
            <text:p>1667149</text:p>
          </table:table-cell>
          <table:table-cell table:formula="of:=[.N125]" office:value-type="float" office:value="1323300" calcext:value-type="float">
            <text:p>1323300</text:p>
          </table:table-cell>
          <table:table-cell table:formula="of:=SUM([.N126:.V126])" office:value-type="float" office:value="17620879" calcext:value-type="float">
            <text:p>176208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C126]" office:value-type="float" office:value="28533" calcext:value-type="float">
            <text:p>28533</text:p>
          </table:table-cell>
          <table:table-cell table:formula="of:=[.D126]" office:value-type="float" office:value="26446" calcext:value-type="float">
            <text:p>26446</text:p>
          </table:table-cell>
          <table:table-cell table:formula="of:=[.E126]" office:value-type="float" office:value="36310" calcext:value-type="float">
            <text:p>36310</text:p>
          </table:table-cell>
          <table:table-cell table:formula="of:=[.F126]" office:value-type="float" office:value="30575" calcext:value-type="float">
            <text:p>30575</text:p>
          </table:table-cell>
          <table:table-cell table:formula="of:=[.G126]" office:value-type="float" office:value="43200" calcext:value-type="float">
            <text:p>43200</text:p>
          </table:table-cell>
          <table:table-cell table:formula="of:=[.H126]" office:value-type="float" office:value="38463" calcext:value-type="float">
            <text:p>38463</text:p>
          </table:table-cell>
          <table:table-cell table:formula="of:=[.I126]+[.B126]" office:value-type="float" office:value="47757" calcext:value-type="float">
            <text:p>47757</text:p>
          </table:table-cell>
          <table:table-cell table:formula="of:=[.J126]" office:value-type="float" office:value="21715" calcext:value-type="float">
            <text:p>21715</text:p>
          </table:table-cell>
          <table:table-cell table:formula="of:=[.B126]" office:value-type="float" office:value="24688" calcext:value-type="float">
            <text:p>24688</text:p>
          </table:table-cell>
          <table:table-cell table:formula="of:=SUM([.B127:.J127])" office:value-type="float" office:value="297687" calcext:value-type="float">
            <text:p>29768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O126]" office:value-type="float" office:value="2076175" calcext:value-type="float">
            <text:p>2076175</text:p>
          </table:table-cell>
          <table:table-cell table:formula="of:=[.P126]" office:value-type="float" office:value="1341167" calcext:value-type="float">
            <text:p>1341167</text:p>
          </table:table-cell>
          <table:table-cell table:formula="of:=[.Q126]" office:value-type="float" office:value="2830870" calcext:value-type="float">
            <text:p>2830870</text:p>
          </table:table-cell>
          <table:table-cell table:formula="of:=[.R126]" office:value-type="float" office:value="1471109" calcext:value-type="float">
            <text:p>1471109</text:p>
          </table:table-cell>
          <table:table-cell table:formula="of:=[.S126]" office:value-type="float" office:value="3249557" calcext:value-type="float">
            <text:p>3249557</text:p>
          </table:table-cell>
          <table:table-cell table:formula="of:=[.T126]" office:value-type="float" office:value="2149075" calcext:value-type="float">
            <text:p>2149075</text:p>
          </table:table-cell>
          <table:table-cell table:formula="of:=[.U126]+[.N126]" office:value-type="float" office:value="3179626" calcext:value-type="float">
            <text:p>3179626</text:p>
          </table:table-cell>
          <table:table-cell table:formula="of:=[.V126]" office:value-type="float" office:value="1323300" calcext:value-type="float">
            <text:p>1323300</text:p>
          </table:table-cell>
          <table:table-cell table:formula="of:=[.N126]" office:value-type="float" office:value="1512477" calcext:value-type="float">
            <text:p>1512477</text:p>
          </table:table-cell>
          <table:table-cell table:formula="of:=SUM([.N127:.V127])" office:value-type="float" office:value="19133356" calcext:value-type="float">
            <text:p>191333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C127]" office:value-type="float" office:value="26446" calcext:value-type="float">
            <text:p>26446</text:p>
          </table:table-cell>
          <table:table-cell table:formula="of:=[.D127]" office:value-type="float" office:value="36310" calcext:value-type="float">
            <text:p>36310</text:p>
          </table:table-cell>
          <table:table-cell table:formula="of:=[.E127]" office:value-type="float" office:value="30575" calcext:value-type="float">
            <text:p>30575</text:p>
          </table:table-cell>
          <table:table-cell table:formula="of:=[.F127]" office:value-type="float" office:value="43200" calcext:value-type="float">
            <text:p>43200</text:p>
          </table:table-cell>
          <table:table-cell table:formula="of:=[.G127]" office:value-type="float" office:value="38463" calcext:value-type="float">
            <text:p>38463</text:p>
          </table:table-cell>
          <table:table-cell table:formula="of:=[.H127]" office:value-type="float" office:value="47757" calcext:value-type="float">
            <text:p>47757</text:p>
          </table:table-cell>
          <table:table-cell table:formula="of:=[.I127]+[.B127]" office:value-type="float" office:value="50248" calcext:value-type="float">
            <text:p>50248</text:p>
          </table:table-cell>
          <table:table-cell table:formula="of:=[.J127]" office:value-type="float" office:value="24688" calcext:value-type="float">
            <text:p>24688</text:p>
          </table:table-cell>
          <table:table-cell table:formula="of:=[.B127]" office:value-type="float" office:value="28533" calcext:value-type="float">
            <text:p>28533</text:p>
          </table:table-cell>
          <table:table-cell table:formula="of:=SUM([.B128:.J128])" office:value-type="float" office:value="326220" calcext:value-type="float">
            <text:p>32622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O127]" office:value-type="float" office:value="1341167" calcext:value-type="float">
            <text:p>1341167</text:p>
          </table:table-cell>
          <table:table-cell table:formula="of:=[.P127]" office:value-type="float" office:value="2830870" calcext:value-type="float">
            <text:p>2830870</text:p>
          </table:table-cell>
          <table:table-cell table:formula="of:=[.Q127]" office:value-type="float" office:value="1471109" calcext:value-type="float">
            <text:p>1471109</text:p>
          </table:table-cell>
          <table:table-cell table:formula="of:=[.R127]" office:value-type="float" office:value="3249557" calcext:value-type="float">
            <text:p>3249557</text:p>
          </table:table-cell>
          <table:table-cell table:formula="of:=[.S127]" office:value-type="float" office:value="2149075" calcext:value-type="float">
            <text:p>2149075</text:p>
          </table:table-cell>
          <table:table-cell table:formula="of:=[.T127]" office:value-type="float" office:value="3179626" calcext:value-type="float">
            <text:p>3179626</text:p>
          </table:table-cell>
          <table:table-cell table:formula="of:=[.U127]+[.N127]" office:value-type="float" office:value="3399475" calcext:value-type="float">
            <text:p>3399475</text:p>
          </table:table-cell>
          <table:table-cell table:formula="of:=[.V127]" office:value-type="float" office:value="1512477" calcext:value-type="float">
            <text:p>1512477</text:p>
          </table:table-cell>
          <table:table-cell table:formula="of:=[.N127]" office:value-type="float" office:value="2076175" calcext:value-type="float">
            <text:p>2076175</text:p>
          </table:table-cell>
          <table:table-cell table:formula="of:=SUM([.N128:.V128])" office:value-type="float" office:value="21209531" calcext:value-type="float">
            <text:p>212095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C128]" office:value-type="float" office:value="36310" calcext:value-type="float">
            <text:p>36310</text:p>
          </table:table-cell>
          <table:table-cell table:formula="of:=[.D128]" office:value-type="float" office:value="30575" calcext:value-type="float">
            <text:p>30575</text:p>
          </table:table-cell>
          <table:table-cell table:formula="of:=[.E128]" office:value-type="float" office:value="43200" calcext:value-type="float">
            <text:p>43200</text:p>
          </table:table-cell>
          <table:table-cell table:formula="of:=[.F128]" office:value-type="float" office:value="38463" calcext:value-type="float">
            <text:p>38463</text:p>
          </table:table-cell>
          <table:table-cell table:formula="of:=[.G128]" office:value-type="float" office:value="47757" calcext:value-type="float">
            <text:p>47757</text:p>
          </table:table-cell>
          <table:table-cell table:formula="of:=[.H128]" office:value-type="float" office:value="50248" calcext:value-type="float">
            <text:p>50248</text:p>
          </table:table-cell>
          <table:table-cell table:formula="of:=[.I128]+[.B128]" office:value-type="float" office:value="51134" calcext:value-type="float">
            <text:p>51134</text:p>
          </table:table-cell>
          <table:table-cell table:formula="of:=[.J128]" office:value-type="float" office:value="28533" calcext:value-type="float">
            <text:p>28533</text:p>
          </table:table-cell>
          <table:table-cell table:formula="of:=[.B128]" office:value-type="float" office:value="26446" calcext:value-type="float">
            <text:p>26446</text:p>
          </table:table-cell>
          <table:table-cell table:formula="of:=SUM([.B129:.J129])" office:value-type="float" office:value="352666" calcext:value-type="float">
            <text:p>352666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O128]" office:value-type="float" office:value="2830870" calcext:value-type="float">
            <text:p>2830870</text:p>
          </table:table-cell>
          <table:table-cell table:formula="of:=[.P128]" office:value-type="float" office:value="1471109" calcext:value-type="float">
            <text:p>1471109</text:p>
          </table:table-cell>
          <table:table-cell table:formula="of:=[.Q128]" office:value-type="float" office:value="3249557" calcext:value-type="float">
            <text:p>3249557</text:p>
          </table:table-cell>
          <table:table-cell table:formula="of:=[.R128]" office:value-type="float" office:value="2149075" calcext:value-type="float">
            <text:p>2149075</text:p>
          </table:table-cell>
          <table:table-cell table:formula="of:=[.S128]" office:value-type="float" office:value="3179626" calcext:value-type="float">
            <text:p>3179626</text:p>
          </table:table-cell>
          <table:table-cell table:formula="of:=[.T128]" office:value-type="float" office:value="3399475" calcext:value-type="float">
            <text:p>3399475</text:p>
          </table:table-cell>
          <table:table-cell table:formula="of:=[.U128]+[.N128]" office:value-type="float" office:value="2853644" calcext:value-type="float">
            <text:p>2853644</text:p>
          </table:table-cell>
          <table:table-cell table:formula="of:=[.V128]" office:value-type="float" office:value="2076175" calcext:value-type="float">
            <text:p>2076175</text:p>
          </table:table-cell>
          <table:table-cell table:formula="of:=[.N128]" office:value-type="float" office:value="1341167" calcext:value-type="float">
            <text:p>1341167</text:p>
          </table:table-cell>
          <table:table-cell table:formula="of:=SUM([.N129:.V129])" office:value-type="float" office:value="22550698" calcext:value-type="float">
            <text:p>225506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C129]" office:value-type="float" office:value="30575" calcext:value-type="float">
            <text:p>30575</text:p>
          </table:table-cell>
          <table:table-cell table:formula="of:=[.D129]" office:value-type="float" office:value="43200" calcext:value-type="float">
            <text:p>43200</text:p>
          </table:table-cell>
          <table:table-cell table:formula="of:=[.E129]" office:value-type="float" office:value="38463" calcext:value-type="float">
            <text:p>38463</text:p>
          </table:table-cell>
          <table:table-cell table:formula="of:=[.F129]" office:value-type="float" office:value="47757" calcext:value-type="float">
            <text:p>47757</text:p>
          </table:table-cell>
          <table:table-cell table:formula="of:=[.G129]" office:value-type="float" office:value="50248" calcext:value-type="float">
            <text:p>50248</text:p>
          </table:table-cell>
          <table:table-cell table:formula="of:=[.H129]" office:value-type="float" office:value="51134" calcext:value-type="float">
            <text:p>51134</text:p>
          </table:table-cell>
          <table:table-cell table:formula="of:=[.I129]+[.B129]" office:value-type="float" office:value="64843" calcext:value-type="float">
            <text:p>64843</text:p>
          </table:table-cell>
          <table:table-cell table:formula="of:=[.J129]" office:value-type="float" office:value="26446" calcext:value-type="float">
            <text:p>26446</text:p>
          </table:table-cell>
          <table:table-cell table:formula="of:=[.B129]" office:value-type="float" office:value="36310" calcext:value-type="float">
            <text:p>36310</text:p>
          </table:table-cell>
          <table:table-cell table:formula="of:=SUM([.B130:.J130])" office:value-type="float" office:value="388976" calcext:value-type="float">
            <text:p>38897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O129]" office:value-type="float" office:value="1471109" calcext:value-type="float">
            <text:p>1471109</text:p>
          </table:table-cell>
          <table:table-cell table:formula="of:=[.P129]" office:value-type="float" office:value="3249557" calcext:value-type="float">
            <text:p>3249557</text:p>
          </table:table-cell>
          <table:table-cell table:formula="of:=[.Q129]" office:value-type="float" office:value="2149075" calcext:value-type="float">
            <text:p>2149075</text:p>
          </table:table-cell>
          <table:table-cell table:formula="of:=[.R129]" office:value-type="float" office:value="3179626" calcext:value-type="float">
            <text:p>3179626</text:p>
          </table:table-cell>
          <table:table-cell table:formula="of:=[.S129]" office:value-type="float" office:value="3399475" calcext:value-type="float">
            <text:p>3399475</text:p>
          </table:table-cell>
          <table:table-cell table:formula="of:=[.T129]" office:value-type="float" office:value="2853644" calcext:value-type="float">
            <text:p>2853644</text:p>
          </table:table-cell>
          <table:table-cell table:formula="of:=[.U129]+[.N129]" office:value-type="float" office:value="4907045" calcext:value-type="float">
            <text:p>4907045</text:p>
          </table:table-cell>
          <table:table-cell table:formula="of:=[.V129]" office:value-type="float" office:value="1341167" calcext:value-type="float">
            <text:p>1341167</text:p>
          </table:table-cell>
          <table:table-cell table:formula="of:=[.N129]" office:value-type="float" office:value="2830870" calcext:value-type="float">
            <text:p>2830870</text:p>
          </table:table-cell>
          <table:table-cell table:formula="of:=SUM([.N130:.V130])" office:value-type="float" office:value="25381568" calcext:value-type="float">
            <text:p>253815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C130]" office:value-type="float" office:value="43200" calcext:value-type="float">
            <text:p>43200</text:p>
          </table:table-cell>
          <table:table-cell table:formula="of:=[.D130]" office:value-type="float" office:value="38463" calcext:value-type="float">
            <text:p>38463</text:p>
          </table:table-cell>
          <table:table-cell table:formula="of:=[.E130]" office:value-type="float" office:value="47757" calcext:value-type="float">
            <text:p>47757</text:p>
          </table:table-cell>
          <table:table-cell table:formula="of:=[.F130]" office:value-type="float" office:value="50248" calcext:value-type="float">
            <text:p>50248</text:p>
          </table:table-cell>
          <table:table-cell table:formula="of:=[.G130]" office:value-type="float" office:value="51134" calcext:value-type="float">
            <text:p>51134</text:p>
          </table:table-cell>
          <table:table-cell table:formula="of:=[.H130]" office:value-type="float" office:value="64843" calcext:value-type="float">
            <text:p>64843</text:p>
          </table:table-cell>
          <table:table-cell table:formula="of:=[.I130]+[.B130]" office:value-type="float" office:value="57021" calcext:value-type="float">
            <text:p>57021</text:p>
          </table:table-cell>
          <table:table-cell table:formula="of:=[.J130]" office:value-type="float" office:value="36310" calcext:value-type="float">
            <text:p>36310</text:p>
          </table:table-cell>
          <table:table-cell table:formula="of:=[.B130]" office:value-type="float" office:value="30575" calcext:value-type="float">
            <text:p>30575</text:p>
          </table:table-cell>
          <table:table-cell table:formula="of:=SUM([.B131:.J131])" office:value-type="float" office:value="419551" calcext:value-type="float">
            <text:p>41955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O130]" office:value-type="float" office:value="3249557" calcext:value-type="float">
            <text:p>3249557</text:p>
          </table:table-cell>
          <table:table-cell table:formula="of:=[.P130]" office:value-type="float" office:value="2149075" calcext:value-type="float">
            <text:p>2149075</text:p>
          </table:table-cell>
          <table:table-cell table:formula="of:=[.Q130]" office:value-type="float" office:value="3179626" calcext:value-type="float">
            <text:p>3179626</text:p>
          </table:table-cell>
          <table:table-cell table:formula="of:=[.R130]" office:value-type="float" office:value="3399475" calcext:value-type="float">
            <text:p>3399475</text:p>
          </table:table-cell>
          <table:table-cell table:formula="of:=[.S130]" office:value-type="float" office:value="2853644" calcext:value-type="float">
            <text:p>2853644</text:p>
          </table:table-cell>
          <table:table-cell table:formula="of:=[.T130]" office:value-type="float" office:value="4907045" calcext:value-type="float">
            <text:p>4907045</text:p>
          </table:table-cell>
          <table:table-cell table:formula="of:=[.U130]+[.N130]" office:value-type="float" office:value="2812276" calcext:value-type="float">
            <text:p>2812276</text:p>
          </table:table-cell>
          <table:table-cell table:formula="of:=[.V130]" office:value-type="float" office:value="2830870" calcext:value-type="float">
            <text:p>2830870</text:p>
          </table:table-cell>
          <table:table-cell table:formula="of:=[.N130]" office:value-type="float" office:value="1471109" calcext:value-type="float">
            <text:p>1471109</text:p>
          </table:table-cell>
          <table:table-cell table:formula="of:=SUM([.N131:.V131])" office:value-type="float" office:value="26852677" calcext:value-type="float">
            <text:p>268526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C131]" office:value-type="float" office:value="38463" calcext:value-type="float">
            <text:p>38463</text:p>
          </table:table-cell>
          <table:table-cell table:formula="of:=[.D131]" office:value-type="float" office:value="47757" calcext:value-type="float">
            <text:p>47757</text:p>
          </table:table-cell>
          <table:table-cell table:formula="of:=[.E131]" office:value-type="float" office:value="50248" calcext:value-type="float">
            <text:p>50248</text:p>
          </table:table-cell>
          <table:table-cell table:formula="of:=[.F131]" office:value-type="float" office:value="51134" calcext:value-type="float">
            <text:p>51134</text:p>
          </table:table-cell>
          <table:table-cell table:formula="of:=[.G131]" office:value-type="float" office:value="64843" calcext:value-type="float">
            <text:p>64843</text:p>
          </table:table-cell>
          <table:table-cell table:formula="of:=[.H131]" office:value-type="float" office:value="57021" calcext:value-type="float">
            <text:p>57021</text:p>
          </table:table-cell>
          <table:table-cell table:formula="of:=[.I131]+[.B131]" office:value-type="float" office:value="79510" calcext:value-type="float">
            <text:p>79510</text:p>
          </table:table-cell>
          <table:table-cell table:formula="of:=[.J131]" office:value-type="float" office:value="30575" calcext:value-type="float">
            <text:p>30575</text:p>
          </table:table-cell>
          <table:table-cell table:formula="of:=[.B131]" office:value-type="float" office:value="43200" calcext:value-type="float">
            <text:p>43200</text:p>
          </table:table-cell>
          <table:table-cell table:formula="of:=SUM([.B132:.J132])" office:value-type="float" office:value="462751" calcext:value-type="float">
            <text:p>46275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O131]" office:value-type="float" office:value="2149075" calcext:value-type="float">
            <text:p>2149075</text:p>
          </table:table-cell>
          <table:table-cell table:formula="of:=[.P131]" office:value-type="float" office:value="3179626" calcext:value-type="float">
            <text:p>3179626</text:p>
          </table:table-cell>
          <table:table-cell table:formula="of:=[.Q131]" office:value-type="float" office:value="3399475" calcext:value-type="float">
            <text:p>3399475</text:p>
          </table:table-cell>
          <table:table-cell table:formula="of:=[.R131]" office:value-type="float" office:value="2853644" calcext:value-type="float">
            <text:p>2853644</text:p>
          </table:table-cell>
          <table:table-cell table:formula="of:=[.S131]" office:value-type="float" office:value="4907045" calcext:value-type="float">
            <text:p>4907045</text:p>
          </table:table-cell>
          <table:table-cell table:formula="of:=[.T131]" office:value-type="float" office:value="2812276" calcext:value-type="float">
            <text:p>2812276</text:p>
          </table:table-cell>
          <table:table-cell table:formula="of:=[.U131]+[.N131]" office:value-type="float" office:value="6080427" calcext:value-type="float">
            <text:p>6080427</text:p>
          </table:table-cell>
          <table:table-cell table:formula="of:=[.V131]" office:value-type="float" office:value="1471109" calcext:value-type="float">
            <text:p>1471109</text:p>
          </table:table-cell>
          <table:table-cell table:formula="of:=[.N131]" office:value-type="float" office:value="3249557" calcext:value-type="float">
            <text:p>3249557</text:p>
          </table:table-cell>
          <table:table-cell table:formula="of:=SUM([.N132:.V132])" office:value-type="float" office:value="30102234" calcext:value-type="float">
            <text:p>301022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C132]" office:value-type="float" office:value="47757" calcext:value-type="float">
            <text:p>47757</text:p>
          </table:table-cell>
          <table:table-cell table:formula="of:=[.D132]" office:value-type="float" office:value="50248" calcext:value-type="float">
            <text:p>50248</text:p>
          </table:table-cell>
          <table:table-cell table:formula="of:=[.E132]" office:value-type="float" office:value="51134" calcext:value-type="float">
            <text:p>51134</text:p>
          </table:table-cell>
          <table:table-cell table:formula="of:=[.F132]" office:value-type="float" office:value="64843" calcext:value-type="float">
            <text:p>64843</text:p>
          </table:table-cell>
          <table:table-cell table:formula="of:=[.G132]" office:value-type="float" office:value="57021" calcext:value-type="float">
            <text:p>57021</text:p>
          </table:table-cell>
          <table:table-cell table:formula="of:=[.H132]" office:value-type="float" office:value="79510" calcext:value-type="float">
            <text:p>79510</text:p>
          </table:table-cell>
          <table:table-cell table:formula="of:=[.I132]+[.B132]" office:value-type="float" office:value="69038" calcext:value-type="float">
            <text:p>69038</text:p>
          </table:table-cell>
          <table:table-cell table:formula="of:=[.J132]" office:value-type="float" office:value="43200" calcext:value-type="float">
            <text:p>43200</text:p>
          </table:table-cell>
          <table:table-cell table:formula="of:=[.B132]" office:value-type="float" office:value="38463" calcext:value-type="float">
            <text:p>38463</text:p>
          </table:table-cell>
          <table:table-cell table:formula="of:=SUM([.B133:.J133])" office:value-type="float" office:value="501214" calcext:value-type="float">
            <text:p>501214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O132]" office:value-type="float" office:value="3179626" calcext:value-type="float">
            <text:p>3179626</text:p>
          </table:table-cell>
          <table:table-cell table:formula="of:=[.P132]" office:value-type="float" office:value="3399475" calcext:value-type="float">
            <text:p>3399475</text:p>
          </table:table-cell>
          <table:table-cell table:formula="of:=[.Q132]" office:value-type="float" office:value="2853644" calcext:value-type="float">
            <text:p>2853644</text:p>
          </table:table-cell>
          <table:table-cell table:formula="of:=[.R132]" office:value-type="float" office:value="4907045" calcext:value-type="float">
            <text:p>4907045</text:p>
          </table:table-cell>
          <table:table-cell table:formula="of:=[.S132]" office:value-type="float" office:value="2812276" calcext:value-type="float">
            <text:p>2812276</text:p>
          </table:table-cell>
          <table:table-cell table:formula="of:=[.T132]" office:value-type="float" office:value="6080427" calcext:value-type="float">
            <text:p>6080427</text:p>
          </table:table-cell>
          <table:table-cell table:formula="of:=[.U132]+[.N132]" office:value-type="float" office:value="3620184" calcext:value-type="float">
            <text:p>3620184</text:p>
          </table:table-cell>
          <table:table-cell table:formula="of:=[.V132]" office:value-type="float" office:value="3249557" calcext:value-type="float">
            <text:p>3249557</text:p>
          </table:table-cell>
          <table:table-cell table:formula="of:=[.N132]" office:value-type="float" office:value="2149075" calcext:value-type="float">
            <text:p>2149075</text:p>
          </table:table-cell>
          <table:table-cell table:formula="of:=SUM([.N133:.V133])" office:value-type="float" office:value="32251309" calcext:value-type="float">
            <text:p>322513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C133]" office:value-type="float" office:value="50248" calcext:value-type="float">
            <text:p>50248</text:p>
          </table:table-cell>
          <table:table-cell table:formula="of:=[.D133]" office:value-type="float" office:value="51134" calcext:value-type="float">
            <text:p>51134</text:p>
          </table:table-cell>
          <table:table-cell table:formula="of:=[.E133]" office:value-type="float" office:value="64843" calcext:value-type="float">
            <text:p>64843</text:p>
          </table:table-cell>
          <table:table-cell table:formula="of:=[.F133]" office:value-type="float" office:value="57021" calcext:value-type="float">
            <text:p>57021</text:p>
          </table:table-cell>
          <table:table-cell table:formula="of:=[.G133]" office:value-type="float" office:value="79510" calcext:value-type="float">
            <text:p>79510</text:p>
          </table:table-cell>
          <table:table-cell table:formula="of:=[.H133]" office:value-type="float" office:value="69038" calcext:value-type="float">
            <text:p>69038</text:p>
          </table:table-cell>
          <table:table-cell table:formula="of:=[.I133]+[.B133]" office:value-type="float" office:value="90957" calcext:value-type="float">
            <text:p>90957</text:p>
          </table:table-cell>
          <table:table-cell table:formula="of:=[.J133]" office:value-type="float" office:value="38463" calcext:value-type="float">
            <text:p>38463</text:p>
          </table:table-cell>
          <table:table-cell table:formula="of:=[.B133]" office:value-type="float" office:value="47757" calcext:value-type="float">
            <text:p>47757</text:p>
          </table:table-cell>
          <table:table-cell table:formula="of:=SUM([.B134:.J134])" office:value-type="float" office:value="548971" calcext:value-type="float">
            <text:p>54897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O133]" office:value-type="float" office:value="3399475" calcext:value-type="float">
            <text:p>3399475</text:p>
          </table:table-cell>
          <table:table-cell table:formula="of:=[.P133]" office:value-type="float" office:value="2853644" calcext:value-type="float">
            <text:p>2853644</text:p>
          </table:table-cell>
          <table:table-cell table:formula="of:=[.Q133]" office:value-type="float" office:value="4907045" calcext:value-type="float">
            <text:p>4907045</text:p>
          </table:table-cell>
          <table:table-cell table:formula="of:=[.R133]" office:value-type="float" office:value="2812276" calcext:value-type="float">
            <text:p>2812276</text:p>
          </table:table-cell>
          <table:table-cell table:formula="of:=[.S133]" office:value-type="float" office:value="6080427" calcext:value-type="float">
            <text:p>6080427</text:p>
          </table:table-cell>
          <table:table-cell table:formula="of:=[.T133]" office:value-type="float" office:value="3620184" calcext:value-type="float">
            <text:p>3620184</text:p>
          </table:table-cell>
          <table:table-cell table:formula="of:=[.U133]+[.N133]" office:value-type="float" office:value="6429183" calcext:value-type="float">
            <text:p>6429183</text:p>
          </table:table-cell>
          <table:table-cell table:formula="of:=[.V133]" office:value-type="float" office:value="2149075" calcext:value-type="float">
            <text:p>2149075</text:p>
          </table:table-cell>
          <table:table-cell table:formula="of:=[.N133]" office:value-type="float" office:value="3179626" calcext:value-type="float">
            <text:p>3179626</text:p>
          </table:table-cell>
          <table:table-cell table:formula="of:=SUM([.N134:.V134])" office:value-type="float" office:value="35430935" calcext:value-type="float">
            <text:p>354309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C134]" office:value-type="float" office:value="51134" calcext:value-type="float">
            <text:p>51134</text:p>
          </table:table-cell>
          <table:table-cell table:formula="of:=[.D134]" office:value-type="float" office:value="64843" calcext:value-type="float">
            <text:p>64843</text:p>
          </table:table-cell>
          <table:table-cell table:formula="of:=[.E134]" office:value-type="float" office:value="57021" calcext:value-type="float">
            <text:p>57021</text:p>
          </table:table-cell>
          <table:table-cell table:formula="of:=[.F134]" office:value-type="float" office:value="79510" calcext:value-type="float">
            <text:p>79510</text:p>
          </table:table-cell>
          <table:table-cell table:formula="of:=[.G134]" office:value-type="float" office:value="69038" calcext:value-type="float">
            <text:p>69038</text:p>
          </table:table-cell>
          <table:table-cell table:formula="of:=[.H134]" office:value-type="float" office:value="90957" calcext:value-type="float">
            <text:p>90957</text:p>
          </table:table-cell>
          <table:table-cell table:formula="of:=[.I134]+[.B134]" office:value-type="float" office:value="88711" calcext:value-type="float">
            <text:p>88711</text:p>
          </table:table-cell>
          <table:table-cell table:formula="of:=[.J134]" office:value-type="float" office:value="47757" calcext:value-type="float">
            <text:p>47757</text:p>
          </table:table-cell>
          <table:table-cell table:formula="of:=[.B134]" office:value-type="float" office:value="50248" calcext:value-type="float">
            <text:p>50248</text:p>
          </table:table-cell>
          <table:table-cell table:formula="of:=SUM([.B135:.J135])" office:value-type="float" office:value="599219" calcext:value-type="float">
            <text:p>599219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O134]" office:value-type="float" office:value="2853644" calcext:value-type="float">
            <text:p>2853644</text:p>
          </table:table-cell>
          <table:table-cell table:formula="of:=[.P134]" office:value-type="float" office:value="4907045" calcext:value-type="float">
            <text:p>4907045</text:p>
          </table:table-cell>
          <table:table-cell table:formula="of:=[.Q134]" office:value-type="float" office:value="2812276" calcext:value-type="float">
            <text:p>2812276</text:p>
          </table:table-cell>
          <table:table-cell table:formula="of:=[.R134]" office:value-type="float" office:value="6080427" calcext:value-type="float">
            <text:p>6080427</text:p>
          </table:table-cell>
          <table:table-cell table:formula="of:=[.S134]" office:value-type="float" office:value="3620184" calcext:value-type="float">
            <text:p>3620184</text:p>
          </table:table-cell>
          <table:table-cell table:formula="of:=[.T134]" office:value-type="float" office:value="6429183" calcext:value-type="float">
            <text:p>6429183</text:p>
          </table:table-cell>
          <table:table-cell table:formula="of:=[.U134]+[.N134]" office:value-type="float" office:value="5548550" calcext:value-type="float">
            <text:p>5548550</text:p>
          </table:table-cell>
          <table:table-cell table:formula="of:=[.V134]" office:value-type="float" office:value="3179626" calcext:value-type="float">
            <text:p>3179626</text:p>
          </table:table-cell>
          <table:table-cell table:formula="of:=[.N134]" office:value-type="float" office:value="3399475" calcext:value-type="float">
            <text:p>3399475</text:p>
          </table:table-cell>
          <table:table-cell table:formula="of:=SUM([.N135:.V135])" office:value-type="float" office:value="38830410" calcext:value-type="float">
            <text:p>388304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C135]" office:value-type="float" office:value="64843" calcext:value-type="float">
            <text:p>64843</text:p>
          </table:table-cell>
          <table:table-cell table:formula="of:=[.D135]" office:value-type="float" office:value="57021" calcext:value-type="float">
            <text:p>57021</text:p>
          </table:table-cell>
          <table:table-cell table:formula="of:=[.E135]" office:value-type="float" office:value="79510" calcext:value-type="float">
            <text:p>79510</text:p>
          </table:table-cell>
          <table:table-cell table:formula="of:=[.F135]" office:value-type="float" office:value="69038" calcext:value-type="float">
            <text:p>69038</text:p>
          </table:table-cell>
          <table:table-cell table:formula="of:=[.G135]" office:value-type="float" office:value="90957" calcext:value-type="float">
            <text:p>90957</text:p>
          </table:table-cell>
          <table:table-cell table:formula="of:=[.H135]" office:value-type="float" office:value="88711" calcext:value-type="float">
            <text:p>88711</text:p>
          </table:table-cell>
          <table:table-cell table:formula="of:=[.I135]+[.B135]" office:value-type="float" office:value="98891" calcext:value-type="float">
            <text:p>98891</text:p>
          </table:table-cell>
          <table:table-cell table:formula="of:=[.J135]" office:value-type="float" office:value="50248" calcext:value-type="float">
            <text:p>50248</text:p>
          </table:table-cell>
          <table:table-cell table:formula="of:=[.B135]" office:value-type="float" office:value="51134" calcext:value-type="float">
            <text:p>51134</text:p>
          </table:table-cell>
          <table:table-cell table:formula="of:=SUM([.B136:.J136])" office:value-type="float" office:value="650353" calcext:value-type="float">
            <text:p>650353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O135]" office:value-type="float" office:value="4907045" calcext:value-type="float">
            <text:p>4907045</text:p>
          </table:table-cell>
          <table:table-cell table:formula="of:=[.P135]" office:value-type="float" office:value="2812276" calcext:value-type="float">
            <text:p>2812276</text:p>
          </table:table-cell>
          <table:table-cell table:formula="of:=[.Q135]" office:value-type="float" office:value="6080427" calcext:value-type="float">
            <text:p>6080427</text:p>
          </table:table-cell>
          <table:table-cell table:formula="of:=[.R135]" office:value-type="float" office:value="3620184" calcext:value-type="float">
            <text:p>3620184</text:p>
          </table:table-cell>
          <table:table-cell table:formula="of:=[.S135]" office:value-type="float" office:value="6429183" calcext:value-type="float">
            <text:p>6429183</text:p>
          </table:table-cell>
          <table:table-cell table:formula="of:=[.T135]" office:value-type="float" office:value="5548550" calcext:value-type="float">
            <text:p>5548550</text:p>
          </table:table-cell>
          <table:table-cell table:formula="of:=[.U135]+[.N135]" office:value-type="float" office:value="6033270" calcext:value-type="float">
            <text:p>6033270</text:p>
          </table:table-cell>
          <table:table-cell table:formula="of:=[.V135]" office:value-type="float" office:value="3399475" calcext:value-type="float">
            <text:p>3399475</text:p>
          </table:table-cell>
          <table:table-cell table:formula="of:=[.N135]" office:value-type="float" office:value="2853644" calcext:value-type="float">
            <text:p>2853644</text:p>
          </table:table-cell>
          <table:table-cell table:formula="of:=SUM([.N136:.V136])" office:value-type="float" office:value="41684054" calcext:value-type="float">
            <text:p>416840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C136]" office:value-type="float" office:value="57021" calcext:value-type="float">
            <text:p>57021</text:p>
          </table:table-cell>
          <table:table-cell table:formula="of:=[.D136]" office:value-type="float" office:value="79510" calcext:value-type="float">
            <text:p>79510</text:p>
          </table:table-cell>
          <table:table-cell table:formula="of:=[.E136]" office:value-type="float" office:value="69038" calcext:value-type="float">
            <text:p>69038</text:p>
          </table:table-cell>
          <table:table-cell table:formula="of:=[.F136]" office:value-type="float" office:value="90957" calcext:value-type="float">
            <text:p>90957</text:p>
          </table:table-cell>
          <table:table-cell table:formula="of:=[.G136]" office:value-type="float" office:value="88711" calcext:value-type="float">
            <text:p>88711</text:p>
          </table:table-cell>
          <table:table-cell table:formula="of:=[.H136]" office:value-type="float" office:value="98891" calcext:value-type="float">
            <text:p>98891</text:p>
          </table:table-cell>
          <table:table-cell table:formula="of:=[.I136]+[.B136]" office:value-type="float" office:value="115091" calcext:value-type="float">
            <text:p>115091</text:p>
          </table:table-cell>
          <table:table-cell table:formula="of:=[.J136]" office:value-type="float" office:value="51134" calcext:value-type="float">
            <text:p>51134</text:p>
          </table:table-cell>
          <table:table-cell table:formula="of:=[.B136]" office:value-type="float" office:value="64843" calcext:value-type="float">
            <text:p>64843</text:p>
          </table:table-cell>
          <table:table-cell table:formula="of:=SUM([.B137:.J137])" office:value-type="float" office:value="715196" calcext:value-type="float">
            <text:p>715196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O136]" office:value-type="float" office:value="2812276" calcext:value-type="float">
            <text:p>2812276</text:p>
          </table:table-cell>
          <table:table-cell table:formula="of:=[.P136]" office:value-type="float" office:value="6080427" calcext:value-type="float">
            <text:p>6080427</text:p>
          </table:table-cell>
          <table:table-cell table:formula="of:=[.Q136]" office:value-type="float" office:value="3620184" calcext:value-type="float">
            <text:p>3620184</text:p>
          </table:table-cell>
          <table:table-cell table:formula="of:=[.R136]" office:value-type="float" office:value="6429183" calcext:value-type="float">
            <text:p>6429183</text:p>
          </table:table-cell>
          <table:table-cell table:formula="of:=[.S136]" office:value-type="float" office:value="5548550" calcext:value-type="float">
            <text:p>5548550</text:p>
          </table:table-cell>
          <table:table-cell table:formula="of:=[.T136]" office:value-type="float" office:value="6033270" calcext:value-type="float">
            <text:p>6033270</text:p>
          </table:table-cell>
          <table:table-cell table:formula="of:=[.U136]+[.N136]" office:value-type="float" office:value="8306520" calcext:value-type="float">
            <text:p>8306520</text:p>
          </table:table-cell>
          <table:table-cell table:formula="of:=[.V136]" office:value-type="float" office:value="2853644" calcext:value-type="float">
            <text:p>2853644</text:p>
          </table:table-cell>
          <table:table-cell table:formula="of:=[.N136]" office:value-type="float" office:value="4907045" calcext:value-type="float">
            <text:p>4907045</text:p>
          </table:table-cell>
          <table:table-cell table:formula="of:=SUM([.N137:.V137])" office:value-type="float" office:value="46591099" calcext:value-type="float">
            <text:p>465910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C137]" office:value-type="float" office:value="79510" calcext:value-type="float">
            <text:p>79510</text:p>
          </table:table-cell>
          <table:table-cell table:formula="of:=[.D137]" office:value-type="float" office:value="69038" calcext:value-type="float">
            <text:p>69038</text:p>
          </table:table-cell>
          <table:table-cell table:formula="of:=[.E137]" office:value-type="float" office:value="90957" calcext:value-type="float">
            <text:p>90957</text:p>
          </table:table-cell>
          <table:table-cell table:formula="of:=[.F137]" office:value-type="float" office:value="88711" calcext:value-type="float">
            <text:p>88711</text:p>
          </table:table-cell>
          <table:table-cell table:formula="of:=[.G137]" office:value-type="float" office:value="98891" calcext:value-type="float">
            <text:p>98891</text:p>
          </table:table-cell>
          <table:table-cell table:formula="of:=[.H137]" office:value-type="float" office:value="115091" calcext:value-type="float">
            <text:p>115091</text:p>
          </table:table-cell>
          <table:table-cell table:formula="of:=[.I137]+[.B137]" office:value-type="float" office:value="108155" calcext:value-type="float">
            <text:p>108155</text:p>
          </table:table-cell>
          <table:table-cell table:formula="of:=[.J137]" office:value-type="float" office:value="64843" calcext:value-type="float">
            <text:p>64843</text:p>
          </table:table-cell>
          <table:table-cell table:formula="of:=[.B137]" office:value-type="float" office:value="57021" calcext:value-type="float">
            <text:p>57021</text:p>
          </table:table-cell>
          <table:table-cell table:formula="of:=SUM([.B138:.J138])" office:value-type="float" office:value="772217" calcext:value-type="float">
            <text:p>77221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O137]" office:value-type="float" office:value="6080427" calcext:value-type="float">
            <text:p>6080427</text:p>
          </table:table-cell>
          <table:table-cell table:formula="of:=[.P137]" office:value-type="float" office:value="3620184" calcext:value-type="float">
            <text:p>3620184</text:p>
          </table:table-cell>
          <table:table-cell table:formula="of:=[.Q137]" office:value-type="float" office:value="6429183" calcext:value-type="float">
            <text:p>6429183</text:p>
          </table:table-cell>
          <table:table-cell table:formula="of:=[.R137]" office:value-type="float" office:value="5548550" calcext:value-type="float">
            <text:p>5548550</text:p>
          </table:table-cell>
          <table:table-cell table:formula="of:=[.S137]" office:value-type="float" office:value="6033270" calcext:value-type="float">
            <text:p>6033270</text:p>
          </table:table-cell>
          <table:table-cell table:formula="of:=[.T137]" office:value-type="float" office:value="8306520" calcext:value-type="float">
            <text:p>8306520</text:p>
          </table:table-cell>
          <table:table-cell table:formula="of:=[.U137]+[.N137]" office:value-type="float" office:value="5665920" calcext:value-type="float">
            <text:p>5665920</text:p>
          </table:table-cell>
          <table:table-cell table:formula="of:=[.V137]" office:value-type="float" office:value="4907045" calcext:value-type="float">
            <text:p>4907045</text:p>
          </table:table-cell>
          <table:table-cell table:formula="of:=[.N137]" office:value-type="float" office:value="2812276" calcext:value-type="float">
            <text:p>2812276</text:p>
          </table:table-cell>
          <table:table-cell table:formula="of:=SUM([.N138:.V138])" office:value-type="float" office:value="49403375" calcext:value-type="float">
            <text:p>494033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C138]" office:value-type="float" office:value="69038" calcext:value-type="float">
            <text:p>69038</text:p>
          </table:table-cell>
          <table:table-cell table:formula="of:=[.D138]" office:value-type="float" office:value="90957" calcext:value-type="float">
            <text:p>90957</text:p>
          </table:table-cell>
          <table:table-cell table:formula="of:=[.E138]" office:value-type="float" office:value="88711" calcext:value-type="float">
            <text:p>88711</text:p>
          </table:table-cell>
          <table:table-cell table:formula="of:=[.F138]" office:value-type="float" office:value="98891" calcext:value-type="float">
            <text:p>98891</text:p>
          </table:table-cell>
          <table:table-cell table:formula="of:=[.G138]" office:value-type="float" office:value="115091" calcext:value-type="float">
            <text:p>115091</text:p>
          </table:table-cell>
          <table:table-cell table:formula="of:=[.H138]" office:value-type="float" office:value="108155" calcext:value-type="float">
            <text:p>108155</text:p>
          </table:table-cell>
          <table:table-cell table:formula="of:=[.I138]+[.B138]" office:value-type="float" office:value="144353" calcext:value-type="float">
            <text:p>144353</text:p>
          </table:table-cell>
          <table:table-cell table:formula="of:=[.J138]" office:value-type="float" office:value="57021" calcext:value-type="float">
            <text:p>57021</text:p>
          </table:table-cell>
          <table:table-cell table:formula="of:=[.B138]" office:value-type="float" office:value="79510" calcext:value-type="float">
            <text:p>79510</text:p>
          </table:table-cell>
          <table:table-cell table:formula="of:=SUM([.B139:.J139])" office:value-type="float" office:value="851727" calcext:value-type="float">
            <text:p>851727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O138]" office:value-type="float" office:value="3620184" calcext:value-type="float">
            <text:p>3620184</text:p>
          </table:table-cell>
          <table:table-cell table:formula="of:=[.P138]" office:value-type="float" office:value="6429183" calcext:value-type="float">
            <text:p>6429183</text:p>
          </table:table-cell>
          <table:table-cell table:formula="of:=[.Q138]" office:value-type="float" office:value="5548550" calcext:value-type="float">
            <text:p>5548550</text:p>
          </table:table-cell>
          <table:table-cell table:formula="of:=[.R138]" office:value-type="float" office:value="6033270" calcext:value-type="float">
            <text:p>6033270</text:p>
          </table:table-cell>
          <table:table-cell table:formula="of:=[.S138]" office:value-type="float" office:value="8306520" calcext:value-type="float">
            <text:p>8306520</text:p>
          </table:table-cell>
          <table:table-cell table:formula="of:=[.T138]" office:value-type="float" office:value="5665920" calcext:value-type="float">
            <text:p>5665920</text:p>
          </table:table-cell>
          <table:table-cell table:formula="of:=[.U138]+[.N138]" office:value-type="float" office:value="10987472" calcext:value-type="float">
            <text:p>10987472</text:p>
          </table:table-cell>
          <table:table-cell table:formula="of:=[.V138]" office:value-type="float" office:value="2812276" calcext:value-type="float">
            <text:p>2812276</text:p>
          </table:table-cell>
          <table:table-cell table:formula="of:=[.N138]" office:value-type="float" office:value="6080427" calcext:value-type="float">
            <text:p>6080427</text:p>
          </table:table-cell>
          <table:table-cell table:formula="of:=SUM([.N139:.V139])" office:value-type="float" office:value="55483802" calcext:value-type="float">
            <text:p>554838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C139]" office:value-type="float" office:value="90957" calcext:value-type="float">
            <text:p>90957</text:p>
          </table:table-cell>
          <table:table-cell table:formula="of:=[.D139]" office:value-type="float" office:value="88711" calcext:value-type="float">
            <text:p>88711</text:p>
          </table:table-cell>
          <table:table-cell table:formula="of:=[.E139]" office:value-type="float" office:value="98891" calcext:value-type="float">
            <text:p>98891</text:p>
          </table:table-cell>
          <table:table-cell table:formula="of:=[.F139]" office:value-type="float" office:value="115091" calcext:value-type="float">
            <text:p>115091</text:p>
          </table:table-cell>
          <table:table-cell table:formula="of:=[.G139]" office:value-type="float" office:value="108155" calcext:value-type="float">
            <text:p>108155</text:p>
          </table:table-cell>
          <table:table-cell table:formula="of:=[.H139]" office:value-type="float" office:value="144353" calcext:value-type="float">
            <text:p>144353</text:p>
          </table:table-cell>
          <table:table-cell table:formula="of:=[.I139]+[.B139]" office:value-type="float" office:value="126059" calcext:value-type="float">
            <text:p>126059</text:p>
          </table:table-cell>
          <table:table-cell table:formula="of:=[.J139]" office:value-type="float" office:value="79510" calcext:value-type="float">
            <text:p>79510</text:p>
          </table:table-cell>
          <table:table-cell table:formula="of:=[.B139]" office:value-type="float" office:value="69038" calcext:value-type="float">
            <text:p>69038</text:p>
          </table:table-cell>
          <table:table-cell table:formula="of:=SUM([.B140:.J140])" office:value-type="float" office:value="920765" calcext:value-type="float">
            <text:p>920765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O139]" office:value-type="float" office:value="6429183" calcext:value-type="float">
            <text:p>6429183</text:p>
          </table:table-cell>
          <table:table-cell table:formula="of:=[.P139]" office:value-type="float" office:value="5548550" calcext:value-type="float">
            <text:p>5548550</text:p>
          </table:table-cell>
          <table:table-cell table:formula="of:=[.Q139]" office:value-type="float" office:value="6033270" calcext:value-type="float">
            <text:p>6033270</text:p>
          </table:table-cell>
          <table:table-cell table:formula="of:=[.R139]" office:value-type="float" office:value="8306520" calcext:value-type="float">
            <text:p>8306520</text:p>
          </table:table-cell>
          <table:table-cell table:formula="of:=[.S139]" office:value-type="float" office:value="5665920" calcext:value-type="float">
            <text:p>5665920</text:p>
          </table:table-cell>
          <table:table-cell table:formula="of:=[.T139]" office:value-type="float" office:value="10987472" calcext:value-type="float">
            <text:p>10987472</text:p>
          </table:table-cell>
          <table:table-cell table:formula="of:=[.U139]+[.N139]" office:value-type="float" office:value="6432460" calcext:value-type="float">
            <text:p>6432460</text:p>
          </table:table-cell>
          <table:table-cell table:formula="of:=[.V139]" office:value-type="float" office:value="6080427" calcext:value-type="float">
            <text:p>6080427</text:p>
          </table:table-cell>
          <table:table-cell table:formula="of:=[.N139]" office:value-type="float" office:value="3620184" calcext:value-type="float">
            <text:p>3620184</text:p>
          </table:table-cell>
          <table:table-cell table:formula="of:=SUM([.N140:.V140])" office:value-type="float" office:value="59103986" calcext:value-type="float">
            <text:p>591039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C140]" office:value-type="float" office:value="88711" calcext:value-type="float">
            <text:p>88711</text:p>
          </table:table-cell>
          <table:table-cell table:formula="of:=[.D140]" office:value-type="float" office:value="98891" calcext:value-type="float">
            <text:p>98891</text:p>
          </table:table-cell>
          <table:table-cell table:formula="of:=[.E140]" office:value-type="float" office:value="115091" calcext:value-type="float">
            <text:p>115091</text:p>
          </table:table-cell>
          <table:table-cell table:formula="of:=[.F140]" office:value-type="float" office:value="108155" calcext:value-type="float">
            <text:p>108155</text:p>
          </table:table-cell>
          <table:table-cell table:formula="of:=[.G140]" office:value-type="float" office:value="144353" calcext:value-type="float">
            <text:p>144353</text:p>
          </table:table-cell>
          <table:table-cell table:formula="of:=[.H140]" office:value-type="float" office:value="126059" calcext:value-type="float">
            <text:p>126059</text:p>
          </table:table-cell>
          <table:table-cell table:formula="of:=[.I140]+[.B140]" office:value-type="float" office:value="170467" calcext:value-type="float">
            <text:p>170467</text:p>
          </table:table-cell>
          <table:table-cell table:formula="of:=[.J140]" office:value-type="float" office:value="69038" calcext:value-type="float">
            <text:p>69038</text:p>
          </table:table-cell>
          <table:table-cell table:formula="of:=[.B140]" office:value-type="float" office:value="90957" calcext:value-type="float">
            <text:p>90957</text:p>
          </table:table-cell>
          <table:table-cell table:formula="of:=SUM([.B141:.J141])" office:value-type="float" office:value="1011722" calcext:value-type="float">
            <text:p>101172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O140]" office:value-type="float" office:value="5548550" calcext:value-type="float">
            <text:p>5548550</text:p>
          </table:table-cell>
          <table:table-cell table:formula="of:=[.P140]" office:value-type="float" office:value="6033270" calcext:value-type="float">
            <text:p>6033270</text:p>
          </table:table-cell>
          <table:table-cell table:formula="of:=[.Q140]" office:value-type="float" office:value="8306520" calcext:value-type="float">
            <text:p>8306520</text:p>
          </table:table-cell>
          <table:table-cell table:formula="of:=[.R140]" office:value-type="float" office:value="5665920" calcext:value-type="float">
            <text:p>5665920</text:p>
          </table:table-cell>
          <table:table-cell table:formula="of:=[.S140]" office:value-type="float" office:value="10987472" calcext:value-type="float">
            <text:p>10987472</text:p>
          </table:table-cell>
          <table:table-cell table:formula="of:=[.T140]" office:value-type="float" office:value="6432460" calcext:value-type="float">
            <text:p>6432460</text:p>
          </table:table-cell>
          <table:table-cell table:formula="of:=[.U140]+[.N140]" office:value-type="float" office:value="12509610" calcext:value-type="float">
            <text:p>12509610</text:p>
          </table:table-cell>
          <table:table-cell table:formula="of:=[.V140]" office:value-type="float" office:value="3620184" calcext:value-type="float">
            <text:p>3620184</text:p>
          </table:table-cell>
          <table:table-cell table:formula="of:=[.N140]" office:value-type="float" office:value="6429183" calcext:value-type="float">
            <text:p>6429183</text:p>
          </table:table-cell>
          <table:table-cell table:formula="of:=SUM([.N141:.V141])" office:value-type="float" office:value="65533169" calcext:value-type="float">
            <text:p>655331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C141]" office:value-type="float" office:value="98891" calcext:value-type="float">
            <text:p>98891</text:p>
          </table:table-cell>
          <table:table-cell table:formula="of:=[.D141]" office:value-type="float" office:value="115091" calcext:value-type="float">
            <text:p>115091</text:p>
          </table:table-cell>
          <table:table-cell table:formula="of:=[.E141]" office:value-type="float" office:value="108155" calcext:value-type="float">
            <text:p>108155</text:p>
          </table:table-cell>
          <table:table-cell table:formula="of:=[.F141]" office:value-type="float" office:value="144353" calcext:value-type="float">
            <text:p>144353</text:p>
          </table:table-cell>
          <table:table-cell table:formula="of:=[.G141]" office:value-type="float" office:value="126059" calcext:value-type="float">
            <text:p>126059</text:p>
          </table:table-cell>
          <table:table-cell table:formula="of:=[.H141]" office:value-type="float" office:value="170467" calcext:value-type="float">
            <text:p>170467</text:p>
          </table:table-cell>
          <table:table-cell table:formula="of:=[.I141]+[.B141]" office:value-type="float" office:value="157749" calcext:value-type="float">
            <text:p>157749</text:p>
          </table:table-cell>
          <table:table-cell table:formula="of:=[.J141]" office:value-type="float" office:value="90957" calcext:value-type="float">
            <text:p>90957</text:p>
          </table:table-cell>
          <table:table-cell table:formula="of:=[.B141]" office:value-type="float" office:value="88711" calcext:value-type="float">
            <text:p>88711</text:p>
          </table:table-cell>
          <table:table-cell table:formula="of:=SUM([.B142:.J142])" office:value-type="float" office:value="1100433" calcext:value-type="float">
            <text:p>110043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O141]" office:value-type="float" office:value="6033270" calcext:value-type="float">
            <text:p>6033270</text:p>
          </table:table-cell>
          <table:table-cell table:formula="of:=[.P141]" office:value-type="float" office:value="8306520" calcext:value-type="float">
            <text:p>8306520</text:p>
          </table:table-cell>
          <table:table-cell table:formula="of:=[.Q141]" office:value-type="float" office:value="5665920" calcext:value-type="float">
            <text:p>5665920</text:p>
          </table:table-cell>
          <table:table-cell table:formula="of:=[.R141]" office:value-type="float" office:value="10987472" calcext:value-type="float">
            <text:p>10987472</text:p>
          </table:table-cell>
          <table:table-cell table:formula="of:=[.S141]" office:value-type="float" office:value="6432460" calcext:value-type="float">
            <text:p>6432460</text:p>
          </table:table-cell>
          <table:table-cell table:formula="of:=[.T141]" office:value-type="float" office:value="12509610" calcext:value-type="float">
            <text:p>12509610</text:p>
          </table:table-cell>
          <table:table-cell table:formula="of:=[.U141]+[.N141]" office:value-type="float" office:value="9168734" calcext:value-type="float">
            <text:p>9168734</text:p>
          </table:table-cell>
          <table:table-cell table:formula="of:=[.V141]" office:value-type="float" office:value="6429183" calcext:value-type="float">
            <text:p>6429183</text:p>
          </table:table-cell>
          <table:table-cell table:formula="of:=[.N141]" office:value-type="float" office:value="5548550" calcext:value-type="float">
            <text:p>5548550</text:p>
          </table:table-cell>
          <table:table-cell table:formula="of:=SUM([.N142:.V142])" office:value-type="float" office:value="71081719" calcext:value-type="float">
            <text:p>710817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C142]" office:value-type="float" office:value="115091" calcext:value-type="float">
            <text:p>115091</text:p>
          </table:table-cell>
          <table:table-cell table:formula="of:=[.D142]" office:value-type="float" office:value="108155" calcext:value-type="float">
            <text:p>108155</text:p>
          </table:table-cell>
          <table:table-cell table:formula="of:=[.E142]" office:value-type="float" office:value="144353" calcext:value-type="float">
            <text:p>144353</text:p>
          </table:table-cell>
          <table:table-cell table:formula="of:=[.F142]" office:value-type="float" office:value="126059" calcext:value-type="float">
            <text:p>126059</text:p>
          </table:table-cell>
          <table:table-cell table:formula="of:=[.G142]" office:value-type="float" office:value="170467" calcext:value-type="float">
            <text:p>170467</text:p>
          </table:table-cell>
          <table:table-cell table:formula="of:=[.H142]" office:value-type="float" office:value="157749" calcext:value-type="float">
            <text:p>157749</text:p>
          </table:table-cell>
          <table:table-cell table:formula="of:=[.I142]+[.B142]" office:value-type="float" office:value="189848" calcext:value-type="float">
            <text:p>189848</text:p>
          </table:table-cell>
          <table:table-cell table:formula="of:=[.J142]" office:value-type="float" office:value="88711" calcext:value-type="float">
            <text:p>88711</text:p>
          </table:table-cell>
          <table:table-cell table:formula="of:=[.B142]" office:value-type="float" office:value="98891" calcext:value-type="float">
            <text:p>98891</text:p>
          </table:table-cell>
          <table:table-cell table:formula="of:=SUM([.B143:.J143])" office:value-type="float" office:value="1199324" calcext:value-type="float">
            <text:p>1199324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O142]" office:value-type="float" office:value="8306520" calcext:value-type="float">
            <text:p>8306520</text:p>
          </table:table-cell>
          <table:table-cell table:formula="of:=[.P142]" office:value-type="float" office:value="5665920" calcext:value-type="float">
            <text:p>5665920</text:p>
          </table:table-cell>
          <table:table-cell table:formula="of:=[.Q142]" office:value-type="float" office:value="10987472" calcext:value-type="float">
            <text:p>10987472</text:p>
          </table:table-cell>
          <table:table-cell table:formula="of:=[.R142]" office:value-type="float" office:value="6432460" calcext:value-type="float">
            <text:p>6432460</text:p>
          </table:table-cell>
          <table:table-cell table:formula="of:=[.S142]" office:value-type="float" office:value="12509610" calcext:value-type="float">
            <text:p>12509610</text:p>
          </table:table-cell>
          <table:table-cell table:formula="of:=[.T142]" office:value-type="float" office:value="9168734" calcext:value-type="float">
            <text:p>9168734</text:p>
          </table:table-cell>
          <table:table-cell table:formula="of:=[.U142]+[.N142]" office:value-type="float" office:value="12462453" calcext:value-type="float">
            <text:p>12462453</text:p>
          </table:table-cell>
          <table:table-cell table:formula="of:=[.V142]" office:value-type="float" office:value="5548550" calcext:value-type="float">
            <text:p>5548550</text:p>
          </table:table-cell>
          <table:table-cell table:formula="of:=[.N142]" office:value-type="float" office:value="6033270" calcext:value-type="float">
            <text:p>6033270</text:p>
          </table:table-cell>
          <table:table-cell table:formula="of:=SUM([.N143:.V143])" office:value-type="float" office:value="77114989" calcext:value-type="float">
            <text:p>771149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C143]" office:value-type="float" office:value="108155" calcext:value-type="float">
            <text:p>108155</text:p>
          </table:table-cell>
          <table:table-cell table:formula="of:=[.D143]" office:value-type="float" office:value="144353" calcext:value-type="float">
            <text:p>144353</text:p>
          </table:table-cell>
          <table:table-cell table:formula="of:=[.E143]" office:value-type="float" office:value="126059" calcext:value-type="float">
            <text:p>126059</text:p>
          </table:table-cell>
          <table:table-cell table:formula="of:=[.F143]" office:value-type="float" office:value="170467" calcext:value-type="float">
            <text:p>170467</text:p>
          </table:table-cell>
          <table:table-cell table:formula="of:=[.G143]" office:value-type="float" office:value="157749" calcext:value-type="float">
            <text:p>157749</text:p>
          </table:table-cell>
          <table:table-cell table:formula="of:=[.H143]" office:value-type="float" office:value="189848" calcext:value-type="float">
            <text:p>189848</text:p>
          </table:table-cell>
          <table:table-cell table:formula="of:=[.I143]+[.B143]" office:value-type="float" office:value="203802" calcext:value-type="float">
            <text:p>203802</text:p>
          </table:table-cell>
          <table:table-cell table:formula="of:=[.J143]" office:value-type="float" office:value="98891" calcext:value-type="float">
            <text:p>98891</text:p>
          </table:table-cell>
          <table:table-cell table:formula="of:=[.B143]" office:value-type="float" office:value="115091" calcext:value-type="float">
            <text:p>115091</text:p>
          </table:table-cell>
          <table:table-cell table:formula="of:=SUM([.B144:.J144])" office:value-type="float" office:value="1314415" calcext:value-type="float">
            <text:p>1314415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O143]" office:value-type="float" office:value="5665920" calcext:value-type="float">
            <text:p>5665920</text:p>
          </table:table-cell>
          <table:table-cell table:formula="of:=[.P143]" office:value-type="float" office:value="10987472" calcext:value-type="float">
            <text:p>10987472</text:p>
          </table:table-cell>
          <table:table-cell table:formula="of:=[.Q143]" office:value-type="float" office:value="6432460" calcext:value-type="float">
            <text:p>6432460</text:p>
          </table:table-cell>
          <table:table-cell table:formula="of:=[.R143]" office:value-type="float" office:value="12509610" calcext:value-type="float">
            <text:p>12509610</text:p>
          </table:table-cell>
          <table:table-cell table:formula="of:=[.S143]" office:value-type="float" office:value="9168734" calcext:value-type="float">
            <text:p>9168734</text:p>
          </table:table-cell>
          <table:table-cell table:formula="of:=[.T143]" office:value-type="float" office:value="12462453" calcext:value-type="float">
            <text:p>12462453</text:p>
          </table:table-cell>
          <table:table-cell table:formula="of:=[.U143]+[.N143]" office:value-type="float" office:value="13855070" calcext:value-type="float">
            <text:p>13855070</text:p>
          </table:table-cell>
          <table:table-cell table:formula="of:=[.V143]" office:value-type="float" office:value="6033270" calcext:value-type="float">
            <text:p>6033270</text:p>
          </table:table-cell>
          <table:table-cell table:formula="of:=[.N143]" office:value-type="float" office:value="8306520" calcext:value-type="float">
            <text:p>8306520</text:p>
          </table:table-cell>
          <table:table-cell table:formula="of:=SUM([.N144:.V144])" office:value-type="float" office:value="85421509" calcext:value-type="float">
            <text:p>854215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C144]" office:value-type="float" office:value="144353" calcext:value-type="float">
            <text:p>144353</text:p>
          </table:table-cell>
          <table:table-cell table:formula="of:=[.D144]" office:value-type="float" office:value="126059" calcext:value-type="float">
            <text:p>126059</text:p>
          </table:table-cell>
          <table:table-cell table:formula="of:=[.E144]" office:value-type="float" office:value="170467" calcext:value-type="float">
            <text:p>170467</text:p>
          </table:table-cell>
          <table:table-cell table:formula="of:=[.F144]" office:value-type="float" office:value="157749" calcext:value-type="float">
            <text:p>157749</text:p>
          </table:table-cell>
          <table:table-cell table:formula="of:=[.G144]" office:value-type="float" office:value="189848" calcext:value-type="float">
            <text:p>189848</text:p>
          </table:table-cell>
          <table:table-cell table:formula="of:=[.H144]" office:value-type="float" office:value="203802" calcext:value-type="float">
            <text:p>203802</text:p>
          </table:table-cell>
          <table:table-cell table:formula="of:=[.I144]+[.B144]" office:value-type="float" office:value="207046" calcext:value-type="float">
            <text:p>207046</text:p>
          </table:table-cell>
          <table:table-cell table:formula="of:=[.J144]" office:value-type="float" office:value="115091" calcext:value-type="float">
            <text:p>115091</text:p>
          </table:table-cell>
          <table:table-cell table:formula="of:=[.B144]" office:value-type="float" office:value="108155" calcext:value-type="float">
            <text:p>108155</text:p>
          </table:table-cell>
          <table:table-cell table:formula="of:=SUM([.B145:.J145])" office:value-type="float" office:value="1422570" calcext:value-type="float">
            <text:p>142257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O144]" office:value-type="float" office:value="10987472" calcext:value-type="float">
            <text:p>10987472</text:p>
          </table:table-cell>
          <table:table-cell table:formula="of:=[.P144]" office:value-type="float" office:value="6432460" calcext:value-type="float">
            <text:p>6432460</text:p>
          </table:table-cell>
          <table:table-cell table:formula="of:=[.Q144]" office:value-type="float" office:value="12509610" calcext:value-type="float">
            <text:p>12509610</text:p>
          </table:table-cell>
          <table:table-cell table:formula="of:=[.R144]" office:value-type="float" office:value="9168734" calcext:value-type="float">
            <text:p>9168734</text:p>
          </table:table-cell>
          <table:table-cell table:formula="of:=[.S144]" office:value-type="float" office:value="12462453" calcext:value-type="float">
            <text:p>12462453</text:p>
          </table:table-cell>
          <table:table-cell table:formula="of:=[.T144]" office:value-type="float" office:value="13855070" calcext:value-type="float">
            <text:p>13855070</text:p>
          </table:table-cell>
          <table:table-cell table:formula="of:=[.U144]+[.N144]" office:value-type="float" office:value="11699190" calcext:value-type="float">
            <text:p>11699190</text:p>
          </table:table-cell>
          <table:table-cell table:formula="of:=[.V144]" office:value-type="float" office:value="8306520" calcext:value-type="float">
            <text:p>8306520</text:p>
          </table:table-cell>
          <table:table-cell table:formula="of:=[.N144]" office:value-type="float" office:value="5665920" calcext:value-type="float">
            <text:p>5665920</text:p>
          </table:table-cell>
          <table:table-cell table:formula="of:=SUM([.N145:.V145])" office:value-type="float" office:value="91087429" calcext:value-type="float">
            <text:p>910874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C145]" office:value-type="float" office:value="126059" calcext:value-type="float">
            <text:p>126059</text:p>
          </table:table-cell>
          <table:table-cell table:formula="of:=[.D145]" office:value-type="float" office:value="170467" calcext:value-type="float">
            <text:p>170467</text:p>
          </table:table-cell>
          <table:table-cell table:formula="of:=[.E145]" office:value-type="float" office:value="157749" calcext:value-type="float">
            <text:p>157749</text:p>
          </table:table-cell>
          <table:table-cell table:formula="of:=[.F145]" office:value-type="float" office:value="189848" calcext:value-type="float">
            <text:p>189848</text:p>
          </table:table-cell>
          <table:table-cell table:formula="of:=[.G145]" office:value-type="float" office:value="203802" calcext:value-type="float">
            <text:p>203802</text:p>
          </table:table-cell>
          <table:table-cell table:formula="of:=[.H145]" office:value-type="float" office:value="207046" calcext:value-type="float">
            <text:p>207046</text:p>
          </table:table-cell>
          <table:table-cell table:formula="of:=[.I145]+[.B145]" office:value-type="float" office:value="259444" calcext:value-type="float">
            <text:p>259444</text:p>
          </table:table-cell>
          <table:table-cell table:formula="of:=[.J145]" office:value-type="float" office:value="108155" calcext:value-type="float">
            <text:p>108155</text:p>
          </table:table-cell>
          <table:table-cell table:formula="of:=[.B145]" office:value-type="float" office:value="144353" calcext:value-type="float">
            <text:p>144353</text:p>
          </table:table-cell>
          <table:table-cell table:formula="of:=SUM([.B146:.J146])" office:value-type="float" office:value="1566923" calcext:value-type="float">
            <text:p>15669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O145]" office:value-type="float" office:value="6432460" calcext:value-type="float">
            <text:p>6432460</text:p>
          </table:table-cell>
          <table:table-cell table:formula="of:=[.P145]" office:value-type="float" office:value="12509610" calcext:value-type="float">
            <text:p>12509610</text:p>
          </table:table-cell>
          <table:table-cell table:formula="of:=[.Q145]" office:value-type="float" office:value="9168734" calcext:value-type="float">
            <text:p>9168734</text:p>
          </table:table-cell>
          <table:table-cell table:formula="of:=[.R145]" office:value-type="float" office:value="12462453" calcext:value-type="float">
            <text:p>12462453</text:p>
          </table:table-cell>
          <table:table-cell table:formula="of:=[.S145]" office:value-type="float" office:value="13855070" calcext:value-type="float">
            <text:p>13855070</text:p>
          </table:table-cell>
          <table:table-cell table:formula="of:=[.T145]" office:value-type="float" office:value="11699190" calcext:value-type="float">
            <text:p>11699190</text:p>
          </table:table-cell>
          <table:table-cell table:formula="of:=[.U145]+[.N145]" office:value-type="float" office:value="19293992" calcext:value-type="float">
            <text:p>19293992</text:p>
          </table:table-cell>
          <table:table-cell table:formula="of:=[.V145]" office:value-type="float" office:value="5665920" calcext:value-type="float">
            <text:p>5665920</text:p>
          </table:table-cell>
          <table:table-cell table:formula="of:=[.N145]" office:value-type="float" office:value="10987472" calcext:value-type="float">
            <text:p>10987472</text:p>
          </table:table-cell>
          <table:table-cell table:formula="of:=SUM([.N146:.V146])" office:value-type="float" office:value="102074901" calcext:value-type="float">
            <text:p>1020749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C146]" office:value-type="float" office:value="170467" calcext:value-type="float">
            <text:p>170467</text:p>
          </table:table-cell>
          <table:table-cell table:formula="of:=[.D146]" office:value-type="float" office:value="157749" calcext:value-type="float">
            <text:p>157749</text:p>
          </table:table-cell>
          <table:table-cell table:formula="of:=[.E146]" office:value-type="float" office:value="189848" calcext:value-type="float">
            <text:p>189848</text:p>
          </table:table-cell>
          <table:table-cell table:formula="of:=[.F146]" office:value-type="float" office:value="203802" calcext:value-type="float">
            <text:p>203802</text:p>
          </table:table-cell>
          <table:table-cell table:formula="of:=[.G146]" office:value-type="float" office:value="207046" calcext:value-type="float">
            <text:p>207046</text:p>
          </table:table-cell>
          <table:table-cell table:formula="of:=[.H146]" office:value-type="float" office:value="259444" calcext:value-type="float">
            <text:p>259444</text:p>
          </table:table-cell>
          <table:table-cell table:formula="of:=[.I146]+[.B146]" office:value-type="float" office:value="234214" calcext:value-type="float">
            <text:p>234214</text:p>
          </table:table-cell>
          <table:table-cell table:formula="of:=[.J146]" office:value-type="float" office:value="144353" calcext:value-type="float">
            <text:p>144353</text:p>
          </table:table-cell>
          <table:table-cell table:formula="of:=[.B146]" office:value-type="float" office:value="126059" calcext:value-type="float">
            <text:p>126059</text:p>
          </table:table-cell>
          <table:table-cell table:formula="of:=SUM([.B147:.J147])" office:value-type="float" office:value="1692982" calcext:value-type="float">
            <text:p>1692982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O146]" office:value-type="float" office:value="12509610" calcext:value-type="float">
            <text:p>12509610</text:p>
          </table:table-cell>
          <table:table-cell table:formula="of:=[.P146]" office:value-type="float" office:value="9168734" calcext:value-type="float">
            <text:p>9168734</text:p>
          </table:table-cell>
          <table:table-cell table:formula="of:=[.Q146]" office:value-type="float" office:value="12462453" calcext:value-type="float">
            <text:p>12462453</text:p>
          </table:table-cell>
          <table:table-cell table:formula="of:=[.R146]" office:value-type="float" office:value="13855070" calcext:value-type="float">
            <text:p>13855070</text:p>
          </table:table-cell>
          <table:table-cell table:formula="of:=[.S146]" office:value-type="float" office:value="11699190" calcext:value-type="float">
            <text:p>11699190</text:p>
          </table:table-cell>
          <table:table-cell table:formula="of:=[.T146]" office:value-type="float" office:value="19293992" calcext:value-type="float">
            <text:p>19293992</text:p>
          </table:table-cell>
          <table:table-cell table:formula="of:=[.U146]+[.N146]" office:value-type="float" office:value="12098380" calcext:value-type="float">
            <text:p>12098380</text:p>
          </table:table-cell>
          <table:table-cell table:formula="of:=[.V146]" office:value-type="float" office:value="10987472" calcext:value-type="float">
            <text:p>10987472</text:p>
          </table:table-cell>
          <table:table-cell table:formula="of:=[.N146]" office:value-type="float" office:value="6432460" calcext:value-type="float">
            <text:p>6432460</text:p>
          </table:table-cell>
          <table:table-cell table:formula="of:=SUM([.N147:.V147])" office:value-type="float" office:value="108507361" calcext:value-type="float">
            <text:p>1085073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C147]" office:value-type="float" office:value="157749" calcext:value-type="float">
            <text:p>157749</text:p>
          </table:table-cell>
          <table:table-cell table:formula="of:=[.D147]" office:value-type="float" office:value="189848" calcext:value-type="float">
            <text:p>189848</text:p>
          </table:table-cell>
          <table:table-cell table:formula="of:=[.E147]" office:value-type="float" office:value="203802" calcext:value-type="float">
            <text:p>203802</text:p>
          </table:table-cell>
          <table:table-cell table:formula="of:=[.F147]" office:value-type="float" office:value="207046" calcext:value-type="float">
            <text:p>207046</text:p>
          </table:table-cell>
          <table:table-cell table:formula="of:=[.G147]" office:value-type="float" office:value="259444" calcext:value-type="float">
            <text:p>259444</text:p>
          </table:table-cell>
          <table:table-cell table:formula="of:=[.H147]" office:value-type="float" office:value="234214" calcext:value-type="float">
            <text:p>234214</text:p>
          </table:table-cell>
          <table:table-cell table:formula="of:=[.I147]+[.B147]" office:value-type="float" office:value="314820" calcext:value-type="float">
            <text:p>314820</text:p>
          </table:table-cell>
          <table:table-cell table:formula="of:=[.J147]" office:value-type="float" office:value="126059" calcext:value-type="float">
            <text:p>126059</text:p>
          </table:table-cell>
          <table:table-cell table:formula="of:=[.B147]" office:value-type="float" office:value="170467" calcext:value-type="float">
            <text:p>170467</text:p>
          </table:table-cell>
          <table:table-cell table:formula="of:=SUM([.B148:.J148])" office:value-type="float" office:value="1863449" calcext:value-type="float">
            <text:p>1863449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O147]" office:value-type="float" office:value="9168734" calcext:value-type="float">
            <text:p>9168734</text:p>
          </table:table-cell>
          <table:table-cell table:formula="of:=[.P147]" office:value-type="float" office:value="12462453" calcext:value-type="float">
            <text:p>12462453</text:p>
          </table:table-cell>
          <table:table-cell table:formula="of:=[.Q147]" office:value-type="float" office:value="13855070" calcext:value-type="float">
            <text:p>13855070</text:p>
          </table:table-cell>
          <table:table-cell table:formula="of:=[.R147]" office:value-type="float" office:value="11699190" calcext:value-type="float">
            <text:p>11699190</text:p>
          </table:table-cell>
          <table:table-cell table:formula="of:=[.S147]" office:value-type="float" office:value="19293992" calcext:value-type="float">
            <text:p>19293992</text:p>
          </table:table-cell>
          <table:table-cell table:formula="of:=[.T147]" office:value-type="float" office:value="12098380" calcext:value-type="float">
            <text:p>12098380</text:p>
          </table:table-cell>
          <table:table-cell table:formula="of:=[.U147]+[.N147]" office:value-type="float" office:value="23497082" calcext:value-type="float">
            <text:p>23497082</text:p>
          </table:table-cell>
          <table:table-cell table:formula="of:=[.V147]" office:value-type="float" office:value="6432460" calcext:value-type="float">
            <text:p>6432460</text:p>
          </table:table-cell>
          <table:table-cell table:formula="of:=[.N147]" office:value-type="float" office:value="12509610" calcext:value-type="float">
            <text:p>12509610</text:p>
          </table:table-cell>
          <table:table-cell table:formula="of:=SUM([.N148:.V148])" office:value-type="float" office:value="121016971" calcext:value-type="float">
            <text:p>1210169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C148]" office:value-type="float" office:value="189848" calcext:value-type="float">
            <text:p>189848</text:p>
          </table:table-cell>
          <table:table-cell table:formula="of:=[.D148]" office:value-type="float" office:value="203802" calcext:value-type="float">
            <text:p>203802</text:p>
          </table:table-cell>
          <table:table-cell table:formula="of:=[.E148]" office:value-type="float" office:value="207046" calcext:value-type="float">
            <text:p>207046</text:p>
          </table:table-cell>
          <table:table-cell table:formula="of:=[.F148]" office:value-type="float" office:value="259444" calcext:value-type="float">
            <text:p>259444</text:p>
          </table:table-cell>
          <table:table-cell table:formula="of:=[.G148]" office:value-type="float" office:value="234214" calcext:value-type="float">
            <text:p>234214</text:p>
          </table:table-cell>
          <table:table-cell table:formula="of:=[.H148]" office:value-type="float" office:value="314820" calcext:value-type="float">
            <text:p>314820</text:p>
          </table:table-cell>
          <table:table-cell table:formula="of:=[.I148]+[.B148]" office:value-type="float" office:value="283808" calcext:value-type="float">
            <text:p>283808</text:p>
          </table:table-cell>
          <table:table-cell table:formula="of:=[.J148]" office:value-type="float" office:value="170467" calcext:value-type="float">
            <text:p>170467</text:p>
          </table:table-cell>
          <table:table-cell table:formula="of:=[.B148]" office:value-type="float" office:value="157749" calcext:value-type="float">
            <text:p>157749</text:p>
          </table:table-cell>
          <table:table-cell table:formula="of:=SUM([.B149:.J149])" office:value-type="float" office:value="2021198" calcext:value-type="float">
            <text:p>2021198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O148]" office:value-type="float" office:value="12462453" calcext:value-type="float">
            <text:p>12462453</text:p>
          </table:table-cell>
          <table:table-cell table:formula="of:=[.P148]" office:value-type="float" office:value="13855070" calcext:value-type="float">
            <text:p>13855070</text:p>
          </table:table-cell>
          <table:table-cell table:formula="of:=[.Q148]" office:value-type="float" office:value="11699190" calcext:value-type="float">
            <text:p>11699190</text:p>
          </table:table-cell>
          <table:table-cell table:formula="of:=[.R148]" office:value-type="float" office:value="19293992" calcext:value-type="float">
            <text:p>19293992</text:p>
          </table:table-cell>
          <table:table-cell table:formula="of:=[.S148]" office:value-type="float" office:value="12098380" calcext:value-type="float">
            <text:p>12098380</text:p>
          </table:table-cell>
          <table:table-cell table:formula="of:=[.T148]" office:value-type="float" office:value="23497082" calcext:value-type="float">
            <text:p>23497082</text:p>
          </table:table-cell>
          <table:table-cell table:formula="of:=[.U148]+[.N148]" office:value-type="float" office:value="15601194" calcext:value-type="float">
            <text:p>15601194</text:p>
          </table:table-cell>
          <table:table-cell table:formula="of:=[.V148]" office:value-type="float" office:value="12509610" calcext:value-type="float">
            <text:p>12509610</text:p>
          </table:table-cell>
          <table:table-cell table:formula="of:=[.N148]" office:value-type="float" office:value="9168734" calcext:value-type="float">
            <text:p>9168734</text:p>
          </table:table-cell>
          <table:table-cell table:formula="of:=SUM([.N149:.V149])" office:value-type="float" office:value="130185705" calcext:value-type="float">
            <text:p>1301857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C149]" office:value-type="float" office:value="203802" calcext:value-type="float">
            <text:p>203802</text:p>
          </table:table-cell>
          <table:table-cell table:formula="of:=[.D149]" office:value-type="float" office:value="207046" calcext:value-type="float">
            <text:p>207046</text:p>
          </table:table-cell>
          <table:table-cell table:formula="of:=[.E149]" office:value-type="float" office:value="259444" calcext:value-type="float">
            <text:p>259444</text:p>
          </table:table-cell>
          <table:table-cell table:formula="of:=[.F149]" office:value-type="float" office:value="234214" calcext:value-type="float">
            <text:p>234214</text:p>
          </table:table-cell>
          <table:table-cell table:formula="of:=[.G149]" office:value-type="float" office:value="314820" calcext:value-type="float">
            <text:p>314820</text:p>
          </table:table-cell>
          <table:table-cell table:formula="of:=[.H149]" office:value-type="float" office:value="283808" calcext:value-type="float">
            <text:p>283808</text:p>
          </table:table-cell>
          <table:table-cell table:formula="of:=[.I149]+[.B149]" office:value-type="float" office:value="360315" calcext:value-type="float">
            <text:p>360315</text:p>
          </table:table-cell>
          <table:table-cell table:formula="of:=[.J149]" office:value-type="float" office:value="157749" calcext:value-type="float">
            <text:p>157749</text:p>
          </table:table-cell>
          <table:table-cell table:formula="of:=[.B149]" office:value-type="float" office:value="189848" calcext:value-type="float">
            <text:p>189848</text:p>
          </table:table-cell>
          <table:table-cell table:formula="of:=SUM([.B150:.J150])" office:value-type="float" office:value="2211046" calcext:value-type="float">
            <text:p>2211046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O149]" office:value-type="float" office:value="13855070" calcext:value-type="float">
            <text:p>13855070</text:p>
          </table:table-cell>
          <table:table-cell table:formula="of:=[.P149]" office:value-type="float" office:value="11699190" calcext:value-type="float">
            <text:p>11699190</text:p>
          </table:table-cell>
          <table:table-cell table:formula="of:=[.Q149]" office:value-type="float" office:value="19293992" calcext:value-type="float">
            <text:p>19293992</text:p>
          </table:table-cell>
          <table:table-cell table:formula="of:=[.R149]" office:value-type="float" office:value="12098380" calcext:value-type="float">
            <text:p>12098380</text:p>
          </table:table-cell>
          <table:table-cell table:formula="of:=[.S149]" office:value-type="float" office:value="23497082" calcext:value-type="float">
            <text:p>23497082</text:p>
          </table:table-cell>
          <table:table-cell table:formula="of:=[.T149]" office:value-type="float" office:value="15601194" calcext:value-type="float">
            <text:p>15601194</text:p>
          </table:table-cell>
          <table:table-cell table:formula="of:=[.U149]+[.N149]" office:value-type="float" office:value="24972063" calcext:value-type="float">
            <text:p>24972063</text:p>
          </table:table-cell>
          <table:table-cell table:formula="of:=[.V149]" office:value-type="float" office:value="9168734" calcext:value-type="float">
            <text:p>9168734</text:p>
          </table:table-cell>
          <table:table-cell table:formula="of:=[.N149]" office:value-type="float" office:value="12462453" calcext:value-type="float">
            <text:p>12462453</text:p>
          </table:table-cell>
          <table:table-cell table:formula="of:=SUM([.N150:.V150])" office:value-type="float" office:value="142648158" calcext:value-type="float">
            <text:p>1426481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C150]" office:value-type="float" office:value="207046" calcext:value-type="float">
            <text:p>207046</text:p>
          </table:table-cell>
          <table:table-cell table:formula="of:=[.D150]" office:value-type="float" office:value="259444" calcext:value-type="float">
            <text:p>259444</text:p>
          </table:table-cell>
          <table:table-cell table:formula="of:=[.E150]" office:value-type="float" office:value="234214" calcext:value-type="float">
            <text:p>234214</text:p>
          </table:table-cell>
          <table:table-cell table:formula="of:=[.F150]" office:value-type="float" office:value="314820" calcext:value-type="float">
            <text:p>314820</text:p>
          </table:table-cell>
          <table:table-cell table:formula="of:=[.G150]" office:value-type="float" office:value="283808" calcext:value-type="float">
            <text:p>283808</text:p>
          </table:table-cell>
          <table:table-cell table:formula="of:=[.H150]" office:value-type="float" office:value="360315" calcext:value-type="float">
            <text:p>360315</text:p>
          </table:table-cell>
          <table:table-cell table:formula="of:=[.I150]+[.B150]" office:value-type="float" office:value="361551" calcext:value-type="float">
            <text:p>361551</text:p>
          </table:table-cell>
          <table:table-cell table:formula="of:=[.J150]" office:value-type="float" office:value="189848" calcext:value-type="float">
            <text:p>189848</text:p>
          </table:table-cell>
          <table:table-cell table:formula="of:=[.B150]" office:value-type="float" office:value="203802" calcext:value-type="float">
            <text:p>203802</text:p>
          </table:table-cell>
          <table:table-cell table:formula="of:=SUM([.B151:.J151])" office:value-type="float" office:value="2414848" calcext:value-type="float">
            <text:p>2414848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O150]" office:value-type="float" office:value="11699190" calcext:value-type="float">
            <text:p>11699190</text:p>
          </table:table-cell>
          <table:table-cell table:formula="of:=[.P150]" office:value-type="float" office:value="19293992" calcext:value-type="float">
            <text:p>19293992</text:p>
          </table:table-cell>
          <table:table-cell table:formula="of:=[.Q150]" office:value-type="float" office:value="12098380" calcext:value-type="float">
            <text:p>12098380</text:p>
          </table:table-cell>
          <table:table-cell table:formula="of:=[.R150]" office:value-type="float" office:value="23497082" calcext:value-type="float">
            <text:p>23497082</text:p>
          </table:table-cell>
          <table:table-cell table:formula="of:=[.S150]" office:value-type="float" office:value="15601194" calcext:value-type="float">
            <text:p>15601194</text:p>
          </table:table-cell>
          <table:table-cell table:formula="of:=[.T150]" office:value-type="float" office:value="24972063" calcext:value-type="float">
            <text:p>24972063</text:p>
          </table:table-cell>
          <table:table-cell table:formula="of:=[.U150]+[.N150]" office:value-type="float" office:value="23023804" calcext:value-type="float">
            <text:p>23023804</text:p>
          </table:table-cell>
          <table:table-cell table:formula="of:=[.V150]" office:value-type="float" office:value="12462453" calcext:value-type="float">
            <text:p>12462453</text:p>
          </table:table-cell>
          <table:table-cell table:formula="of:=[.N150]" office:value-type="float" office:value="13855070" calcext:value-type="float">
            <text:p>13855070</text:p>
          </table:table-cell>
          <table:table-cell table:formula="of:=SUM([.N151:.V151])" office:value-type="float" office:value="156503228" calcext:value-type="float">
            <text:p>156503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C151]" office:value-type="float" office:value="259444" calcext:value-type="float">
            <text:p>259444</text:p>
          </table:table-cell>
          <table:table-cell table:formula="of:=[.D151]" office:value-type="float" office:value="234214" calcext:value-type="float">
            <text:p>234214</text:p>
          </table:table-cell>
          <table:table-cell table:formula="of:=[.E151]" office:value-type="float" office:value="314820" calcext:value-type="float">
            <text:p>314820</text:p>
          </table:table-cell>
          <table:table-cell table:formula="of:=[.F151]" office:value-type="float" office:value="283808" calcext:value-type="float">
            <text:p>283808</text:p>
          </table:table-cell>
          <table:table-cell table:formula="of:=[.G151]" office:value-type="float" office:value="360315" calcext:value-type="float">
            <text:p>360315</text:p>
          </table:table-cell>
          <table:table-cell table:formula="of:=[.H151]" office:value-type="float" office:value="361551" calcext:value-type="float">
            <text:p>361551</text:p>
          </table:table-cell>
          <table:table-cell table:formula="of:=[.I151]+[.B151]" office:value-type="float" office:value="396894" calcext:value-type="float">
            <text:p>396894</text:p>
          </table:table-cell>
          <table:table-cell table:formula="of:=[.J151]" office:value-type="float" office:value="203802" calcext:value-type="float">
            <text:p>203802</text:p>
          </table:table-cell>
          <table:table-cell table:formula="of:=[.B151]" office:value-type="float" office:value="207046" calcext:value-type="float">
            <text:p>207046</text:p>
          </table:table-cell>
          <table:table-cell table:formula="of:=SUM([.B152:.J152])" office:value-type="float" office:value="2621894" calcext:value-type="float">
            <text:p>262189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O151]" office:value-type="float" office:value="19293992" calcext:value-type="float">
            <text:p>19293992</text:p>
          </table:table-cell>
          <table:table-cell table:formula="of:=[.P151]" office:value-type="float" office:value="12098380" calcext:value-type="float">
            <text:p>12098380</text:p>
          </table:table-cell>
          <table:table-cell table:formula="of:=[.Q151]" office:value-type="float" office:value="23497082" calcext:value-type="float">
            <text:p>23497082</text:p>
          </table:table-cell>
          <table:table-cell table:formula="of:=[.R151]" office:value-type="float" office:value="15601194" calcext:value-type="float">
            <text:p>15601194</text:p>
          </table:table-cell>
          <table:table-cell table:formula="of:=[.S151]" office:value-type="float" office:value="24972063" calcext:value-type="float">
            <text:p>24972063</text:p>
          </table:table-cell>
          <table:table-cell table:formula="of:=[.T151]" office:value-type="float" office:value="23023804" calcext:value-type="float">
            <text:p>23023804</text:p>
          </table:table-cell>
          <table:table-cell table:formula="of:=[.U151]+[.N151]" office:value-type="float" office:value="24161643" calcext:value-type="float">
            <text:p>24161643</text:p>
          </table:table-cell>
          <table:table-cell table:formula="of:=[.V151]" office:value-type="float" office:value="13855070" calcext:value-type="float">
            <text:p>13855070</text:p>
          </table:table-cell>
          <table:table-cell table:formula="of:=[.N151]" office:value-type="float" office:value="11699190" calcext:value-type="float">
            <text:p>11699190</text:p>
          </table:table-cell>
          <table:table-cell table:formula="of:=SUM([.N152:.V152])" office:value-type="float" office:value="168202418" calcext:value-type="float">
            <text:p>1682024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C152]" office:value-type="float" office:value="234214" calcext:value-type="float">
            <text:p>234214</text:p>
          </table:table-cell>
          <table:table-cell table:formula="of:=[.D152]" office:value-type="float" office:value="314820" calcext:value-type="float">
            <text:p>314820</text:p>
          </table:table-cell>
          <table:table-cell table:formula="of:=[.E152]" office:value-type="float" office:value="283808" calcext:value-type="float">
            <text:p>283808</text:p>
          </table:table-cell>
          <table:table-cell table:formula="of:=[.F152]" office:value-type="float" office:value="360315" calcext:value-type="float">
            <text:p>360315</text:p>
          </table:table-cell>
          <table:table-cell table:formula="of:=[.G152]" office:value-type="float" office:value="361551" calcext:value-type="float">
            <text:p>361551</text:p>
          </table:table-cell>
          <table:table-cell table:formula="of:=[.H152]" office:value-type="float" office:value="396894" calcext:value-type="float">
            <text:p>396894</text:p>
          </table:table-cell>
          <table:table-cell table:formula="of:=[.I152]+[.B152]" office:value-type="float" office:value="463246" calcext:value-type="float">
            <text:p>463246</text:p>
          </table:table-cell>
          <table:table-cell table:formula="of:=[.J152]" office:value-type="float" office:value="207046" calcext:value-type="float">
            <text:p>207046</text:p>
          </table:table-cell>
          <table:table-cell table:formula="of:=[.B152]" office:value-type="float" office:value="259444" calcext:value-type="float">
            <text:p>259444</text:p>
          </table:table-cell>
          <table:table-cell table:formula="of:=SUM([.B153:.J153])" office:value-type="float" office:value="2881338" calcext:value-type="float">
            <text:p>2881338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O152]" office:value-type="float" office:value="12098380" calcext:value-type="float">
            <text:p>12098380</text:p>
          </table:table-cell>
          <table:table-cell table:formula="of:=[.P152]" office:value-type="float" office:value="23497082" calcext:value-type="float">
            <text:p>23497082</text:p>
          </table:table-cell>
          <table:table-cell table:formula="of:=[.Q152]" office:value-type="float" office:value="15601194" calcext:value-type="float">
            <text:p>15601194</text:p>
          </table:table-cell>
          <table:table-cell table:formula="of:=[.R152]" office:value-type="float" office:value="24972063" calcext:value-type="float">
            <text:p>24972063</text:p>
          </table:table-cell>
          <table:table-cell table:formula="of:=[.S152]" office:value-type="float" office:value="23023804" calcext:value-type="float">
            <text:p>23023804</text:p>
          </table:table-cell>
          <table:table-cell table:formula="of:=[.T152]" office:value-type="float" office:value="24161643" calcext:value-type="float">
            <text:p>24161643</text:p>
          </table:table-cell>
          <table:table-cell table:formula="of:=[.U152]+[.N152]" office:value-type="float" office:value="33149062" calcext:value-type="float">
            <text:p>33149062</text:p>
          </table:table-cell>
          <table:table-cell table:formula="of:=[.V152]" office:value-type="float" office:value="11699190" calcext:value-type="float">
            <text:p>11699190</text:p>
          </table:table-cell>
          <table:table-cell table:formula="of:=[.N152]" office:value-type="float" office:value="19293992" calcext:value-type="float">
            <text:p>19293992</text:p>
          </table:table-cell>
          <table:table-cell table:formula="of:=SUM([.N153:.V153])" office:value-type="float" office:value="187496410" calcext:value-type="float">
            <text:p>1874964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C153]" office:value-type="float" office:value="314820" calcext:value-type="float">
            <text:p>314820</text:p>
          </table:table-cell>
          <table:table-cell table:formula="of:=[.D153]" office:value-type="float" office:value="283808" calcext:value-type="float">
            <text:p>283808</text:p>
          </table:table-cell>
          <table:table-cell table:formula="of:=[.E153]" office:value-type="float" office:value="360315" calcext:value-type="float">
            <text:p>360315</text:p>
          </table:table-cell>
          <table:table-cell table:formula="of:=[.F153]" office:value-type="float" office:value="361551" calcext:value-type="float">
            <text:p>361551</text:p>
          </table:table-cell>
          <table:table-cell table:formula="of:=[.G153]" office:value-type="float" office:value="396894" calcext:value-type="float">
            <text:p>396894</text:p>
          </table:table-cell>
          <table:table-cell table:formula="of:=[.H153]" office:value-type="float" office:value="463246" calcext:value-type="float">
            <text:p>463246</text:p>
          </table:table-cell>
          <table:table-cell table:formula="of:=[.I153]+[.B153]" office:value-type="float" office:value="441260" calcext:value-type="float">
            <text:p>441260</text:p>
          </table:table-cell>
          <table:table-cell table:formula="of:=[.J153]" office:value-type="float" office:value="259444" calcext:value-type="float">
            <text:p>259444</text:p>
          </table:table-cell>
          <table:table-cell table:formula="of:=[.B153]" office:value-type="float" office:value="234214" calcext:value-type="float">
            <text:p>234214</text:p>
          </table:table-cell>
          <table:table-cell table:formula="of:=SUM([.B154:.J154])" office:value-type="float" office:value="3115552" calcext:value-type="float">
            <text:p>311555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O153]" office:value-type="float" office:value="23497082" calcext:value-type="float">
            <text:p>23497082</text:p>
          </table:table-cell>
          <table:table-cell table:formula="of:=[.P153]" office:value-type="float" office:value="15601194" calcext:value-type="float">
            <text:p>15601194</text:p>
          </table:table-cell>
          <table:table-cell table:formula="of:=[.Q153]" office:value-type="float" office:value="24972063" calcext:value-type="float">
            <text:p>24972063</text:p>
          </table:table-cell>
          <table:table-cell table:formula="of:=[.R153]" office:value-type="float" office:value="23023804" calcext:value-type="float">
            <text:p>23023804</text:p>
          </table:table-cell>
          <table:table-cell table:formula="of:=[.S153]" office:value-type="float" office:value="24161643" calcext:value-type="float">
            <text:p>24161643</text:p>
          </table:table-cell>
          <table:table-cell table:formula="of:=[.T153]" office:value-type="float" office:value="33149062" calcext:value-type="float">
            <text:p>33149062</text:p>
          </table:table-cell>
          <table:table-cell table:formula="of:=[.U153]+[.N153]" office:value-type="float" office:value="23797570" calcext:value-type="float">
            <text:p>23797570</text:p>
          </table:table-cell>
          <table:table-cell table:formula="of:=[.V153]" office:value-type="float" office:value="19293992" calcext:value-type="float">
            <text:p>19293992</text:p>
          </table:table-cell>
          <table:table-cell table:formula="of:=[.N153]" office:value-type="float" office:value="12098380" calcext:value-type="float">
            <text:p>12098380</text:p>
          </table:table-cell>
          <table:table-cell table:formula="of:=SUM([.N154:.V154])" office:value-type="float" office:value="199594790" calcext:value-type="float">
            <text:p>19959479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C154]" office:value-type="float" office:value="283808" calcext:value-type="float">
            <text:p>283808</text:p>
          </table:table-cell>
          <table:table-cell table:formula="of:=[.D154]" office:value-type="float" office:value="360315" calcext:value-type="float">
            <text:p>360315</text:p>
          </table:table-cell>
          <table:table-cell table:formula="of:=[.E154]" office:value-type="float" office:value="361551" calcext:value-type="float">
            <text:p>361551</text:p>
          </table:table-cell>
          <table:table-cell table:formula="of:=[.F154]" office:value-type="float" office:value="396894" calcext:value-type="float">
            <text:p>396894</text:p>
          </table:table-cell>
          <table:table-cell table:formula="of:=[.G154]" office:value-type="float" office:value="463246" calcext:value-type="float">
            <text:p>463246</text:p>
          </table:table-cell>
          <table:table-cell table:formula="of:=[.H154]" office:value-type="float" office:value="441260" calcext:value-type="float">
            <text:p>441260</text:p>
          </table:table-cell>
          <table:table-cell table:formula="of:=[.I154]+[.B154]" office:value-type="float" office:value="574264" calcext:value-type="float">
            <text:p>574264</text:p>
          </table:table-cell>
          <table:table-cell table:formula="of:=[.J154]" office:value-type="float" office:value="234214" calcext:value-type="float">
            <text:p>234214</text:p>
          </table:table-cell>
          <table:table-cell table:formula="of:=[.B154]" office:value-type="float" office:value="314820" calcext:value-type="float">
            <text:p>314820</text:p>
          </table:table-cell>
          <table:table-cell table:formula="of:=SUM([.B155:.J155])" office:value-type="float" office:value="3430372" calcext:value-type="float">
            <text:p>3430372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O154]" office:value-type="float" office:value="15601194" calcext:value-type="float">
            <text:p>15601194</text:p>
          </table:table-cell>
          <table:table-cell table:formula="of:=[.P154]" office:value-type="float" office:value="24972063" calcext:value-type="float">
            <text:p>24972063</text:p>
          </table:table-cell>
          <table:table-cell table:formula="of:=[.Q154]" office:value-type="float" office:value="23023804" calcext:value-type="float">
            <text:p>23023804</text:p>
          </table:table-cell>
          <table:table-cell table:formula="of:=[.R154]" office:value-type="float" office:value="24161643" calcext:value-type="float">
            <text:p>24161643</text:p>
          </table:table-cell>
          <table:table-cell table:formula="of:=[.S154]" office:value-type="float" office:value="33149062" calcext:value-type="float">
            <text:p>33149062</text:p>
          </table:table-cell>
          <table:table-cell table:formula="of:=[.T154]" office:value-type="float" office:value="23797570" calcext:value-type="float">
            <text:p>23797570</text:p>
          </table:table-cell>
          <table:table-cell table:formula="of:=[.U154]+[.N154]" office:value-type="float" office:value="42791074" calcext:value-type="float">
            <text:p>42791074</text:p>
          </table:table-cell>
          <table:table-cell table:formula="of:=[.V154]" office:value-type="float" office:value="12098380" calcext:value-type="float">
            <text:p>12098380</text:p>
          </table:table-cell>
          <table:table-cell table:formula="of:=[.N154]" office:value-type="float" office:value="23497082" calcext:value-type="float">
            <text:p>23497082</text:p>
          </table:table-cell>
          <table:table-cell table:formula="of:=SUM([.N155:.V155])" office:value-type="float" office:value="223091872" calcext:value-type="float">
            <text:p>2230918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C155]" office:value-type="float" office:value="360315" calcext:value-type="float">
            <text:p>360315</text:p>
          </table:table-cell>
          <table:table-cell table:formula="of:=[.D155]" office:value-type="float" office:value="361551" calcext:value-type="float">
            <text:p>361551</text:p>
          </table:table-cell>
          <table:table-cell table:formula="of:=[.E155]" office:value-type="float" office:value="396894" calcext:value-type="float">
            <text:p>396894</text:p>
          </table:table-cell>
          <table:table-cell table:formula="of:=[.F155]" office:value-type="float" office:value="463246" calcext:value-type="float">
            <text:p>463246</text:p>
          </table:table-cell>
          <table:table-cell table:formula="of:=[.G155]" office:value-type="float" office:value="441260" calcext:value-type="float">
            <text:p>441260</text:p>
          </table:table-cell>
          <table:table-cell table:formula="of:=[.H155]" office:value-type="float" office:value="574264" calcext:value-type="float">
            <text:p>574264</text:p>
          </table:table-cell>
          <table:table-cell table:formula="of:=[.I155]+[.B155]" office:value-type="float" office:value="518022" calcext:value-type="float">
            <text:p>518022</text:p>
          </table:table-cell>
          <table:table-cell table:formula="of:=[.J155]" office:value-type="float" office:value="314820" calcext:value-type="float">
            <text:p>314820</text:p>
          </table:table-cell>
          <table:table-cell table:formula="of:=[.B155]" office:value-type="float" office:value="283808" calcext:value-type="float">
            <text:p>283808</text:p>
          </table:table-cell>
          <table:table-cell table:formula="of:=SUM([.B156:.J156])" office:value-type="float" office:value="3714180" calcext:value-type="float">
            <text:p>3714180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O155]" office:value-type="float" office:value="24972063" calcext:value-type="float">
            <text:p>24972063</text:p>
          </table:table-cell>
          <table:table-cell table:formula="of:=[.P155]" office:value-type="float" office:value="23023804" calcext:value-type="float">
            <text:p>23023804</text:p>
          </table:table-cell>
          <table:table-cell table:formula="of:=[.Q155]" office:value-type="float" office:value="24161643" calcext:value-type="float">
            <text:p>24161643</text:p>
          </table:table-cell>
          <table:table-cell table:formula="of:=[.R155]" office:value-type="float" office:value="33149062" calcext:value-type="float">
            <text:p>33149062</text:p>
          </table:table-cell>
          <table:table-cell table:formula="of:=[.S155]" office:value-type="float" office:value="23797570" calcext:value-type="float">
            <text:p>23797570</text:p>
          </table:table-cell>
          <table:table-cell table:formula="of:=[.T155]" office:value-type="float" office:value="42791074" calcext:value-type="float">
            <text:p>42791074</text:p>
          </table:table-cell>
          <table:table-cell table:formula="of:=[.U155]+[.N155]" office:value-type="float" office:value="27699574" calcext:value-type="float">
            <text:p>27699574</text:p>
          </table:table-cell>
          <table:table-cell table:formula="of:=[.V155]" office:value-type="float" office:value="23497082" calcext:value-type="float">
            <text:p>23497082</text:p>
          </table:table-cell>
          <table:table-cell table:formula="of:=[.N155]" office:value-type="float" office:value="15601194" calcext:value-type="float">
            <text:p>15601194</text:p>
          </table:table-cell>
          <table:table-cell table:formula="of:=SUM([.N156:.V156])" office:value-type="float" office:value="238693066" calcext:value-type="float">
            <text:p>2386930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C156]" office:value-type="float" office:value="361551" calcext:value-type="float">
            <text:p>361551</text:p>
          </table:table-cell>
          <table:table-cell table:formula="of:=[.D156]" office:value-type="float" office:value="396894" calcext:value-type="float">
            <text:p>396894</text:p>
          </table:table-cell>
          <table:table-cell table:formula="of:=[.E156]" office:value-type="float" office:value="463246" calcext:value-type="float">
            <text:p>463246</text:p>
          </table:table-cell>
          <table:table-cell table:formula="of:=[.F156]" office:value-type="float" office:value="441260" calcext:value-type="float">
            <text:p>441260</text:p>
          </table:table-cell>
          <table:table-cell table:formula="of:=[.G156]" office:value-type="float" office:value="574264" calcext:value-type="float">
            <text:p>574264</text:p>
          </table:table-cell>
          <table:table-cell table:formula="of:=[.H156]" office:value-type="float" office:value="518022" calcext:value-type="float">
            <text:p>518022</text:p>
          </table:table-cell>
          <table:table-cell table:formula="of:=[.I156]+[.B156]" office:value-type="float" office:value="675135" calcext:value-type="float">
            <text:p>675135</text:p>
          </table:table-cell>
          <table:table-cell table:formula="of:=[.J156]" office:value-type="float" office:value="283808" calcext:value-type="float">
            <text:p>283808</text:p>
          </table:table-cell>
          <table:table-cell table:formula="of:=[.B156]" office:value-type="float" office:value="360315" calcext:value-type="float">
            <text:p>360315</text:p>
          </table:table-cell>
          <table:table-cell table:formula="of:=SUM([.B157:.J157])" office:value-type="float" office:value="4074495" calcext:value-type="float">
            <text:p>407449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O156]" office:value-type="float" office:value="23023804" calcext:value-type="float">
            <text:p>23023804</text:p>
          </table:table-cell>
          <table:table-cell table:formula="of:=[.P156]" office:value-type="float" office:value="24161643" calcext:value-type="float">
            <text:p>24161643</text:p>
          </table:table-cell>
          <table:table-cell table:formula="of:=[.Q156]" office:value-type="float" office:value="33149062" calcext:value-type="float">
            <text:p>33149062</text:p>
          </table:table-cell>
          <table:table-cell table:formula="of:=[.R156]" office:value-type="float" office:value="23797570" calcext:value-type="float">
            <text:p>23797570</text:p>
          </table:table-cell>
          <table:table-cell table:formula="of:=[.S156]" office:value-type="float" office:value="42791074" calcext:value-type="float">
            <text:p>42791074</text:p>
          </table:table-cell>
          <table:table-cell table:formula="of:=[.T156]" office:value-type="float" office:value="27699574" calcext:value-type="float">
            <text:p>27699574</text:p>
          </table:table-cell>
          <table:table-cell table:formula="of:=[.U156]+[.N156]" office:value-type="float" office:value="48469145" calcext:value-type="float">
            <text:p>48469145</text:p>
          </table:table-cell>
          <table:table-cell table:formula="of:=[.V156]" office:value-type="float" office:value="15601194" calcext:value-type="float">
            <text:p>15601194</text:p>
          </table:table-cell>
          <table:table-cell table:formula="of:=[.N156]" office:value-type="float" office:value="24972063" calcext:value-type="float">
            <text:p>24972063</text:p>
          </table:table-cell>
          <table:table-cell table:formula="of:=SUM([.N157:.V157])" office:value-type="float" office:value="263665129" calcext:value-type="float">
            <text:p>2636651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C157]" office:value-type="float" office:value="396894" calcext:value-type="float">
            <text:p>396894</text:p>
          </table:table-cell>
          <table:table-cell table:formula="of:=[.D157]" office:value-type="float" office:value="463246" calcext:value-type="float">
            <text:p>463246</text:p>
          </table:table-cell>
          <table:table-cell table:formula="of:=[.E157]" office:value-type="float" office:value="441260" calcext:value-type="float">
            <text:p>441260</text:p>
          </table:table-cell>
          <table:table-cell table:formula="of:=[.F157]" office:value-type="float" office:value="574264" calcext:value-type="float">
            <text:p>574264</text:p>
          </table:table-cell>
          <table:table-cell table:formula="of:=[.G157]" office:value-type="float" office:value="518022" calcext:value-type="float">
            <text:p>518022</text:p>
          </table:table-cell>
          <table:table-cell table:formula="of:=[.H157]" office:value-type="float" office:value="675135" calcext:value-type="float">
            <text:p>675135</text:p>
          </table:table-cell>
          <table:table-cell table:formula="of:=[.I157]+[.B157]" office:value-type="float" office:value="645359" calcext:value-type="float">
            <text:p>645359</text:p>
          </table:table-cell>
          <table:table-cell table:formula="of:=[.J157]" office:value-type="float" office:value="360315" calcext:value-type="float">
            <text:p>360315</text:p>
          </table:table-cell>
          <table:table-cell table:formula="of:=[.B157]" office:value-type="float" office:value="361551" calcext:value-type="float">
            <text:p>361551</text:p>
          </table:table-cell>
          <table:table-cell table:formula="of:=SUM([.B158:.J158])" office:value-type="float" office:value="4436046" calcext:value-type="float">
            <text:p>443604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O157]" office:value-type="float" office:value="24161643" calcext:value-type="float">
            <text:p>24161643</text:p>
          </table:table-cell>
          <table:table-cell table:formula="of:=[.P157]" office:value-type="float" office:value="33149062" calcext:value-type="float">
            <text:p>33149062</text:p>
          </table:table-cell>
          <table:table-cell table:formula="of:=[.Q157]" office:value-type="float" office:value="23797570" calcext:value-type="float">
            <text:p>23797570</text:p>
          </table:table-cell>
          <table:table-cell table:formula="of:=[.R157]" office:value-type="float" office:value="42791074" calcext:value-type="float">
            <text:p>42791074</text:p>
          </table:table-cell>
          <table:table-cell table:formula="of:=[.S157]" office:value-type="float" office:value="27699574" calcext:value-type="float">
            <text:p>27699574</text:p>
          </table:table-cell>
          <table:table-cell table:formula="of:=[.T157]" office:value-type="float" office:value="48469145" calcext:value-type="float">
            <text:p>48469145</text:p>
          </table:table-cell>
          <table:table-cell table:formula="of:=[.U157]+[.N157]" office:value-type="float" office:value="38624998" calcext:value-type="float">
            <text:p>38624998</text:p>
          </table:table-cell>
          <table:table-cell table:formula="of:=[.V157]" office:value-type="float" office:value="24972063" calcext:value-type="float">
            <text:p>24972063</text:p>
          </table:table-cell>
          <table:table-cell table:formula="of:=[.N157]" office:value-type="float" office:value="23023804" calcext:value-type="float">
            <text:p>23023804</text:p>
          </table:table-cell>
          <table:table-cell table:formula="of:=SUM([.N158:.V158])" office:value-type="float" office:value="286688933" calcext:value-type="float">
            <text:p>2866889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C158]" office:value-type="float" office:value="463246" calcext:value-type="float">
            <text:p>463246</text:p>
          </table:table-cell>
          <table:table-cell table:formula="of:=[.D158]" office:value-type="float" office:value="441260" calcext:value-type="float">
            <text:p>441260</text:p>
          </table:table-cell>
          <table:table-cell table:formula="of:=[.E158]" office:value-type="float" office:value="574264" calcext:value-type="float">
            <text:p>574264</text:p>
          </table:table-cell>
          <table:table-cell table:formula="of:=[.F158]" office:value-type="float" office:value="518022" calcext:value-type="float">
            <text:p>518022</text:p>
          </table:table-cell>
          <table:table-cell table:formula="of:=[.G158]" office:value-type="float" office:value="675135" calcext:value-type="float">
            <text:p>675135</text:p>
          </table:table-cell>
          <table:table-cell table:formula="of:=[.H158]" office:value-type="float" office:value="645359" calcext:value-type="float">
            <text:p>645359</text:p>
          </table:table-cell>
          <table:table-cell table:formula="of:=[.I158]+[.B158]" office:value-type="float" office:value="757209" calcext:value-type="float">
            <text:p>757209</text:p>
          </table:table-cell>
          <table:table-cell table:formula="of:=[.J158]" office:value-type="float" office:value="361551" calcext:value-type="float">
            <text:p>361551</text:p>
          </table:table-cell>
          <table:table-cell table:formula="of:=[.B158]" office:value-type="float" office:value="396894" calcext:value-type="float">
            <text:p>396894</text:p>
          </table:table-cell>
          <table:table-cell table:formula="of:=SUM([.B159:.J159])" office:value-type="float" office:value="4832940" calcext:value-type="float">
            <text:p>483294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O158]" office:value-type="float" office:value="33149062" calcext:value-type="float">
            <text:p>33149062</text:p>
          </table:table-cell>
          <table:table-cell table:formula="of:=[.P158]" office:value-type="float" office:value="23797570" calcext:value-type="float">
            <text:p>23797570</text:p>
          </table:table-cell>
          <table:table-cell table:formula="of:=[.Q158]" office:value-type="float" office:value="42791074" calcext:value-type="float">
            <text:p>42791074</text:p>
          </table:table-cell>
          <table:table-cell table:formula="of:=[.R158]" office:value-type="float" office:value="27699574" calcext:value-type="float">
            <text:p>27699574</text:p>
          </table:table-cell>
          <table:table-cell table:formula="of:=[.S158]" office:value-type="float" office:value="48469145" calcext:value-type="float">
            <text:p>48469145</text:p>
          </table:table-cell>
          <table:table-cell table:formula="of:=[.T158]" office:value-type="float" office:value="38624998" calcext:value-type="float">
            <text:p>38624998</text:p>
          </table:table-cell>
          <table:table-cell table:formula="of:=[.U158]+[.N158]" office:value-type="float" office:value="49133706" calcext:value-type="float">
            <text:p>49133706</text:p>
          </table:table-cell>
          <table:table-cell table:formula="of:=[.V158]" office:value-type="float" office:value="23023804" calcext:value-type="float">
            <text:p>23023804</text:p>
          </table:table-cell>
          <table:table-cell table:formula="of:=[.N158]" office:value-type="float" office:value="24161643" calcext:value-type="float">
            <text:p>24161643</text:p>
          </table:table-cell>
          <table:table-cell table:formula="of:=SUM([.N159:.V159])" office:value-type="float" office:value="310850576" calcext:value-type="float">
            <text:p>3108505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C159]" office:value-type="float" office:value="441260" calcext:value-type="float">
            <text:p>441260</text:p>
          </table:table-cell>
          <table:table-cell table:formula="of:=[.D159]" office:value-type="float" office:value="574264" calcext:value-type="float">
            <text:p>574264</text:p>
          </table:table-cell>
          <table:table-cell table:formula="of:=[.E159]" office:value-type="float" office:value="518022" calcext:value-type="float">
            <text:p>518022</text:p>
          </table:table-cell>
          <table:table-cell table:formula="of:=[.F159]" office:value-type="float" office:value="675135" calcext:value-type="float">
            <text:p>675135</text:p>
          </table:table-cell>
          <table:table-cell table:formula="of:=[.G159]" office:value-type="float" office:value="645359" calcext:value-type="float">
            <text:p>645359</text:p>
          </table:table-cell>
          <table:table-cell table:formula="of:=[.H159]" office:value-type="float" office:value="757209" calcext:value-type="float">
            <text:p>757209</text:p>
          </table:table-cell>
          <table:table-cell table:formula="of:=[.I159]+[.B159]" office:value-type="float" office:value="824797" calcext:value-type="float">
            <text:p>824797</text:p>
          </table:table-cell>
          <table:table-cell table:formula="of:=[.J159]" office:value-type="float" office:value="396894" calcext:value-type="float">
            <text:p>396894</text:p>
          </table:table-cell>
          <table:table-cell table:formula="of:=[.B159]" office:value-type="float" office:value="463246" calcext:value-type="float">
            <text:p>463246</text:p>
          </table:table-cell>
          <table:table-cell table:formula="of:=SUM([.B160:.J160])" office:value-type="float" office:value="5296186" calcext:value-type="float">
            <text:p>529618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O159]" office:value-type="float" office:value="23797570" calcext:value-type="float">
            <text:p>23797570</text:p>
          </table:table-cell>
          <table:table-cell table:formula="of:=[.P159]" office:value-type="float" office:value="42791074" calcext:value-type="float">
            <text:p>42791074</text:p>
          </table:table-cell>
          <table:table-cell table:formula="of:=[.Q159]" office:value-type="float" office:value="27699574" calcext:value-type="float">
            <text:p>27699574</text:p>
          </table:table-cell>
          <table:table-cell table:formula="of:=[.R159]" office:value-type="float" office:value="48469145" calcext:value-type="float">
            <text:p>48469145</text:p>
          </table:table-cell>
          <table:table-cell table:formula="of:=[.S159]" office:value-type="float" office:value="38624998" calcext:value-type="float">
            <text:p>38624998</text:p>
          </table:table-cell>
          <table:table-cell table:formula="of:=[.T159]" office:value-type="float" office:value="49133706" calcext:value-type="float">
            <text:p>49133706</text:p>
          </table:table-cell>
          <table:table-cell table:formula="of:=[.U159]+[.N159]" office:value-type="float" office:value="56172866" calcext:value-type="float">
            <text:p>56172866</text:p>
          </table:table-cell>
          <table:table-cell table:formula="of:=[.V159]" office:value-type="float" office:value="24161643" calcext:value-type="float">
            <text:p>24161643</text:p>
          </table:table-cell>
          <table:table-cell table:formula="of:=[.N159]" office:value-type="float" office:value="33149062" calcext:value-type="float">
            <text:p>33149062</text:p>
          </table:table-cell>
          <table:table-cell table:formula="of:=SUM([.N160:.V160])" office:value-type="float" office:value="343999638" calcext:value-type="float">
            <text:p>3439996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C160]" office:value-type="float" office:value="574264" calcext:value-type="float">
            <text:p>574264</text:p>
          </table:table-cell>
          <table:table-cell table:formula="of:=[.D160]" office:value-type="float" office:value="518022" calcext:value-type="float">
            <text:p>518022</text:p>
          </table:table-cell>
          <table:table-cell table:formula="of:=[.E160]" office:value-type="float" office:value="675135" calcext:value-type="float">
            <text:p>675135</text:p>
          </table:table-cell>
          <table:table-cell table:formula="of:=[.F160]" office:value-type="float" office:value="645359" calcext:value-type="float">
            <text:p>645359</text:p>
          </table:table-cell>
          <table:table-cell table:formula="of:=[.G160]" office:value-type="float" office:value="757209" calcext:value-type="float">
            <text:p>757209</text:p>
          </table:table-cell>
          <table:table-cell table:formula="of:=[.H160]" office:value-type="float" office:value="824797" calcext:value-type="float">
            <text:p>824797</text:p>
          </table:table-cell>
          <table:table-cell table:formula="of:=[.I160]+[.B160]" office:value-type="float" office:value="838154" calcext:value-type="float">
            <text:p>838154</text:p>
          </table:table-cell>
          <table:table-cell table:formula="of:=[.J160]" office:value-type="float" office:value="463246" calcext:value-type="float">
            <text:p>463246</text:p>
          </table:table-cell>
          <table:table-cell table:formula="of:=[.B160]" office:value-type="float" office:value="441260" calcext:value-type="float">
            <text:p>441260</text:p>
          </table:table-cell>
          <table:table-cell table:formula="of:=SUM([.B161:.J161])" office:value-type="float" office:value="5737446" calcext:value-type="float">
            <text:p>5737446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O160]" office:value-type="float" office:value="42791074" calcext:value-type="float">
            <text:p>42791074</text:p>
          </table:table-cell>
          <table:table-cell table:formula="of:=[.P160]" office:value-type="float" office:value="27699574" calcext:value-type="float">
            <text:p>27699574</text:p>
          </table:table-cell>
          <table:table-cell table:formula="of:=[.Q160]" office:value-type="float" office:value="48469145" calcext:value-type="float">
            <text:p>48469145</text:p>
          </table:table-cell>
          <table:table-cell table:formula="of:=[.R160]" office:value-type="float" office:value="38624998" calcext:value-type="float">
            <text:p>38624998</text:p>
          </table:table-cell>
          <table:table-cell table:formula="of:=[.S160]" office:value-type="float" office:value="49133706" calcext:value-type="float">
            <text:p>49133706</text:p>
          </table:table-cell>
          <table:table-cell table:formula="of:=[.T160]" office:value-type="float" office:value="56172866" calcext:value-type="float">
            <text:p>56172866</text:p>
          </table:table-cell>
          <table:table-cell table:formula="of:=[.U160]+[.N160]" office:value-type="float" office:value="47959213" calcext:value-type="float">
            <text:p>47959213</text:p>
          </table:table-cell>
          <table:table-cell table:formula="of:=[.V160]" office:value-type="float" office:value="33149062" calcext:value-type="float">
            <text:p>33149062</text:p>
          </table:table-cell>
          <table:table-cell table:formula="of:=[.N160]" office:value-type="float" office:value="23797570" calcext:value-type="float">
            <text:p>23797570</text:p>
          </table:table-cell>
          <table:table-cell table:formula="of:=SUM([.N161:.V161])" office:value-type="float" office:value="367797208" calcext:value-type="float">
            <text:p>367797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C161]" office:value-type="float" office:value="518022" calcext:value-type="float">
            <text:p>518022</text:p>
          </table:table-cell>
          <table:table-cell table:formula="of:=[.D161]" office:value-type="float" office:value="675135" calcext:value-type="float">
            <text:p>675135</text:p>
          </table:table-cell>
          <table:table-cell table:formula="of:=[.E161]" office:value-type="float" office:value="645359" calcext:value-type="float">
            <text:p>645359</text:p>
          </table:table-cell>
          <table:table-cell table:formula="of:=[.F161]" office:value-type="float" office:value="757209" calcext:value-type="float">
            <text:p>757209</text:p>
          </table:table-cell>
          <table:table-cell table:formula="of:=[.G161]" office:value-type="float" office:value="824797" calcext:value-type="float">
            <text:p>824797</text:p>
          </table:table-cell>
          <table:table-cell table:formula="of:=[.H161]" office:value-type="float" office:value="838154" calcext:value-type="float">
            <text:p>838154</text:p>
          </table:table-cell>
          <table:table-cell table:formula="of:=[.I161]+[.B161]" office:value-type="float" office:value="1037510" calcext:value-type="float">
            <text:p>1037510</text:p>
          </table:table-cell>
          <table:table-cell table:formula="of:=[.J161]" office:value-type="float" office:value="441260" calcext:value-type="float">
            <text:p>441260</text:p>
          </table:table-cell>
          <table:table-cell table:formula="of:=[.B161]" office:value-type="float" office:value="574264" calcext:value-type="float">
            <text:p>574264</text:p>
          </table:table-cell>
          <table:table-cell table:formula="of:=SUM([.B162:.J162])" office:value-type="float" office:value="6311710" calcext:value-type="float">
            <text:p>631171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O161]" office:value-type="float" office:value="27699574" calcext:value-type="float">
            <text:p>27699574</text:p>
          </table:table-cell>
          <table:table-cell table:formula="of:=[.P161]" office:value-type="float" office:value="48469145" calcext:value-type="float">
            <text:p>48469145</text:p>
          </table:table-cell>
          <table:table-cell table:formula="of:=[.Q161]" office:value-type="float" office:value="38624998" calcext:value-type="float">
            <text:p>38624998</text:p>
          </table:table-cell>
          <table:table-cell table:formula="of:=[.R161]" office:value-type="float" office:value="49133706" calcext:value-type="float">
            <text:p>49133706</text:p>
          </table:table-cell>
          <table:table-cell table:formula="of:=[.S161]" office:value-type="float" office:value="56172866" calcext:value-type="float">
            <text:p>56172866</text:p>
          </table:table-cell>
          <table:table-cell table:formula="of:=[.T161]" office:value-type="float" office:value="47959213" calcext:value-type="float">
            <text:p>47959213</text:p>
          </table:table-cell>
          <table:table-cell table:formula="of:=[.U161]+[.N161]" office:value-type="float" office:value="75940136" calcext:value-type="float">
            <text:p>75940136</text:p>
          </table:table-cell>
          <table:table-cell table:formula="of:=[.V161]" office:value-type="float" office:value="23797570" calcext:value-type="float">
            <text:p>23797570</text:p>
          </table:table-cell>
          <table:table-cell table:formula="of:=[.N161]" office:value-type="float" office:value="42791074" calcext:value-type="float">
            <text:p>42791074</text:p>
          </table:table-cell>
          <table:table-cell table:formula="of:=SUM([.N162:.V162])" office:value-type="float" office:value="410588282" calcext:value-type="float">
            <text:p>4105882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C162]" office:value-type="float" office:value="675135" calcext:value-type="float">
            <text:p>675135</text:p>
          </table:table-cell>
          <table:table-cell table:formula="of:=[.D162]" office:value-type="float" office:value="645359" calcext:value-type="float">
            <text:p>645359</text:p>
          </table:table-cell>
          <table:table-cell table:formula="of:=[.E162]" office:value-type="float" office:value="757209" calcext:value-type="float">
            <text:p>757209</text:p>
          </table:table-cell>
          <table:table-cell table:formula="of:=[.F162]" office:value-type="float" office:value="824797" calcext:value-type="float">
            <text:p>824797</text:p>
          </table:table-cell>
          <table:table-cell table:formula="of:=[.G162]" office:value-type="float" office:value="838154" calcext:value-type="float">
            <text:p>838154</text:p>
          </table:table-cell>
          <table:table-cell table:formula="of:=[.H162]" office:value-type="float" office:value="1037510" calcext:value-type="float">
            <text:p>1037510</text:p>
          </table:table-cell>
          <table:table-cell table:formula="of:=[.I162]+[.B162]" office:value-type="float" office:value="959282" calcext:value-type="float">
            <text:p>959282</text:p>
          </table:table-cell>
          <table:table-cell table:formula="of:=[.J162]" office:value-type="float" office:value="574264" calcext:value-type="float">
            <text:p>574264</text:p>
          </table:table-cell>
          <table:table-cell table:formula="of:=[.B162]" office:value-type="float" office:value="518022" calcext:value-type="float">
            <text:p>518022</text:p>
          </table:table-cell>
          <table:table-cell table:formula="of:=SUM([.B163:.J163])" office:value-type="float" office:value="6829732" calcext:value-type="float">
            <text:p>6829732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O162]" office:value-type="float" office:value="48469145" calcext:value-type="float">
            <text:p>48469145</text:p>
          </table:table-cell>
          <table:table-cell table:formula="of:=[.P162]" office:value-type="float" office:value="38624998" calcext:value-type="float">
            <text:p>38624998</text:p>
          </table:table-cell>
          <table:table-cell table:formula="of:=[.Q162]" office:value-type="float" office:value="49133706" calcext:value-type="float">
            <text:p>49133706</text:p>
          </table:table-cell>
          <table:table-cell table:formula="of:=[.R162]" office:value-type="float" office:value="56172866" calcext:value-type="float">
            <text:p>56172866</text:p>
          </table:table-cell>
          <table:table-cell table:formula="of:=[.S162]" office:value-type="float" office:value="47959213" calcext:value-type="float">
            <text:p>47959213</text:p>
          </table:table-cell>
          <table:table-cell table:formula="of:=[.T162]" office:value-type="float" office:value="75940136" calcext:value-type="float">
            <text:p>75940136</text:p>
          </table:table-cell>
          <table:table-cell table:formula="of:=[.U162]+[.N162]" office:value-type="float" office:value="51497144" calcext:value-type="float">
            <text:p>51497144</text:p>
          </table:table-cell>
          <table:table-cell table:formula="of:=[.V162]" office:value-type="float" office:value="42791074" calcext:value-type="float">
            <text:p>42791074</text:p>
          </table:table-cell>
          <table:table-cell table:formula="of:=[.N162]" office:value-type="float" office:value="27699574" calcext:value-type="float">
            <text:p>27699574</text:p>
          </table:table-cell>
          <table:table-cell table:formula="of:=SUM([.N163:.V163])" office:value-type="float" office:value="438287856" calcext:value-type="float">
            <text:p>4382878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C163]" office:value-type="float" office:value="645359" calcext:value-type="float">
            <text:p>645359</text:p>
          </table:table-cell>
          <table:table-cell table:formula="of:=[.D163]" office:value-type="float" office:value="757209" calcext:value-type="float">
            <text:p>757209</text:p>
          </table:table-cell>
          <table:table-cell table:formula="of:=[.E163]" office:value-type="float" office:value="824797" calcext:value-type="float">
            <text:p>824797</text:p>
          </table:table-cell>
          <table:table-cell table:formula="of:=[.F163]" office:value-type="float" office:value="838154" calcext:value-type="float">
            <text:p>838154</text:p>
          </table:table-cell>
          <table:table-cell table:formula="of:=[.G163]" office:value-type="float" office:value="1037510" calcext:value-type="float">
            <text:p>1037510</text:p>
          </table:table-cell>
          <table:table-cell table:formula="of:=[.H163]" office:value-type="float" office:value="959282" calcext:value-type="float">
            <text:p>959282</text:p>
          </table:table-cell>
          <table:table-cell table:formula="of:=[.I163]+[.B163]" office:value-type="float" office:value="1249399" calcext:value-type="float">
            <text:p>1249399</text:p>
          </table:table-cell>
          <table:table-cell table:formula="of:=[.J163]" office:value-type="float" office:value="518022" calcext:value-type="float">
            <text:p>518022</text:p>
          </table:table-cell>
          <table:table-cell table:formula="of:=[.B163]" office:value-type="float" office:value="675135" calcext:value-type="float">
            <text:p>675135</text:p>
          </table:table-cell>
          <table:table-cell table:formula="of:=SUM([.B164:.J164])" office:value-type="float" office:value="7504867" calcext:value-type="float">
            <text:p>7504867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O163]" office:value-type="float" office:value="38624998" calcext:value-type="float">
            <text:p>38624998</text:p>
          </table:table-cell>
          <table:table-cell table:formula="of:=[.P163]" office:value-type="float" office:value="49133706" calcext:value-type="float">
            <text:p>49133706</text:p>
          </table:table-cell>
          <table:table-cell table:formula="of:=[.Q163]" office:value-type="float" office:value="56172866" calcext:value-type="float">
            <text:p>56172866</text:p>
          </table:table-cell>
          <table:table-cell table:formula="of:=[.R163]" office:value-type="float" office:value="47959213" calcext:value-type="float">
            <text:p>47959213</text:p>
          </table:table-cell>
          <table:table-cell table:formula="of:=[.S163]" office:value-type="float" office:value="75940136" calcext:value-type="float">
            <text:p>75940136</text:p>
          </table:table-cell>
          <table:table-cell table:formula="of:=[.T163]" office:value-type="float" office:value="51497144" calcext:value-type="float">
            <text:p>51497144</text:p>
          </table:table-cell>
          <table:table-cell table:formula="of:=[.U163]+[.N163]" office:value-type="float" office:value="91260219" calcext:value-type="float">
            <text:p>91260219</text:p>
          </table:table-cell>
          <table:table-cell table:formula="of:=[.V163]" office:value-type="float" office:value="27699574" calcext:value-type="float">
            <text:p>27699574</text:p>
          </table:table-cell>
          <table:table-cell table:formula="of:=[.N163]" office:value-type="float" office:value="48469145" calcext:value-type="float">
            <text:p>48469145</text:p>
          </table:table-cell>
          <table:table-cell table:formula="of:=SUM([.N164:.V164])" office:value-type="float" office:value="486757001" calcext:value-type="float">
            <text:p>4867570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C164]" office:value-type="float" office:value="757209" calcext:value-type="float">
            <text:p>757209</text:p>
          </table:table-cell>
          <table:table-cell table:formula="of:=[.D164]" office:value-type="float" office:value="824797" calcext:value-type="float">
            <text:p>824797</text:p>
          </table:table-cell>
          <table:table-cell table:formula="of:=[.E164]" office:value-type="float" office:value="838154" calcext:value-type="float">
            <text:p>838154</text:p>
          </table:table-cell>
          <table:table-cell table:formula="of:=[.F164]" office:value-type="float" office:value="1037510" calcext:value-type="float">
            <text:p>1037510</text:p>
          </table:table-cell>
          <table:table-cell table:formula="of:=[.G164]" office:value-type="float" office:value="959282" calcext:value-type="float">
            <text:p>959282</text:p>
          </table:table-cell>
          <table:table-cell table:formula="of:=[.H164]" office:value-type="float" office:value="1249399" calcext:value-type="float">
            <text:p>1249399</text:p>
          </table:table-cell>
          <table:table-cell table:formula="of:=[.I164]+[.B164]" office:value-type="float" office:value="1163381" calcext:value-type="float">
            <text:p>1163381</text:p>
          </table:table-cell>
          <table:table-cell table:formula="of:=[.J164]" office:value-type="float" office:value="675135" calcext:value-type="float">
            <text:p>675135</text:p>
          </table:table-cell>
          <table:table-cell table:formula="of:=[.B164]" office:value-type="float" office:value="645359" calcext:value-type="float">
            <text:p>645359</text:p>
          </table:table-cell>
          <table:table-cell table:formula="of:=SUM([.B165:.J165])" office:value-type="float" office:value="8150226" calcext:value-type="float">
            <text:p>8150226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O164]" office:value-type="float" office:value="49133706" calcext:value-type="float">
            <text:p>49133706</text:p>
          </table:table-cell>
          <table:table-cell table:formula="of:=[.P164]" office:value-type="float" office:value="56172866" calcext:value-type="float">
            <text:p>56172866</text:p>
          </table:table-cell>
          <table:table-cell table:formula="of:=[.Q164]" office:value-type="float" office:value="47959213" calcext:value-type="float">
            <text:p>47959213</text:p>
          </table:table-cell>
          <table:table-cell table:formula="of:=[.R164]" office:value-type="float" office:value="75940136" calcext:value-type="float">
            <text:p>75940136</text:p>
          </table:table-cell>
          <table:table-cell table:formula="of:=[.S164]" office:value-type="float" office:value="51497144" calcext:value-type="float">
            <text:p>51497144</text:p>
          </table:table-cell>
          <table:table-cell table:formula="of:=[.T164]" office:value-type="float" office:value="91260219" calcext:value-type="float">
            <text:p>91260219</text:p>
          </table:table-cell>
          <table:table-cell table:formula="of:=[.U164]+[.N164]" office:value-type="float" office:value="66324572" calcext:value-type="float">
            <text:p>66324572</text:p>
          </table:table-cell>
          <table:table-cell table:formula="of:=[.V164]" office:value-type="float" office:value="48469145" calcext:value-type="float">
            <text:p>48469145</text:p>
          </table:table-cell>
          <table:table-cell table:formula="of:=[.N164]" office:value-type="float" office:value="38624998" calcext:value-type="float">
            <text:p>38624998</text:p>
          </table:table-cell>
          <table:table-cell table:formula="of:=SUM([.N165:.V165])" office:value-type="float" office:value="525381999" calcext:value-type="float">
            <text:p>5253819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C165]" office:value-type="float" office:value="824797" calcext:value-type="float">
            <text:p>824797</text:p>
          </table:table-cell>
          <table:table-cell table:formula="of:=[.D165]" office:value-type="float" office:value="838154" calcext:value-type="float">
            <text:p>838154</text:p>
          </table:table-cell>
          <table:table-cell table:formula="of:=[.E165]" office:value-type="float" office:value="1037510" calcext:value-type="float">
            <text:p>1037510</text:p>
          </table:table-cell>
          <table:table-cell table:formula="of:=[.F165]" office:value-type="float" office:value="959282" calcext:value-type="float">
            <text:p>959282</text:p>
          </table:table-cell>
          <table:table-cell table:formula="of:=[.G165]" office:value-type="float" office:value="1249399" calcext:value-type="float">
            <text:p>1249399</text:p>
          </table:table-cell>
          <table:table-cell table:formula="of:=[.H165]" office:value-type="float" office:value="1163381" calcext:value-type="float">
            <text:p>1163381</text:p>
          </table:table-cell>
          <table:table-cell table:formula="of:=[.I165]+[.B165]" office:value-type="float" office:value="1432344" calcext:value-type="float">
            <text:p>1432344</text:p>
          </table:table-cell>
          <table:table-cell table:formula="of:=[.J165]" office:value-type="float" office:value="645359" calcext:value-type="float">
            <text:p>645359</text:p>
          </table:table-cell>
          <table:table-cell table:formula="of:=[.B165]" office:value-type="float" office:value="757209" calcext:value-type="float">
            <text:p>757209</text:p>
          </table:table-cell>
          <table:table-cell table:formula="of:=SUM([.B166:.J166])" office:value-type="float" office:value="8907435" calcext:value-type="float">
            <text:p>8907435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O165]" office:value-type="float" office:value="56172866" calcext:value-type="float">
            <text:p>56172866</text:p>
          </table:table-cell>
          <table:table-cell table:formula="of:=[.P165]" office:value-type="float" office:value="47959213" calcext:value-type="float">
            <text:p>47959213</text:p>
          </table:table-cell>
          <table:table-cell table:formula="of:=[.Q165]" office:value-type="float" office:value="75940136" calcext:value-type="float">
            <text:p>75940136</text:p>
          </table:table-cell>
          <table:table-cell table:formula="of:=[.R165]" office:value-type="float" office:value="51497144" calcext:value-type="float">
            <text:p>51497144</text:p>
          </table:table-cell>
          <table:table-cell table:formula="of:=[.S165]" office:value-type="float" office:value="91260219" calcext:value-type="float">
            <text:p>91260219</text:p>
          </table:table-cell>
          <table:table-cell table:formula="of:=[.T165]" office:value-type="float" office:value="66324572" calcext:value-type="float">
            <text:p>66324572</text:p>
          </table:table-cell>
          <table:table-cell table:formula="of:=[.U165]+[.N165]" office:value-type="float" office:value="97602851" calcext:value-type="float">
            <text:p>97602851</text:p>
          </table:table-cell>
          <table:table-cell table:formula="of:=[.V165]" office:value-type="float" office:value="38624998" calcext:value-type="float">
            <text:p>38624998</text:p>
          </table:table-cell>
          <table:table-cell table:formula="of:=[.N165]" office:value-type="float" office:value="49133706" calcext:value-type="float">
            <text:p>49133706</text:p>
          </table:table-cell>
          <table:table-cell table:formula="of:=SUM([.N166:.V166])" office:value-type="float" office:value="574515705" calcext:value-type="float">
            <text:p>5745157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C166]" office:value-type="float" office:value="838154" calcext:value-type="float">
            <text:p>838154</text:p>
          </table:table-cell>
          <table:table-cell table:formula="of:=[.D166]" office:value-type="float" office:value="1037510" calcext:value-type="float">
            <text:p>1037510</text:p>
          </table:table-cell>
          <table:table-cell table:formula="of:=[.E166]" office:value-type="float" office:value="959282" calcext:value-type="float">
            <text:p>959282</text:p>
          </table:table-cell>
          <table:table-cell table:formula="of:=[.F166]" office:value-type="float" office:value="1249399" calcext:value-type="float">
            <text:p>1249399</text:p>
          </table:table-cell>
          <table:table-cell table:formula="of:=[.G166]" office:value-type="float" office:value="1163381" calcext:value-type="float">
            <text:p>1163381</text:p>
          </table:table-cell>
          <table:table-cell table:formula="of:=[.H166]" office:value-type="float" office:value="1432344" calcext:value-type="float">
            <text:p>1432344</text:p>
          </table:table-cell>
          <table:table-cell table:formula="of:=[.I166]+[.B166]" office:value-type="float" office:value="1470156" calcext:value-type="float">
            <text:p>1470156</text:p>
          </table:table-cell>
          <table:table-cell table:formula="of:=[.J166]" office:value-type="float" office:value="757209" calcext:value-type="float">
            <text:p>757209</text:p>
          </table:table-cell>
          <table:table-cell table:formula="of:=[.B166]" office:value-type="float" office:value="824797" calcext:value-type="float">
            <text:p>824797</text:p>
          </table:table-cell>
          <table:table-cell table:formula="of:=SUM([.B167:.J167])" office:value-type="float" office:value="9732232" calcext:value-type="float">
            <text:p>9732232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O166]" office:value-type="float" office:value="47959213" calcext:value-type="float">
            <text:p>47959213</text:p>
          </table:table-cell>
          <table:table-cell table:formula="of:=[.P166]" office:value-type="float" office:value="75940136" calcext:value-type="float">
            <text:p>75940136</text:p>
          </table:table-cell>
          <table:table-cell table:formula="of:=[.Q166]" office:value-type="float" office:value="51497144" calcext:value-type="float">
            <text:p>51497144</text:p>
          </table:table-cell>
          <table:table-cell table:formula="of:=[.R166]" office:value-type="float" office:value="91260219" calcext:value-type="float">
            <text:p>91260219</text:p>
          </table:table-cell>
          <table:table-cell table:formula="of:=[.S166]" office:value-type="float" office:value="66324572" calcext:value-type="float">
            <text:p>66324572</text:p>
          </table:table-cell>
          <table:table-cell table:formula="of:=[.T166]" office:value-type="float" office:value="97602851" calcext:value-type="float">
            <text:p>97602851</text:p>
          </table:table-cell>
          <table:table-cell table:formula="of:=[.U166]+[.N166]" office:value-type="float" office:value="94797864" calcext:value-type="float">
            <text:p>94797864</text:p>
          </table:table-cell>
          <table:table-cell table:formula="of:=[.V166]" office:value-type="float" office:value="49133706" calcext:value-type="float">
            <text:p>49133706</text:p>
          </table:table-cell>
          <table:table-cell table:formula="of:=[.N166]" office:value-type="float" office:value="56172866" calcext:value-type="float">
            <text:p>56172866</text:p>
          </table:table-cell>
          <table:table-cell table:formula="of:=SUM([.N167:.V167])" office:value-type="float" office:value="630688571" calcext:value-type="float">
            <text:p>6306885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C167]" office:value-type="float" office:value="1037510" calcext:value-type="float">
            <text:p>1037510</text:p>
          </table:table-cell>
          <table:table-cell table:formula="of:=[.D167]" office:value-type="float" office:value="959282" calcext:value-type="float">
            <text:p>959282</text:p>
          </table:table-cell>
          <table:table-cell table:formula="of:=[.E167]" office:value-type="float" office:value="1249399" calcext:value-type="float">
            <text:p>1249399</text:p>
          </table:table-cell>
          <table:table-cell table:formula="of:=[.F167]" office:value-type="float" office:value="1163381" calcext:value-type="float">
            <text:p>1163381</text:p>
          </table:table-cell>
          <table:table-cell table:formula="of:=[.G167]" office:value-type="float" office:value="1432344" calcext:value-type="float">
            <text:p>1432344</text:p>
          </table:table-cell>
          <table:table-cell table:formula="of:=[.H167]" office:value-type="float" office:value="1470156" calcext:value-type="float">
            <text:p>1470156</text:p>
          </table:table-cell>
          <table:table-cell table:formula="of:=[.I167]+[.B167]" office:value-type="float" office:value="1595363" calcext:value-type="float">
            <text:p>1595363</text:p>
          </table:table-cell>
          <table:table-cell table:formula="of:=[.J167]" office:value-type="float" office:value="824797" calcext:value-type="float">
            <text:p>824797</text:p>
          </table:table-cell>
          <table:table-cell table:formula="of:=[.B167]" office:value-type="float" office:value="838154" calcext:value-type="float">
            <text:p>838154</text:p>
          </table:table-cell>
          <table:table-cell table:formula="of:=SUM([.B168:.J168])" office:value-type="float" office:value="10570386" calcext:value-type="float">
            <text:p>10570386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O167]" office:value-type="float" office:value="75940136" calcext:value-type="float">
            <text:p>75940136</text:p>
          </table:table-cell>
          <table:table-cell table:formula="of:=[.P167]" office:value-type="float" office:value="51497144" calcext:value-type="float">
            <text:p>51497144</text:p>
          </table:table-cell>
          <table:table-cell table:formula="of:=[.Q167]" office:value-type="float" office:value="91260219" calcext:value-type="float">
            <text:p>91260219</text:p>
          </table:table-cell>
          <table:table-cell table:formula="of:=[.R167]" office:value-type="float" office:value="66324572" calcext:value-type="float">
            <text:p>66324572</text:p>
          </table:table-cell>
          <table:table-cell table:formula="of:=[.S167]" office:value-type="float" office:value="97602851" calcext:value-type="float">
            <text:p>97602851</text:p>
          </table:table-cell>
          <table:table-cell table:formula="of:=[.T167]" office:value-type="float" office:value="94797864" calcext:value-type="float">
            <text:p>94797864</text:p>
          </table:table-cell>
          <table:table-cell table:formula="of:=[.U167]+[.N167]" office:value-type="float" office:value="97092919" calcext:value-type="float">
            <text:p>97092919</text:p>
          </table:table-cell>
          <table:table-cell table:formula="of:=[.V167]" office:value-type="float" office:value="56172866" calcext:value-type="float">
            <text:p>56172866</text:p>
          </table:table-cell>
          <table:table-cell table:formula="of:=[.N167]" office:value-type="float" office:value="47959213" calcext:value-type="float">
            <text:p>47959213</text:p>
          </table:table-cell>
          <table:table-cell table:formula="of:=SUM([.N168:.V168])" office:value-type="float" office:value="678647784" calcext:value-type="float">
            <text:p>6786477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C168]" office:value-type="float" office:value="959282" calcext:value-type="float">
            <text:p>959282</text:p>
          </table:table-cell>
          <table:table-cell table:formula="of:=[.D168]" office:value-type="float" office:value="1249399" calcext:value-type="float">
            <text:p>1249399</text:p>
          </table:table-cell>
          <table:table-cell table:formula="of:=[.E168]" office:value-type="float" office:value="1163381" calcext:value-type="float">
            <text:p>1163381</text:p>
          </table:table-cell>
          <table:table-cell table:formula="of:=[.F168]" office:value-type="float" office:value="1432344" calcext:value-type="float">
            <text:p>1432344</text:p>
          </table:table-cell>
          <table:table-cell table:formula="of:=[.G168]" office:value-type="float" office:value="1470156" calcext:value-type="float">
            <text:p>1470156</text:p>
          </table:table-cell>
          <table:table-cell table:formula="of:=[.H168]" office:value-type="float" office:value="1595363" calcext:value-type="float">
            <text:p>1595363</text:p>
          </table:table-cell>
          <table:table-cell table:formula="of:=[.I168]+[.B168]" office:value-type="float" office:value="1862307" calcext:value-type="float">
            <text:p>1862307</text:p>
          </table:table-cell>
          <table:table-cell table:formula="of:=[.J168]" office:value-type="float" office:value="838154" calcext:value-type="float">
            <text:p>838154</text:p>
          </table:table-cell>
          <table:table-cell table:formula="of:=[.B168]" office:value-type="float" office:value="1037510" calcext:value-type="float">
            <text:p>1037510</text:p>
          </table:table-cell>
          <table:table-cell table:formula="of:=SUM([.B169:.J169])" office:value-type="float" office:value="11607896" calcext:value-type="float">
            <text:p>11607896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O168]" office:value-type="float" office:value="51497144" calcext:value-type="float">
            <text:p>51497144</text:p>
          </table:table-cell>
          <table:table-cell table:formula="of:=[.P168]" office:value-type="float" office:value="91260219" calcext:value-type="float">
            <text:p>91260219</text:p>
          </table:table-cell>
          <table:table-cell table:formula="of:=[.Q168]" office:value-type="float" office:value="66324572" calcext:value-type="float">
            <text:p>66324572</text:p>
          </table:table-cell>
          <table:table-cell table:formula="of:=[.R168]" office:value-type="float" office:value="97602851" calcext:value-type="float">
            <text:p>97602851</text:p>
          </table:table-cell>
          <table:table-cell table:formula="of:=[.S168]" office:value-type="float" office:value="94797864" calcext:value-type="float">
            <text:p>94797864</text:p>
          </table:table-cell>
          <table:table-cell table:formula="of:=[.T168]" office:value-type="float" office:value="97092919" calcext:value-type="float">
            <text:p>97092919</text:p>
          </table:table-cell>
          <table:table-cell table:formula="of:=[.U168]+[.N168]" office:value-type="float" office:value="132113002" calcext:value-type="float">
            <text:p>132113002</text:p>
          </table:table-cell>
          <table:table-cell table:formula="of:=[.V168]" office:value-type="float" office:value="47959213" calcext:value-type="float">
            <text:p>47959213</text:p>
          </table:table-cell>
          <table:table-cell table:formula="of:=[.N168]" office:value-type="float" office:value="75940136" calcext:value-type="float">
            <text:p>75940136</text:p>
          </table:table-cell>
          <table:table-cell table:formula="of:=SUM([.N169:.V169])" office:value-type="float" office:value="754587920" calcext:value-type="float">
            <text:p>7545879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C169]" office:value-type="float" office:value="1249399" calcext:value-type="float">
            <text:p>1249399</text:p>
          </table:table-cell>
          <table:table-cell table:formula="of:=[.D169]" office:value-type="float" office:value="1163381" calcext:value-type="float">
            <text:p>1163381</text:p>
          </table:table-cell>
          <table:table-cell table:formula="of:=[.E169]" office:value-type="float" office:value="1432344" calcext:value-type="float">
            <text:p>1432344</text:p>
          </table:table-cell>
          <table:table-cell table:formula="of:=[.F169]" office:value-type="float" office:value="1470156" calcext:value-type="float">
            <text:p>1470156</text:p>
          </table:table-cell>
          <table:table-cell table:formula="of:=[.G169]" office:value-type="float" office:value="1595363" calcext:value-type="float">
            <text:p>1595363</text:p>
          </table:table-cell>
          <table:table-cell table:formula="of:=[.H169]" office:value-type="float" office:value="1862307" calcext:value-type="float">
            <text:p>1862307</text:p>
          </table:table-cell>
          <table:table-cell table:formula="of:=[.I169]+[.B169]" office:value-type="float" office:value="1797436" calcext:value-type="float">
            <text:p>1797436</text:p>
          </table:table-cell>
          <table:table-cell table:formula="of:=[.J169]" office:value-type="float" office:value="1037510" calcext:value-type="float">
            <text:p>1037510</text:p>
          </table:table-cell>
          <table:table-cell table:formula="of:=[.B169]" office:value-type="float" office:value="959282" calcext:value-type="float">
            <text:p>959282</text:p>
          </table:table-cell>
          <table:table-cell table:formula="of:=SUM([.B170:.J170])" office:value-type="float" office:value="12567178" calcext:value-type="float">
            <text:p>12567178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O169]" office:value-type="float" office:value="91260219" calcext:value-type="float">
            <text:p>91260219</text:p>
          </table:table-cell>
          <table:table-cell table:formula="of:=[.P169]" office:value-type="float" office:value="66324572" calcext:value-type="float">
            <text:p>66324572</text:p>
          </table:table-cell>
          <table:table-cell table:formula="of:=[.Q169]" office:value-type="float" office:value="97602851" calcext:value-type="float">
            <text:p>97602851</text:p>
          </table:table-cell>
          <table:table-cell table:formula="of:=[.R169]" office:value-type="float" office:value="94797864" calcext:value-type="float">
            <text:p>94797864</text:p>
          </table:table-cell>
          <table:table-cell table:formula="of:=[.S169]" office:value-type="float" office:value="97092919" calcext:value-type="float">
            <text:p>97092919</text:p>
          </table:table-cell>
          <table:table-cell table:formula="of:=[.T169]" office:value-type="float" office:value="132113002" calcext:value-type="float">
            <text:p>132113002</text:p>
          </table:table-cell>
          <table:table-cell table:formula="of:=[.U169]+[.N169]" office:value-type="float" office:value="99456357" calcext:value-type="float">
            <text:p>99456357</text:p>
          </table:table-cell>
          <table:table-cell table:formula="of:=[.V169]" office:value-type="float" office:value="75940136" calcext:value-type="float">
            <text:p>75940136</text:p>
          </table:table-cell>
          <table:table-cell table:formula="of:=[.N169]" office:value-type="float" office:value="51497144" calcext:value-type="float">
            <text:p>51497144</text:p>
          </table:table-cell>
          <table:table-cell table:formula="of:=SUM([.N170:.V170])" office:value-type="float" office:value="806085064" calcext:value-type="float">
            <text:p>8060850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C170]" office:value-type="float" office:value="1163381" calcext:value-type="float">
            <text:p>1163381</text:p>
          </table:table-cell>
          <table:table-cell table:formula="of:=[.D170]" office:value-type="float" office:value="1432344" calcext:value-type="float">
            <text:p>1432344</text:p>
          </table:table-cell>
          <table:table-cell table:formula="of:=[.E170]" office:value-type="float" office:value="1470156" calcext:value-type="float">
            <text:p>1470156</text:p>
          </table:table-cell>
          <table:table-cell table:formula="of:=[.F170]" office:value-type="float" office:value="1595363" calcext:value-type="float">
            <text:p>1595363</text:p>
          </table:table-cell>
          <table:table-cell table:formula="of:=[.G170]" office:value-type="float" office:value="1862307" calcext:value-type="float">
            <text:p>1862307</text:p>
          </table:table-cell>
          <table:table-cell table:formula="of:=[.H170]" office:value-type="float" office:value="1797436" calcext:value-type="float">
            <text:p>1797436</text:p>
          </table:table-cell>
          <table:table-cell table:formula="of:=[.I170]+[.B170]" office:value-type="float" office:value="2286909" calcext:value-type="float">
            <text:p>2286909</text:p>
          </table:table-cell>
          <table:table-cell table:formula="of:=[.J170]" office:value-type="float" office:value="959282" calcext:value-type="float">
            <text:p>959282</text:p>
          </table:table-cell>
          <table:table-cell table:formula="of:=[.B170]" office:value-type="float" office:value="1249399" calcext:value-type="float">
            <text:p>1249399</text:p>
          </table:table-cell>
          <table:table-cell table:formula="of:=SUM([.B171:.J171])" office:value-type="float" office:value="13816577" calcext:value-type="float">
            <text:p>13816577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O170]" office:value-type="float" office:value="66324572" calcext:value-type="float">
            <text:p>66324572</text:p>
          </table:table-cell>
          <table:table-cell table:formula="of:=[.P170]" office:value-type="float" office:value="97602851" calcext:value-type="float">
            <text:p>97602851</text:p>
          </table:table-cell>
          <table:table-cell table:formula="of:=[.Q170]" office:value-type="float" office:value="94797864" calcext:value-type="float">
            <text:p>94797864</text:p>
          </table:table-cell>
          <table:table-cell table:formula="of:=[.R170]" office:value-type="float" office:value="97092919" calcext:value-type="float">
            <text:p>97092919</text:p>
          </table:table-cell>
          <table:table-cell table:formula="of:=[.S170]" office:value-type="float" office:value="132113002" calcext:value-type="float">
            <text:p>132113002</text:p>
          </table:table-cell>
          <table:table-cell table:formula="of:=[.T170]" office:value-type="float" office:value="99456357" calcext:value-type="float">
            <text:p>99456357</text:p>
          </table:table-cell>
          <table:table-cell table:formula="of:=[.U170]+[.N170]" office:value-type="float" office:value="167200355" calcext:value-type="float">
            <text:p>167200355</text:p>
          </table:table-cell>
          <table:table-cell table:formula="of:=[.V170]" office:value-type="float" office:value="51497144" calcext:value-type="float">
            <text:p>51497144</text:p>
          </table:table-cell>
          <table:table-cell table:formula="of:=[.N170]" office:value-type="float" office:value="91260219" calcext:value-type="float">
            <text:p>91260219</text:p>
          </table:table-cell>
          <table:table-cell table:formula="of:=SUM([.N171:.V171])" office:value-type="float" office:value="897345283" calcext:value-type="float">
            <text:p>8973452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C171]" office:value-type="float" office:value="1432344" calcext:value-type="float">
            <text:p>1432344</text:p>
          </table:table-cell>
          <table:table-cell table:formula="of:=[.D171]" office:value-type="float" office:value="1470156" calcext:value-type="float">
            <text:p>1470156</text:p>
          </table:table-cell>
          <table:table-cell table:formula="of:=[.E171]" office:value-type="float" office:value="1595363" calcext:value-type="float">
            <text:p>1595363</text:p>
          </table:table-cell>
          <table:table-cell table:formula="of:=[.F171]" office:value-type="float" office:value="1862307" calcext:value-type="float">
            <text:p>1862307</text:p>
          </table:table-cell>
          <table:table-cell table:formula="of:=[.G171]" office:value-type="float" office:value="1797436" calcext:value-type="float">
            <text:p>1797436</text:p>
          </table:table-cell>
          <table:table-cell table:formula="of:=[.H171]" office:value-type="float" office:value="2286909" calcext:value-type="float">
            <text:p>2286909</text:p>
          </table:table-cell>
          <table:table-cell table:formula="of:=[.I171]+[.B171]" office:value-type="float" office:value="2122663" calcext:value-type="float">
            <text:p>2122663</text:p>
          </table:table-cell>
          <table:table-cell table:formula="of:=[.J171]" office:value-type="float" office:value="1249399" calcext:value-type="float">
            <text:p>1249399</text:p>
          </table:table-cell>
          <table:table-cell table:formula="of:=[.B171]" office:value-type="float" office:value="1163381" calcext:value-type="float">
            <text:p>1163381</text:p>
          </table:table-cell>
          <table:table-cell table:formula="of:=SUM([.B172:.J172])" office:value-type="float" office:value="14979958" calcext:value-type="float">
            <text:p>1497995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O171]" office:value-type="float" office:value="97602851" calcext:value-type="float">
            <text:p>97602851</text:p>
          </table:table-cell>
          <table:table-cell table:formula="of:=[.P171]" office:value-type="float" office:value="94797864" calcext:value-type="float">
            <text:p>94797864</text:p>
          </table:table-cell>
          <table:table-cell table:formula="of:=[.Q171]" office:value-type="float" office:value="97092919" calcext:value-type="float">
            <text:p>97092919</text:p>
          </table:table-cell>
          <table:table-cell table:formula="of:=[.R171]" office:value-type="float" office:value="132113002" calcext:value-type="float">
            <text:p>132113002</text:p>
          </table:table-cell>
          <table:table-cell table:formula="of:=[.S171]" office:value-type="float" office:value="99456357" calcext:value-type="float">
            <text:p>99456357</text:p>
          </table:table-cell>
          <table:table-cell table:formula="of:=[.T171]" office:value-type="float" office:value="167200355" calcext:value-type="float">
            <text:p>167200355</text:p>
          </table:table-cell>
          <table:table-cell table:formula="of:=[.U171]+[.N171]" office:value-type="float" office:value="117821716" calcext:value-type="float">
            <text:p>117821716</text:p>
          </table:table-cell>
          <table:table-cell table:formula="of:=[.V171]" office:value-type="float" office:value="91260219" calcext:value-type="float">
            <text:p>91260219</text:p>
          </table:table-cell>
          <table:table-cell table:formula="of:=[.N171]" office:value-type="float" office:value="66324572" calcext:value-type="float">
            <text:p>66324572</text:p>
          </table:table-cell>
          <table:table-cell table:formula="of:=SUM([.N172:.V172])" office:value-type="float" office:value="963669855" calcext:value-type="float">
            <text:p>9636698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C172]" office:value-type="float" office:value="1470156" calcext:value-type="float">
            <text:p>1470156</text:p>
          </table:table-cell>
          <table:table-cell table:formula="of:=[.D172]" office:value-type="float" office:value="1595363" calcext:value-type="float">
            <text:p>1595363</text:p>
          </table:table-cell>
          <table:table-cell table:formula="of:=[.E172]" office:value-type="float" office:value="1862307" calcext:value-type="float">
            <text:p>1862307</text:p>
          </table:table-cell>
          <table:table-cell table:formula="of:=[.F172]" office:value-type="float" office:value="1797436" calcext:value-type="float">
            <text:p>1797436</text:p>
          </table:table-cell>
          <table:table-cell table:formula="of:=[.G172]" office:value-type="float" office:value="2286909" calcext:value-type="float">
            <text:p>2286909</text:p>
          </table:table-cell>
          <table:table-cell table:formula="of:=[.H172]" office:value-type="float" office:value="2122663" calcext:value-type="float">
            <text:p>2122663</text:p>
          </table:table-cell>
          <table:table-cell table:formula="of:=[.I172]+[.B172]" office:value-type="float" office:value="2681743" calcext:value-type="float">
            <text:p>2681743</text:p>
          </table:table-cell>
          <table:table-cell table:formula="of:=[.J172]" office:value-type="float" office:value="1163381" calcext:value-type="float">
            <text:p>1163381</text:p>
          </table:table-cell>
          <table:table-cell table:formula="of:=[.B172]" office:value-type="float" office:value="1432344" calcext:value-type="float">
            <text:p>1432344</text:p>
          </table:table-cell>
          <table:table-cell table:formula="of:=SUM([.B173:.J173])" office:value-type="float" office:value="16412302" calcext:value-type="float">
            <text:p>16412302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O172]" office:value-type="float" office:value="94797864" calcext:value-type="float">
            <text:p>94797864</text:p>
          </table:table-cell>
          <table:table-cell table:formula="of:=[.P172]" office:value-type="float" office:value="97092919" calcext:value-type="float">
            <text:p>97092919</text:p>
          </table:table-cell>
          <table:table-cell table:formula="of:=[.Q172]" office:value-type="float" office:value="132113002" calcext:value-type="float">
            <text:p>132113002</text:p>
          </table:table-cell>
          <table:table-cell table:formula="of:=[.R172]" office:value-type="float" office:value="99456357" calcext:value-type="float">
            <text:p>99456357</text:p>
          </table:table-cell>
          <table:table-cell table:formula="of:=[.S172]" office:value-type="float" office:value="167200355" calcext:value-type="float">
            <text:p>167200355</text:p>
          </table:table-cell>
          <table:table-cell table:formula="of:=[.T172]" office:value-type="float" office:value="117821716" calcext:value-type="float">
            <text:p>117821716</text:p>
          </table:table-cell>
          <table:table-cell table:formula="of:=[.U172]+[.N172]" office:value-type="float" office:value="188863070" calcext:value-type="float">
            <text:p>188863070</text:p>
          </table:table-cell>
          <table:table-cell table:formula="of:=[.V172]" office:value-type="float" office:value="66324572" calcext:value-type="float">
            <text:p>66324572</text:p>
          </table:table-cell>
          <table:table-cell table:formula="of:=[.N172]" office:value-type="float" office:value="97602851" calcext:value-type="float">
            <text:p>97602851</text:p>
          </table:table-cell>
          <table:table-cell table:formula="of:=SUM([.N173:.V173])" office:value-type="float" office:value="1061272706" calcext:value-type="float">
            <text:p>10612727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C173]" office:value-type="float" office:value="1595363" calcext:value-type="float">
            <text:p>1595363</text:p>
          </table:table-cell>
          <table:table-cell table:formula="of:=[.D173]" office:value-type="float" office:value="1862307" calcext:value-type="float">
            <text:p>1862307</text:p>
          </table:table-cell>
          <table:table-cell table:formula="of:=[.E173]" office:value-type="float" office:value="1797436" calcext:value-type="float">
            <text:p>1797436</text:p>
          </table:table-cell>
          <table:table-cell table:formula="of:=[.F173]" office:value-type="float" office:value="2286909" calcext:value-type="float">
            <text:p>2286909</text:p>
          </table:table-cell>
          <table:table-cell table:formula="of:=[.G173]" office:value-type="float" office:value="2122663" calcext:value-type="float">
            <text:p>2122663</text:p>
          </table:table-cell>
          <table:table-cell table:formula="of:=[.H173]" office:value-type="float" office:value="2681743" calcext:value-type="float">
            <text:p>2681743</text:p>
          </table:table-cell>
          <table:table-cell table:formula="of:=[.I173]+[.B173]" office:value-type="float" office:value="2633537" calcext:value-type="float">
            <text:p>2633537</text:p>
          </table:table-cell>
          <table:table-cell table:formula="of:=[.J173]" office:value-type="float" office:value="1432344" calcext:value-type="float">
            <text:p>1432344</text:p>
          </table:table-cell>
          <table:table-cell table:formula="of:=[.B173]" office:value-type="float" office:value="1470156" calcext:value-type="float">
            <text:p>1470156</text:p>
          </table:table-cell>
          <table:table-cell table:formula="of:=SUM([.B174:.J174])" office:value-type="float" office:value="17882458" calcext:value-type="float">
            <text:p>1788245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O173]" office:value-type="float" office:value="97092919" calcext:value-type="float">
            <text:p>97092919</text:p>
          </table:table-cell>
          <table:table-cell table:formula="of:=[.P173]" office:value-type="float" office:value="132113002" calcext:value-type="float">
            <text:p>132113002</text:p>
          </table:table-cell>
          <table:table-cell table:formula="of:=[.Q173]" office:value-type="float" office:value="99456357" calcext:value-type="float">
            <text:p>99456357</text:p>
          </table:table-cell>
          <table:table-cell table:formula="of:=[.R173]" office:value-type="float" office:value="167200355" calcext:value-type="float">
            <text:p>167200355</text:p>
          </table:table-cell>
          <table:table-cell table:formula="of:=[.S173]" office:value-type="float" office:value="117821716" calcext:value-type="float">
            <text:p>117821716</text:p>
          </table:table-cell>
          <table:table-cell table:formula="of:=[.T173]" office:value-type="float" office:value="188863070" calcext:value-type="float">
            <text:p>188863070</text:p>
          </table:table-cell>
          <table:table-cell table:formula="of:=[.U173]+[.N173]" office:value-type="float" office:value="161122436" calcext:value-type="float">
            <text:p>161122436</text:p>
          </table:table-cell>
          <table:table-cell table:formula="of:=[.V173]" office:value-type="float" office:value="97602851" calcext:value-type="float">
            <text:p>97602851</text:p>
          </table:table-cell>
          <table:table-cell table:formula="of:=[.N173]" office:value-type="float" office:value="94797864" calcext:value-type="float">
            <text:p>94797864</text:p>
          </table:table-cell>
          <table:table-cell table:formula="of:=SUM([.N174:.V174])" office:value-type="float" office:value="1156070570" calcext:value-type="float">
            <text:p>115607057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C174]" office:value-type="float" office:value="1862307" calcext:value-type="float">
            <text:p>1862307</text:p>
          </table:table-cell>
          <table:table-cell table:formula="of:=[.D174]" office:value-type="float" office:value="1797436" calcext:value-type="float">
            <text:p>1797436</text:p>
          </table:table-cell>
          <table:table-cell table:formula="of:=[.E174]" office:value-type="float" office:value="2286909" calcext:value-type="float">
            <text:p>2286909</text:p>
          </table:table-cell>
          <table:table-cell table:formula="of:=[.F174]" office:value-type="float" office:value="2122663" calcext:value-type="float">
            <text:p>2122663</text:p>
          </table:table-cell>
          <table:table-cell table:formula="of:=[.G174]" office:value-type="float" office:value="2681743" calcext:value-type="float">
            <text:p>2681743</text:p>
          </table:table-cell>
          <table:table-cell table:formula="of:=[.H174]" office:value-type="float" office:value="2633537" calcext:value-type="float">
            <text:p>2633537</text:p>
          </table:table-cell>
          <table:table-cell table:formula="of:=[.I174]+[.B174]" office:value-type="float" office:value="3027707" calcext:value-type="float">
            <text:p>3027707</text:p>
          </table:table-cell>
          <table:table-cell table:formula="of:=[.J174]" office:value-type="float" office:value="1470156" calcext:value-type="float">
            <text:p>1470156</text:p>
          </table:table-cell>
          <table:table-cell table:formula="of:=[.B174]" office:value-type="float" office:value="1595363" calcext:value-type="float">
            <text:p>1595363</text:p>
          </table:table-cell>
          <table:table-cell table:formula="of:=SUM([.B175:.J175])" office:value-type="float" office:value="19477821" calcext:value-type="float">
            <text:p>19477821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O174]" office:value-type="float" office:value="132113002" calcext:value-type="float">
            <text:p>132113002</text:p>
          </table:table-cell>
          <table:table-cell table:formula="of:=[.P174]" office:value-type="float" office:value="99456357" calcext:value-type="float">
            <text:p>99456357</text:p>
          </table:table-cell>
          <table:table-cell table:formula="of:=[.Q174]" office:value-type="float" office:value="167200355" calcext:value-type="float">
            <text:p>167200355</text:p>
          </table:table-cell>
          <table:table-cell table:formula="of:=[.R174]" office:value-type="float" office:value="117821716" calcext:value-type="float">
            <text:p>117821716</text:p>
          </table:table-cell>
          <table:table-cell table:formula="of:=[.S174]" office:value-type="float" office:value="188863070" calcext:value-type="float">
            <text:p>188863070</text:p>
          </table:table-cell>
          <table:table-cell table:formula="of:=[.T174]" office:value-type="float" office:value="161122436" calcext:value-type="float">
            <text:p>161122436</text:p>
          </table:table-cell>
          <table:table-cell table:formula="of:=[.U174]+[.N174]" office:value-type="float" office:value="194695770" calcext:value-type="float">
            <text:p>194695770</text:p>
          </table:table-cell>
          <table:table-cell table:formula="of:=[.V174]" office:value-type="float" office:value="94797864" calcext:value-type="float">
            <text:p>94797864</text:p>
          </table:table-cell>
          <table:table-cell table:formula="of:=[.N174]" office:value-type="float" office:value="97092919" calcext:value-type="float">
            <text:p>97092919</text:p>
          </table:table-cell>
          <table:table-cell table:formula="of:=SUM([.N175:.V175])" office:value-type="float" office:value="1253163489" calcext:value-type="float">
            <text:p>125316348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C175]" office:value-type="float" office:value="1797436" calcext:value-type="float">
            <text:p>1797436</text:p>
          </table:table-cell>
          <table:table-cell table:formula="of:=[.D175]" office:value-type="float" office:value="2286909" calcext:value-type="float">
            <text:p>2286909</text:p>
          </table:table-cell>
          <table:table-cell table:formula="of:=[.E175]" office:value-type="float" office:value="2122663" calcext:value-type="float">
            <text:p>2122663</text:p>
          </table:table-cell>
          <table:table-cell table:formula="of:=[.F175]" office:value-type="float" office:value="2681743" calcext:value-type="float">
            <text:p>2681743</text:p>
          </table:table-cell>
          <table:table-cell table:formula="of:=[.G175]" office:value-type="float" office:value="2633537" calcext:value-type="float">
            <text:p>2633537</text:p>
          </table:table-cell>
          <table:table-cell table:formula="of:=[.H175]" office:value-type="float" office:value="3027707" calcext:value-type="float">
            <text:p>3027707</text:p>
          </table:table-cell>
          <table:table-cell table:formula="of:=[.I175]+[.B175]" office:value-type="float" office:value="3332463" calcext:value-type="float">
            <text:p>3332463</text:p>
          </table:table-cell>
          <table:table-cell table:formula="of:=[.J175]" office:value-type="float" office:value="1595363" calcext:value-type="float">
            <text:p>1595363</text:p>
          </table:table-cell>
          <table:table-cell table:formula="of:=[.B175]" office:value-type="float" office:value="1862307" calcext:value-type="float">
            <text:p>1862307</text:p>
          </table:table-cell>
          <table:table-cell table:formula="of:=SUM([.B176:.J176])" office:value-type="float" office:value="21340128" calcext:value-type="float">
            <text:p>21340128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O175]" office:value-type="float" office:value="99456357" calcext:value-type="float">
            <text:p>99456357</text:p>
          </table:table-cell>
          <table:table-cell table:formula="of:=[.P175]" office:value-type="float" office:value="167200355" calcext:value-type="float">
            <text:p>167200355</text:p>
          </table:table-cell>
          <table:table-cell table:formula="of:=[.Q175]" office:value-type="float" office:value="117821716" calcext:value-type="float">
            <text:p>117821716</text:p>
          </table:table-cell>
          <table:table-cell table:formula="of:=[.R175]" office:value-type="float" office:value="188863070" calcext:value-type="float">
            <text:p>188863070</text:p>
          </table:table-cell>
          <table:table-cell table:formula="of:=[.S175]" office:value-type="float" office:value="161122436" calcext:value-type="float">
            <text:p>161122436</text:p>
          </table:table-cell>
          <table:table-cell table:formula="of:=[.T175]" office:value-type="float" office:value="194695770" calcext:value-type="float">
            <text:p>194695770</text:p>
          </table:table-cell>
          <table:table-cell table:formula="of:=[.U175]+[.N175]" office:value-type="float" office:value="226910866" calcext:value-type="float">
            <text:p>226910866</text:p>
          </table:table-cell>
          <table:table-cell table:formula="of:=[.V175]" office:value-type="float" office:value="97092919" calcext:value-type="float">
            <text:p>97092919</text:p>
          </table:table-cell>
          <table:table-cell table:formula="of:=[.N175]" office:value-type="float" office:value="132113002" calcext:value-type="float">
            <text:p>132113002</text:p>
          </table:table-cell>
          <table:table-cell table:formula="of:=SUM([.N176:.V176])" office:value-type="float" office:value="1385276491" calcext:value-type="float">
            <text:p>13852764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C176]" office:value-type="float" office:value="2286909" calcext:value-type="float">
            <text:p>2286909</text:p>
          </table:table-cell>
          <table:table-cell table:formula="of:=[.D176]" office:value-type="float" office:value="2122663" calcext:value-type="float">
            <text:p>2122663</text:p>
          </table:table-cell>
          <table:table-cell table:formula="of:=[.E176]" office:value-type="float" office:value="2681743" calcext:value-type="float">
            <text:p>2681743</text:p>
          </table:table-cell>
          <table:table-cell table:formula="of:=[.F176]" office:value-type="float" office:value="2633537" calcext:value-type="float">
            <text:p>2633537</text:p>
          </table:table-cell>
          <table:table-cell table:formula="of:=[.G176]" office:value-type="float" office:value="3027707" calcext:value-type="float">
            <text:p>3027707</text:p>
          </table:table-cell>
          <table:table-cell table:formula="of:=[.H176]" office:value-type="float" office:value="3332463" calcext:value-type="float">
            <text:p>3332463</text:p>
          </table:table-cell>
          <table:table-cell table:formula="of:=[.I176]+[.B176]" office:value-type="float" office:value="3392799" calcext:value-type="float">
            <text:p>3392799</text:p>
          </table:table-cell>
          <table:table-cell table:formula="of:=[.J176]" office:value-type="float" office:value="1862307" calcext:value-type="float">
            <text:p>1862307</text:p>
          </table:table-cell>
          <table:table-cell table:formula="of:=[.B176]" office:value-type="float" office:value="1797436" calcext:value-type="float">
            <text:p>1797436</text:p>
          </table:table-cell>
          <table:table-cell table:formula="of:=SUM([.B177:.J177])" office:value-type="float" office:value="23137564" calcext:value-type="float">
            <text:p>23137564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O176]" office:value-type="float" office:value="167200355" calcext:value-type="float">
            <text:p>167200355</text:p>
          </table:table-cell>
          <table:table-cell table:formula="of:=[.P176]" office:value-type="float" office:value="117821716" calcext:value-type="float">
            <text:p>117821716</text:p>
          </table:table-cell>
          <table:table-cell table:formula="of:=[.Q176]" office:value-type="float" office:value="188863070" calcext:value-type="float">
            <text:p>188863070</text:p>
          </table:table-cell>
          <table:table-cell table:formula="of:=[.R176]" office:value-type="float" office:value="161122436" calcext:value-type="float">
            <text:p>161122436</text:p>
          </table:table-cell>
          <table:table-cell table:formula="of:=[.S176]" office:value-type="float" office:value="194695770" calcext:value-type="float">
            <text:p>194695770</text:p>
          </table:table-cell>
          <table:table-cell table:formula="of:=[.T176]" office:value-type="float" office:value="226910866" calcext:value-type="float">
            <text:p>226910866</text:p>
          </table:table-cell>
          <table:table-cell table:formula="of:=[.U176]+[.N176]" office:value-type="float" office:value="196549276" calcext:value-type="float">
            <text:p>196549276</text:p>
          </table:table-cell>
          <table:table-cell table:formula="of:=[.V176]" office:value-type="float" office:value="132113002" calcext:value-type="float">
            <text:p>132113002</text:p>
          </table:table-cell>
          <table:table-cell table:formula="of:=[.N176]" office:value-type="float" office:value="99456357" calcext:value-type="float">
            <text:p>99456357</text:p>
          </table:table-cell>
          <table:table-cell table:formula="of:=SUM([.N177:.V177])" office:value-type="float" office:value="1484732848" calcext:value-type="float">
            <text:p>14847328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C177]" office:value-type="float" office:value="2122663" calcext:value-type="float">
            <text:p>2122663</text:p>
          </table:table-cell>
          <table:table-cell table:formula="of:=[.D177]" office:value-type="float" office:value="2681743" calcext:value-type="float">
            <text:p>2681743</text:p>
          </table:table-cell>
          <table:table-cell table:formula="of:=[.E177]" office:value-type="float" office:value="2633537" calcext:value-type="float">
            <text:p>2633537</text:p>
          </table:table-cell>
          <table:table-cell table:formula="of:=[.F177]" office:value-type="float" office:value="3027707" calcext:value-type="float">
            <text:p>3027707</text:p>
          </table:table-cell>
          <table:table-cell table:formula="of:=[.G177]" office:value-type="float" office:value="3332463" calcext:value-type="float">
            <text:p>3332463</text:p>
          </table:table-cell>
          <table:table-cell table:formula="of:=[.H177]" office:value-type="float" office:value="3392799" calcext:value-type="float">
            <text:p>3392799</text:p>
          </table:table-cell>
          <table:table-cell table:formula="of:=[.I177]+[.B177]" office:value-type="float" office:value="4149216" calcext:value-type="float">
            <text:p>4149216</text:p>
          </table:table-cell>
          <table:table-cell table:formula="of:=[.J177]" office:value-type="float" office:value="1797436" calcext:value-type="float">
            <text:p>1797436</text:p>
          </table:table-cell>
          <table:table-cell table:formula="of:=[.B177]" office:value-type="float" office:value="2286909" calcext:value-type="float">
            <text:p>2286909</text:p>
          </table:table-cell>
          <table:table-cell table:formula="of:=SUM([.B178:.J178])" office:value-type="float" office:value="25424473" calcext:value-type="float">
            <text:p>2542447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O177]" office:value-type="float" office:value="117821716" calcext:value-type="float">
            <text:p>117821716</text:p>
          </table:table-cell>
          <table:table-cell table:formula="of:=[.P177]" office:value-type="float" office:value="188863070" calcext:value-type="float">
            <text:p>188863070</text:p>
          </table:table-cell>
          <table:table-cell table:formula="of:=[.Q177]" office:value-type="float" office:value="161122436" calcext:value-type="float">
            <text:p>161122436</text:p>
          </table:table-cell>
          <table:table-cell table:formula="of:=[.R177]" office:value-type="float" office:value="194695770" calcext:value-type="float">
            <text:p>194695770</text:p>
          </table:table-cell>
          <table:table-cell table:formula="of:=[.S177]" office:value-type="float" office:value="226910866" calcext:value-type="float">
            <text:p>226910866</text:p>
          </table:table-cell>
          <table:table-cell table:formula="of:=[.T177]" office:value-type="float" office:value="196549276" calcext:value-type="float">
            <text:p>196549276</text:p>
          </table:table-cell>
          <table:table-cell table:formula="of:=[.U177]+[.N177]" office:value-type="float" office:value="299313357" calcext:value-type="float">
            <text:p>299313357</text:p>
          </table:table-cell>
          <table:table-cell table:formula="of:=[.V177]" office:value-type="float" office:value="99456357" calcext:value-type="float">
            <text:p>99456357</text:p>
          </table:table-cell>
          <table:table-cell table:formula="of:=[.N177]" office:value-type="float" office:value="167200355" calcext:value-type="float">
            <text:p>167200355</text:p>
          </table:table-cell>
          <table:table-cell table:formula="of:=SUM([.N178:.V178])" office:value-type="float" office:value="1651933203" calcext:value-type="float">
            <text:p>16519332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C178]" office:value-type="float" office:value="2681743" calcext:value-type="float">
            <text:p>2681743</text:p>
          </table:table-cell>
          <table:table-cell table:formula="of:=[.D178]" office:value-type="float" office:value="2633537" calcext:value-type="float">
            <text:p>2633537</text:p>
          </table:table-cell>
          <table:table-cell table:formula="of:=[.E178]" office:value-type="float" office:value="3027707" calcext:value-type="float">
            <text:p>3027707</text:p>
          </table:table-cell>
          <table:table-cell table:formula="of:=[.F178]" office:value-type="float" office:value="3332463" calcext:value-type="float">
            <text:p>3332463</text:p>
          </table:table-cell>
          <table:table-cell table:formula="of:=[.G178]" office:value-type="float" office:value="3392799" calcext:value-type="float">
            <text:p>3392799</text:p>
          </table:table-cell>
          <table:table-cell table:formula="of:=[.H178]" office:value-type="float" office:value="4149216" calcext:value-type="float">
            <text:p>4149216</text:p>
          </table:table-cell>
          <table:table-cell table:formula="of:=[.I178]+[.B178]" office:value-type="float" office:value="3920099" calcext:value-type="float">
            <text:p>3920099</text:p>
          </table:table-cell>
          <table:table-cell table:formula="of:=[.J178]" office:value-type="float" office:value="2286909" calcext:value-type="float">
            <text:p>2286909</text:p>
          </table:table-cell>
          <table:table-cell table:formula="of:=[.B178]" office:value-type="float" office:value="2122663" calcext:value-type="float">
            <text:p>2122663</text:p>
          </table:table-cell>
          <table:table-cell table:formula="of:=SUM([.B179:.J179])" office:value-type="float" office:value="27547136" calcext:value-type="float">
            <text:p>27547136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O178]" office:value-type="float" office:value="188863070" calcext:value-type="float">
            <text:p>188863070</text:p>
          </table:table-cell>
          <table:table-cell table:formula="of:=[.P178]" office:value-type="float" office:value="161122436" calcext:value-type="float">
            <text:p>161122436</text:p>
          </table:table-cell>
          <table:table-cell table:formula="of:=[.Q178]" office:value-type="float" office:value="194695770" calcext:value-type="float">
            <text:p>194695770</text:p>
          </table:table-cell>
          <table:table-cell table:formula="of:=[.R178]" office:value-type="float" office:value="226910866" calcext:value-type="float">
            <text:p>226910866</text:p>
          </table:table-cell>
          <table:table-cell table:formula="of:=[.S178]" office:value-type="float" office:value="196549276" calcext:value-type="float">
            <text:p>196549276</text:p>
          </table:table-cell>
          <table:table-cell table:formula="of:=[.T178]" office:value-type="float" office:value="299313357" calcext:value-type="float">
            <text:p>299313357</text:p>
          </table:table-cell>
          <table:table-cell table:formula="of:=[.U178]+[.N178]" office:value-type="float" office:value="217278073" calcext:value-type="float">
            <text:p>217278073</text:p>
          </table:table-cell>
          <table:table-cell table:formula="of:=[.V178]" office:value-type="float" office:value="167200355" calcext:value-type="float">
            <text:p>167200355</text:p>
          </table:table-cell>
          <table:table-cell table:formula="of:=[.N178]" office:value-type="float" office:value="117821716" calcext:value-type="float">
            <text:p>117821716</text:p>
          </table:table-cell>
          <table:table-cell table:formula="of:=SUM([.N179:.V179])" office:value-type="float" office:value="1769754919" calcext:value-type="float">
            <text:p>17697549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C179]" office:value-type="float" office:value="2633537" calcext:value-type="float">
            <text:p>2633537</text:p>
          </table:table-cell>
          <table:table-cell table:formula="of:=[.D179]" office:value-type="float" office:value="3027707" calcext:value-type="float">
            <text:p>3027707</text:p>
          </table:table-cell>
          <table:table-cell table:formula="of:=[.E179]" office:value-type="float" office:value="3332463" calcext:value-type="float">
            <text:p>3332463</text:p>
          </table:table-cell>
          <table:table-cell table:formula="of:=[.F179]" office:value-type="float" office:value="3392799" calcext:value-type="float">
            <text:p>3392799</text:p>
          </table:table-cell>
          <table:table-cell table:formula="of:=[.G179]" office:value-type="float" office:value="4149216" calcext:value-type="float">
            <text:p>4149216</text:p>
          </table:table-cell>
          <table:table-cell table:formula="of:=[.H179]" office:value-type="float" office:value="3920099" calcext:value-type="float">
            <text:p>3920099</text:p>
          </table:table-cell>
          <table:table-cell table:formula="of:=[.I179]+[.B179]" office:value-type="float" office:value="4968652" calcext:value-type="float">
            <text:p>4968652</text:p>
          </table:table-cell>
          <table:table-cell table:formula="of:=[.J179]" office:value-type="float" office:value="2122663" calcext:value-type="float">
            <text:p>2122663</text:p>
          </table:table-cell>
          <table:table-cell table:formula="of:=[.B179]" office:value-type="float" office:value="2681743" calcext:value-type="float">
            <text:p>2681743</text:p>
          </table:table-cell>
          <table:table-cell table:formula="of:=SUM([.B180:.J180])" office:value-type="float" office:value="30228879" calcext:value-type="float">
            <text:p>30228879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O179]" office:value-type="float" office:value="161122436" calcext:value-type="float">
            <text:p>161122436</text:p>
          </table:table-cell>
          <table:table-cell table:formula="of:=[.P179]" office:value-type="float" office:value="194695770" calcext:value-type="float">
            <text:p>194695770</text:p>
          </table:table-cell>
          <table:table-cell table:formula="of:=[.Q179]" office:value-type="float" office:value="226910866" calcext:value-type="float">
            <text:p>226910866</text:p>
          </table:table-cell>
          <table:table-cell table:formula="of:=[.R179]" office:value-type="float" office:value="196549276" calcext:value-type="float">
            <text:p>196549276</text:p>
          </table:table-cell>
          <table:table-cell table:formula="of:=[.S179]" office:value-type="float" office:value="299313357" calcext:value-type="float">
            <text:p>299313357</text:p>
          </table:table-cell>
          <table:table-cell table:formula="of:=[.T179]" office:value-type="float" office:value="217278073" calcext:value-type="float">
            <text:p>217278073</text:p>
          </table:table-cell>
          <table:table-cell table:formula="of:=[.U179]+[.N179]" office:value-type="float" office:value="356063425" calcext:value-type="float">
            <text:p>356063425</text:p>
          </table:table-cell>
          <table:table-cell table:formula="of:=[.V179]" office:value-type="float" office:value="117821716" calcext:value-type="float">
            <text:p>117821716</text:p>
          </table:table-cell>
          <table:table-cell table:formula="of:=[.N179]" office:value-type="float" office:value="188863070" calcext:value-type="float">
            <text:p>188863070</text:p>
          </table:table-cell>
          <table:table-cell table:formula="of:=SUM([.N180:.V180])" office:value-type="float" office:value="1958617989" calcext:value-type="float">
            <text:p>19586179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C180]" office:value-type="float" office:value="3027707" calcext:value-type="float">
            <text:p>3027707</text:p>
          </table:table-cell>
          <table:table-cell table:formula="of:=[.D180]" office:value-type="float" office:value="3332463" calcext:value-type="float">
            <text:p>3332463</text:p>
          </table:table-cell>
          <table:table-cell table:formula="of:=[.E180]" office:value-type="float" office:value="3392799" calcext:value-type="float">
            <text:p>3392799</text:p>
          </table:table-cell>
          <table:table-cell table:formula="of:=[.F180]" office:value-type="float" office:value="4149216" calcext:value-type="float">
            <text:p>4149216</text:p>
          </table:table-cell>
          <table:table-cell table:formula="of:=[.G180]" office:value-type="float" office:value="3920099" calcext:value-type="float">
            <text:p>3920099</text:p>
          </table:table-cell>
          <table:table-cell table:formula="of:=[.H180]" office:value-type="float" office:value="4968652" calcext:value-type="float">
            <text:p>4968652</text:p>
          </table:table-cell>
          <table:table-cell table:formula="of:=[.I180]+[.B180]" office:value-type="float" office:value="4756200" calcext:value-type="float">
            <text:p>4756200</text:p>
          </table:table-cell>
          <table:table-cell table:formula="of:=[.J180]" office:value-type="float" office:value="2681743" calcext:value-type="float">
            <text:p>2681743</text:p>
          </table:table-cell>
          <table:table-cell table:formula="of:=[.B180]" office:value-type="float" office:value="2633537" calcext:value-type="float">
            <text:p>2633537</text:p>
          </table:table-cell>
          <table:table-cell table:formula="of:=SUM([.B181:.J181])" office:value-type="float" office:value="32862416" calcext:value-type="float">
            <text:p>328624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O180]" office:value-type="float" office:value="194695770" calcext:value-type="float">
            <text:p>194695770</text:p>
          </table:table-cell>
          <table:table-cell table:formula="of:=[.P180]" office:value-type="float" office:value="226910866" calcext:value-type="float">
            <text:p>226910866</text:p>
          </table:table-cell>
          <table:table-cell table:formula="of:=[.Q180]" office:value-type="float" office:value="196549276" calcext:value-type="float">
            <text:p>196549276</text:p>
          </table:table-cell>
          <table:table-cell table:formula="of:=[.R180]" office:value-type="float" office:value="299313357" calcext:value-type="float">
            <text:p>299313357</text:p>
          </table:table-cell>
          <table:table-cell table:formula="of:=[.S180]" office:value-type="float" office:value="217278073" calcext:value-type="float">
            <text:p>217278073</text:p>
          </table:table-cell>
          <table:table-cell table:formula="of:=[.T180]" office:value-type="float" office:value="356063425" calcext:value-type="float">
            <text:p>356063425</text:p>
          </table:table-cell>
          <table:table-cell table:formula="of:=[.U180]+[.N180]" office:value-type="float" office:value="278944152" calcext:value-type="float">
            <text:p>278944152</text:p>
          </table:table-cell>
          <table:table-cell table:formula="of:=[.V180]" office:value-type="float" office:value="188863070" calcext:value-type="float">
            <text:p>188863070</text:p>
          </table:table-cell>
          <table:table-cell table:formula="of:=[.N180]" office:value-type="float" office:value="161122436" calcext:value-type="float">
            <text:p>161122436</text:p>
          </table:table-cell>
          <table:table-cell table:formula="of:=SUM([.N181:.V181])" office:value-type="float" office:value="2119740425" calcext:value-type="float">
            <text:p>21197404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C181]" office:value-type="float" office:value="3332463" calcext:value-type="float">
            <text:p>3332463</text:p>
          </table:table-cell>
          <table:table-cell table:formula="of:=[.D181]" office:value-type="float" office:value="3392799" calcext:value-type="float">
            <text:p>3392799</text:p>
          </table:table-cell>
          <table:table-cell table:formula="of:=[.E181]" office:value-type="float" office:value="4149216" calcext:value-type="float">
            <text:p>4149216</text:p>
          </table:table-cell>
          <table:table-cell table:formula="of:=[.F181]" office:value-type="float" office:value="3920099" calcext:value-type="float">
            <text:p>3920099</text:p>
          </table:table-cell>
          <table:table-cell table:formula="of:=[.G181]" office:value-type="float" office:value="4968652" calcext:value-type="float">
            <text:p>4968652</text:p>
          </table:table-cell>
          <table:table-cell table:formula="of:=[.H181]" office:value-type="float" office:value="4756200" calcext:value-type="float">
            <text:p>4756200</text:p>
          </table:table-cell>
          <table:table-cell table:formula="of:=[.I181]+[.B181]" office:value-type="float" office:value="5709450" calcext:value-type="float">
            <text:p>5709450</text:p>
          </table:table-cell>
          <table:table-cell table:formula="of:=[.J181]" office:value-type="float" office:value="2633537" calcext:value-type="float">
            <text:p>2633537</text:p>
          </table:table-cell>
          <table:table-cell table:formula="of:=[.B181]" office:value-type="float" office:value="3027707" calcext:value-type="float">
            <text:p>3027707</text:p>
          </table:table-cell>
          <table:table-cell table:formula="of:=SUM([.B182:.J182])" office:value-type="float" office:value="35890123" calcext:value-type="float">
            <text:p>35890123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O181]" office:value-type="float" office:value="226910866" calcext:value-type="float">
            <text:p>226910866</text:p>
          </table:table-cell>
          <table:table-cell table:formula="of:=[.P181]" office:value-type="float" office:value="196549276" calcext:value-type="float">
            <text:p>196549276</text:p>
          </table:table-cell>
          <table:table-cell table:formula="of:=[.Q181]" office:value-type="float" office:value="299313357" calcext:value-type="float">
            <text:p>299313357</text:p>
          </table:table-cell>
          <table:table-cell table:formula="of:=[.R181]" office:value-type="float" office:value="217278073" calcext:value-type="float">
            <text:p>217278073</text:p>
          </table:table-cell>
          <table:table-cell table:formula="of:=[.S181]" office:value-type="float" office:value="356063425" calcext:value-type="float">
            <text:p>356063425</text:p>
          </table:table-cell>
          <table:table-cell table:formula="of:=[.T181]" office:value-type="float" office:value="278944152" calcext:value-type="float">
            <text:p>278944152</text:p>
          </table:table-cell>
          <table:table-cell table:formula="of:=[.U181]+[.N181]" office:value-type="float" office:value="383558840" calcext:value-type="float">
            <text:p>383558840</text:p>
          </table:table-cell>
          <table:table-cell table:formula="of:=[.V181]" office:value-type="float" office:value="161122436" calcext:value-type="float">
            <text:p>161122436</text:p>
          </table:table-cell>
          <table:table-cell table:formula="of:=[.N181]" office:value-type="float" office:value="194695770" calcext:value-type="float">
            <text:p>194695770</text:p>
          </table:table-cell>
          <table:table-cell table:formula="of:=SUM([.N182:.V182])" office:value-type="float" office:value="2314436195" calcext:value-type="float">
            <text:p>23144361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C182]" office:value-type="float" office:value="3392799" calcext:value-type="float">
            <text:p>3392799</text:p>
          </table:table-cell>
          <table:table-cell table:formula="of:=[.D182]" office:value-type="float" office:value="4149216" calcext:value-type="float">
            <text:p>4149216</text:p>
          </table:table-cell>
          <table:table-cell table:formula="of:=[.E182]" office:value-type="float" office:value="3920099" calcext:value-type="float">
            <text:p>3920099</text:p>
          </table:table-cell>
          <table:table-cell table:formula="of:=[.F182]" office:value-type="float" office:value="4968652" calcext:value-type="float">
            <text:p>4968652</text:p>
          </table:table-cell>
          <table:table-cell table:formula="of:=[.G182]" office:value-type="float" office:value="4756200" calcext:value-type="float">
            <text:p>4756200</text:p>
          </table:table-cell>
          <table:table-cell table:formula="of:=[.H182]" office:value-type="float" office:value="5709450" calcext:value-type="float">
            <text:p>5709450</text:p>
          </table:table-cell>
          <table:table-cell table:formula="of:=[.I182]+[.B182]" office:value-type="float" office:value="5966000" calcext:value-type="float">
            <text:p>5966000</text:p>
          </table:table-cell>
          <table:table-cell table:formula="of:=[.J182]" office:value-type="float" office:value="3027707" calcext:value-type="float">
            <text:p>3027707</text:p>
          </table:table-cell>
          <table:table-cell table:formula="of:=[.B182]" office:value-type="float" office:value="3332463" calcext:value-type="float">
            <text:p>3332463</text:p>
          </table:table-cell>
          <table:table-cell table:formula="of:=SUM([.B183:.J183])" office:value-type="float" office:value="39222586" calcext:value-type="float">
            <text:p>39222586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O182]" office:value-type="float" office:value="196549276" calcext:value-type="float">
            <text:p>196549276</text:p>
          </table:table-cell>
          <table:table-cell table:formula="of:=[.P182]" office:value-type="float" office:value="299313357" calcext:value-type="float">
            <text:p>299313357</text:p>
          </table:table-cell>
          <table:table-cell table:formula="of:=[.Q182]" office:value-type="float" office:value="217278073" calcext:value-type="float">
            <text:p>217278073</text:p>
          </table:table-cell>
          <table:table-cell table:formula="of:=[.R182]" office:value-type="float" office:value="356063425" calcext:value-type="float">
            <text:p>356063425</text:p>
          </table:table-cell>
          <table:table-cell table:formula="of:=[.S182]" office:value-type="float" office:value="278944152" calcext:value-type="float">
            <text:p>278944152</text:p>
          </table:table-cell>
          <table:table-cell table:formula="of:=[.T182]" office:value-type="float" office:value="383558840" calcext:value-type="float">
            <text:p>383558840</text:p>
          </table:table-cell>
          <table:table-cell table:formula="of:=[.U182]+[.N182]" office:value-type="float" office:value="388033302" calcext:value-type="float">
            <text:p>388033302</text:p>
          </table:table-cell>
          <table:table-cell table:formula="of:=[.V182]" office:value-type="float" office:value="194695770" calcext:value-type="float">
            <text:p>194695770</text:p>
          </table:table-cell>
          <table:table-cell table:formula="of:=[.N182]" office:value-type="float" office:value="226910866" calcext:value-type="float">
            <text:p>226910866</text:p>
          </table:table-cell>
          <table:table-cell table:formula="of:=SUM([.N183:.V183])" office:value-type="float" office:value="2541347061" calcext:value-type="float">
            <text:p>25413470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C183]" office:value-type="float" office:value="4149216" calcext:value-type="float">
            <text:p>4149216</text:p>
          </table:table-cell>
          <table:table-cell table:formula="of:=[.D183]" office:value-type="float" office:value="3920099" calcext:value-type="float">
            <text:p>3920099</text:p>
          </table:table-cell>
          <table:table-cell table:formula="of:=[.E183]" office:value-type="float" office:value="4968652" calcext:value-type="float">
            <text:p>4968652</text:p>
          </table:table-cell>
          <table:table-cell table:formula="of:=[.F183]" office:value-type="float" office:value="4756200" calcext:value-type="float">
            <text:p>4756200</text:p>
          </table:table-cell>
          <table:table-cell table:formula="of:=[.G183]" office:value-type="float" office:value="5709450" calcext:value-type="float">
            <text:p>5709450</text:p>
          </table:table-cell>
          <table:table-cell table:formula="of:=[.H183]" office:value-type="float" office:value="5966000" calcext:value-type="float">
            <text:p>5966000</text:p>
          </table:table-cell>
          <table:table-cell table:formula="of:=[.I183]+[.B183]" office:value-type="float" office:value="6420506" calcext:value-type="float">
            <text:p>6420506</text:p>
          </table:table-cell>
          <table:table-cell table:formula="of:=[.J183]" office:value-type="float" office:value="3332463" calcext:value-type="float">
            <text:p>3332463</text:p>
          </table:table-cell>
          <table:table-cell table:formula="of:=[.B183]" office:value-type="float" office:value="3392799" calcext:value-type="float">
            <text:p>3392799</text:p>
          </table:table-cell>
          <table:table-cell table:formula="of:=SUM([.B184:.J184])" office:value-type="float" office:value="42615385" calcext:value-type="float">
            <text:p>42615385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O183]" office:value-type="float" office:value="299313357" calcext:value-type="float">
            <text:p>299313357</text:p>
          </table:table-cell>
          <table:table-cell table:formula="of:=[.P183]" office:value-type="float" office:value="217278073" calcext:value-type="float">
            <text:p>217278073</text:p>
          </table:table-cell>
          <table:table-cell table:formula="of:=[.Q183]" office:value-type="float" office:value="356063425" calcext:value-type="float">
            <text:p>356063425</text:p>
          </table:table-cell>
          <table:table-cell table:formula="of:=[.R183]" office:value-type="float" office:value="278944152" calcext:value-type="float">
            <text:p>278944152</text:p>
          </table:table-cell>
          <table:table-cell table:formula="of:=[.S183]" office:value-type="float" office:value="383558840" calcext:value-type="float">
            <text:p>383558840</text:p>
          </table:table-cell>
          <table:table-cell table:formula="of:=[.T183]" office:value-type="float" office:value="388033302" calcext:value-type="float">
            <text:p>388033302</text:p>
          </table:table-cell>
          <table:table-cell table:formula="of:=[.U183]+[.N183]" office:value-type="float" office:value="391245046" calcext:value-type="float">
            <text:p>391245046</text:p>
          </table:table-cell>
          <table:table-cell table:formula="of:=[.V183]" office:value-type="float" office:value="226910866" calcext:value-type="float">
            <text:p>226910866</text:p>
          </table:table-cell>
          <table:table-cell table:formula="of:=[.N183]" office:value-type="float" office:value="196549276" calcext:value-type="float">
            <text:p>196549276</text:p>
          </table:table-cell>
          <table:table-cell table:formula="of:=SUM([.N184:.V184])" office:value-type="float" office:value="2737896337" calcext:value-type="float">
            <text:p>27378963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C184]" office:value-type="float" office:value="3920099" calcext:value-type="float">
            <text:p>3920099</text:p>
          </table:table-cell>
          <table:table-cell table:formula="of:=[.D184]" office:value-type="float" office:value="4968652" calcext:value-type="float">
            <text:p>4968652</text:p>
          </table:table-cell>
          <table:table-cell table:formula="of:=[.E184]" office:value-type="float" office:value="4756200" calcext:value-type="float">
            <text:p>4756200</text:p>
          </table:table-cell>
          <table:table-cell table:formula="of:=[.F184]" office:value-type="float" office:value="5709450" calcext:value-type="float">
            <text:p>5709450</text:p>
          </table:table-cell>
          <table:table-cell table:formula="of:=[.G184]" office:value-type="float" office:value="5966000" calcext:value-type="float">
            <text:p>5966000</text:p>
          </table:table-cell>
          <table:table-cell table:formula="of:=[.H184]" office:value-type="float" office:value="6420506" calcext:value-type="float">
            <text:p>6420506</text:p>
          </table:table-cell>
          <table:table-cell table:formula="of:=[.I184]+[.B184]" office:value-type="float" office:value="7481679" calcext:value-type="float">
            <text:p>7481679</text:p>
          </table:table-cell>
          <table:table-cell table:formula="of:=[.J184]" office:value-type="float" office:value="3392799" calcext:value-type="float">
            <text:p>3392799</text:p>
          </table:table-cell>
          <table:table-cell table:formula="of:=[.B184]" office:value-type="float" office:value="4149216" calcext:value-type="float">
            <text:p>4149216</text:p>
          </table:table-cell>
          <table:table-cell table:formula="of:=SUM([.B185:.J185])" office:value-type="float" office:value="46764601" calcext:value-type="float">
            <text:p>46764601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O184]" office:value-type="float" office:value="217278073" calcext:value-type="float">
            <text:p>217278073</text:p>
          </table:table-cell>
          <table:table-cell table:formula="of:=[.P184]" office:value-type="float" office:value="356063425" calcext:value-type="float">
            <text:p>356063425</text:p>
          </table:table-cell>
          <table:table-cell table:formula="of:=[.Q184]" office:value-type="float" office:value="278944152" calcext:value-type="float">
            <text:p>278944152</text:p>
          </table:table-cell>
          <table:table-cell table:formula="of:=[.R184]" office:value-type="float" office:value="383558840" calcext:value-type="float">
            <text:p>383558840</text:p>
          </table:table-cell>
          <table:table-cell table:formula="of:=[.S184]" office:value-type="float" office:value="388033302" calcext:value-type="float">
            <text:p>388033302</text:p>
          </table:table-cell>
          <table:table-cell table:formula="of:=[.T184]" office:value-type="float" office:value="391245046" calcext:value-type="float">
            <text:p>391245046</text:p>
          </table:table-cell>
          <table:table-cell table:formula="of:=[.U184]+[.N184]" office:value-type="float" office:value="526224223" calcext:value-type="float">
            <text:p>526224223</text:p>
          </table:table-cell>
          <table:table-cell table:formula="of:=[.V184]" office:value-type="float" office:value="196549276" calcext:value-type="float">
            <text:p>196549276</text:p>
          </table:table-cell>
          <table:table-cell table:formula="of:=[.N184]" office:value-type="float" office:value="299313357" calcext:value-type="float">
            <text:p>299313357</text:p>
          </table:table-cell>
          <table:table-cell table:formula="of:=SUM([.N185:.V185])" office:value-type="float" office:value="3037209694" calcext:value-type="float">
            <text:p>30372096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C185]" office:value-type="float" office:value="4968652" calcext:value-type="float">
            <text:p>4968652</text:p>
          </table:table-cell>
          <table:table-cell table:formula="of:=[.D185]" office:value-type="float" office:value="4756200" calcext:value-type="float">
            <text:p>4756200</text:p>
          </table:table-cell>
          <table:table-cell table:formula="of:=[.E185]" office:value-type="float" office:value="5709450" calcext:value-type="float">
            <text:p>5709450</text:p>
          </table:table-cell>
          <table:table-cell table:formula="of:=[.F185]" office:value-type="float" office:value="5966000" calcext:value-type="float">
            <text:p>5966000</text:p>
          </table:table-cell>
          <table:table-cell table:formula="of:=[.G185]" office:value-type="float" office:value="6420506" calcext:value-type="float">
            <text:p>6420506</text:p>
          </table:table-cell>
          <table:table-cell table:formula="of:=[.H185]" office:value-type="float" office:value="7481679" calcext:value-type="float">
            <text:p>7481679</text:p>
          </table:table-cell>
          <table:table-cell table:formula="of:=[.I185]+[.B185]" office:value-type="float" office:value="7312898" calcext:value-type="float">
            <text:p>7312898</text:p>
          </table:table-cell>
          <table:table-cell table:formula="of:=[.J185]" office:value-type="float" office:value="4149216" calcext:value-type="float">
            <text:p>4149216</text:p>
          </table:table-cell>
          <table:table-cell table:formula="of:=[.B185]" office:value-type="float" office:value="3920099" calcext:value-type="float">
            <text:p>3920099</text:p>
          </table:table-cell>
          <table:table-cell table:formula="of:=SUM([.B186:.J186])" office:value-type="float" office:value="50684700" calcext:value-type="float">
            <text:p>5068470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O185]" office:value-type="float" office:value="356063425" calcext:value-type="float">
            <text:p>356063425</text:p>
          </table:table-cell>
          <table:table-cell table:formula="of:=[.P185]" office:value-type="float" office:value="278944152" calcext:value-type="float">
            <text:p>278944152</text:p>
          </table:table-cell>
          <table:table-cell table:formula="of:=[.Q185]" office:value-type="float" office:value="383558840" calcext:value-type="float">
            <text:p>383558840</text:p>
          </table:table-cell>
          <table:table-cell table:formula="of:=[.R185]" office:value-type="float" office:value="388033302" calcext:value-type="float">
            <text:p>388033302</text:p>
          </table:table-cell>
          <table:table-cell table:formula="of:=[.S185]" office:value-type="float" office:value="391245046" calcext:value-type="float">
            <text:p>391245046</text:p>
          </table:table-cell>
          <table:table-cell table:formula="of:=[.T185]" office:value-type="float" office:value="526224223" calcext:value-type="float">
            <text:p>526224223</text:p>
          </table:table-cell>
          <table:table-cell table:formula="of:=[.U185]+[.N185]" office:value-type="float" office:value="413827349" calcext:value-type="float">
            <text:p>413827349</text:p>
          </table:table-cell>
          <table:table-cell table:formula="of:=[.V185]" office:value-type="float" office:value="299313357" calcext:value-type="float">
            <text:p>299313357</text:p>
          </table:table-cell>
          <table:table-cell table:formula="of:=[.N185]" office:value-type="float" office:value="217278073" calcext:value-type="float">
            <text:p>217278073</text:p>
          </table:table-cell>
          <table:table-cell table:formula="of:=SUM([.N186:.V186])" office:value-type="float" office:value="3254487767" calcext:value-type="float">
            <text:p>32544877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C186]" office:value-type="float" office:value="4756200" calcext:value-type="float">
            <text:p>4756200</text:p>
          </table:table-cell>
          <table:table-cell table:formula="of:=[.D186]" office:value-type="float" office:value="5709450" calcext:value-type="float">
            <text:p>5709450</text:p>
          </table:table-cell>
          <table:table-cell table:formula="of:=[.E186]" office:value-type="float" office:value="5966000" calcext:value-type="float">
            <text:p>5966000</text:p>
          </table:table-cell>
          <table:table-cell table:formula="of:=[.F186]" office:value-type="float" office:value="6420506" calcext:value-type="float">
            <text:p>6420506</text:p>
          </table:table-cell>
          <table:table-cell table:formula="of:=[.G186]" office:value-type="float" office:value="7481679" calcext:value-type="float">
            <text:p>7481679</text:p>
          </table:table-cell>
          <table:table-cell table:formula="of:=[.H186]" office:value-type="float" office:value="7312898" calcext:value-type="float">
            <text:p>7312898</text:p>
          </table:table-cell>
          <table:table-cell table:formula="of:=[.I186]+[.B186]" office:value-type="float" office:value="9117868" calcext:value-type="float">
            <text:p>9117868</text:p>
          </table:table-cell>
          <table:table-cell table:formula="of:=[.J186]" office:value-type="float" office:value="3920099" calcext:value-type="float">
            <text:p>3920099</text:p>
          </table:table-cell>
          <table:table-cell table:formula="of:=[.B186]" office:value-type="float" office:value="4968652" calcext:value-type="float">
            <text:p>4968652</text:p>
          </table:table-cell>
          <table:table-cell table:formula="of:=SUM([.B187:.J187])" office:value-type="float" office:value="55653352" calcext:value-type="float">
            <text:p>5565335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O186]" office:value-type="float" office:value="278944152" calcext:value-type="float">
            <text:p>278944152</text:p>
          </table:table-cell>
          <table:table-cell table:formula="of:=[.P186]" office:value-type="float" office:value="383558840" calcext:value-type="float">
            <text:p>383558840</text:p>
          </table:table-cell>
          <table:table-cell table:formula="of:=[.Q186]" office:value-type="float" office:value="388033302" calcext:value-type="float">
            <text:p>388033302</text:p>
          </table:table-cell>
          <table:table-cell table:formula="of:=[.R186]" office:value-type="float" office:value="391245046" calcext:value-type="float">
            <text:p>391245046</text:p>
          </table:table-cell>
          <table:table-cell table:formula="of:=[.S186]" office:value-type="float" office:value="526224223" calcext:value-type="float">
            <text:p>526224223</text:p>
          </table:table-cell>
          <table:table-cell table:formula="of:=[.T186]" office:value-type="float" office:value="413827349" calcext:value-type="float">
            <text:p>413827349</text:p>
          </table:table-cell>
          <table:table-cell table:formula="of:=[.U186]+[.N186]" office:value-type="float" office:value="655376782" calcext:value-type="float">
            <text:p>655376782</text:p>
          </table:table-cell>
          <table:table-cell table:formula="of:=[.V186]" office:value-type="float" office:value="217278073" calcext:value-type="float">
            <text:p>217278073</text:p>
          </table:table-cell>
          <table:table-cell table:formula="of:=[.N186]" office:value-type="float" office:value="356063425" calcext:value-type="float">
            <text:p>356063425</text:p>
          </table:table-cell>
          <table:table-cell table:formula="of:=SUM([.N187:.V187])" office:value-type="float" office:value="3610551192" calcext:value-type="float">
            <text:p>36105511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C187]" office:value-type="float" office:value="5709450" calcext:value-type="float">
            <text:p>5709450</text:p>
          </table:table-cell>
          <table:table-cell table:formula="of:=[.D187]" office:value-type="float" office:value="5966000" calcext:value-type="float">
            <text:p>5966000</text:p>
          </table:table-cell>
          <table:table-cell table:formula="of:=[.E187]" office:value-type="float" office:value="6420506" calcext:value-type="float">
            <text:p>6420506</text:p>
          </table:table-cell>
          <table:table-cell table:formula="of:=[.F187]" office:value-type="float" office:value="7481679" calcext:value-type="float">
            <text:p>7481679</text:p>
          </table:table-cell>
          <table:table-cell table:formula="of:=[.G187]" office:value-type="float" office:value="7312898" calcext:value-type="float">
            <text:p>7312898</text:p>
          </table:table-cell>
          <table:table-cell table:formula="of:=[.H187]" office:value-type="float" office:value="9117868" calcext:value-type="float">
            <text:p>9117868</text:p>
          </table:table-cell>
          <table:table-cell table:formula="of:=[.I187]+[.B187]" office:value-type="float" office:value="8676299" calcext:value-type="float">
            <text:p>8676299</text:p>
          </table:table-cell>
          <table:table-cell table:formula="of:=[.J187]" office:value-type="float" office:value="4968652" calcext:value-type="float">
            <text:p>4968652</text:p>
          </table:table-cell>
          <table:table-cell table:formula="of:=[.B187]" office:value-type="float" office:value="4756200" calcext:value-type="float">
            <text:p>4756200</text:p>
          </table:table-cell>
          <table:table-cell table:formula="of:=SUM([.B188:.J188])" office:value-type="float" office:value="60409552" calcext:value-type="float">
            <text:p>604095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O187]" office:value-type="float" office:value="383558840" calcext:value-type="float">
            <text:p>383558840</text:p>
          </table:table-cell>
          <table:table-cell table:formula="of:=[.P187]" office:value-type="float" office:value="388033302" calcext:value-type="float">
            <text:p>388033302</text:p>
          </table:table-cell>
          <table:table-cell table:formula="of:=[.Q187]" office:value-type="float" office:value="391245046" calcext:value-type="float">
            <text:p>391245046</text:p>
          </table:table-cell>
          <table:table-cell table:formula="of:=[.R187]" office:value-type="float" office:value="526224223" calcext:value-type="float">
            <text:p>526224223</text:p>
          </table:table-cell>
          <table:table-cell table:formula="of:=[.S187]" office:value-type="float" office:value="413827349" calcext:value-type="float">
            <text:p>413827349</text:p>
          </table:table-cell>
          <table:table-cell table:formula="of:=[.T187]" office:value-type="float" office:value="655376782" calcext:value-type="float">
            <text:p>655376782</text:p>
          </table:table-cell>
          <table:table-cell table:formula="of:=[.U187]+[.N187]" office:value-type="float" office:value="496222225" calcext:value-type="float">
            <text:p>496222225</text:p>
          </table:table-cell>
          <table:table-cell table:formula="of:=[.V187]" office:value-type="float" office:value="356063425" calcext:value-type="float">
            <text:p>356063425</text:p>
          </table:table-cell>
          <table:table-cell table:formula="of:=[.N187]" office:value-type="float" office:value="278944152" calcext:value-type="float">
            <text:p>278944152</text:p>
          </table:table-cell>
          <table:table-cell table:formula="of:=SUM([.N188:.V188])" office:value-type="float" office:value="3889495344" calcext:value-type="float">
            <text:p>38894953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C188]" office:value-type="float" office:value="5966000" calcext:value-type="float">
            <text:p>5966000</text:p>
          </table:table-cell>
          <table:table-cell table:formula="of:=[.D188]" office:value-type="float" office:value="6420506" calcext:value-type="float">
            <text:p>6420506</text:p>
          </table:table-cell>
          <table:table-cell table:formula="of:=[.E188]" office:value-type="float" office:value="7481679" calcext:value-type="float">
            <text:p>7481679</text:p>
          </table:table-cell>
          <table:table-cell table:formula="of:=[.F188]" office:value-type="float" office:value="7312898" calcext:value-type="float">
            <text:p>7312898</text:p>
          </table:table-cell>
          <table:table-cell table:formula="of:=[.G188]" office:value-type="float" office:value="9117868" calcext:value-type="float">
            <text:p>9117868</text:p>
          </table:table-cell>
          <table:table-cell table:formula="of:=[.H188]" office:value-type="float" office:value="8676299" calcext:value-type="float">
            <text:p>8676299</text:p>
          </table:table-cell>
          <table:table-cell table:formula="of:=[.I188]+[.B188]" office:value-type="float" office:value="10678102" calcext:value-type="float">
            <text:p>10678102</text:p>
          </table:table-cell>
          <table:table-cell table:formula="of:=[.J188]" office:value-type="float" office:value="4756200" calcext:value-type="float">
            <text:p>4756200</text:p>
          </table:table-cell>
          <table:table-cell table:formula="of:=[.B188]" office:value-type="float" office:value="5709450" calcext:value-type="float">
            <text:p>5709450</text:p>
          </table:table-cell>
          <table:table-cell table:formula="of:=SUM([.B189:.J189])" office:value-type="float" office:value="66119002" calcext:value-type="float">
            <text:p>6611900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O188]" office:value-type="float" office:value="388033302" calcext:value-type="float">
            <text:p>388033302</text:p>
          </table:table-cell>
          <table:table-cell table:formula="of:=[.P188]" office:value-type="float" office:value="391245046" calcext:value-type="float">
            <text:p>391245046</text:p>
          </table:table-cell>
          <table:table-cell table:formula="of:=[.Q188]" office:value-type="float" office:value="526224223" calcext:value-type="float">
            <text:p>526224223</text:p>
          </table:table-cell>
          <table:table-cell table:formula="of:=[.R188]" office:value-type="float" office:value="413827349" calcext:value-type="float">
            <text:p>413827349</text:p>
          </table:table-cell>
          <table:table-cell table:formula="of:=[.S188]" office:value-type="float" office:value="655376782" calcext:value-type="float">
            <text:p>655376782</text:p>
          </table:table-cell>
          <table:table-cell table:formula="of:=[.T188]" office:value-type="float" office:value="496222225" calcext:value-type="float">
            <text:p>496222225</text:p>
          </table:table-cell>
          <table:table-cell table:formula="of:=[.U188]+[.N188]" office:value-type="float" office:value="739622265" calcext:value-type="float">
            <text:p>739622265</text:p>
          </table:table-cell>
          <table:table-cell table:formula="of:=[.V188]" office:value-type="float" office:value="278944152" calcext:value-type="float">
            <text:p>278944152</text:p>
          </table:table-cell>
          <table:table-cell table:formula="of:=[.N188]" office:value-type="float" office:value="383558840" calcext:value-type="float">
            <text:p>383558840</text:p>
          </table:table-cell>
          <table:table-cell table:formula="of:=SUM([.N189:.V189])" office:value-type="float" office:value="4273054184" calcext:value-type="float">
            <text:p>42730541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C189]" office:value-type="float" office:value="6420506" calcext:value-type="float">
            <text:p>6420506</text:p>
          </table:table-cell>
          <table:table-cell table:formula="of:=[.D189]" office:value-type="float" office:value="7481679" calcext:value-type="float">
            <text:p>7481679</text:p>
          </table:table-cell>
          <table:table-cell table:formula="of:=[.E189]" office:value-type="float" office:value="7312898" calcext:value-type="float">
            <text:p>7312898</text:p>
          </table:table-cell>
          <table:table-cell table:formula="of:=[.F189]" office:value-type="float" office:value="9117868" calcext:value-type="float">
            <text:p>9117868</text:p>
          </table:table-cell>
          <table:table-cell table:formula="of:=[.G189]" office:value-type="float" office:value="8676299" calcext:value-type="float">
            <text:p>8676299</text:p>
          </table:table-cell>
          <table:table-cell table:formula="of:=[.H189]" office:value-type="float" office:value="10678102" calcext:value-type="float">
            <text:p>10678102</text:p>
          </table:table-cell>
          <table:table-cell table:formula="of:=[.I189]+[.B189]" office:value-type="float" office:value="10722200" calcext:value-type="float">
            <text:p>10722200</text:p>
          </table:table-cell>
          <table:table-cell table:formula="of:=[.J189]" office:value-type="float" office:value="5709450" calcext:value-type="float">
            <text:p>5709450</text:p>
          </table:table-cell>
          <table:table-cell table:formula="of:=[.B189]" office:value-type="float" office:value="5966000" calcext:value-type="float">
            <text:p>5966000</text:p>
          </table:table-cell>
          <table:table-cell table:formula="of:=SUM([.B190:.J190])" office:value-type="float" office:value="72085002" calcext:value-type="float">
            <text:p>72085002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O189]" office:value-type="float" office:value="391245046" calcext:value-type="float">
            <text:p>391245046</text:p>
          </table:table-cell>
          <table:table-cell table:formula="of:=[.P189]" office:value-type="float" office:value="526224223" calcext:value-type="float">
            <text:p>526224223</text:p>
          </table:table-cell>
          <table:table-cell table:formula="of:=[.Q189]" office:value-type="float" office:value="413827349" calcext:value-type="float">
            <text:p>413827349</text:p>
          </table:table-cell>
          <table:table-cell table:formula="of:=[.R189]" office:value-type="float" office:value="655376782" calcext:value-type="float">
            <text:p>655376782</text:p>
          </table:table-cell>
          <table:table-cell table:formula="of:=[.S189]" office:value-type="float" office:value="496222225" calcext:value-type="float">
            <text:p>496222225</text:p>
          </table:table-cell>
          <table:table-cell table:formula="of:=[.T189]" office:value-type="float" office:value="739622265" calcext:value-type="float">
            <text:p>739622265</text:p>
          </table:table-cell>
          <table:table-cell table:formula="of:=[.U189]+[.N189]" office:value-type="float" office:value="666977454" calcext:value-type="float">
            <text:p>666977454</text:p>
          </table:table-cell>
          <table:table-cell table:formula="of:=[.V189]" office:value-type="float" office:value="383558840" calcext:value-type="float">
            <text:p>383558840</text:p>
          </table:table-cell>
          <table:table-cell table:formula="of:=[.N189]" office:value-type="float" office:value="388033302" calcext:value-type="float">
            <text:p>388033302</text:p>
          </table:table-cell>
          <table:table-cell table:formula="of:=SUM([.N190:.V190])" office:value-type="float" office:value="4661087486" calcext:value-type="float">
            <text:p>466108748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C190]" office:value-type="float" office:value="7481679" calcext:value-type="float">
            <text:p>7481679</text:p>
          </table:table-cell>
          <table:table-cell table:formula="of:=[.D190]" office:value-type="float" office:value="7312898" calcext:value-type="float">
            <text:p>7312898</text:p>
          </table:table-cell>
          <table:table-cell table:formula="of:=[.E190]" office:value-type="float" office:value="9117868" calcext:value-type="float">
            <text:p>9117868</text:p>
          </table:table-cell>
          <table:table-cell table:formula="of:=[.F190]" office:value-type="float" office:value="8676299" calcext:value-type="float">
            <text:p>8676299</text:p>
          </table:table-cell>
          <table:table-cell table:formula="of:=[.G190]" office:value-type="float" office:value="10678102" calcext:value-type="float">
            <text:p>10678102</text:p>
          </table:table-cell>
          <table:table-cell table:formula="of:=[.H190]" office:value-type="float" office:value="10722200" calcext:value-type="float">
            <text:p>10722200</text:p>
          </table:table-cell>
          <table:table-cell table:formula="of:=[.I190]+[.B190]" office:value-type="float" office:value="12129956" calcext:value-type="float">
            <text:p>12129956</text:p>
          </table:table-cell>
          <table:table-cell table:formula="of:=[.J190]" office:value-type="float" office:value="5966000" calcext:value-type="float">
            <text:p>5966000</text:p>
          </table:table-cell>
          <table:table-cell table:formula="of:=[.B190]" office:value-type="float" office:value="6420506" calcext:value-type="float">
            <text:p>6420506</text:p>
          </table:table-cell>
          <table:table-cell table:formula="of:=SUM([.B191:.J191])" office:value-type="float" office:value="78505508" calcext:value-type="float">
            <text:p>78505508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O190]" office:value-type="float" office:value="526224223" calcext:value-type="float">
            <text:p>526224223</text:p>
          </table:table-cell>
          <table:table-cell table:formula="of:=[.P190]" office:value-type="float" office:value="413827349" calcext:value-type="float">
            <text:p>413827349</text:p>
          </table:table-cell>
          <table:table-cell table:formula="of:=[.Q190]" office:value-type="float" office:value="655376782" calcext:value-type="float">
            <text:p>655376782</text:p>
          </table:table-cell>
          <table:table-cell table:formula="of:=[.R190]" office:value-type="float" office:value="496222225" calcext:value-type="float">
            <text:p>496222225</text:p>
          </table:table-cell>
          <table:table-cell table:formula="of:=[.S190]" office:value-type="float" office:value="739622265" calcext:value-type="float">
            <text:p>739622265</text:p>
          </table:table-cell>
          <table:table-cell table:formula="of:=[.T190]" office:value-type="float" office:value="666977454" calcext:value-type="float">
            <text:p>666977454</text:p>
          </table:table-cell>
          <table:table-cell table:formula="of:=[.U190]+[.N190]" office:value-type="float" office:value="774803886" calcext:value-type="float">
            <text:p>774803886</text:p>
          </table:table-cell>
          <table:table-cell table:formula="of:=[.V190]" office:value-type="float" office:value="388033302" calcext:value-type="float">
            <text:p>388033302</text:p>
          </table:table-cell>
          <table:table-cell table:formula="of:=[.N190]" office:value-type="float" office:value="391245046" calcext:value-type="float">
            <text:p>391245046</text:p>
          </table:table-cell>
          <table:table-cell table:formula="of:=SUM([.N191:.V191])" office:value-type="float" office:value="5052332532" calcext:value-type="float">
            <text:p>50523325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C191]" office:value-type="float" office:value="7312898" calcext:value-type="float">
            <text:p>7312898</text:p>
          </table:table-cell>
          <table:table-cell table:formula="of:=[.D191]" office:value-type="float" office:value="9117868" calcext:value-type="float">
            <text:p>9117868</text:p>
          </table:table-cell>
          <table:table-cell table:formula="of:=[.E191]" office:value-type="float" office:value="8676299" calcext:value-type="float">
            <text:p>8676299</text:p>
          </table:table-cell>
          <table:table-cell table:formula="of:=[.F191]" office:value-type="float" office:value="10678102" calcext:value-type="float">
            <text:p>10678102</text:p>
          </table:table-cell>
          <table:table-cell table:formula="of:=[.G191]" office:value-type="float" office:value="10722200" calcext:value-type="float">
            <text:p>10722200</text:p>
          </table:table-cell>
          <table:table-cell table:formula="of:=[.H191]" office:value-type="float" office:value="12129956" calcext:value-type="float">
            <text:p>12129956</text:p>
          </table:table-cell>
          <table:table-cell table:formula="of:=[.I191]+[.B191]" office:value-type="float" office:value="13447679" calcext:value-type="float">
            <text:p>13447679</text:p>
          </table:table-cell>
          <table:table-cell table:formula="of:=[.J191]" office:value-type="float" office:value="6420506" calcext:value-type="float">
            <text:p>6420506</text:p>
          </table:table-cell>
          <table:table-cell table:formula="of:=[.B191]" office:value-type="float" office:value="7481679" calcext:value-type="float">
            <text:p>7481679</text:p>
          </table:table-cell>
          <table:table-cell table:formula="of:=SUM([.B192:.J192])" office:value-type="float" office:value="85987187" calcext:value-type="float">
            <text:p>85987187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O191]" office:value-type="float" office:value="413827349" calcext:value-type="float">
            <text:p>413827349</text:p>
          </table:table-cell>
          <table:table-cell table:formula="of:=[.P191]" office:value-type="float" office:value="655376782" calcext:value-type="float">
            <text:p>655376782</text:p>
          </table:table-cell>
          <table:table-cell table:formula="of:=[.Q191]" office:value-type="float" office:value="496222225" calcext:value-type="float">
            <text:p>496222225</text:p>
          </table:table-cell>
          <table:table-cell table:formula="of:=[.R191]" office:value-type="float" office:value="739622265" calcext:value-type="float">
            <text:p>739622265</text:p>
          </table:table-cell>
          <table:table-cell table:formula="of:=[.S191]" office:value-type="float" office:value="666977454" calcext:value-type="float">
            <text:p>666977454</text:p>
          </table:table-cell>
          <table:table-cell table:formula="of:=[.T191]" office:value-type="float" office:value="774803886" calcext:value-type="float">
            <text:p>774803886</text:p>
          </table:table-cell>
          <table:table-cell table:formula="of:=[.U191]+[.N191]" office:value-type="float" office:value="914257525" calcext:value-type="float">
            <text:p>914257525</text:p>
          </table:table-cell>
          <table:table-cell table:formula="of:=[.V191]" office:value-type="float" office:value="391245046" calcext:value-type="float">
            <text:p>391245046</text:p>
          </table:table-cell>
          <table:table-cell table:formula="of:=[.N191]" office:value-type="float" office:value="526224223" calcext:value-type="float">
            <text:p>526224223</text:p>
          </table:table-cell>
          <table:table-cell table:formula="of:=SUM([.N192:.V192])" office:value-type="float" office:value="5578556755" calcext:value-type="float">
            <text:p>55785567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C192]" office:value-type="float" office:value="9117868" calcext:value-type="float">
            <text:p>9117868</text:p>
          </table:table-cell>
          <table:table-cell table:formula="of:=[.D192]" office:value-type="float" office:value="8676299" calcext:value-type="float">
            <text:p>8676299</text:p>
          </table:table-cell>
          <table:table-cell table:formula="of:=[.E192]" office:value-type="float" office:value="10678102" calcext:value-type="float">
            <text:p>10678102</text:p>
          </table:table-cell>
          <table:table-cell table:formula="of:=[.F192]" office:value-type="float" office:value="10722200" calcext:value-type="float">
            <text:p>10722200</text:p>
          </table:table-cell>
          <table:table-cell table:formula="of:=[.G192]" office:value-type="float" office:value="12129956" calcext:value-type="float">
            <text:p>12129956</text:p>
          </table:table-cell>
          <table:table-cell table:formula="of:=[.H192]" office:value-type="float" office:value="13447679" calcext:value-type="float">
            <text:p>13447679</text:p>
          </table:table-cell>
          <table:table-cell table:formula="of:=[.I192]+[.B192]" office:value-type="float" office:value="13733404" calcext:value-type="float">
            <text:p>13733404</text:p>
          </table:table-cell>
          <table:table-cell table:formula="of:=[.J192]" office:value-type="float" office:value="7481679" calcext:value-type="float">
            <text:p>7481679</text:p>
          </table:table-cell>
          <table:table-cell table:formula="of:=[.B192]" office:value-type="float" office:value="7312898" calcext:value-type="float">
            <text:p>7312898</text:p>
          </table:table-cell>
          <table:table-cell table:formula="of:=SUM([.B193:.J193])" office:value-type="float" office:value="93300085" calcext:value-type="float">
            <text:p>93300085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O192]" office:value-type="float" office:value="655376782" calcext:value-type="float">
            <text:p>655376782</text:p>
          </table:table-cell>
          <table:table-cell table:formula="of:=[.P192]" office:value-type="float" office:value="496222225" calcext:value-type="float">
            <text:p>496222225</text:p>
          </table:table-cell>
          <table:table-cell table:formula="of:=[.Q192]" office:value-type="float" office:value="739622265" calcext:value-type="float">
            <text:p>739622265</text:p>
          </table:table-cell>
          <table:table-cell table:formula="of:=[.R192]" office:value-type="float" office:value="666977454" calcext:value-type="float">
            <text:p>666977454</text:p>
          </table:table-cell>
          <table:table-cell table:formula="of:=[.S192]" office:value-type="float" office:value="774803886" calcext:value-type="float">
            <text:p>774803886</text:p>
          </table:table-cell>
          <table:table-cell table:formula="of:=[.T192]" office:value-type="float" office:value="914257525" calcext:value-type="float">
            <text:p>914257525</text:p>
          </table:table-cell>
          <table:table-cell table:formula="of:=[.U192]+[.N192]" office:value-type="float" office:value="805072395" calcext:value-type="float">
            <text:p>805072395</text:p>
          </table:table-cell>
          <table:table-cell table:formula="of:=[.V192]" office:value-type="float" office:value="526224223" calcext:value-type="float">
            <text:p>526224223</text:p>
          </table:table-cell>
          <table:table-cell table:formula="of:=[.N192]" office:value-type="float" office:value="413827349" calcext:value-type="float">
            <text:p>413827349</text:p>
          </table:table-cell>
          <table:table-cell table:formula="of:=SUM([.N193:.V193])" office:value-type="float" office:value="5992384104" calcext:value-type="float">
            <text:p>59923841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C193]" office:value-type="float" office:value="8676299" calcext:value-type="float">
            <text:p>8676299</text:p>
          </table:table-cell>
          <table:table-cell table:formula="of:=[.D193]" office:value-type="float" office:value="10678102" calcext:value-type="float">
            <text:p>10678102</text:p>
          </table:table-cell>
          <table:table-cell table:formula="of:=[.E193]" office:value-type="float" office:value="10722200" calcext:value-type="float">
            <text:p>10722200</text:p>
          </table:table-cell>
          <table:table-cell table:formula="of:=[.F193]" office:value-type="float" office:value="12129956" calcext:value-type="float">
            <text:p>12129956</text:p>
          </table:table-cell>
          <table:table-cell table:formula="of:=[.G193]" office:value-type="float" office:value="13447679" calcext:value-type="float">
            <text:p>13447679</text:p>
          </table:table-cell>
          <table:table-cell table:formula="of:=[.H193]" office:value-type="float" office:value="13733404" calcext:value-type="float">
            <text:p>13733404</text:p>
          </table:table-cell>
          <table:table-cell table:formula="of:=[.I193]+[.B193]" office:value-type="float" office:value="16599547" calcext:value-type="float">
            <text:p>16599547</text:p>
          </table:table-cell>
          <table:table-cell table:formula="of:=[.J193]" office:value-type="float" office:value="7312898" calcext:value-type="float">
            <text:p>7312898</text:p>
          </table:table-cell>
          <table:table-cell table:formula="of:=[.B193]" office:value-type="float" office:value="9117868" calcext:value-type="float">
            <text:p>9117868</text:p>
          </table:table-cell>
          <table:table-cell table:formula="of:=SUM([.B194:.J194])" office:value-type="float" office:value="102417953" calcext:value-type="float">
            <text:p>102417953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O193]" office:value-type="float" office:value="496222225" calcext:value-type="float">
            <text:p>496222225</text:p>
          </table:table-cell>
          <table:table-cell table:formula="of:=[.P193]" office:value-type="float" office:value="739622265" calcext:value-type="float">
            <text:p>739622265</text:p>
          </table:table-cell>
          <table:table-cell table:formula="of:=[.Q193]" office:value-type="float" office:value="666977454" calcext:value-type="float">
            <text:p>666977454</text:p>
          </table:table-cell>
          <table:table-cell table:formula="of:=[.R193]" office:value-type="float" office:value="774803886" calcext:value-type="float">
            <text:p>774803886</text:p>
          </table:table-cell>
          <table:table-cell table:formula="of:=[.S193]" office:value-type="float" office:value="914257525" calcext:value-type="float">
            <text:p>914257525</text:p>
          </table:table-cell>
          <table:table-cell table:formula="of:=[.T193]" office:value-type="float" office:value="805072395" calcext:value-type="float">
            <text:p>805072395</text:p>
          </table:table-cell>
          <table:table-cell table:formula="of:=[.U193]+[.N193]" office:value-type="float" office:value="1181601005" calcext:value-type="float">
            <text:p>1181601005</text:p>
          </table:table-cell>
          <table:table-cell table:formula="of:=[.V193]" office:value-type="float" office:value="413827349" calcext:value-type="float">
            <text:p>413827349</text:p>
          </table:table-cell>
          <table:table-cell table:formula="of:=[.N193]" office:value-type="float" office:value="655376782" calcext:value-type="float">
            <text:p>655376782</text:p>
          </table:table-cell>
          <table:table-cell table:formula="of:=SUM([.N194:.V194])" office:value-type="float" office:value="6647760886" calcext:value-type="float">
            <text:p>66477608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C194]" office:value-type="float" office:value="10678102" calcext:value-type="float">
            <text:p>10678102</text:p>
          </table:table-cell>
          <table:table-cell table:formula="of:=[.D194]" office:value-type="float" office:value="10722200" calcext:value-type="float">
            <text:p>10722200</text:p>
          </table:table-cell>
          <table:table-cell table:formula="of:=[.E194]" office:value-type="float" office:value="12129956" calcext:value-type="float">
            <text:p>12129956</text:p>
          </table:table-cell>
          <table:table-cell table:formula="of:=[.F194]" office:value-type="float" office:value="13447679" calcext:value-type="float">
            <text:p>13447679</text:p>
          </table:table-cell>
          <table:table-cell table:formula="of:=[.G194]" office:value-type="float" office:value="13733404" calcext:value-type="float">
            <text:p>13733404</text:p>
          </table:table-cell>
          <table:table-cell table:formula="of:=[.H194]" office:value-type="float" office:value="16599547" calcext:value-type="float">
            <text:p>16599547</text:p>
          </table:table-cell>
          <table:table-cell table:formula="of:=[.I194]+[.B194]" office:value-type="float" office:value="15989197" calcext:value-type="float">
            <text:p>15989197</text:p>
          </table:table-cell>
          <table:table-cell table:formula="of:=[.J194]" office:value-type="float" office:value="9117868" calcext:value-type="float">
            <text:p>9117868</text:p>
          </table:table-cell>
          <table:table-cell table:formula="of:=[.B194]" office:value-type="float" office:value="8676299" calcext:value-type="float">
            <text:p>8676299</text:p>
          </table:table-cell>
          <table:table-cell table:formula="of:=SUM([.B195:.J195])" office:value-type="float" office:value="111094252" calcext:value-type="float">
            <text:p>111094252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O194]" office:value-type="float" office:value="739622265" calcext:value-type="float">
            <text:p>739622265</text:p>
          </table:table-cell>
          <table:table-cell table:formula="of:=[.P194]" office:value-type="float" office:value="666977454" calcext:value-type="float">
            <text:p>666977454</text:p>
          </table:table-cell>
          <table:table-cell table:formula="of:=[.Q194]" office:value-type="float" office:value="774803886" calcext:value-type="float">
            <text:p>774803886</text:p>
          </table:table-cell>
          <table:table-cell table:formula="of:=[.R194]" office:value-type="float" office:value="914257525" calcext:value-type="float">
            <text:p>914257525</text:p>
          </table:table-cell>
          <table:table-cell table:formula="of:=[.S194]" office:value-type="float" office:value="805072395" calcext:value-type="float">
            <text:p>805072395</text:p>
          </table:table-cell>
          <table:table-cell table:formula="of:=[.T194]" office:value-type="float" office:value="1181601005" calcext:value-type="float">
            <text:p>1181601005</text:p>
          </table:table-cell>
          <table:table-cell table:formula="of:=[.U194]+[.N194]" office:value-type="float" office:value="910049574" calcext:value-type="float">
            <text:p>910049574</text:p>
          </table:table-cell>
          <table:table-cell table:formula="of:=[.V194]" office:value-type="float" office:value="655376782" calcext:value-type="float">
            <text:p>655376782</text:p>
          </table:table-cell>
          <table:table-cell table:formula="of:=[.N194]" office:value-type="float" office:value="496222225" calcext:value-type="float">
            <text:p>496222225</text:p>
          </table:table-cell>
          <table:table-cell table:formula="of:=SUM([.N195:.V195])" office:value-type="float" office:value="7143983111" calcext:value-type="float">
            <text:p>71439831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C195]" office:value-type="float" office:value="10722200" calcext:value-type="float">
            <text:p>10722200</text:p>
          </table:table-cell>
          <table:table-cell table:formula="of:=[.D195]" office:value-type="float" office:value="12129956" calcext:value-type="float">
            <text:p>12129956</text:p>
          </table:table-cell>
          <table:table-cell table:formula="of:=[.E195]" office:value-type="float" office:value="13447679" calcext:value-type="float">
            <text:p>13447679</text:p>
          </table:table-cell>
          <table:table-cell table:formula="of:=[.F195]" office:value-type="float" office:value="13733404" calcext:value-type="float">
            <text:p>13733404</text:p>
          </table:table-cell>
          <table:table-cell table:formula="of:=[.G195]" office:value-type="float" office:value="16599547" calcext:value-type="float">
            <text:p>16599547</text:p>
          </table:table-cell>
          <table:table-cell table:formula="of:=[.H195]" office:value-type="float" office:value="15989197" calcext:value-type="float">
            <text:p>15989197</text:p>
          </table:table-cell>
          <table:table-cell table:formula="of:=[.I195]+[.B195]" office:value-type="float" office:value="19795970" calcext:value-type="float">
            <text:p>19795970</text:p>
          </table:table-cell>
          <table:table-cell table:formula="of:=[.J195]" office:value-type="float" office:value="8676299" calcext:value-type="float">
            <text:p>8676299</text:p>
          </table:table-cell>
          <table:table-cell table:formula="of:=[.B195]" office:value-type="float" office:value="10678102" calcext:value-type="float">
            <text:p>10678102</text:p>
          </table:table-cell>
          <table:table-cell table:formula="of:=SUM([.B196:.J196])" office:value-type="float" office:value="121772354" calcext:value-type="float">
            <text:p>121772354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O195]" office:value-type="float" office:value="666977454" calcext:value-type="float">
            <text:p>666977454</text:p>
          </table:table-cell>
          <table:table-cell table:formula="of:=[.P195]" office:value-type="float" office:value="774803886" calcext:value-type="float">
            <text:p>774803886</text:p>
          </table:table-cell>
          <table:table-cell table:formula="of:=[.Q195]" office:value-type="float" office:value="914257525" calcext:value-type="float">
            <text:p>914257525</text:p>
          </table:table-cell>
          <table:table-cell table:formula="of:=[.R195]" office:value-type="float" office:value="805072395" calcext:value-type="float">
            <text:p>805072395</text:p>
          </table:table-cell>
          <table:table-cell table:formula="of:=[.S195]" office:value-type="float" office:value="1181601005" calcext:value-type="float">
            <text:p>1181601005</text:p>
          </table:table-cell>
          <table:table-cell table:formula="of:=[.T195]" office:value-type="float" office:value="910049574" calcext:value-type="float">
            <text:p>910049574</text:p>
          </table:table-cell>
          <table:table-cell table:formula="of:=[.U195]+[.N195]" office:value-type="float" office:value="1394999047" calcext:value-type="float">
            <text:p>1394999047</text:p>
          </table:table-cell>
          <table:table-cell table:formula="of:=[.V195]" office:value-type="float" office:value="496222225" calcext:value-type="float">
            <text:p>496222225</text:p>
          </table:table-cell>
          <table:table-cell table:formula="of:=[.N195]" office:value-type="float" office:value="739622265" calcext:value-type="float">
            <text:p>739622265</text:p>
          </table:table-cell>
          <table:table-cell table:formula="of:=SUM([.N196:.V196])" office:value-type="float" office:value="7883605376" calcext:value-type="float">
            <text:p>78836053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C196]" office:value-type="float" office:value="12129956" calcext:value-type="float">
            <text:p>12129956</text:p>
          </table:table-cell>
          <table:table-cell table:formula="of:=[.D196]" office:value-type="float" office:value="13447679" calcext:value-type="float">
            <text:p>13447679</text:p>
          </table:table-cell>
          <table:table-cell table:formula="of:=[.E196]" office:value-type="float" office:value="13733404" calcext:value-type="float">
            <text:p>13733404</text:p>
          </table:table-cell>
          <table:table-cell table:formula="of:=[.F196]" office:value-type="float" office:value="16599547" calcext:value-type="float">
            <text:p>16599547</text:p>
          </table:table-cell>
          <table:table-cell table:formula="of:=[.G196]" office:value-type="float" office:value="15989197" calcext:value-type="float">
            <text:p>15989197</text:p>
          </table:table-cell>
          <table:table-cell table:formula="of:=[.H196]" office:value-type="float" office:value="19795970" calcext:value-type="float">
            <text:p>19795970</text:p>
          </table:table-cell>
          <table:table-cell table:formula="of:=[.I196]+[.B196]" office:value-type="float" office:value="19398499" calcext:value-type="float">
            <text:p>19398499</text:p>
          </table:table-cell>
          <table:table-cell table:formula="of:=[.J196]" office:value-type="float" office:value="10678102" calcext:value-type="float">
            <text:p>10678102</text:p>
          </table:table-cell>
          <table:table-cell table:formula="of:=[.B196]" office:value-type="float" office:value="10722200" calcext:value-type="float">
            <text:p>10722200</text:p>
          </table:table-cell>
          <table:table-cell table:formula="of:=SUM([.B197:.J197])" office:value-type="float" office:value="132494554" calcext:value-type="float">
            <text:p>132494554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O196]" office:value-type="float" office:value="774803886" calcext:value-type="float">
            <text:p>774803886</text:p>
          </table:table-cell>
          <table:table-cell table:formula="of:=[.P196]" office:value-type="float" office:value="914257525" calcext:value-type="float">
            <text:p>914257525</text:p>
          </table:table-cell>
          <table:table-cell table:formula="of:=[.Q196]" office:value-type="float" office:value="805072395" calcext:value-type="float">
            <text:p>805072395</text:p>
          </table:table-cell>
          <table:table-cell table:formula="of:=[.R196]" office:value-type="float" office:value="1181601005" calcext:value-type="float">
            <text:p>1181601005</text:p>
          </table:table-cell>
          <table:table-cell table:formula="of:=[.S196]" office:value-type="float" office:value="910049574" calcext:value-type="float">
            <text:p>910049574</text:p>
          </table:table-cell>
          <table:table-cell table:formula="of:=[.T196]" office:value-type="float" office:value="1394999047" calcext:value-type="float">
            <text:p>1394999047</text:p>
          </table:table-cell>
          <table:table-cell table:formula="of:=[.U196]+[.N196]" office:value-type="float" office:value="1163199679" calcext:value-type="float">
            <text:p>1163199679</text:p>
          </table:table-cell>
          <table:table-cell table:formula="of:=[.V196]" office:value-type="float" office:value="739622265" calcext:value-type="float">
            <text:p>739622265</text:p>
          </table:table-cell>
          <table:table-cell table:formula="of:=[.N196]" office:value-type="float" office:value="666977454" calcext:value-type="float">
            <text:p>666977454</text:p>
          </table:table-cell>
          <table:table-cell table:formula="of:=SUM([.N197:.V197])" office:value-type="float" office:value="8550582830" calcext:value-type="float">
            <text:p>85505828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C197]" office:value-type="float" office:value="13447679" calcext:value-type="float">
            <text:p>13447679</text:p>
          </table:table-cell>
          <table:table-cell table:formula="of:=[.D197]" office:value-type="float" office:value="13733404" calcext:value-type="float">
            <text:p>13733404</text:p>
          </table:table-cell>
          <table:table-cell table:formula="of:=[.E197]" office:value-type="float" office:value="16599547" calcext:value-type="float">
            <text:p>16599547</text:p>
          </table:table-cell>
          <table:table-cell table:formula="of:=[.F197]" office:value-type="float" office:value="15989197" calcext:value-type="float">
            <text:p>15989197</text:p>
          </table:table-cell>
          <table:table-cell table:formula="of:=[.G197]" office:value-type="float" office:value="19795970" calcext:value-type="float">
            <text:p>19795970</text:p>
          </table:table-cell>
          <table:table-cell table:formula="of:=[.H197]" office:value-type="float" office:value="19398499" calcext:value-type="float">
            <text:p>19398499</text:p>
          </table:table-cell>
          <table:table-cell table:formula="of:=[.I197]+[.B197]" office:value-type="float" office:value="22808058" calcext:value-type="float">
            <text:p>22808058</text:p>
          </table:table-cell>
          <table:table-cell table:formula="of:=[.J197]" office:value-type="float" office:value="10722200" calcext:value-type="float">
            <text:p>10722200</text:p>
          </table:table-cell>
          <table:table-cell table:formula="of:=[.B197]" office:value-type="float" office:value="12129956" calcext:value-type="float">
            <text:p>12129956</text:p>
          </table:table-cell>
          <table:table-cell table:formula="of:=SUM([.B198:.J198])" office:value-type="float" office:value="144624510" calcext:value-type="float">
            <text:p>14462451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O197]" office:value-type="float" office:value="914257525" calcext:value-type="float">
            <text:p>914257525</text:p>
          </table:table-cell>
          <table:table-cell table:formula="of:=[.P197]" office:value-type="float" office:value="805072395" calcext:value-type="float">
            <text:p>805072395</text:p>
          </table:table-cell>
          <table:table-cell table:formula="of:=[.Q197]" office:value-type="float" office:value="1181601005" calcext:value-type="float">
            <text:p>1181601005</text:p>
          </table:table-cell>
          <table:table-cell table:formula="of:=[.R197]" office:value-type="float" office:value="910049574" calcext:value-type="float">
            <text:p>910049574</text:p>
          </table:table-cell>
          <table:table-cell table:formula="of:=[.S197]" office:value-type="float" office:value="1394999047" calcext:value-type="float">
            <text:p>1394999047</text:p>
          </table:table-cell>
          <table:table-cell table:formula="of:=[.T197]" office:value-type="float" office:value="1163199679" calcext:value-type="float">
            <text:p>1163199679</text:p>
          </table:table-cell>
          <table:table-cell table:formula="of:=[.U197]+[.N197]" office:value-type="float" office:value="1514426151" calcext:value-type="float">
            <text:p>1514426151</text:p>
          </table:table-cell>
          <table:table-cell table:formula="of:=[.V197]" office:value-type="float" office:value="666977454" calcext:value-type="float">
            <text:p>666977454</text:p>
          </table:table-cell>
          <table:table-cell table:formula="of:=[.N197]" office:value-type="float" office:value="774803886" calcext:value-type="float">
            <text:p>774803886</text:p>
          </table:table-cell>
          <table:table-cell table:formula="of:=SUM([.N198:.V198])" office:value-type="float" office:value="9325386716" calcext:value-type="float">
            <text:p>93253867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C198]" office:value-type="float" office:value="13733404" calcext:value-type="float">
            <text:p>13733404</text:p>
          </table:table-cell>
          <table:table-cell table:formula="of:=[.D198]" office:value-type="float" office:value="16599547" calcext:value-type="float">
            <text:p>16599547</text:p>
          </table:table-cell>
          <table:table-cell table:formula="of:=[.E198]" office:value-type="float" office:value="15989197" calcext:value-type="float">
            <text:p>15989197</text:p>
          </table:table-cell>
          <table:table-cell table:formula="of:=[.F198]" office:value-type="float" office:value="19795970" calcext:value-type="float">
            <text:p>19795970</text:p>
          </table:table-cell>
          <table:table-cell table:formula="of:=[.G198]" office:value-type="float" office:value="19398499" calcext:value-type="float">
            <text:p>19398499</text:p>
          </table:table-cell>
          <table:table-cell table:formula="of:=[.H198]" office:value-type="float" office:value="22808058" calcext:value-type="float">
            <text:p>22808058</text:p>
          </table:table-cell>
          <table:table-cell table:formula="of:=[.I198]+[.B198]" office:value-type="float" office:value="24169879" calcext:value-type="float">
            <text:p>24169879</text:p>
          </table:table-cell>
          <table:table-cell table:formula="of:=[.J198]" office:value-type="float" office:value="12129956" calcext:value-type="float">
            <text:p>12129956</text:p>
          </table:table-cell>
          <table:table-cell table:formula="of:=[.B198]" office:value-type="float" office:value="13447679" calcext:value-type="float">
            <text:p>13447679</text:p>
          </table:table-cell>
          <table:table-cell table:formula="of:=SUM([.B199:.J199])" office:value-type="float" office:value="158072189" calcext:value-type="float">
            <text:p>158072189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O198]" office:value-type="float" office:value="805072395" calcext:value-type="float">
            <text:p>805072395</text:p>
          </table:table-cell>
          <table:table-cell table:formula="of:=[.P198]" office:value-type="float" office:value="1181601005" calcext:value-type="float">
            <text:p>1181601005</text:p>
          </table:table-cell>
          <table:table-cell table:formula="of:=[.Q198]" office:value-type="float" office:value="910049574" calcext:value-type="float">
            <text:p>910049574</text:p>
          </table:table-cell>
          <table:table-cell table:formula="of:=[.R198]" office:value-type="float" office:value="1394999047" calcext:value-type="float">
            <text:p>1394999047</text:p>
          </table:table-cell>
          <table:table-cell table:formula="of:=[.S198]" office:value-type="float" office:value="1163199679" calcext:value-type="float">
            <text:p>1163199679</text:p>
          </table:table-cell>
          <table:table-cell table:formula="of:=[.T198]" office:value-type="float" office:value="1514426151" calcext:value-type="float">
            <text:p>1514426151</text:p>
          </table:table-cell>
          <table:table-cell table:formula="of:=[.U198]+[.N198]" office:value-type="float" office:value="1581234979" calcext:value-type="float">
            <text:p>1581234979</text:p>
          </table:table-cell>
          <table:table-cell table:formula="of:=[.V198]" office:value-type="float" office:value="774803886" calcext:value-type="float">
            <text:p>774803886</text:p>
          </table:table-cell>
          <table:table-cell table:formula="of:=[.N198]" office:value-type="float" office:value="914257525" calcext:value-type="float">
            <text:p>914257525</text:p>
          </table:table-cell>
          <table:table-cell table:formula="of:=SUM([.N199:.V199])" office:value-type="float" office:value="10239644241" calcext:value-type="float">
            <text:p>102396442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C199]" office:value-type="float" office:value="16599547" calcext:value-type="float">
            <text:p>16599547</text:p>
          </table:table-cell>
          <table:table-cell table:formula="of:=[.D199]" office:value-type="float" office:value="15989197" calcext:value-type="float">
            <text:p>15989197</text:p>
          </table:table-cell>
          <table:table-cell table:formula="of:=[.E199]" office:value-type="float" office:value="19795970" calcext:value-type="float">
            <text:p>19795970</text:p>
          </table:table-cell>
          <table:table-cell table:formula="of:=[.F199]" office:value-type="float" office:value="19398499" calcext:value-type="float">
            <text:p>19398499</text:p>
          </table:table-cell>
          <table:table-cell table:formula="of:=[.G199]" office:value-type="float" office:value="22808058" calcext:value-type="float">
            <text:p>22808058</text:p>
          </table:table-cell>
          <table:table-cell table:formula="of:=[.H199]" office:value-type="float" office:value="24169879" calcext:value-type="float">
            <text:p>24169879</text:p>
          </table:table-cell>
          <table:table-cell table:formula="of:=[.I199]+[.B199]" office:value-type="float" office:value="25863360" calcext:value-type="float">
            <text:p>25863360</text:p>
          </table:table-cell>
          <table:table-cell table:formula="of:=[.J199]" office:value-type="float" office:value="13447679" calcext:value-type="float">
            <text:p>13447679</text:p>
          </table:table-cell>
          <table:table-cell table:formula="of:=[.B199]" office:value-type="float" office:value="13733404" calcext:value-type="float">
            <text:p>13733404</text:p>
          </table:table-cell>
          <table:table-cell table:formula="of:=SUM([.B200:.J200])" office:value-type="float" office:value="171805593" calcext:value-type="float">
            <text:p>171805593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O199]" office:value-type="float" office:value="1181601005" calcext:value-type="float">
            <text:p>1181601005</text:p>
          </table:table-cell>
          <table:table-cell table:formula="of:=[.P199]" office:value-type="float" office:value="910049574" calcext:value-type="float">
            <text:p>910049574</text:p>
          </table:table-cell>
          <table:table-cell table:formula="of:=[.Q199]" office:value-type="float" office:value="1394999047" calcext:value-type="float">
            <text:p>1394999047</text:p>
          </table:table-cell>
          <table:table-cell table:formula="of:=[.R199]" office:value-type="float" office:value="1163199679" calcext:value-type="float">
            <text:p>1163199679</text:p>
          </table:table-cell>
          <table:table-cell table:formula="of:=[.S199]" office:value-type="float" office:value="1514426151" calcext:value-type="float">
            <text:p>1514426151</text:p>
          </table:table-cell>
          <table:table-cell table:formula="of:=[.T199]" office:value-type="float" office:value="1581234979" calcext:value-type="float">
            <text:p>1581234979</text:p>
          </table:table-cell>
          <table:table-cell table:formula="of:=[.U199]+[.N199]" office:value-type="float" office:value="1579876281" calcext:value-type="float">
            <text:p>1579876281</text:p>
          </table:table-cell>
          <table:table-cell table:formula="of:=[.V199]" office:value-type="float" office:value="914257525" calcext:value-type="float">
            <text:p>914257525</text:p>
          </table:table-cell>
          <table:table-cell table:formula="of:=[.N199]" office:value-type="float" office:value="805072395" calcext:value-type="float">
            <text:p>805072395</text:p>
          </table:table-cell>
          <table:table-cell table:formula="of:=SUM([.N200:.V200])" office:value-type="float" office:value="11044716636" calcext:value-type="float">
            <text:p>110447166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C200]" office:value-type="float" office:value="15989197" calcext:value-type="float">
            <text:p>15989197</text:p>
          </table:table-cell>
          <table:table-cell table:formula="of:=[.D200]" office:value-type="float" office:value="19795970" calcext:value-type="float">
            <text:p>19795970</text:p>
          </table:table-cell>
          <table:table-cell table:formula="of:=[.E200]" office:value-type="float" office:value="19398499" calcext:value-type="float">
            <text:p>19398499</text:p>
          </table:table-cell>
          <table:table-cell table:formula="of:=[.F200]" office:value-type="float" office:value="22808058" calcext:value-type="float">
            <text:p>22808058</text:p>
          </table:table-cell>
          <table:table-cell table:formula="of:=[.G200]" office:value-type="float" office:value="24169879" calcext:value-type="float">
            <text:p>24169879</text:p>
          </table:table-cell>
          <table:table-cell table:formula="of:=[.H200]" office:value-type="float" office:value="25863360" calcext:value-type="float">
            <text:p>25863360</text:p>
          </table:table-cell>
          <table:table-cell table:formula="of:=[.I200]+[.B200]" office:value-type="float" office:value="30047226" calcext:value-type="float">
            <text:p>30047226</text:p>
          </table:table-cell>
          <table:table-cell table:formula="of:=[.J200]" office:value-type="float" office:value="13733404" calcext:value-type="float">
            <text:p>13733404</text:p>
          </table:table-cell>
          <table:table-cell table:formula="of:=[.B200]" office:value-type="float" office:value="16599547" calcext:value-type="float">
            <text:p>16599547</text:p>
          </table:table-cell>
          <table:table-cell table:formula="of:=SUM([.B201:.J201])" office:value-type="float" office:value="188405140" calcext:value-type="float">
            <text:p>18840514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O200]" office:value-type="float" office:value="910049574" calcext:value-type="float">
            <text:p>910049574</text:p>
          </table:table-cell>
          <table:table-cell table:formula="of:=[.P200]" office:value-type="float" office:value="1394999047" calcext:value-type="float">
            <text:p>1394999047</text:p>
          </table:table-cell>
          <table:table-cell table:formula="of:=[.Q200]" office:value-type="float" office:value="1163199679" calcext:value-type="float">
            <text:p>1163199679</text:p>
          </table:table-cell>
          <table:table-cell table:formula="of:=[.R200]" office:value-type="float" office:value="1514426151" calcext:value-type="float">
            <text:p>1514426151</text:p>
          </table:table-cell>
          <table:table-cell table:formula="of:=[.S200]" office:value-type="float" office:value="1581234979" calcext:value-type="float">
            <text:p>1581234979</text:p>
          </table:table-cell>
          <table:table-cell table:formula="of:=[.T200]" office:value-type="float" office:value="1579876281" calcext:value-type="float">
            <text:p>1579876281</text:p>
          </table:table-cell>
          <table:table-cell table:formula="of:=[.U200]+[.N200]" office:value-type="float" office:value="2095858530" calcext:value-type="float">
            <text:p>2095858530</text:p>
          </table:table-cell>
          <table:table-cell table:formula="of:=[.V200]" office:value-type="float" office:value="805072395" calcext:value-type="float">
            <text:p>805072395</text:p>
          </table:table-cell>
          <table:table-cell table:formula="of:=[.N200]" office:value-type="float" office:value="1181601005" calcext:value-type="float">
            <text:p>1181601005</text:p>
          </table:table-cell>
          <table:table-cell table:formula="of:=SUM([.N201:.V201])" office:value-type="float" office:value="12226317641" calcext:value-type="float">
            <text:p>122263176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201]" office:value-type="float" office:value="19795970" calcext:value-type="float">
            <text:p>19795970</text:p>
          </table:table-cell>
          <table:table-cell table:formula="of:=[.D201]" office:value-type="float" office:value="19398499" calcext:value-type="float">
            <text:p>19398499</text:p>
          </table:table-cell>
          <table:table-cell table:formula="of:=[.E201]" office:value-type="float" office:value="22808058" calcext:value-type="float">
            <text:p>22808058</text:p>
          </table:table-cell>
          <table:table-cell table:formula="of:=[.F201]" office:value-type="float" office:value="24169879" calcext:value-type="float">
            <text:p>24169879</text:p>
          </table:table-cell>
          <table:table-cell table:formula="of:=[.G201]" office:value-type="float" office:value="25863360" calcext:value-type="float">
            <text:p>25863360</text:p>
          </table:table-cell>
          <table:table-cell table:formula="of:=[.H201]" office:value-type="float" office:value="30047226" calcext:value-type="float">
            <text:p>30047226</text:p>
          </table:table-cell>
          <table:table-cell table:formula="of:=[.I201]+[.B201]" office:value-type="float" office:value="29722601" calcext:value-type="float">
            <text:p>29722601</text:p>
          </table:table-cell>
          <table:table-cell table:formula="of:=[.J201]" office:value-type="float" office:value="16599547" calcext:value-type="float">
            <text:p>16599547</text:p>
          </table:table-cell>
          <table:table-cell table:formula="of:=[.B201]" office:value-type="float" office:value="15989197" calcext:value-type="float">
            <text:p>15989197</text:p>
          </table:table-cell>
          <table:table-cell table:formula="of:=SUM([.B202:.J202])" office:value-type="float" office:value="204394337" calcext:value-type="float">
            <text:p>204394337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O201]" office:value-type="float" office:value="1394999047" calcext:value-type="float">
            <text:p>1394999047</text:p>
          </table:table-cell>
          <table:table-cell table:formula="of:=[.P201]" office:value-type="float" office:value="1163199679" calcext:value-type="float">
            <text:p>1163199679</text:p>
          </table:table-cell>
          <table:table-cell table:formula="of:=[.Q201]" office:value-type="float" office:value="1514426151" calcext:value-type="float">
            <text:p>1514426151</text:p>
          </table:table-cell>
          <table:table-cell table:formula="of:=[.R201]" office:value-type="float" office:value="1581234979" calcext:value-type="float">
            <text:p>1581234979</text:p>
          </table:table-cell>
          <table:table-cell table:formula="of:=[.S201]" office:value-type="float" office:value="1579876281" calcext:value-type="float">
            <text:p>1579876281</text:p>
          </table:table-cell>
          <table:table-cell table:formula="of:=[.T201]" office:value-type="float" office:value="2095858530" calcext:value-type="float">
            <text:p>2095858530</text:p>
          </table:table-cell>
          <table:table-cell table:formula="of:=[.U201]+[.N201]" office:value-type="float" office:value="1715121969" calcext:value-type="float">
            <text:p>1715121969</text:p>
          </table:table-cell>
          <table:table-cell table:formula="of:=[.V201]" office:value-type="float" office:value="1181601005" calcext:value-type="float">
            <text:p>1181601005</text:p>
          </table:table-cell>
          <table:table-cell table:formula="of:=[.N201]" office:value-type="float" office:value="910049574" calcext:value-type="float">
            <text:p>910049574</text:p>
          </table:table-cell>
          <table:table-cell table:formula="of:=SUM([.N202:.V202])" office:value-type="float" office:value="13136367215" calcext:value-type="float">
            <text:p>13136367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C202]" office:value-type="float" office:value="19398499" calcext:value-type="float">
            <text:p>19398499</text:p>
          </table:table-cell>
          <table:table-cell table:formula="of:=[.D202]" office:value-type="float" office:value="22808058" calcext:value-type="float">
            <text:p>22808058</text:p>
          </table:table-cell>
          <table:table-cell table:formula="of:=[.E202]" office:value-type="float" office:value="24169879" calcext:value-type="float">
            <text:p>24169879</text:p>
          </table:table-cell>
          <table:table-cell table:formula="of:=[.F202]" office:value-type="float" office:value="25863360" calcext:value-type="float">
            <text:p>25863360</text:p>
          </table:table-cell>
          <table:table-cell table:formula="of:=[.G202]" office:value-type="float" office:value="30047226" calcext:value-type="float">
            <text:p>30047226</text:p>
          </table:table-cell>
          <table:table-cell table:formula="of:=[.H202]" office:value-type="float" office:value="29722601" calcext:value-type="float">
            <text:p>29722601</text:p>
          </table:table-cell>
          <table:table-cell table:formula="of:=[.I202]+[.B202]" office:value-type="float" office:value="36395517" calcext:value-type="float">
            <text:p>36395517</text:p>
          </table:table-cell>
          <table:table-cell table:formula="of:=[.J202]" office:value-type="float" office:value="15989197" calcext:value-type="float">
            <text:p>15989197</text:p>
          </table:table-cell>
          <table:table-cell table:formula="of:=[.B202]" office:value-type="float" office:value="19795970" calcext:value-type="float">
            <text:p>19795970</text:p>
          </table:table-cell>
          <table:table-cell table:formula="of:=SUM([.B203:.J203])" office:value-type="float" office:value="224190307" calcext:value-type="float">
            <text:p>224190307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O202]" office:value-type="float" office:value="1163199679" calcext:value-type="float">
            <text:p>1163199679</text:p>
          </table:table-cell>
          <table:table-cell table:formula="of:=[.P202]" office:value-type="float" office:value="1514426151" calcext:value-type="float">
            <text:p>1514426151</text:p>
          </table:table-cell>
          <table:table-cell table:formula="of:=[.Q202]" office:value-type="float" office:value="1581234979" calcext:value-type="float">
            <text:p>1581234979</text:p>
          </table:table-cell>
          <table:table-cell table:formula="of:=[.R202]" office:value-type="float" office:value="1579876281" calcext:value-type="float">
            <text:p>1579876281</text:p>
          </table:table-cell>
          <table:table-cell table:formula="of:=[.S202]" office:value-type="float" office:value="2095858530" calcext:value-type="float">
            <text:p>2095858530</text:p>
          </table:table-cell>
          <table:table-cell table:formula="of:=[.T202]" office:value-type="float" office:value="1715121969" calcext:value-type="float">
            <text:p>1715121969</text:p>
          </table:table-cell>
          <table:table-cell table:formula="of:=[.U202]+[.N202]" office:value-type="float" office:value="2576600052" calcext:value-type="float">
            <text:p>2576600052</text:p>
          </table:table-cell>
          <table:table-cell table:formula="of:=[.V202]" office:value-type="float" office:value="910049574" calcext:value-type="float">
            <text:p>910049574</text:p>
          </table:table-cell>
          <table:table-cell table:formula="of:=[.N202]" office:value-type="float" office:value="1394999047" calcext:value-type="float">
            <text:p>1394999047</text:p>
          </table:table-cell>
          <table:table-cell table:formula="of:=SUM([.N203:.V203])" office:value-type="float" office:value="14531366262" calcext:value-type="float">
            <text:p>145313662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C203]" office:value-type="float" office:value="22808058" calcext:value-type="float">
            <text:p>22808058</text:p>
          </table:table-cell>
          <table:table-cell table:formula="of:=[.D203]" office:value-type="float" office:value="24169879" calcext:value-type="float">
            <text:p>24169879</text:p>
          </table:table-cell>
          <table:table-cell table:formula="of:=[.E203]" office:value-type="float" office:value="25863360" calcext:value-type="float">
            <text:p>25863360</text:p>
          </table:table-cell>
          <table:table-cell table:formula="of:=[.F203]" office:value-type="float" office:value="30047226" calcext:value-type="float">
            <text:p>30047226</text:p>
          </table:table-cell>
          <table:table-cell table:formula="of:=[.G203]" office:value-type="float" office:value="29722601" calcext:value-type="float">
            <text:p>29722601</text:p>
          </table:table-cell>
          <table:table-cell table:formula="of:=[.H203]" office:value-type="float" office:value="36395517" calcext:value-type="float">
            <text:p>36395517</text:p>
          </table:table-cell>
          <table:table-cell table:formula="of:=[.I203]+[.B203]" office:value-type="float" office:value="35387696" calcext:value-type="float">
            <text:p>35387696</text:p>
          </table:table-cell>
          <table:table-cell table:formula="of:=[.J203]" office:value-type="float" office:value="19795970" calcext:value-type="float">
            <text:p>19795970</text:p>
          </table:table-cell>
          <table:table-cell table:formula="of:=[.B203]" office:value-type="float" office:value="19398499" calcext:value-type="float">
            <text:p>19398499</text:p>
          </table:table-cell>
          <table:table-cell table:formula="of:=SUM([.B204:.J204])" office:value-type="float" office:value="243588806" calcext:value-type="float">
            <text:p>243588806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O203]" office:value-type="float" office:value="1514426151" calcext:value-type="float">
            <text:p>1514426151</text:p>
          </table:table-cell>
          <table:table-cell table:formula="of:=[.P203]" office:value-type="float" office:value="1581234979" calcext:value-type="float">
            <text:p>1581234979</text:p>
          </table:table-cell>
          <table:table-cell table:formula="of:=[.Q203]" office:value-type="float" office:value="1579876281" calcext:value-type="float">
            <text:p>1579876281</text:p>
          </table:table-cell>
          <table:table-cell table:formula="of:=[.R203]" office:value-type="float" office:value="2095858530" calcext:value-type="float">
            <text:p>2095858530</text:p>
          </table:table-cell>
          <table:table-cell table:formula="of:=[.S203]" office:value-type="float" office:value="1715121969" calcext:value-type="float">
            <text:p>1715121969</text:p>
          </table:table-cell>
          <table:table-cell table:formula="of:=[.T203]" office:value-type="float" office:value="2576600052" calcext:value-type="float">
            <text:p>2576600052</text:p>
          </table:table-cell>
          <table:table-cell table:formula="of:=[.U203]+[.N203]" office:value-type="float" office:value="2073249253" calcext:value-type="float">
            <text:p>2073249253</text:p>
          </table:table-cell>
          <table:table-cell table:formula="of:=[.V203]" office:value-type="float" office:value="1394999047" calcext:value-type="float">
            <text:p>1394999047</text:p>
          </table:table-cell>
          <table:table-cell table:formula="of:=[.N203]" office:value-type="float" office:value="1163199679" calcext:value-type="float">
            <text:p>1163199679</text:p>
          </table:table-cell>
          <table:table-cell table:formula="of:=SUM([.N204:.V204])" office:value-type="float" office:value="15694565941" calcext:value-type="float">
            <text:p>156945659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C204]" office:value-type="float" office:value="24169879" calcext:value-type="float">
            <text:p>24169879</text:p>
          </table:table-cell>
          <table:table-cell table:formula="of:=[.D204]" office:value-type="float" office:value="25863360" calcext:value-type="float">
            <text:p>25863360</text:p>
          </table:table-cell>
          <table:table-cell table:formula="of:=[.E204]" office:value-type="float" office:value="30047226" calcext:value-type="float">
            <text:p>30047226</text:p>
          </table:table-cell>
          <table:table-cell table:formula="of:=[.F204]" office:value-type="float" office:value="29722601" calcext:value-type="float">
            <text:p>29722601</text:p>
          </table:table-cell>
          <table:table-cell table:formula="of:=[.G204]" office:value-type="float" office:value="36395517" calcext:value-type="float">
            <text:p>36395517</text:p>
          </table:table-cell>
          <table:table-cell table:formula="of:=[.H204]" office:value-type="float" office:value="35387696" calcext:value-type="float">
            <text:p>35387696</text:p>
          </table:table-cell>
          <table:table-cell table:formula="of:=[.I204]+[.B204]" office:value-type="float" office:value="42604028" calcext:value-type="float">
            <text:p>42604028</text:p>
          </table:table-cell>
          <table:table-cell table:formula="of:=[.J204]" office:value-type="float" office:value="19398499" calcext:value-type="float">
            <text:p>19398499</text:p>
          </table:table-cell>
          <table:table-cell table:formula="of:=[.B204]" office:value-type="float" office:value="22808058" calcext:value-type="float">
            <text:p>22808058</text:p>
          </table:table-cell>
          <table:table-cell table:formula="of:=SUM([.B205:.J205])" office:value-type="float" office:value="266396864" calcext:value-type="float">
            <text:p>266396864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O204]" office:value-type="float" office:value="1581234979" calcext:value-type="float">
            <text:p>1581234979</text:p>
          </table:table-cell>
          <table:table-cell table:formula="of:=[.P204]" office:value-type="float" office:value="1579876281" calcext:value-type="float">
            <text:p>1579876281</text:p>
          </table:table-cell>
          <table:table-cell table:formula="of:=[.Q204]" office:value-type="float" office:value="2095858530" calcext:value-type="float">
            <text:p>2095858530</text:p>
          </table:table-cell>
          <table:table-cell table:formula="of:=[.R204]" office:value-type="float" office:value="1715121969" calcext:value-type="float">
            <text:p>1715121969</text:p>
          </table:table-cell>
          <table:table-cell table:formula="of:=[.S204]" office:value-type="float" office:value="2576600052" calcext:value-type="float">
            <text:p>2576600052</text:p>
          </table:table-cell>
          <table:table-cell table:formula="of:=[.T204]" office:value-type="float" office:value="2073249253" calcext:value-type="float">
            <text:p>2073249253</text:p>
          </table:table-cell>
          <table:table-cell table:formula="of:=[.U204]+[.N204]" office:value-type="float" office:value="2909425198" calcext:value-type="float">
            <text:p>2909425198</text:p>
          </table:table-cell>
          <table:table-cell table:formula="of:=[.V204]" office:value-type="float" office:value="1163199679" calcext:value-type="float">
            <text:p>1163199679</text:p>
          </table:table-cell>
          <table:table-cell table:formula="of:=[.N204]" office:value-type="float" office:value="1514426151" calcext:value-type="float">
            <text:p>1514426151</text:p>
          </table:table-cell>
          <table:table-cell table:formula="of:=SUM([.N205:.V205])" office:value-type="float" office:value="17208992092" calcext:value-type="float">
            <text:p>1720899209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C205]" office:value-type="float" office:value="25863360" calcext:value-type="float">
            <text:p>25863360</text:p>
          </table:table-cell>
          <table:table-cell table:formula="of:=[.D205]" office:value-type="float" office:value="30047226" calcext:value-type="float">
            <text:p>30047226</text:p>
          </table:table-cell>
          <table:table-cell table:formula="of:=[.E205]" office:value-type="float" office:value="29722601" calcext:value-type="float">
            <text:p>29722601</text:p>
          </table:table-cell>
          <table:table-cell table:formula="of:=[.F205]" office:value-type="float" office:value="36395517" calcext:value-type="float">
            <text:p>36395517</text:p>
          </table:table-cell>
          <table:table-cell table:formula="of:=[.G205]" office:value-type="float" office:value="35387696" calcext:value-type="float">
            <text:p>35387696</text:p>
          </table:table-cell>
          <table:table-cell table:formula="of:=[.H205]" office:value-type="float" office:value="42604028" calcext:value-type="float">
            <text:p>42604028</text:p>
          </table:table-cell>
          <table:table-cell table:formula="of:=[.I205]+[.B205]" office:value-type="float" office:value="43568378" calcext:value-type="float">
            <text:p>43568378</text:p>
          </table:table-cell>
          <table:table-cell table:formula="of:=[.J205]" office:value-type="float" office:value="22808058" calcext:value-type="float">
            <text:p>22808058</text:p>
          </table:table-cell>
          <table:table-cell table:formula="of:=[.B205]" office:value-type="float" office:value="24169879" calcext:value-type="float">
            <text:p>24169879</text:p>
          </table:table-cell>
          <table:table-cell table:formula="of:=SUM([.B206:.J206])" office:value-type="float" office:value="290566743" calcext:value-type="float">
            <text:p>290566743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O205]" office:value-type="float" office:value="1579876281" calcext:value-type="float">
            <text:p>1579876281</text:p>
          </table:table-cell>
          <table:table-cell table:formula="of:=[.P205]" office:value-type="float" office:value="2095858530" calcext:value-type="float">
            <text:p>2095858530</text:p>
          </table:table-cell>
          <table:table-cell table:formula="of:=[.Q205]" office:value-type="float" office:value="1715121969" calcext:value-type="float">
            <text:p>1715121969</text:p>
          </table:table-cell>
          <table:table-cell table:formula="of:=[.R205]" office:value-type="float" office:value="2576600052" calcext:value-type="float">
            <text:p>2576600052</text:p>
          </table:table-cell>
          <table:table-cell table:formula="of:=[.S205]" office:value-type="float" office:value="2073249253" calcext:value-type="float">
            <text:p>2073249253</text:p>
          </table:table-cell>
          <table:table-cell table:formula="of:=[.T205]" office:value-type="float" office:value="2909425198" calcext:value-type="float">
            <text:p>2909425198</text:p>
          </table:table-cell>
          <table:table-cell table:formula="of:=[.U205]+[.N205]" office:value-type="float" office:value="2744434658" calcext:value-type="float">
            <text:p>2744434658</text:p>
          </table:table-cell>
          <table:table-cell table:formula="of:=[.V205]" office:value-type="float" office:value="1514426151" calcext:value-type="float">
            <text:p>1514426151</text:p>
          </table:table-cell>
          <table:table-cell table:formula="of:=[.N205]" office:value-type="float" office:value="1581234979" calcext:value-type="float">
            <text:p>1581234979</text:p>
          </table:table-cell>
          <table:table-cell table:formula="of:=SUM([.N206:.V206])" office:value-type="float" office:value="18790227071" calcext:value-type="float">
            <text:p>187902270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C206]" office:value-type="float" office:value="30047226" calcext:value-type="float">
            <text:p>30047226</text:p>
          </table:table-cell>
          <table:table-cell table:formula="of:=[.D206]" office:value-type="float" office:value="29722601" calcext:value-type="float">
            <text:p>29722601</text:p>
          </table:table-cell>
          <table:table-cell table:formula="of:=[.E206]" office:value-type="float" office:value="36395517" calcext:value-type="float">
            <text:p>36395517</text:p>
          </table:table-cell>
          <table:table-cell table:formula="of:=[.F206]" office:value-type="float" office:value="35387696" calcext:value-type="float">
            <text:p>35387696</text:p>
          </table:table-cell>
          <table:table-cell table:formula="of:=[.G206]" office:value-type="float" office:value="42604028" calcext:value-type="float">
            <text:p>42604028</text:p>
          </table:table-cell>
          <table:table-cell table:formula="of:=[.H206]" office:value-type="float" office:value="43568378" calcext:value-type="float">
            <text:p>43568378</text:p>
          </table:table-cell>
          <table:table-cell table:formula="of:=[.I206]+[.B206]" office:value-type="float" office:value="48671418" calcext:value-type="float">
            <text:p>48671418</text:p>
          </table:table-cell>
          <table:table-cell table:formula="of:=[.J206]" office:value-type="float" office:value="24169879" calcext:value-type="float">
            <text:p>24169879</text:p>
          </table:table-cell>
          <table:table-cell table:formula="of:=[.B206]" office:value-type="float" office:value="25863360" calcext:value-type="float">
            <text:p>25863360</text:p>
          </table:table-cell>
          <table:table-cell table:formula="of:=SUM([.B207:.J207])" office:value-type="float" office:value="316430103" calcext:value-type="float">
            <text:p>316430103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O206]" office:value-type="float" office:value="2095858530" calcext:value-type="float">
            <text:p>2095858530</text:p>
          </table:table-cell>
          <table:table-cell table:formula="of:=[.P206]" office:value-type="float" office:value="1715121969" calcext:value-type="float">
            <text:p>1715121969</text:p>
          </table:table-cell>
          <table:table-cell table:formula="of:=[.Q206]" office:value-type="float" office:value="2576600052" calcext:value-type="float">
            <text:p>2576600052</text:p>
          </table:table-cell>
          <table:table-cell table:formula="of:=[.R206]" office:value-type="float" office:value="2073249253" calcext:value-type="float">
            <text:p>2073249253</text:p>
          </table:table-cell>
          <table:table-cell table:formula="of:=[.S206]" office:value-type="float" office:value="2909425198" calcext:value-type="float">
            <text:p>2909425198</text:p>
          </table:table-cell>
          <table:table-cell table:formula="of:=[.T206]" office:value-type="float" office:value="2744434658" calcext:value-type="float">
            <text:p>2744434658</text:p>
          </table:table-cell>
          <table:table-cell table:formula="of:=[.U206]+[.N206]" office:value-type="float" office:value="3094302432" calcext:value-type="float">
            <text:p>3094302432</text:p>
          </table:table-cell>
          <table:table-cell table:formula="of:=[.V206]" office:value-type="float" office:value="1581234979" calcext:value-type="float">
            <text:p>1581234979</text:p>
          </table:table-cell>
          <table:table-cell table:formula="of:=[.N206]" office:value-type="float" office:value="1579876281" calcext:value-type="float">
            <text:p>1579876281</text:p>
          </table:table-cell>
          <table:table-cell table:formula="of:=SUM([.N207:.V207])" office:value-type="float" office:value="20370103352" calcext:value-type="float">
            <text:p>203701033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C207]" office:value-type="float" office:value="29722601" calcext:value-type="float">
            <text:p>29722601</text:p>
          </table:table-cell>
          <table:table-cell table:formula="of:=[.D207]" office:value-type="float" office:value="36395517" calcext:value-type="float">
            <text:p>36395517</text:p>
          </table:table-cell>
          <table:table-cell table:formula="of:=[.E207]" office:value-type="float" office:value="35387696" calcext:value-type="float">
            <text:p>35387696</text:p>
          </table:table-cell>
          <table:table-cell table:formula="of:=[.F207]" office:value-type="float" office:value="42604028" calcext:value-type="float">
            <text:p>42604028</text:p>
          </table:table-cell>
          <table:table-cell table:formula="of:=[.G207]" office:value-type="float" office:value="43568378" calcext:value-type="float">
            <text:p>43568378</text:p>
          </table:table-cell>
          <table:table-cell table:formula="of:=[.H207]" office:value-type="float" office:value="48671418" calcext:value-type="float">
            <text:p>48671418</text:p>
          </table:table-cell>
          <table:table-cell table:formula="of:=[.I207]+[.B207]" office:value-type="float" office:value="54217105" calcext:value-type="float">
            <text:p>54217105</text:p>
          </table:table-cell>
          <table:table-cell table:formula="of:=[.J207]" office:value-type="float" office:value="25863360" calcext:value-type="float">
            <text:p>25863360</text:p>
          </table:table-cell>
          <table:table-cell table:formula="of:=[.B207]" office:value-type="float" office:value="30047226" calcext:value-type="float">
            <text:p>30047226</text:p>
          </table:table-cell>
          <table:table-cell table:formula="of:=SUM([.B208:.J208])" office:value-type="float" office:value="346477329" calcext:value-type="float">
            <text:p>346477329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O207]" office:value-type="float" office:value="1715121969" calcext:value-type="float">
            <text:p>1715121969</text:p>
          </table:table-cell>
          <table:table-cell table:formula="of:=[.P207]" office:value-type="float" office:value="2576600052" calcext:value-type="float">
            <text:p>2576600052</text:p>
          </table:table-cell>
          <table:table-cell table:formula="of:=[.Q207]" office:value-type="float" office:value="2073249253" calcext:value-type="float">
            <text:p>2073249253</text:p>
          </table:table-cell>
          <table:table-cell table:formula="of:=[.R207]" office:value-type="float" office:value="2909425198" calcext:value-type="float">
            <text:p>2909425198</text:p>
          </table:table-cell>
          <table:table-cell table:formula="of:=[.S207]" office:value-type="float" office:value="2744434658" calcext:value-type="float">
            <text:p>2744434658</text:p>
          </table:table-cell>
          <table:table-cell table:formula="of:=[.T207]" office:value-type="float" office:value="3094302432" calcext:value-type="float">
            <text:p>3094302432</text:p>
          </table:table-cell>
          <table:table-cell table:formula="of:=[.U207]+[.N207]" office:value-type="float" office:value="3677093509" calcext:value-type="float">
            <text:p>3677093509</text:p>
          </table:table-cell>
          <table:table-cell table:formula="of:=[.V207]" office:value-type="float" office:value="1579876281" calcext:value-type="float">
            <text:p>1579876281</text:p>
          </table:table-cell>
          <table:table-cell table:formula="of:=[.N207]" office:value-type="float" office:value="2095858530" calcext:value-type="float">
            <text:p>2095858530</text:p>
          </table:table-cell>
          <table:table-cell table:formula="of:=SUM([.N208:.V208])" office:value-type="float" office:value="22465961882" calcext:value-type="float">
            <text:p>224659618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C208]" office:value-type="float" office:value="36395517" calcext:value-type="float">
            <text:p>36395517</text:p>
          </table:table-cell>
          <table:table-cell table:formula="of:=[.D208]" office:value-type="float" office:value="35387696" calcext:value-type="float">
            <text:p>35387696</text:p>
          </table:table-cell>
          <table:table-cell table:formula="of:=[.E208]" office:value-type="float" office:value="42604028" calcext:value-type="float">
            <text:p>42604028</text:p>
          </table:table-cell>
          <table:table-cell table:formula="of:=[.F208]" office:value-type="float" office:value="43568378" calcext:value-type="float">
            <text:p>43568378</text:p>
          </table:table-cell>
          <table:table-cell table:formula="of:=[.G208]" office:value-type="float" office:value="48671418" calcext:value-type="float">
            <text:p>48671418</text:p>
          </table:table-cell>
          <table:table-cell table:formula="of:=[.H208]" office:value-type="float" office:value="54217105" calcext:value-type="float">
            <text:p>54217105</text:p>
          </table:table-cell>
          <table:table-cell table:formula="of:=[.I208]+[.B208]" office:value-type="float" office:value="55585961" calcext:value-type="float">
            <text:p>55585961</text:p>
          </table:table-cell>
          <table:table-cell table:formula="of:=[.J208]" office:value-type="float" office:value="30047226" calcext:value-type="float">
            <text:p>30047226</text:p>
          </table:table-cell>
          <table:table-cell table:formula="of:=[.B208]" office:value-type="float" office:value="29722601" calcext:value-type="float">
            <text:p>29722601</text:p>
          </table:table-cell>
          <table:table-cell table:formula="of:=SUM([.B209:.J209])" office:value-type="float" office:value="376199930" calcext:value-type="float">
            <text:p>37619993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O208]" office:value-type="float" office:value="2576600052" calcext:value-type="float">
            <text:p>2576600052</text:p>
          </table:table-cell>
          <table:table-cell table:formula="of:=[.P208]" office:value-type="float" office:value="2073249253" calcext:value-type="float">
            <text:p>2073249253</text:p>
          </table:table-cell>
          <table:table-cell table:formula="of:=[.Q208]" office:value-type="float" office:value="2909425198" calcext:value-type="float">
            <text:p>2909425198</text:p>
          </table:table-cell>
          <table:table-cell table:formula="of:=[.R208]" office:value-type="float" office:value="2744434658" calcext:value-type="float">
            <text:p>2744434658</text:p>
          </table:table-cell>
          <table:table-cell table:formula="of:=[.S208]" office:value-type="float" office:value="3094302432" calcext:value-type="float">
            <text:p>3094302432</text:p>
          </table:table-cell>
          <table:table-cell table:formula="of:=[.T208]" office:value-type="float" office:value="3677093509" calcext:value-type="float">
            <text:p>3677093509</text:p>
          </table:table-cell>
          <table:table-cell table:formula="of:=[.U208]+[.N208]" office:value-type="float" office:value="3294998250" calcext:value-type="float">
            <text:p>3294998250</text:p>
          </table:table-cell>
          <table:table-cell table:formula="of:=[.V208]" office:value-type="float" office:value="2095858530" calcext:value-type="float">
            <text:p>2095858530</text:p>
          </table:table-cell>
          <table:table-cell table:formula="of:=[.N208]" office:value-type="float" office:value="1715121969" calcext:value-type="float">
            <text:p>1715121969</text:p>
          </table:table-cell>
          <table:table-cell table:formula="of:=SUM([.N209:.V209])" office:value-type="float" office:value="24181083851" calcext:value-type="float">
            <text:p>241810838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C209]" office:value-type="float" office:value="35387696" calcext:value-type="float">
            <text:p>35387696</text:p>
          </table:table-cell>
          <table:table-cell table:formula="of:=[.D209]" office:value-type="float" office:value="42604028" calcext:value-type="float">
            <text:p>42604028</text:p>
          </table:table-cell>
          <table:table-cell table:formula="of:=[.E209]" office:value-type="float" office:value="43568378" calcext:value-type="float">
            <text:p>43568378</text:p>
          </table:table-cell>
          <table:table-cell table:formula="of:=[.F209]" office:value-type="float" office:value="48671418" calcext:value-type="float">
            <text:p>48671418</text:p>
          </table:table-cell>
          <table:table-cell table:formula="of:=[.G209]" office:value-type="float" office:value="54217105" calcext:value-type="float">
            <text:p>54217105</text:p>
          </table:table-cell>
          <table:table-cell table:formula="of:=[.H209]" office:value-type="float" office:value="55585961" calcext:value-type="float">
            <text:p>55585961</text:p>
          </table:table-cell>
          <table:table-cell table:formula="of:=[.I209]+[.B209]" office:value-type="float" office:value="66442743" calcext:value-type="float">
            <text:p>66442743</text:p>
          </table:table-cell>
          <table:table-cell table:formula="of:=[.J209]" office:value-type="float" office:value="29722601" calcext:value-type="float">
            <text:p>29722601</text:p>
          </table:table-cell>
          <table:table-cell table:formula="of:=[.B209]" office:value-type="float" office:value="36395517" calcext:value-type="float">
            <text:p>36395517</text:p>
          </table:table-cell>
          <table:table-cell table:formula="of:=SUM([.B210:.J210])" office:value-type="float" office:value="412595447" calcext:value-type="float">
            <text:p>412595447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O209]" office:value-type="float" office:value="2073249253" calcext:value-type="float">
            <text:p>2073249253</text:p>
          </table:table-cell>
          <table:table-cell table:formula="of:=[.P209]" office:value-type="float" office:value="2909425198" calcext:value-type="float">
            <text:p>2909425198</text:p>
          </table:table-cell>
          <table:table-cell table:formula="of:=[.Q209]" office:value-type="float" office:value="2744434658" calcext:value-type="float">
            <text:p>2744434658</text:p>
          </table:table-cell>
          <table:table-cell table:formula="of:=[.R209]" office:value-type="float" office:value="3094302432" calcext:value-type="float">
            <text:p>3094302432</text:p>
          </table:table-cell>
          <table:table-cell table:formula="of:=[.S209]" office:value-type="float" office:value="3677093509" calcext:value-type="float">
            <text:p>3677093509</text:p>
          </table:table-cell>
          <table:table-cell table:formula="of:=[.T209]" office:value-type="float" office:value="3294998250" calcext:value-type="float">
            <text:p>3294998250</text:p>
          </table:table-cell>
          <table:table-cell table:formula="of:=[.U209]+[.N209]" office:value-type="float" office:value="4672458582" calcext:value-type="float">
            <text:p>4672458582</text:p>
          </table:table-cell>
          <table:table-cell table:formula="of:=[.V209]" office:value-type="float" office:value="1715121969" calcext:value-type="float">
            <text:p>1715121969</text:p>
          </table:table-cell>
          <table:table-cell table:formula="of:=[.N209]" office:value-type="float" office:value="2576600052" calcext:value-type="float">
            <text:p>2576600052</text:p>
          </table:table-cell>
          <table:table-cell table:formula="of:=SUM([.N210:.V210])" office:value-type="float" office:value="26757683903" calcext:value-type="float">
            <text:p>267576839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C210]" office:value-type="float" office:value="42604028" calcext:value-type="float">
            <text:p>42604028</text:p>
          </table:table-cell>
          <table:table-cell table:formula="of:=[.D210]" office:value-type="float" office:value="43568378" calcext:value-type="float">
            <text:p>43568378</text:p>
          </table:table-cell>
          <table:table-cell table:formula="of:=[.E210]" office:value-type="float" office:value="48671418" calcext:value-type="float">
            <text:p>48671418</text:p>
          </table:table-cell>
          <table:table-cell table:formula="of:=[.F210]" office:value-type="float" office:value="54217105" calcext:value-type="float">
            <text:p>54217105</text:p>
          </table:table-cell>
          <table:table-cell table:formula="of:=[.G210]" office:value-type="float" office:value="55585961" calcext:value-type="float">
            <text:p>55585961</text:p>
          </table:table-cell>
          <table:table-cell table:formula="of:=[.H210]" office:value-type="float" office:value="66442743" calcext:value-type="float">
            <text:p>66442743</text:p>
          </table:table-cell>
          <table:table-cell table:formula="of:=[.I210]+[.B210]" office:value-type="float" office:value="65110297" calcext:value-type="float">
            <text:p>65110297</text:p>
          </table:table-cell>
          <table:table-cell table:formula="of:=[.J210]" office:value-type="float" office:value="36395517" calcext:value-type="float">
            <text:p>36395517</text:p>
          </table:table-cell>
          <table:table-cell table:formula="of:=[.B210]" office:value-type="float" office:value="35387696" calcext:value-type="float">
            <text:p>35387696</text:p>
          </table:table-cell>
          <table:table-cell table:formula="of:=SUM([.B211:.J211])" office:value-type="float" office:value="447983143" calcext:value-type="float">
            <text:p>447983143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O210]" office:value-type="float" office:value="2909425198" calcext:value-type="float">
            <text:p>2909425198</text:p>
          </table:table-cell>
          <table:table-cell table:formula="of:=[.P210]" office:value-type="float" office:value="2744434658" calcext:value-type="float">
            <text:p>2744434658</text:p>
          </table:table-cell>
          <table:table-cell table:formula="of:=[.Q210]" office:value-type="float" office:value="3094302432" calcext:value-type="float">
            <text:p>3094302432</text:p>
          </table:table-cell>
          <table:table-cell table:formula="of:=[.R210]" office:value-type="float" office:value="3677093509" calcext:value-type="float">
            <text:p>3677093509</text:p>
          </table:table-cell>
          <table:table-cell table:formula="of:=[.S210]" office:value-type="float" office:value="3294998250" calcext:value-type="float">
            <text:p>3294998250</text:p>
          </table:table-cell>
          <table:table-cell table:formula="of:=[.T210]" office:value-type="float" office:value="4672458582" calcext:value-type="float">
            <text:p>4672458582</text:p>
          </table:table-cell>
          <table:table-cell table:formula="of:=[.U210]+[.N210]" office:value-type="float" office:value="3788371222" calcext:value-type="float">
            <text:p>3788371222</text:p>
          </table:table-cell>
          <table:table-cell table:formula="of:=[.V210]" office:value-type="float" office:value="2576600052" calcext:value-type="float">
            <text:p>2576600052</text:p>
          </table:table-cell>
          <table:table-cell table:formula="of:=[.N210]" office:value-type="float" office:value="2073249253" calcext:value-type="float">
            <text:p>2073249253</text:p>
          </table:table-cell>
          <table:table-cell table:formula="of:=SUM([.N211:.V211])" office:value-type="float" office:value="28830933156" calcext:value-type="float">
            <text:p>288309331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C211]" office:value-type="float" office:value="43568378" calcext:value-type="float">
            <text:p>43568378</text:p>
          </table:table-cell>
          <table:table-cell table:formula="of:=[.D211]" office:value-type="float" office:value="48671418" calcext:value-type="float">
            <text:p>48671418</text:p>
          </table:table-cell>
          <table:table-cell table:formula="of:=[.E211]" office:value-type="float" office:value="54217105" calcext:value-type="float">
            <text:p>54217105</text:p>
          </table:table-cell>
          <table:table-cell table:formula="of:=[.F211]" office:value-type="float" office:value="55585961" calcext:value-type="float">
            <text:p>55585961</text:p>
          </table:table-cell>
          <table:table-cell table:formula="of:=[.G211]" office:value-type="float" office:value="66442743" calcext:value-type="float">
            <text:p>66442743</text:p>
          </table:table-cell>
          <table:table-cell table:formula="of:=[.H211]" office:value-type="float" office:value="65110297" calcext:value-type="float">
            <text:p>65110297</text:p>
          </table:table-cell>
          <table:table-cell table:formula="of:=[.I211]+[.B211]" office:value-type="float" office:value="78999545" calcext:value-type="float">
            <text:p>78999545</text:p>
          </table:table-cell>
          <table:table-cell table:formula="of:=[.J211]" office:value-type="float" office:value="35387696" calcext:value-type="float">
            <text:p>35387696</text:p>
          </table:table-cell>
          <table:table-cell table:formula="of:=[.B211]" office:value-type="float" office:value="42604028" calcext:value-type="float">
            <text:p>42604028</text:p>
          </table:table-cell>
          <table:table-cell table:formula="of:=SUM([.B212:.J212])" office:value-type="float" office:value="490587171" calcext:value-type="float">
            <text:p>49058717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O211]" office:value-type="float" office:value="2744434658" calcext:value-type="float">
            <text:p>2744434658</text:p>
          </table:table-cell>
          <table:table-cell table:formula="of:=[.P211]" office:value-type="float" office:value="3094302432" calcext:value-type="float">
            <text:p>3094302432</text:p>
          </table:table-cell>
          <table:table-cell table:formula="of:=[.Q211]" office:value-type="float" office:value="3677093509" calcext:value-type="float">
            <text:p>3677093509</text:p>
          </table:table-cell>
          <table:table-cell table:formula="of:=[.R211]" office:value-type="float" office:value="3294998250" calcext:value-type="float">
            <text:p>3294998250</text:p>
          </table:table-cell>
          <table:table-cell table:formula="of:=[.S211]" office:value-type="float" office:value="4672458582" calcext:value-type="float">
            <text:p>4672458582</text:p>
          </table:table-cell>
          <table:table-cell table:formula="of:=[.T211]" office:value-type="float" office:value="3788371222" calcext:value-type="float">
            <text:p>3788371222</text:p>
          </table:table-cell>
          <table:table-cell table:formula="of:=[.U211]+[.N211]" office:value-type="float" office:value="5486025250" calcext:value-type="float">
            <text:p>5486025250</text:p>
          </table:table-cell>
          <table:table-cell table:formula="of:=[.V211]" office:value-type="float" office:value="2073249253" calcext:value-type="float">
            <text:p>2073249253</text:p>
          </table:table-cell>
          <table:table-cell table:formula="of:=[.N211]" office:value-type="float" office:value="2909425198" calcext:value-type="float">
            <text:p>2909425198</text:p>
          </table:table-cell>
          <table:table-cell table:formula="of:=SUM([.N212:.V212])" office:value-type="float" office:value="31740358354" calcext:value-type="float">
            <text:p>317403583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C212]" office:value-type="float" office:value="48671418" calcext:value-type="float">
            <text:p>48671418</text:p>
          </table:table-cell>
          <table:table-cell table:formula="of:=[.D212]" office:value-type="float" office:value="54217105" calcext:value-type="float">
            <text:p>54217105</text:p>
          </table:table-cell>
          <table:table-cell table:formula="of:=[.E212]" office:value-type="float" office:value="55585961" calcext:value-type="float">
            <text:p>55585961</text:p>
          </table:table-cell>
          <table:table-cell table:formula="of:=[.F212]" office:value-type="float" office:value="66442743" calcext:value-type="float">
            <text:p>66442743</text:p>
          </table:table-cell>
          <table:table-cell table:formula="of:=[.G212]" office:value-type="float" office:value="65110297" calcext:value-type="float">
            <text:p>65110297</text:p>
          </table:table-cell>
          <table:table-cell table:formula="of:=[.H212]" office:value-type="float" office:value="78999545" calcext:value-type="float">
            <text:p>78999545</text:p>
          </table:table-cell>
          <table:table-cell table:formula="of:=[.I212]+[.B212]" office:value-type="float" office:value="78956074" calcext:value-type="float">
            <text:p>78956074</text:p>
          </table:table-cell>
          <table:table-cell table:formula="of:=[.J212]" office:value-type="float" office:value="42604028" calcext:value-type="float">
            <text:p>42604028</text:p>
          </table:table-cell>
          <table:table-cell table:formula="of:=[.B212]" office:value-type="float" office:value="43568378" calcext:value-type="float">
            <text:p>43568378</text:p>
          </table:table-cell>
          <table:table-cell table:formula="of:=SUM([.B213:.J213])" office:value-type="float" office:value="534155549" calcext:value-type="float">
            <text:p>534155549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O212]" office:value-type="float" office:value="3094302432" calcext:value-type="float">
            <text:p>3094302432</text:p>
          </table:table-cell>
          <table:table-cell table:formula="of:=[.P212]" office:value-type="float" office:value="3677093509" calcext:value-type="float">
            <text:p>3677093509</text:p>
          </table:table-cell>
          <table:table-cell table:formula="of:=[.Q212]" office:value-type="float" office:value="3294998250" calcext:value-type="float">
            <text:p>3294998250</text:p>
          </table:table-cell>
          <table:table-cell table:formula="of:=[.R212]" office:value-type="float" office:value="4672458582" calcext:value-type="float">
            <text:p>4672458582</text:p>
          </table:table-cell>
          <table:table-cell table:formula="of:=[.S212]" office:value-type="float" office:value="3788371222" calcext:value-type="float">
            <text:p>3788371222</text:p>
          </table:table-cell>
          <table:table-cell table:formula="of:=[.T212]" office:value-type="float" office:value="5486025250" calcext:value-type="float">
            <text:p>5486025250</text:p>
          </table:table-cell>
          <table:table-cell table:formula="of:=[.U212]+[.N212]" office:value-type="float" office:value="4817683911" calcext:value-type="float">
            <text:p>4817683911</text:p>
          </table:table-cell>
          <table:table-cell table:formula="of:=[.V212]" office:value-type="float" office:value="2909425198" calcext:value-type="float">
            <text:p>2909425198</text:p>
          </table:table-cell>
          <table:table-cell table:formula="of:=[.N212]" office:value-type="float" office:value="2744434658" calcext:value-type="float">
            <text:p>2744434658</text:p>
          </table:table-cell>
          <table:table-cell table:formula="of:=SUM([.N213:.V213])" office:value-type="float" office:value="34484793012" calcext:value-type="float">
            <text:p>344847930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C213]" office:value-type="float" office:value="54217105" calcext:value-type="float">
            <text:p>54217105</text:p>
          </table:table-cell>
          <table:table-cell table:formula="of:=[.D213]" office:value-type="float" office:value="55585961" calcext:value-type="float">
            <text:p>55585961</text:p>
          </table:table-cell>
          <table:table-cell table:formula="of:=[.E213]" office:value-type="float" office:value="66442743" calcext:value-type="float">
            <text:p>66442743</text:p>
          </table:table-cell>
          <table:table-cell table:formula="of:=[.F213]" office:value-type="float" office:value="65110297" calcext:value-type="float">
            <text:p>65110297</text:p>
          </table:table-cell>
          <table:table-cell table:formula="of:=[.G213]" office:value-type="float" office:value="78999545" calcext:value-type="float">
            <text:p>78999545</text:p>
          </table:table-cell>
          <table:table-cell table:formula="of:=[.H213]" office:value-type="float" office:value="78956074" calcext:value-type="float">
            <text:p>78956074</text:p>
          </table:table-cell>
          <table:table-cell table:formula="of:=[.I213]+[.B213]" office:value-type="float" office:value="91275446" calcext:value-type="float">
            <text:p>91275446</text:p>
          </table:table-cell>
          <table:table-cell table:formula="of:=[.J213]" office:value-type="float" office:value="43568378" calcext:value-type="float">
            <text:p>43568378</text:p>
          </table:table-cell>
          <table:table-cell table:formula="of:=[.B213]" office:value-type="float" office:value="48671418" calcext:value-type="float">
            <text:p>48671418</text:p>
          </table:table-cell>
          <table:table-cell table:formula="of:=SUM([.B214:.J214])" office:value-type="float" office:value="582826967" calcext:value-type="float">
            <text:p>582826967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O213]" office:value-type="float" office:value="3677093509" calcext:value-type="float">
            <text:p>3677093509</text:p>
          </table:table-cell>
          <table:table-cell table:formula="of:=[.P213]" office:value-type="float" office:value="3294998250" calcext:value-type="float">
            <text:p>3294998250</text:p>
          </table:table-cell>
          <table:table-cell table:formula="of:=[.Q213]" office:value-type="float" office:value="4672458582" calcext:value-type="float">
            <text:p>4672458582</text:p>
          </table:table-cell>
          <table:table-cell table:formula="of:=[.R213]" office:value-type="float" office:value="3788371222" calcext:value-type="float">
            <text:p>3788371222</text:p>
          </table:table-cell>
          <table:table-cell table:formula="of:=[.S213]" office:value-type="float" office:value="5486025250" calcext:value-type="float">
            <text:p>5486025250</text:p>
          </table:table-cell>
          <table:table-cell table:formula="of:=[.T213]" office:value-type="float" office:value="4817683911" calcext:value-type="float">
            <text:p>4817683911</text:p>
          </table:table-cell>
          <table:table-cell table:formula="of:=[.U213]+[.N213]" office:value-type="float" office:value="6003727630" calcext:value-type="float">
            <text:p>6003727630</text:p>
          </table:table-cell>
          <table:table-cell table:formula="of:=[.V213]" office:value-type="float" office:value="2744434658" calcext:value-type="float">
            <text:p>2744434658</text:p>
          </table:table-cell>
          <table:table-cell table:formula="of:=[.N213]" office:value-type="float" office:value="3094302432" calcext:value-type="float">
            <text:p>3094302432</text:p>
          </table:table-cell>
          <table:table-cell table:formula="of:=SUM([.N214:.V214])" office:value-type="float" office:value="37579095444" calcext:value-type="float">
            <text:p>375790954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C214]" office:value-type="float" office:value="55585961" calcext:value-type="float">
            <text:p>55585961</text:p>
          </table:table-cell>
          <table:table-cell table:formula="of:=[.D214]" office:value-type="float" office:value="66442743" calcext:value-type="float">
            <text:p>66442743</text:p>
          </table:table-cell>
          <table:table-cell table:formula="of:=[.E214]" office:value-type="float" office:value="65110297" calcext:value-type="float">
            <text:p>65110297</text:p>
          </table:table-cell>
          <table:table-cell table:formula="of:=[.F214]" office:value-type="float" office:value="78999545" calcext:value-type="float">
            <text:p>78999545</text:p>
          </table:table-cell>
          <table:table-cell table:formula="of:=[.G214]" office:value-type="float" office:value="78956074" calcext:value-type="float">
            <text:p>78956074</text:p>
          </table:table-cell>
          <table:table-cell table:formula="of:=[.H214]" office:value-type="float" office:value="91275446" calcext:value-type="float">
            <text:p>91275446</text:p>
          </table:table-cell>
          <table:table-cell table:formula="of:=[.I214]+[.B214]" office:value-type="float" office:value="97785483" calcext:value-type="float">
            <text:p>97785483</text:p>
          </table:table-cell>
          <table:table-cell table:formula="of:=[.J214]" office:value-type="float" office:value="48671418" calcext:value-type="float">
            <text:p>48671418</text:p>
          </table:table-cell>
          <table:table-cell table:formula="of:=[.B214]" office:value-type="float" office:value="54217105" calcext:value-type="float">
            <text:p>54217105</text:p>
          </table:table-cell>
          <table:table-cell table:formula="of:=SUM([.B215:.J215])" office:value-type="float" office:value="637044072" calcext:value-type="float">
            <text:p>637044072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O214]" office:value-type="float" office:value="3294998250" calcext:value-type="float">
            <text:p>3294998250</text:p>
          </table:table-cell>
          <table:table-cell table:formula="of:=[.P214]" office:value-type="float" office:value="4672458582" calcext:value-type="float">
            <text:p>4672458582</text:p>
          </table:table-cell>
          <table:table-cell table:formula="of:=[.Q214]" office:value-type="float" office:value="3788371222" calcext:value-type="float">
            <text:p>3788371222</text:p>
          </table:table-cell>
          <table:table-cell table:formula="of:=[.R214]" office:value-type="float" office:value="5486025250" calcext:value-type="float">
            <text:p>5486025250</text:p>
          </table:table-cell>
          <table:table-cell table:formula="of:=[.S214]" office:value-type="float" office:value="4817683911" calcext:value-type="float">
            <text:p>4817683911</text:p>
          </table:table-cell>
          <table:table-cell table:formula="of:=[.T214]" office:value-type="float" office:value="6003727630" calcext:value-type="float">
            <text:p>6003727630</text:p>
          </table:table-cell>
          <table:table-cell table:formula="of:=[.U214]+[.N214]" office:value-type="float" office:value="6421528167" calcext:value-type="float">
            <text:p>6421528167</text:p>
          </table:table-cell>
          <table:table-cell table:formula="of:=[.V214]" office:value-type="float" office:value="3094302432" calcext:value-type="float">
            <text:p>3094302432</text:p>
          </table:table-cell>
          <table:table-cell table:formula="of:=[.N214]" office:value-type="float" office:value="3677093509" calcext:value-type="float">
            <text:p>3677093509</text:p>
          </table:table-cell>
          <table:table-cell table:formula="of:=SUM([.N215:.V215])" office:value-type="float" office:value="41256188953" calcext:value-type="float">
            <text:p>412561889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C215]" office:value-type="float" office:value="66442743" calcext:value-type="float">
            <text:p>66442743</text:p>
          </table:table-cell>
          <table:table-cell table:formula="of:=[.D215]" office:value-type="float" office:value="65110297" calcext:value-type="float">
            <text:p>65110297</text:p>
          </table:table-cell>
          <table:table-cell table:formula="of:=[.E215]" office:value-type="float" office:value="78999545" calcext:value-type="float">
            <text:p>78999545</text:p>
          </table:table-cell>
          <table:table-cell table:formula="of:=[.F215]" office:value-type="float" office:value="78956074" calcext:value-type="float">
            <text:p>78956074</text:p>
          </table:table-cell>
          <table:table-cell table:formula="of:=[.G215]" office:value-type="float" office:value="91275446" calcext:value-type="float">
            <text:p>91275446</text:p>
          </table:table-cell>
          <table:table-cell table:formula="of:=[.H215]" office:value-type="float" office:value="97785483" calcext:value-type="float">
            <text:p>97785483</text:p>
          </table:table-cell>
          <table:table-cell table:formula="of:=[.I215]+[.B215]" office:value-type="float" office:value="104257379" calcext:value-type="float">
            <text:p>104257379</text:p>
          </table:table-cell>
          <table:table-cell table:formula="of:=[.J215]" office:value-type="float" office:value="54217105" calcext:value-type="float">
            <text:p>54217105</text:p>
          </table:table-cell>
          <table:table-cell table:formula="of:=[.B215]" office:value-type="float" office:value="55585961" calcext:value-type="float">
            <text:p>55585961</text:p>
          </table:table-cell>
          <table:table-cell table:formula="of:=SUM([.B216:.J216])" office:value-type="float" office:value="692630033" calcext:value-type="float">
            <text:p>692630033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O215]" office:value-type="float" office:value="4672458582" calcext:value-type="float">
            <text:p>4672458582</text:p>
          </table:table-cell>
          <table:table-cell table:formula="of:=[.P215]" office:value-type="float" office:value="3788371222" calcext:value-type="float">
            <text:p>3788371222</text:p>
          </table:table-cell>
          <table:table-cell table:formula="of:=[.Q215]" office:value-type="float" office:value="5486025250" calcext:value-type="float">
            <text:p>5486025250</text:p>
          </table:table-cell>
          <table:table-cell table:formula="of:=[.R215]" office:value-type="float" office:value="4817683911" calcext:value-type="float">
            <text:p>4817683911</text:p>
          </table:table-cell>
          <table:table-cell table:formula="of:=[.S215]" office:value-type="float" office:value="6003727630" calcext:value-type="float">
            <text:p>6003727630</text:p>
          </table:table-cell>
          <table:table-cell table:formula="of:=[.T215]" office:value-type="float" office:value="6421528167" calcext:value-type="float">
            <text:p>6421528167</text:p>
          </table:table-cell>
          <table:table-cell table:formula="of:=[.U215]+[.N215]" office:value-type="float" office:value="6389300682" calcext:value-type="float">
            <text:p>6389300682</text:p>
          </table:table-cell>
          <table:table-cell table:formula="of:=[.V215]" office:value-type="float" office:value="3677093509" calcext:value-type="float">
            <text:p>3677093509</text:p>
          </table:table-cell>
          <table:table-cell table:formula="of:=[.N215]" office:value-type="float" office:value="3294998250" calcext:value-type="float">
            <text:p>3294998250</text:p>
          </table:table-cell>
          <table:table-cell table:formula="of:=SUM([.N216:.V216])" office:value-type="float" office:value="44551187203" calcext:value-type="float">
            <text:p>445511872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C216]" office:value-type="float" office:value="65110297" calcext:value-type="float">
            <text:p>65110297</text:p>
          </table:table-cell>
          <table:table-cell table:formula="of:=[.D216]" office:value-type="float" office:value="78999545" calcext:value-type="float">
            <text:p>78999545</text:p>
          </table:table-cell>
          <table:table-cell table:formula="of:=[.E216]" office:value-type="float" office:value="78956074" calcext:value-type="float">
            <text:p>78956074</text:p>
          </table:table-cell>
          <table:table-cell table:formula="of:=[.F216]" office:value-type="float" office:value="91275446" calcext:value-type="float">
            <text:p>91275446</text:p>
          </table:table-cell>
          <table:table-cell table:formula="of:=[.G216]" office:value-type="float" office:value="97785483" calcext:value-type="float">
            <text:p>97785483</text:p>
          </table:table-cell>
          <table:table-cell table:formula="of:=[.H216]" office:value-type="float" office:value="104257379" calcext:value-type="float">
            <text:p>104257379</text:p>
          </table:table-cell>
          <table:table-cell table:formula="of:=[.I216]+[.B216]" office:value-type="float" office:value="120659848" calcext:value-type="float">
            <text:p>120659848</text:p>
          </table:table-cell>
          <table:table-cell table:formula="of:=[.J216]" office:value-type="float" office:value="55585961" calcext:value-type="float">
            <text:p>55585961</text:p>
          </table:table-cell>
          <table:table-cell table:formula="of:=[.B216]" office:value-type="float" office:value="66442743" calcext:value-type="float">
            <text:p>66442743</text:p>
          </table:table-cell>
          <table:table-cell table:formula="of:=SUM([.B217:.J217])" office:value-type="float" office:value="759072776" calcext:value-type="float">
            <text:p>759072776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O216]" office:value-type="float" office:value="3788371222" calcext:value-type="float">
            <text:p>3788371222</text:p>
          </table:table-cell>
          <table:table-cell table:formula="of:=[.P216]" office:value-type="float" office:value="5486025250" calcext:value-type="float">
            <text:p>5486025250</text:p>
          </table:table-cell>
          <table:table-cell table:formula="of:=[.Q216]" office:value-type="float" office:value="4817683911" calcext:value-type="float">
            <text:p>4817683911</text:p>
          </table:table-cell>
          <table:table-cell table:formula="of:=[.R216]" office:value-type="float" office:value="6003727630" calcext:value-type="float">
            <text:p>6003727630</text:p>
          </table:table-cell>
          <table:table-cell table:formula="of:=[.S216]" office:value-type="float" office:value="6421528167" calcext:value-type="float">
            <text:p>6421528167</text:p>
          </table:table-cell>
          <table:table-cell table:formula="of:=[.T216]" office:value-type="float" office:value="6389300682" calcext:value-type="float">
            <text:p>6389300682</text:p>
          </table:table-cell>
          <table:table-cell table:formula="of:=[.U216]+[.N216]" office:value-type="float" office:value="8349552091" calcext:value-type="float">
            <text:p>8349552091</text:p>
          </table:table-cell>
          <table:table-cell table:formula="of:=[.V216]" office:value-type="float" office:value="3294998250" calcext:value-type="float">
            <text:p>3294998250</text:p>
          </table:table-cell>
          <table:table-cell table:formula="of:=[.N216]" office:value-type="float" office:value="4672458582" calcext:value-type="float">
            <text:p>4672458582</text:p>
          </table:table-cell>
          <table:table-cell table:formula="of:=SUM([.N217:.V217])" office:value-type="float" office:value="49223645785" calcext:value-type="float">
            <text:p>492236457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C217]" office:value-type="float" office:value="78999545" calcext:value-type="float">
            <text:p>78999545</text:p>
          </table:table-cell>
          <table:table-cell table:formula="of:=[.D217]" office:value-type="float" office:value="78956074" calcext:value-type="float">
            <text:p>78956074</text:p>
          </table:table-cell>
          <table:table-cell table:formula="of:=[.E217]" office:value-type="float" office:value="91275446" calcext:value-type="float">
            <text:p>91275446</text:p>
          </table:table-cell>
          <table:table-cell table:formula="of:=[.F217]" office:value-type="float" office:value="97785483" calcext:value-type="float">
            <text:p>97785483</text:p>
          </table:table-cell>
          <table:table-cell table:formula="of:=[.G217]" office:value-type="float" office:value="104257379" calcext:value-type="float">
            <text:p>104257379</text:p>
          </table:table-cell>
          <table:table-cell table:formula="of:=[.H217]" office:value-type="float" office:value="120659848" calcext:value-type="float">
            <text:p>120659848</text:p>
          </table:table-cell>
          <table:table-cell table:formula="of:=[.I217]+[.B217]" office:value-type="float" office:value="120696258" calcext:value-type="float">
            <text:p>120696258</text:p>
          </table:table-cell>
          <table:table-cell table:formula="of:=[.J217]" office:value-type="float" office:value="66442743" calcext:value-type="float">
            <text:p>66442743</text:p>
          </table:table-cell>
          <table:table-cell table:formula="of:=[.B217]" office:value-type="float" office:value="65110297" calcext:value-type="float">
            <text:p>65110297</text:p>
          </table:table-cell>
          <table:table-cell table:formula="of:=SUM([.B218:.J218])" office:value-type="float" office:value="824183073" calcext:value-type="float">
            <text:p>824183073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O217]" office:value-type="float" office:value="5486025250" calcext:value-type="float">
            <text:p>5486025250</text:p>
          </table:table-cell>
          <table:table-cell table:formula="of:=[.P217]" office:value-type="float" office:value="4817683911" calcext:value-type="float">
            <text:p>4817683911</text:p>
          </table:table-cell>
          <table:table-cell table:formula="of:=[.Q217]" office:value-type="float" office:value="6003727630" calcext:value-type="float">
            <text:p>6003727630</text:p>
          </table:table-cell>
          <table:table-cell table:formula="of:=[.R217]" office:value-type="float" office:value="6421528167" calcext:value-type="float">
            <text:p>6421528167</text:p>
          </table:table-cell>
          <table:table-cell table:formula="of:=[.S217]" office:value-type="float" office:value="6389300682" calcext:value-type="float">
            <text:p>6389300682</text:p>
          </table:table-cell>
          <table:table-cell table:formula="of:=[.T217]" office:value-type="float" office:value="8349552091" calcext:value-type="float">
            <text:p>8349552091</text:p>
          </table:table-cell>
          <table:table-cell table:formula="of:=[.U217]+[.N217]" office:value-type="float" office:value="7083369472" calcext:value-type="float">
            <text:p>7083369472</text:p>
          </table:table-cell>
          <table:table-cell table:formula="of:=[.V217]" office:value-type="float" office:value="4672458582" calcext:value-type="float">
            <text:p>4672458582</text:p>
          </table:table-cell>
          <table:table-cell table:formula="of:=[.N217]" office:value-type="float" office:value="3788371222" calcext:value-type="float">
            <text:p>3788371222</text:p>
          </table:table-cell>
          <table:table-cell table:formula="of:=SUM([.N218:.V218])" office:value-type="float" office:value="53012017007" calcext:value-type="float">
            <text:p>530120170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C218]" office:value-type="float" office:value="78956074" calcext:value-type="float">
            <text:p>78956074</text:p>
          </table:table-cell>
          <table:table-cell table:formula="of:=[.D218]" office:value-type="float" office:value="91275446" calcext:value-type="float">
            <text:p>91275446</text:p>
          </table:table-cell>
          <table:table-cell table:formula="of:=[.E218]" office:value-type="float" office:value="97785483" calcext:value-type="float">
            <text:p>97785483</text:p>
          </table:table-cell>
          <table:table-cell table:formula="of:=[.F218]" office:value-type="float" office:value="104257379" calcext:value-type="float">
            <text:p>104257379</text:p>
          </table:table-cell>
          <table:table-cell table:formula="of:=[.G218]" office:value-type="float" office:value="120659848" calcext:value-type="float">
            <text:p>120659848</text:p>
          </table:table-cell>
          <table:table-cell table:formula="of:=[.H218]" office:value-type="float" office:value="120696258" calcext:value-type="float">
            <text:p>120696258</text:p>
          </table:table-cell>
          <table:table-cell table:formula="of:=[.I218]+[.B218]" office:value-type="float" office:value="145442288" calcext:value-type="float">
            <text:p>145442288</text:p>
          </table:table-cell>
          <table:table-cell table:formula="of:=[.J218]" office:value-type="float" office:value="65110297" calcext:value-type="float">
            <text:p>65110297</text:p>
          </table:table-cell>
          <table:table-cell table:formula="of:=[.B218]" office:value-type="float" office:value="78999545" calcext:value-type="float">
            <text:p>78999545</text:p>
          </table:table-cell>
          <table:table-cell table:formula="of:=SUM([.B219:.J219])" office:value-type="float" office:value="903182618" calcext:value-type="float">
            <text:p>903182618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O218]" office:value-type="float" office:value="4817683911" calcext:value-type="float">
            <text:p>4817683911</text:p>
          </table:table-cell>
          <table:table-cell table:formula="of:=[.P218]" office:value-type="float" office:value="6003727630" calcext:value-type="float">
            <text:p>6003727630</text:p>
          </table:table-cell>
          <table:table-cell table:formula="of:=[.Q218]" office:value-type="float" office:value="6421528167" calcext:value-type="float">
            <text:p>6421528167</text:p>
          </table:table-cell>
          <table:table-cell table:formula="of:=[.R218]" office:value-type="float" office:value="6389300682" calcext:value-type="float">
            <text:p>6389300682</text:p>
          </table:table-cell>
          <table:table-cell table:formula="of:=[.S218]" office:value-type="float" office:value="8349552091" calcext:value-type="float">
            <text:p>8349552091</text:p>
          </table:table-cell>
          <table:table-cell table:formula="of:=[.T218]" office:value-type="float" office:value="7083369472" calcext:value-type="float">
            <text:p>7083369472</text:p>
          </table:table-cell>
          <table:table-cell table:formula="of:=[.U218]+[.N218]" office:value-type="float" office:value="10158483832" calcext:value-type="float">
            <text:p>10158483832</text:p>
          </table:table-cell>
          <table:table-cell table:formula="of:=[.V218]" office:value-type="float" office:value="3788371222" calcext:value-type="float">
            <text:p>3788371222</text:p>
          </table:table-cell>
          <table:table-cell table:formula="of:=[.N218]" office:value-type="float" office:value="5486025250" calcext:value-type="float">
            <text:p>5486025250</text:p>
          </table:table-cell>
          <table:table-cell table:formula="of:=SUM([.N219:.V219])" office:value-type="float" office:value="58498042257" calcext:value-type="float">
            <text:p>584980422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C219]" office:value-type="float" office:value="91275446" calcext:value-type="float">
            <text:p>91275446</text:p>
          </table:table-cell>
          <table:table-cell table:formula="of:=[.D219]" office:value-type="float" office:value="97785483" calcext:value-type="float">
            <text:p>97785483</text:p>
          </table:table-cell>
          <table:table-cell table:formula="of:=[.E219]" office:value-type="float" office:value="104257379" calcext:value-type="float">
            <text:p>104257379</text:p>
          </table:table-cell>
          <table:table-cell table:formula="of:=[.F219]" office:value-type="float" office:value="120659848" calcext:value-type="float">
            <text:p>120659848</text:p>
          </table:table-cell>
          <table:table-cell table:formula="of:=[.G219]" office:value-type="float" office:value="120696258" calcext:value-type="float">
            <text:p>120696258</text:p>
          </table:table-cell>
          <table:table-cell table:formula="of:=[.H219]" office:value-type="float" office:value="145442288" calcext:value-type="float">
            <text:p>145442288</text:p>
          </table:table-cell>
          <table:table-cell table:formula="of:=[.I219]+[.B219]" office:value-type="float" office:value="144066371" calcext:value-type="float">
            <text:p>144066371</text:p>
          </table:table-cell>
          <table:table-cell table:formula="of:=[.J219]" office:value-type="float" office:value="78999545" calcext:value-type="float">
            <text:p>78999545</text:p>
          </table:table-cell>
          <table:table-cell table:formula="of:=[.B219]" office:value-type="float" office:value="78956074" calcext:value-type="float">
            <text:p>78956074</text:p>
          </table:table-cell>
          <table:table-cell table:formula="of:=SUM([.B220:.J220])" office:value-type="float" office:value="982138692" calcext:value-type="float">
            <text:p>98213869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O219]" office:value-type="float" office:value="6003727630" calcext:value-type="float">
            <text:p>6003727630</text:p>
          </table:table-cell>
          <table:table-cell table:formula="of:=[.P219]" office:value-type="float" office:value="6421528167" calcext:value-type="float">
            <text:p>6421528167</text:p>
          </table:table-cell>
          <table:table-cell table:formula="of:=[.Q219]" office:value-type="float" office:value="6389300682" calcext:value-type="float">
            <text:p>6389300682</text:p>
          </table:table-cell>
          <table:table-cell table:formula="of:=[.R219]" office:value-type="float" office:value="8349552091" calcext:value-type="float">
            <text:p>8349552091</text:p>
          </table:table-cell>
          <table:table-cell table:formula="of:=[.S219]" office:value-type="float" office:value="7083369472" calcext:value-type="float">
            <text:p>7083369472</text:p>
          </table:table-cell>
          <table:table-cell table:formula="of:=[.T219]" office:value-type="float" office:value="10158483832" calcext:value-type="float">
            <text:p>10158483832</text:p>
          </table:table-cell>
          <table:table-cell table:formula="of:=[.U219]+[.N219]" office:value-type="float" office:value="8606055133" calcext:value-type="float">
            <text:p>8606055133</text:p>
          </table:table-cell>
          <table:table-cell table:formula="of:=[.V219]" office:value-type="float" office:value="5486025250" calcext:value-type="float">
            <text:p>5486025250</text:p>
          </table:table-cell>
          <table:table-cell table:formula="of:=[.N219]" office:value-type="float" office:value="4817683911" calcext:value-type="float">
            <text:p>4817683911</text:p>
          </table:table-cell>
          <table:table-cell table:formula="of:=SUM([.N220:.V220])" office:value-type="float" office:value="63315726168" calcext:value-type="float">
            <text:p>633157261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C220]" office:value-type="float" office:value="97785483" calcext:value-type="float">
            <text:p>97785483</text:p>
          </table:table-cell>
          <table:table-cell table:formula="of:=[.D220]" office:value-type="float" office:value="104257379" calcext:value-type="float">
            <text:p>104257379</text:p>
          </table:table-cell>
          <table:table-cell table:formula="of:=[.E220]" office:value-type="float" office:value="120659848" calcext:value-type="float">
            <text:p>120659848</text:p>
          </table:table-cell>
          <table:table-cell table:formula="of:=[.F220]" office:value-type="float" office:value="120696258" calcext:value-type="float">
            <text:p>120696258</text:p>
          </table:table-cell>
          <table:table-cell table:formula="of:=[.G220]" office:value-type="float" office:value="145442288" calcext:value-type="float">
            <text:p>145442288</text:p>
          </table:table-cell>
          <table:table-cell table:formula="of:=[.H220]" office:value-type="float" office:value="144066371" calcext:value-type="float">
            <text:p>144066371</text:p>
          </table:table-cell>
          <table:table-cell table:formula="of:=[.I220]+[.B220]" office:value-type="float" office:value="170274991" calcext:value-type="float">
            <text:p>170274991</text:p>
          </table:table-cell>
          <table:table-cell table:formula="of:=[.J220]" office:value-type="float" office:value="78956074" calcext:value-type="float">
            <text:p>78956074</text:p>
          </table:table-cell>
          <table:table-cell table:formula="of:=[.B220]" office:value-type="float" office:value="91275446" calcext:value-type="float">
            <text:p>91275446</text:p>
          </table:table-cell>
          <table:table-cell table:formula="of:=SUM([.B221:.J221])" office:value-type="float" office:value="1073414138" calcext:value-type="float">
            <text:p>1073414138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O220]" office:value-type="float" office:value="6421528167" calcext:value-type="float">
            <text:p>6421528167</text:p>
          </table:table-cell>
          <table:table-cell table:formula="of:=[.P220]" office:value-type="float" office:value="6389300682" calcext:value-type="float">
            <text:p>6389300682</text:p>
          </table:table-cell>
          <table:table-cell table:formula="of:=[.Q220]" office:value-type="float" office:value="8349552091" calcext:value-type="float">
            <text:p>8349552091</text:p>
          </table:table-cell>
          <table:table-cell table:formula="of:=[.R220]" office:value-type="float" office:value="7083369472" calcext:value-type="float">
            <text:p>7083369472</text:p>
          </table:table-cell>
          <table:table-cell table:formula="of:=[.S220]" office:value-type="float" office:value="10158483832" calcext:value-type="float">
            <text:p>10158483832</text:p>
          </table:table-cell>
          <table:table-cell table:formula="of:=[.T220]" office:value-type="float" office:value="8606055133" calcext:value-type="float">
            <text:p>8606055133</text:p>
          </table:table-cell>
          <table:table-cell table:formula="of:=[.U220]+[.N220]" office:value-type="float" office:value="11489752880" calcext:value-type="float">
            <text:p>11489752880</text:p>
          </table:table-cell>
          <table:table-cell table:formula="of:=[.V220]" office:value-type="float" office:value="4817683911" calcext:value-type="float">
            <text:p>4817683911</text:p>
          </table:table-cell>
          <table:table-cell table:formula="of:=[.N220]" office:value-type="float" office:value="6003727630" calcext:value-type="float">
            <text:p>6003727630</text:p>
          </table:table-cell>
          <table:table-cell table:formula="of:=SUM([.N221:.V221])" office:value-type="float" office:value="69319453798" calcext:value-type="float">
            <text:p>693194537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C221]" office:value-type="float" office:value="104257379" calcext:value-type="float">
            <text:p>104257379</text:p>
          </table:table-cell>
          <table:table-cell table:formula="of:=[.D221]" office:value-type="float" office:value="120659848" calcext:value-type="float">
            <text:p>120659848</text:p>
          </table:table-cell>
          <table:table-cell table:formula="of:=[.E221]" office:value-type="float" office:value="120696258" calcext:value-type="float">
            <text:p>120696258</text:p>
          </table:table-cell>
          <table:table-cell table:formula="of:=[.F221]" office:value-type="float" office:value="145442288" calcext:value-type="float">
            <text:p>145442288</text:p>
          </table:table-cell>
          <table:table-cell table:formula="of:=[.G221]" office:value-type="float" office:value="144066371" calcext:value-type="float">
            <text:p>144066371</text:p>
          </table:table-cell>
          <table:table-cell table:formula="of:=[.H221]" office:value-type="float" office:value="170274991" calcext:value-type="float">
            <text:p>170274991</text:p>
          </table:table-cell>
          <table:table-cell table:formula="of:=[.I221]+[.B221]" office:value-type="float" office:value="176741557" calcext:value-type="float">
            <text:p>176741557</text:p>
          </table:table-cell>
          <table:table-cell table:formula="of:=[.J221]" office:value-type="float" office:value="91275446" calcext:value-type="float">
            <text:p>91275446</text:p>
          </table:table-cell>
          <table:table-cell table:formula="of:=[.B221]" office:value-type="float" office:value="97785483" calcext:value-type="float">
            <text:p>97785483</text:p>
          </table:table-cell>
          <table:table-cell table:formula="of:=SUM([.B222:.J222])" office:value-type="float" office:value="1171199621" calcext:value-type="float">
            <text:p>117119962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O221]" office:value-type="float" office:value="6389300682" calcext:value-type="float">
            <text:p>6389300682</text:p>
          </table:table-cell>
          <table:table-cell table:formula="of:=[.P221]" office:value-type="float" office:value="8349552091" calcext:value-type="float">
            <text:p>8349552091</text:p>
          </table:table-cell>
          <table:table-cell table:formula="of:=[.Q221]" office:value-type="float" office:value="7083369472" calcext:value-type="float">
            <text:p>7083369472</text:p>
          </table:table-cell>
          <table:table-cell table:formula="of:=[.R221]" office:value-type="float" office:value="10158483832" calcext:value-type="float">
            <text:p>10158483832</text:p>
          </table:table-cell>
          <table:table-cell table:formula="of:=[.S221]" office:value-type="float" office:value="8606055133" calcext:value-type="float">
            <text:p>8606055133</text:p>
          </table:table-cell>
          <table:table-cell table:formula="of:=[.T221]" office:value-type="float" office:value="11489752880" calcext:value-type="float">
            <text:p>11489752880</text:p>
          </table:table-cell>
          <table:table-cell table:formula="of:=[.U221]+[.N221]" office:value-type="float" office:value="11239212078" calcext:value-type="float">
            <text:p>11239212078</text:p>
          </table:table-cell>
          <table:table-cell table:formula="of:=[.V221]" office:value-type="float" office:value="6003727630" calcext:value-type="float">
            <text:p>6003727630</text:p>
          </table:table-cell>
          <table:table-cell table:formula="of:=[.N221]" office:value-type="float" office:value="6421528167" calcext:value-type="float">
            <text:p>6421528167</text:p>
          </table:table-cell>
          <table:table-cell table:formula="of:=SUM([.N222:.V222])" office:value-type="float" office:value="75740981965" calcext:value-type="float">
            <text:p>757409819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C222]" office:value-type="float" office:value="120659848" calcext:value-type="float">
            <text:p>120659848</text:p>
          </table:table-cell>
          <table:table-cell table:formula="of:=[.D222]" office:value-type="float" office:value="120696258" calcext:value-type="float">
            <text:p>120696258</text:p>
          </table:table-cell>
          <table:table-cell table:formula="of:=[.E222]" office:value-type="float" office:value="145442288" calcext:value-type="float">
            <text:p>145442288</text:p>
          </table:table-cell>
          <table:table-cell table:formula="of:=[.F222]" office:value-type="float" office:value="144066371" calcext:value-type="float">
            <text:p>144066371</text:p>
          </table:table-cell>
          <table:table-cell table:formula="of:=[.G222]" office:value-type="float" office:value="170274991" calcext:value-type="float">
            <text:p>170274991</text:p>
          </table:table-cell>
          <table:table-cell table:formula="of:=[.H222]" office:value-type="float" office:value="176741557" calcext:value-type="float">
            <text:p>176741557</text:p>
          </table:table-cell>
          <table:table-cell table:formula="of:=[.I222]+[.B222]" office:value-type="float" office:value="195532825" calcext:value-type="float">
            <text:p>195532825</text:p>
          </table:table-cell>
          <table:table-cell table:formula="of:=[.J222]" office:value-type="float" office:value="97785483" calcext:value-type="float">
            <text:p>97785483</text:p>
          </table:table-cell>
          <table:table-cell table:formula="of:=[.B222]" office:value-type="float" office:value="104257379" calcext:value-type="float">
            <text:p>104257379</text:p>
          </table:table-cell>
          <table:table-cell table:formula="of:=SUM([.B223:.J223])" office:value-type="float" office:value="1275457000" calcext:value-type="float">
            <text:p>127545700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O222]" office:value-type="float" office:value="8349552091" calcext:value-type="float">
            <text:p>8349552091</text:p>
          </table:table-cell>
          <table:table-cell table:formula="of:=[.P222]" office:value-type="float" office:value="7083369472" calcext:value-type="float">
            <text:p>7083369472</text:p>
          </table:table-cell>
          <table:table-cell table:formula="of:=[.Q222]" office:value-type="float" office:value="10158483832" calcext:value-type="float">
            <text:p>10158483832</text:p>
          </table:table-cell>
          <table:table-cell table:formula="of:=[.R222]" office:value-type="float" office:value="8606055133" calcext:value-type="float">
            <text:p>8606055133</text:p>
          </table:table-cell>
          <table:table-cell table:formula="of:=[.S222]" office:value-type="float" office:value="11489752880" calcext:value-type="float">
            <text:p>11489752880</text:p>
          </table:table-cell>
          <table:table-cell table:formula="of:=[.T222]" office:value-type="float" office:value="11239212078" calcext:value-type="float">
            <text:p>11239212078</text:p>
          </table:table-cell>
          <table:table-cell table:formula="of:=[.U222]+[.N222]" office:value-type="float" office:value="12393028312" calcext:value-type="float">
            <text:p>12393028312</text:p>
          </table:table-cell>
          <table:table-cell table:formula="of:=[.V222]" office:value-type="float" office:value="6421528167" calcext:value-type="float">
            <text:p>6421528167</text:p>
          </table:table-cell>
          <table:table-cell table:formula="of:=[.N222]" office:value-type="float" office:value="6389300682" calcext:value-type="float">
            <text:p>6389300682</text:p>
          </table:table-cell>
          <table:table-cell table:formula="of:=SUM([.N223:.V223])" office:value-type="float" office:value="82130282647" calcext:value-type="float">
            <text:p>821302826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C223]" office:value-type="float" office:value="120696258" calcext:value-type="float">
            <text:p>120696258</text:p>
          </table:table-cell>
          <table:table-cell table:formula="of:=[.D223]" office:value-type="float" office:value="145442288" calcext:value-type="float">
            <text:p>145442288</text:p>
          </table:table-cell>
          <table:table-cell table:formula="of:=[.E223]" office:value-type="float" office:value="144066371" calcext:value-type="float">
            <text:p>144066371</text:p>
          </table:table-cell>
          <table:table-cell table:formula="of:=[.F223]" office:value-type="float" office:value="170274991" calcext:value-type="float">
            <text:p>170274991</text:p>
          </table:table-cell>
          <table:table-cell table:formula="of:=[.G223]" office:value-type="float" office:value="176741557" calcext:value-type="float">
            <text:p>176741557</text:p>
          </table:table-cell>
          <table:table-cell table:formula="of:=[.H223]" office:value-type="float" office:value="195532825" calcext:value-type="float">
            <text:p>195532825</text:p>
          </table:table-cell>
          <table:table-cell table:formula="of:=[.I223]+[.B223]" office:value-type="float" office:value="218445331" calcext:value-type="float">
            <text:p>218445331</text:p>
          </table:table-cell>
          <table:table-cell table:formula="of:=[.J223]" office:value-type="float" office:value="104257379" calcext:value-type="float">
            <text:p>104257379</text:p>
          </table:table-cell>
          <table:table-cell table:formula="of:=[.B223]" office:value-type="float" office:value="120659848" calcext:value-type="float">
            <text:p>120659848</text:p>
          </table:table-cell>
          <table:table-cell table:formula="of:=SUM([.B224:.J224])" office:value-type="float" office:value="1396116848" calcext:value-type="float">
            <text:p>1396116848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O223]" office:value-type="float" office:value="7083369472" calcext:value-type="float">
            <text:p>7083369472</text:p>
          </table:table-cell>
          <table:table-cell table:formula="of:=[.P223]" office:value-type="float" office:value="10158483832" calcext:value-type="float">
            <text:p>10158483832</text:p>
          </table:table-cell>
          <table:table-cell table:formula="of:=[.Q223]" office:value-type="float" office:value="8606055133" calcext:value-type="float">
            <text:p>8606055133</text:p>
          </table:table-cell>
          <table:table-cell table:formula="of:=[.R223]" office:value-type="float" office:value="11489752880" calcext:value-type="float">
            <text:p>11489752880</text:p>
          </table:table-cell>
          <table:table-cell table:formula="of:=[.S223]" office:value-type="float" office:value="11239212078" calcext:value-type="float">
            <text:p>11239212078</text:p>
          </table:table-cell>
          <table:table-cell table:formula="of:=[.T223]" office:value-type="float" office:value="12393028312" calcext:value-type="float">
            <text:p>12393028312</text:p>
          </table:table-cell>
          <table:table-cell table:formula="of:=[.U223]+[.N223]" office:value-type="float" office:value="14771080258" calcext:value-type="float">
            <text:p>14771080258</text:p>
          </table:table-cell>
          <table:table-cell table:formula="of:=[.V223]" office:value-type="float" office:value="6389300682" calcext:value-type="float">
            <text:p>6389300682</text:p>
          </table:table-cell>
          <table:table-cell table:formula="of:=[.N223]" office:value-type="float" office:value="8349552091" calcext:value-type="float">
            <text:p>8349552091</text:p>
          </table:table-cell>
          <table:table-cell table:formula="of:=SUM([.N224:.V224])" office:value-type="float" office:value="90479834738" calcext:value-type="float">
            <text:p>904798347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C224]" office:value-type="float" office:value="145442288" calcext:value-type="float">
            <text:p>145442288</text:p>
          </table:table-cell>
          <table:table-cell table:formula="of:=[.D224]" office:value-type="float" office:value="144066371" calcext:value-type="float">
            <text:p>144066371</text:p>
          </table:table-cell>
          <table:table-cell table:formula="of:=[.E224]" office:value-type="float" office:value="170274991" calcext:value-type="float">
            <text:p>170274991</text:p>
          </table:table-cell>
          <table:table-cell table:formula="of:=[.F224]" office:value-type="float" office:value="176741557" calcext:value-type="float">
            <text:p>176741557</text:p>
          </table:table-cell>
          <table:table-cell table:formula="of:=[.G224]" office:value-type="float" office:value="195532825" calcext:value-type="float">
            <text:p>195532825</text:p>
          </table:table-cell>
          <table:table-cell table:formula="of:=[.H224]" office:value-type="float" office:value="218445331" calcext:value-type="float">
            <text:p>218445331</text:p>
          </table:table-cell>
          <table:table-cell table:formula="of:=[.I224]+[.B224]" office:value-type="float" office:value="224953637" calcext:value-type="float">
            <text:p>224953637</text:p>
          </table:table-cell>
          <table:table-cell table:formula="of:=[.J224]" office:value-type="float" office:value="120659848" calcext:value-type="float">
            <text:p>120659848</text:p>
          </table:table-cell>
          <table:table-cell table:formula="of:=[.B224]" office:value-type="float" office:value="120696258" calcext:value-type="float">
            <text:p>120696258</text:p>
          </table:table-cell>
          <table:table-cell table:formula="of:=SUM([.B225:.J225])" office:value-type="float" office:value="1516813106" calcext:value-type="float">
            <text:p>1516813106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O224]" office:value-type="float" office:value="10158483832" calcext:value-type="float">
            <text:p>10158483832</text:p>
          </table:table-cell>
          <table:table-cell table:formula="of:=[.P224]" office:value-type="float" office:value="8606055133" calcext:value-type="float">
            <text:p>8606055133</text:p>
          </table:table-cell>
          <table:table-cell table:formula="of:=[.Q224]" office:value-type="float" office:value="11489752880" calcext:value-type="float">
            <text:p>11489752880</text:p>
          </table:table-cell>
          <table:table-cell table:formula="of:=[.R224]" office:value-type="float" office:value="11239212078" calcext:value-type="float">
            <text:p>11239212078</text:p>
          </table:table-cell>
          <table:table-cell table:formula="of:=[.S224]" office:value-type="float" office:value="12393028312" calcext:value-type="float">
            <text:p>12393028312</text:p>
          </table:table-cell>
          <table:table-cell table:formula="of:=[.T224]" office:value-type="float" office:value="14771080258" calcext:value-type="float">
            <text:p>14771080258</text:p>
          </table:table-cell>
          <table:table-cell table:formula="of:=[.U224]+[.N224]" office:value-type="float" office:value="13472670154" calcext:value-type="float">
            <text:p>13472670154</text:p>
          </table:table-cell>
          <table:table-cell table:formula="of:=[.V224]" office:value-type="float" office:value="8349552091" calcext:value-type="float">
            <text:p>8349552091</text:p>
          </table:table-cell>
          <table:table-cell table:formula="of:=[.N224]" office:value-type="float" office:value="7083369472" calcext:value-type="float">
            <text:p>7083369472</text:p>
          </table:table-cell>
          <table:table-cell table:formula="of:=SUM([.N225:.V225])" office:value-type="float" office:value="97563204210" calcext:value-type="float">
            <text:p>975632042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C225]" office:value-type="float" office:value="144066371" calcext:value-type="float">
            <text:p>144066371</text:p>
          </table:table-cell>
          <table:table-cell table:formula="of:=[.D225]" office:value-type="float" office:value="170274991" calcext:value-type="float">
            <text:p>170274991</text:p>
          </table:table-cell>
          <table:table-cell table:formula="of:=[.E225]" office:value-type="float" office:value="176741557" calcext:value-type="float">
            <text:p>176741557</text:p>
          </table:table-cell>
          <table:table-cell table:formula="of:=[.F225]" office:value-type="float" office:value="195532825" calcext:value-type="float">
            <text:p>195532825</text:p>
          </table:table-cell>
          <table:table-cell table:formula="of:=[.G225]" office:value-type="float" office:value="218445331" calcext:value-type="float">
            <text:p>218445331</text:p>
          </table:table-cell>
          <table:table-cell table:formula="of:=[.H225]" office:value-type="float" office:value="224953637" calcext:value-type="float">
            <text:p>224953637</text:p>
          </table:table-cell>
          <table:table-cell table:formula="of:=[.I225]+[.B225]" office:value-type="float" office:value="266102136" calcext:value-type="float">
            <text:p>266102136</text:p>
          </table:table-cell>
          <table:table-cell table:formula="of:=[.J225]" office:value-type="float" office:value="120696258" calcext:value-type="float">
            <text:p>120696258</text:p>
          </table:table-cell>
          <table:table-cell table:formula="of:=[.B225]" office:value-type="float" office:value="145442288" calcext:value-type="float">
            <text:p>145442288</text:p>
          </table:table-cell>
          <table:table-cell table:formula="of:=SUM([.B226:.J226])" office:value-type="float" office:value="1662255394" calcext:value-type="float">
            <text:p>166225539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O225]" office:value-type="float" office:value="8606055133" calcext:value-type="float">
            <text:p>8606055133</text:p>
          </table:table-cell>
          <table:table-cell table:formula="of:=[.P225]" office:value-type="float" office:value="11489752880" calcext:value-type="float">
            <text:p>11489752880</text:p>
          </table:table-cell>
          <table:table-cell table:formula="of:=[.Q225]" office:value-type="float" office:value="11239212078" calcext:value-type="float">
            <text:p>11239212078</text:p>
          </table:table-cell>
          <table:table-cell table:formula="of:=[.R225]" office:value-type="float" office:value="12393028312" calcext:value-type="float">
            <text:p>12393028312</text:p>
          </table:table-cell>
          <table:table-cell table:formula="of:=[.S225]" office:value-type="float" office:value="14771080258" calcext:value-type="float">
            <text:p>14771080258</text:p>
          </table:table-cell>
          <table:table-cell table:formula="of:=[.T225]" office:value-type="float" office:value="13472670154" calcext:value-type="float">
            <text:p>13472670154</text:p>
          </table:table-cell>
          <table:table-cell table:formula="of:=[.U225]+[.N225]" office:value-type="float" office:value="18508035923" calcext:value-type="float">
            <text:p>18508035923</text:p>
          </table:table-cell>
          <table:table-cell table:formula="of:=[.V225]" office:value-type="float" office:value="7083369472" calcext:value-type="float">
            <text:p>7083369472</text:p>
          </table:table-cell>
          <table:table-cell table:formula="of:=[.N225]" office:value-type="float" office:value="10158483832" calcext:value-type="float">
            <text:p>10158483832</text:p>
          </table:table-cell>
          <table:table-cell table:formula="of:=SUM([.N226:.V226])" office:value-type="float" office:value="107721688042" calcext:value-type="float">
            <text:p>10772168804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C226]" office:value-type="float" office:value="170274991" calcext:value-type="float">
            <text:p>170274991</text:p>
          </table:table-cell>
          <table:table-cell table:formula="of:=[.D226]" office:value-type="float" office:value="176741557" calcext:value-type="float">
            <text:p>176741557</text:p>
          </table:table-cell>
          <table:table-cell table:formula="of:=[.E226]" office:value-type="float" office:value="195532825" calcext:value-type="float">
            <text:p>195532825</text:p>
          </table:table-cell>
          <table:table-cell table:formula="of:=[.F226]" office:value-type="float" office:value="218445331" calcext:value-type="float">
            <text:p>218445331</text:p>
          </table:table-cell>
          <table:table-cell table:formula="of:=[.G226]" office:value-type="float" office:value="224953637" calcext:value-type="float">
            <text:p>224953637</text:p>
          </table:table-cell>
          <table:table-cell table:formula="of:=[.H226]" office:value-type="float" office:value="266102136" calcext:value-type="float">
            <text:p>266102136</text:p>
          </table:table-cell>
          <table:table-cell table:formula="of:=[.I226]+[.B226]" office:value-type="float" office:value="264762629" calcext:value-type="float">
            <text:p>264762629</text:p>
          </table:table-cell>
          <table:table-cell table:formula="of:=[.J226]" office:value-type="float" office:value="145442288" calcext:value-type="float">
            <text:p>145442288</text:p>
          </table:table-cell>
          <table:table-cell table:formula="of:=[.B226]" office:value-type="float" office:value="144066371" calcext:value-type="float">
            <text:p>144066371</text:p>
          </table:table-cell>
          <table:table-cell table:formula="of:=SUM([.B227:.J227])" office:value-type="float" office:value="1806321765" calcext:value-type="float">
            <text:p>1806321765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O226]" office:value-type="float" office:value="11489752880" calcext:value-type="float">
            <text:p>11489752880</text:p>
          </table:table-cell>
          <table:table-cell table:formula="of:=[.P226]" office:value-type="float" office:value="11239212078" calcext:value-type="float">
            <text:p>11239212078</text:p>
          </table:table-cell>
          <table:table-cell table:formula="of:=[.Q226]" office:value-type="float" office:value="12393028312" calcext:value-type="float">
            <text:p>12393028312</text:p>
          </table:table-cell>
          <table:table-cell table:formula="of:=[.R226]" office:value-type="float" office:value="14771080258" calcext:value-type="float">
            <text:p>14771080258</text:p>
          </table:table-cell>
          <table:table-cell table:formula="of:=[.S226]" office:value-type="float" office:value="13472670154" calcext:value-type="float">
            <text:p>13472670154</text:p>
          </table:table-cell>
          <table:table-cell table:formula="of:=[.T226]" office:value-type="float" office:value="18508035923" calcext:value-type="float">
            <text:p>18508035923</text:p>
          </table:table-cell>
          <table:table-cell table:formula="of:=[.U226]+[.N226]" office:value-type="float" office:value="15689424605" calcext:value-type="float">
            <text:p>15689424605</text:p>
          </table:table-cell>
          <table:table-cell table:formula="of:=[.V226]" office:value-type="float" office:value="10158483832" calcext:value-type="float">
            <text:p>10158483832</text:p>
          </table:table-cell>
          <table:table-cell table:formula="of:=[.N226]" office:value-type="float" office:value="8606055133" calcext:value-type="float">
            <text:p>8606055133</text:p>
          </table:table-cell>
          <table:table-cell table:formula="of:=SUM([.N227:.V227])" office:value-type="float" office:value="116327743175" calcext:value-type="float">
            <text:p>1163277431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C227]" office:value-type="float" office:value="176741557" calcext:value-type="float">
            <text:p>176741557</text:p>
          </table:table-cell>
          <table:table-cell table:formula="of:=[.D227]" office:value-type="float" office:value="195532825" calcext:value-type="float">
            <text:p>195532825</text:p>
          </table:table-cell>
          <table:table-cell table:formula="of:=[.E227]" office:value-type="float" office:value="218445331" calcext:value-type="float">
            <text:p>218445331</text:p>
          </table:table-cell>
          <table:table-cell table:formula="of:=[.F227]" office:value-type="float" office:value="224953637" calcext:value-type="float">
            <text:p>224953637</text:p>
          </table:table-cell>
          <table:table-cell table:formula="of:=[.G227]" office:value-type="float" office:value="266102136" calcext:value-type="float">
            <text:p>266102136</text:p>
          </table:table-cell>
          <table:table-cell table:formula="of:=[.H227]" office:value-type="float" office:value="264762629" calcext:value-type="float">
            <text:p>264762629</text:p>
          </table:table-cell>
          <table:table-cell table:formula="of:=[.I227]+[.B227]" office:value-type="float" office:value="315717279" calcext:value-type="float">
            <text:p>315717279</text:p>
          </table:table-cell>
          <table:table-cell table:formula="of:=[.J227]" office:value-type="float" office:value="144066371" calcext:value-type="float">
            <text:p>144066371</text:p>
          </table:table-cell>
          <table:table-cell table:formula="of:=[.B227]" office:value-type="float" office:value="170274991" calcext:value-type="float">
            <text:p>170274991</text:p>
          </table:table-cell>
          <table:table-cell table:formula="of:=SUM([.B228:.J228])" office:value-type="float" office:value="1976596756" calcext:value-type="float">
            <text:p>1976596756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O227]" office:value-type="float" office:value="11239212078" calcext:value-type="float">
            <text:p>11239212078</text:p>
          </table:table-cell>
          <table:table-cell table:formula="of:=[.P227]" office:value-type="float" office:value="12393028312" calcext:value-type="float">
            <text:p>12393028312</text:p>
          </table:table-cell>
          <table:table-cell table:formula="of:=[.Q227]" office:value-type="float" office:value="14771080258" calcext:value-type="float">
            <text:p>14771080258</text:p>
          </table:table-cell>
          <table:table-cell table:formula="of:=[.R227]" office:value-type="float" office:value="13472670154" calcext:value-type="float">
            <text:p>13472670154</text:p>
          </table:table-cell>
          <table:table-cell table:formula="of:=[.S227]" office:value-type="float" office:value="18508035923" calcext:value-type="float">
            <text:p>18508035923</text:p>
          </table:table-cell>
          <table:table-cell table:formula="of:=[.T227]" office:value-type="float" office:value="15689424605" calcext:value-type="float">
            <text:p>15689424605</text:p>
          </table:table-cell>
          <table:table-cell table:formula="of:=[.U227]+[.N227]" office:value-type="float" office:value="21648236712" calcext:value-type="float">
            <text:p>21648236712</text:p>
          </table:table-cell>
          <table:table-cell table:formula="of:=[.V227]" office:value-type="float" office:value="8606055133" calcext:value-type="float">
            <text:p>8606055133</text:p>
          </table:table-cell>
          <table:table-cell table:formula="of:=[.N227]" office:value-type="float" office:value="11489752880" calcext:value-type="float">
            <text:p>11489752880</text:p>
          </table:table-cell>
          <table:table-cell table:formula="of:=SUM([.N228:.V228])" office:value-type="float" office:value="127817496055" calcext:value-type="float">
            <text:p>1278174960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C228]" office:value-type="float" office:value="195532825" calcext:value-type="float">
            <text:p>195532825</text:p>
          </table:table-cell>
          <table:table-cell table:formula="of:=[.D228]" office:value-type="float" office:value="218445331" calcext:value-type="float">
            <text:p>218445331</text:p>
          </table:table-cell>
          <table:table-cell table:formula="of:=[.E228]" office:value-type="float" office:value="224953637" calcext:value-type="float">
            <text:p>224953637</text:p>
          </table:table-cell>
          <table:table-cell table:formula="of:=[.F228]" office:value-type="float" office:value="266102136" calcext:value-type="float">
            <text:p>266102136</text:p>
          </table:table-cell>
          <table:table-cell table:formula="of:=[.G228]" office:value-type="float" office:value="264762629" calcext:value-type="float">
            <text:p>264762629</text:p>
          </table:table-cell>
          <table:table-cell table:formula="of:=[.H228]" office:value-type="float" office:value="315717279" calcext:value-type="float">
            <text:p>315717279</text:p>
          </table:table-cell>
          <table:table-cell table:formula="of:=[.I228]+[.B228]" office:value-type="float" office:value="320807928" calcext:value-type="float">
            <text:p>320807928</text:p>
          </table:table-cell>
          <table:table-cell table:formula="of:=[.J228]" office:value-type="float" office:value="170274991" calcext:value-type="float">
            <text:p>170274991</text:p>
          </table:table-cell>
          <table:table-cell table:formula="of:=[.B228]" office:value-type="float" office:value="176741557" calcext:value-type="float">
            <text:p>176741557</text:p>
          </table:table-cell>
          <table:table-cell table:formula="of:=SUM([.B229:.J229])" office:value-type="float" office:value="2153338313" calcext:value-type="float">
            <text:p>2153338313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O228]" office:value-type="float" office:value="12393028312" calcext:value-type="float">
            <text:p>12393028312</text:p>
          </table:table-cell>
          <table:table-cell table:formula="of:=[.P228]" office:value-type="float" office:value="14771080258" calcext:value-type="float">
            <text:p>14771080258</text:p>
          </table:table-cell>
          <table:table-cell table:formula="of:=[.Q228]" office:value-type="float" office:value="13472670154" calcext:value-type="float">
            <text:p>13472670154</text:p>
          </table:table-cell>
          <table:table-cell table:formula="of:=[.R228]" office:value-type="float" office:value="18508035923" calcext:value-type="float">
            <text:p>18508035923</text:p>
          </table:table-cell>
          <table:table-cell table:formula="of:=[.S228]" office:value-type="float" office:value="15689424605" calcext:value-type="float">
            <text:p>15689424605</text:p>
          </table:table-cell>
          <table:table-cell table:formula="of:=[.T228]" office:value-type="float" office:value="21648236712" calcext:value-type="float">
            <text:p>21648236712</text:p>
          </table:table-cell>
          <table:table-cell table:formula="of:=[.U228]+[.N228]" office:value-type="float" office:value="19845267211" calcext:value-type="float">
            <text:p>19845267211</text:p>
          </table:table-cell>
          <table:table-cell table:formula="of:=[.V228]" office:value-type="float" office:value="11489752880" calcext:value-type="float">
            <text:p>11489752880</text:p>
          </table:table-cell>
          <table:table-cell table:formula="of:=[.N228]" office:value-type="float" office:value="11239212078" calcext:value-type="float">
            <text:p>11239212078</text:p>
          </table:table-cell>
          <table:table-cell table:formula="of:=SUM([.N229:.V229])" office:value-type="float" office:value="139056708133" calcext:value-type="float">
            <text:p>1390567081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C229]" office:value-type="float" office:value="218445331" calcext:value-type="float">
            <text:p>218445331</text:p>
          </table:table-cell>
          <table:table-cell table:formula="of:=[.D229]" office:value-type="float" office:value="224953637" calcext:value-type="float">
            <text:p>224953637</text:p>
          </table:table-cell>
          <table:table-cell table:formula="of:=[.E229]" office:value-type="float" office:value="266102136" calcext:value-type="float">
            <text:p>266102136</text:p>
          </table:table-cell>
          <table:table-cell table:formula="of:=[.F229]" office:value-type="float" office:value="264762629" calcext:value-type="float">
            <text:p>264762629</text:p>
          </table:table-cell>
          <table:table-cell table:formula="of:=[.G229]" office:value-type="float" office:value="315717279" calcext:value-type="float">
            <text:p>315717279</text:p>
          </table:table-cell>
          <table:table-cell table:formula="of:=[.H229]" office:value-type="float" office:value="320807928" calcext:value-type="float">
            <text:p>320807928</text:p>
          </table:table-cell>
          <table:table-cell table:formula="of:=[.I229]+[.B229]" office:value-type="float" office:value="365807816" calcext:value-type="float">
            <text:p>365807816</text:p>
          </table:table-cell>
          <table:table-cell table:formula="of:=[.J229]" office:value-type="float" office:value="176741557" calcext:value-type="float">
            <text:p>176741557</text:p>
          </table:table-cell>
          <table:table-cell table:formula="of:=[.B229]" office:value-type="float" office:value="195532825" calcext:value-type="float">
            <text:p>195532825</text:p>
          </table:table-cell>
          <table:table-cell table:formula="of:=SUM([.B230:.J230])" office:value-type="float" office:value="2348871138" calcext:value-type="float">
            <text:p>2348871138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O229]" office:value-type="float" office:value="14771080258" calcext:value-type="float">
            <text:p>14771080258</text:p>
          </table:table-cell>
          <table:table-cell table:formula="of:=[.P229]" office:value-type="float" office:value="13472670154" calcext:value-type="float">
            <text:p>13472670154</text:p>
          </table:table-cell>
          <table:table-cell table:formula="of:=[.Q229]" office:value-type="float" office:value="18508035923" calcext:value-type="float">
            <text:p>18508035923</text:p>
          </table:table-cell>
          <table:table-cell table:formula="of:=[.R229]" office:value-type="float" office:value="15689424605" calcext:value-type="float">
            <text:p>15689424605</text:p>
          </table:table-cell>
          <table:table-cell table:formula="of:=[.S229]" office:value-type="float" office:value="21648236712" calcext:value-type="float">
            <text:p>21648236712</text:p>
          </table:table-cell>
          <table:table-cell table:formula="of:=[.T229]" office:value-type="float" office:value="19845267211" calcext:value-type="float">
            <text:p>19845267211</text:p>
          </table:table-cell>
          <table:table-cell table:formula="of:=[.U229]+[.N229]" office:value-type="float" office:value="23882781192" calcext:value-type="float">
            <text:p>23882781192</text:p>
          </table:table-cell>
          <table:table-cell table:formula="of:=[.V229]" office:value-type="float" office:value="11239212078" calcext:value-type="float">
            <text:p>11239212078</text:p>
          </table:table-cell>
          <table:table-cell table:formula="of:=[.N229]" office:value-type="float" office:value="12393028312" calcext:value-type="float">
            <text:p>12393028312</text:p>
          </table:table-cell>
          <table:table-cell table:formula="of:=SUM([.N230:.V230])" office:value-type="float" office:value="151449736445" calcext:value-type="float">
            <text:p>1514497364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C230]" office:value-type="float" office:value="224953637" calcext:value-type="float">
            <text:p>224953637</text:p>
          </table:table-cell>
          <table:table-cell table:formula="of:=[.D230]" office:value-type="float" office:value="266102136" calcext:value-type="float">
            <text:p>266102136</text:p>
          </table:table-cell>
          <table:table-cell table:formula="of:=[.E230]" office:value-type="float" office:value="264762629" calcext:value-type="float">
            <text:p>264762629</text:p>
          </table:table-cell>
          <table:table-cell table:formula="of:=[.F230]" office:value-type="float" office:value="315717279" calcext:value-type="float">
            <text:p>315717279</text:p>
          </table:table-cell>
          <table:table-cell table:formula="of:=[.G230]" office:value-type="float" office:value="320807928" calcext:value-type="float">
            <text:p>320807928</text:p>
          </table:table-cell>
          <table:table-cell table:formula="of:=[.H230]" office:value-type="float" office:value="365807816" calcext:value-type="float">
            <text:p>365807816</text:p>
          </table:table-cell>
          <table:table-cell table:formula="of:=[.I230]+[.B230]" office:value-type="float" office:value="395186888" calcext:value-type="float">
            <text:p>395186888</text:p>
          </table:table-cell>
          <table:table-cell table:formula="of:=[.J230]" office:value-type="float" office:value="195532825" calcext:value-type="float">
            <text:p>195532825</text:p>
          </table:table-cell>
          <table:table-cell table:formula="of:=[.B230]" office:value-type="float" office:value="218445331" calcext:value-type="float">
            <text:p>218445331</text:p>
          </table:table-cell>
          <table:table-cell table:formula="of:=SUM([.B231:.J231])" office:value-type="float" office:value="2567316469" calcext:value-type="float">
            <text:p>2567316469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O230]" office:value-type="float" office:value="13472670154" calcext:value-type="float">
            <text:p>13472670154</text:p>
          </table:table-cell>
          <table:table-cell table:formula="of:=[.P230]" office:value-type="float" office:value="18508035923" calcext:value-type="float">
            <text:p>18508035923</text:p>
          </table:table-cell>
          <table:table-cell table:formula="of:=[.Q230]" office:value-type="float" office:value="15689424605" calcext:value-type="float">
            <text:p>15689424605</text:p>
          </table:table-cell>
          <table:table-cell table:formula="of:=[.R230]" office:value-type="float" office:value="21648236712" calcext:value-type="float">
            <text:p>21648236712</text:p>
          </table:table-cell>
          <table:table-cell table:formula="of:=[.S230]" office:value-type="float" office:value="19845267211" calcext:value-type="float">
            <text:p>19845267211</text:p>
          </table:table-cell>
          <table:table-cell table:formula="of:=[.T230]" office:value-type="float" office:value="23882781192" calcext:value-type="float">
            <text:p>23882781192</text:p>
          </table:table-cell>
          <table:table-cell table:formula="of:=[.U230]+[.N230]" office:value-type="float" office:value="26010292336" calcext:value-type="float">
            <text:p>26010292336</text:p>
          </table:table-cell>
          <table:table-cell table:formula="of:=[.V230]" office:value-type="float" office:value="12393028312" calcext:value-type="float">
            <text:p>12393028312</text:p>
          </table:table-cell>
          <table:table-cell table:formula="of:=[.N230]" office:value-type="float" office:value="14771080258" calcext:value-type="float">
            <text:p>14771080258</text:p>
          </table:table-cell>
          <table:table-cell table:formula="of:=SUM([.N231:.V231])" office:value-type="float" office:value="166220816703" calcext:value-type="float">
            <text:p>1662208167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C231]" office:value-type="float" office:value="266102136" calcext:value-type="float">
            <text:p>266102136</text:p>
          </table:table-cell>
          <table:table-cell table:formula="of:=[.D231]" office:value-type="float" office:value="264762629" calcext:value-type="float">
            <text:p>264762629</text:p>
          </table:table-cell>
          <table:table-cell table:formula="of:=[.E231]" office:value-type="float" office:value="315717279" calcext:value-type="float">
            <text:p>315717279</text:p>
          </table:table-cell>
          <table:table-cell table:formula="of:=[.F231]" office:value-type="float" office:value="320807928" calcext:value-type="float">
            <text:p>320807928</text:p>
          </table:table-cell>
          <table:table-cell table:formula="of:=[.G231]" office:value-type="float" office:value="365807816" calcext:value-type="float">
            <text:p>365807816</text:p>
          </table:table-cell>
          <table:table-cell table:formula="of:=[.H231]" office:value-type="float" office:value="395186888" calcext:value-type="float">
            <text:p>395186888</text:p>
          </table:table-cell>
          <table:table-cell table:formula="of:=[.I231]+[.B231]" office:value-type="float" office:value="420486462" calcext:value-type="float">
            <text:p>420486462</text:p>
          </table:table-cell>
          <table:table-cell table:formula="of:=[.J231]" office:value-type="float" office:value="218445331" calcext:value-type="float">
            <text:p>218445331</text:p>
          </table:table-cell>
          <table:table-cell table:formula="of:=[.B231]" office:value-type="float" office:value="224953637" calcext:value-type="float">
            <text:p>224953637</text:p>
          </table:table-cell>
          <table:table-cell table:formula="of:=SUM([.B232:.J232])" office:value-type="float" office:value="2792270106" calcext:value-type="float">
            <text:p>2792270106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O231]" office:value-type="float" office:value="18508035923" calcext:value-type="float">
            <text:p>18508035923</text:p>
          </table:table-cell>
          <table:table-cell table:formula="of:=[.P231]" office:value-type="float" office:value="15689424605" calcext:value-type="float">
            <text:p>15689424605</text:p>
          </table:table-cell>
          <table:table-cell table:formula="of:=[.Q231]" office:value-type="float" office:value="21648236712" calcext:value-type="float">
            <text:p>21648236712</text:p>
          </table:table-cell>
          <table:table-cell table:formula="of:=[.R231]" office:value-type="float" office:value="19845267211" calcext:value-type="float">
            <text:p>19845267211</text:p>
          </table:table-cell>
          <table:table-cell table:formula="of:=[.S231]" office:value-type="float" office:value="23882781192" calcext:value-type="float">
            <text:p>23882781192</text:p>
          </table:table-cell>
          <table:table-cell table:formula="of:=[.T231]" office:value-type="float" office:value="26010292336" calcext:value-type="float">
            <text:p>26010292336</text:p>
          </table:table-cell>
          <table:table-cell table:formula="of:=[.U231]+[.N231]" office:value-type="float" office:value="25865698466" calcext:value-type="float">
            <text:p>25865698466</text:p>
          </table:table-cell>
          <table:table-cell table:formula="of:=[.V231]" office:value-type="float" office:value="14771080258" calcext:value-type="float">
            <text:p>14771080258</text:p>
          </table:table-cell>
          <table:table-cell table:formula="of:=[.N231]" office:value-type="float" office:value="13472670154" calcext:value-type="float">
            <text:p>13472670154</text:p>
          </table:table-cell>
          <table:table-cell table:formula="of:=SUM([.N232:.V232])" office:value-type="float" office:value="179693486857" calcext:value-type="float">
            <text:p>17969348685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C232]" office:value-type="float" office:value="264762629" calcext:value-type="float">
            <text:p>264762629</text:p>
          </table:table-cell>
          <table:table-cell table:formula="of:=[.D232]" office:value-type="float" office:value="315717279" calcext:value-type="float">
            <text:p>315717279</text:p>
          </table:table-cell>
          <table:table-cell table:formula="of:=[.E232]" office:value-type="float" office:value="320807928" calcext:value-type="float">
            <text:p>320807928</text:p>
          </table:table-cell>
          <table:table-cell table:formula="of:=[.F232]" office:value-type="float" office:value="365807816" calcext:value-type="float">
            <text:p>365807816</text:p>
          </table:table-cell>
          <table:table-cell table:formula="of:=[.G232]" office:value-type="float" office:value="395186888" calcext:value-type="float">
            <text:p>395186888</text:p>
          </table:table-cell>
          <table:table-cell table:formula="of:=[.H232]" office:value-type="float" office:value="420486462" calcext:value-type="float">
            <text:p>420486462</text:p>
          </table:table-cell>
          <table:table-cell table:formula="of:=[.I232]+[.B232]" office:value-type="float" office:value="484547467" calcext:value-type="float">
            <text:p>484547467</text:p>
          </table:table-cell>
          <table:table-cell table:formula="of:=[.J232]" office:value-type="float" office:value="224953637" calcext:value-type="float">
            <text:p>224953637</text:p>
          </table:table-cell>
          <table:table-cell table:formula="of:=[.B232]" office:value-type="float" office:value="266102136" calcext:value-type="float">
            <text:p>266102136</text:p>
          </table:table-cell>
          <table:table-cell table:formula="of:=SUM([.B233:.J233])" office:value-type="float" office:value="3058372242" calcext:value-type="float">
            <text:p>3058372242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O232]" office:value-type="float" office:value="15689424605" calcext:value-type="float">
            <text:p>15689424605</text:p>
          </table:table-cell>
          <table:table-cell table:formula="of:=[.P232]" office:value-type="float" office:value="21648236712" calcext:value-type="float">
            <text:p>21648236712</text:p>
          </table:table-cell>
          <table:table-cell table:formula="of:=[.Q232]" office:value-type="float" office:value="19845267211" calcext:value-type="float">
            <text:p>19845267211</text:p>
          </table:table-cell>
          <table:table-cell table:formula="of:=[.R232]" office:value-type="float" office:value="23882781192" calcext:value-type="float">
            <text:p>23882781192</text:p>
          </table:table-cell>
          <table:table-cell table:formula="of:=[.S232]" office:value-type="float" office:value="26010292336" calcext:value-type="float">
            <text:p>26010292336</text:p>
          </table:table-cell>
          <table:table-cell table:formula="of:=[.T232]" office:value-type="float" office:value="25865698466" calcext:value-type="float">
            <text:p>25865698466</text:p>
          </table:table-cell>
          <table:table-cell table:formula="of:=[.U232]+[.N232]" office:value-type="float" office:value="33279116181" calcext:value-type="float">
            <text:p>33279116181</text:p>
          </table:table-cell>
          <table:table-cell table:formula="of:=[.V232]" office:value-type="float" office:value="13472670154" calcext:value-type="float">
            <text:p>13472670154</text:p>
          </table:table-cell>
          <table:table-cell table:formula="of:=[.N232]" office:value-type="float" office:value="18508035923" calcext:value-type="float">
            <text:p>18508035923</text:p>
          </table:table-cell>
          <table:table-cell table:formula="of:=SUM([.N233:.V233])" office:value-type="float" office:value="198201522780" calcext:value-type="float">
            <text:p>19820152278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C233]" office:value-type="float" office:value="315717279" calcext:value-type="float">
            <text:p>315717279</text:p>
          </table:table-cell>
          <table:table-cell table:formula="of:=[.D233]" office:value-type="float" office:value="320807928" calcext:value-type="float">
            <text:p>320807928</text:p>
          </table:table-cell>
          <table:table-cell table:formula="of:=[.E233]" office:value-type="float" office:value="365807816" calcext:value-type="float">
            <text:p>365807816</text:p>
          </table:table-cell>
          <table:table-cell table:formula="of:=[.F233]" office:value-type="float" office:value="395186888" calcext:value-type="float">
            <text:p>395186888</text:p>
          </table:table-cell>
          <table:table-cell table:formula="of:=[.G233]" office:value-type="float" office:value="420486462" calcext:value-type="float">
            <text:p>420486462</text:p>
          </table:table-cell>
          <table:table-cell table:formula="of:=[.H233]" office:value-type="float" office:value="484547467" calcext:value-type="float">
            <text:p>484547467</text:p>
          </table:table-cell>
          <table:table-cell table:formula="of:=[.I233]+[.B233]" office:value-type="float" office:value="489716266" calcext:value-type="float">
            <text:p>489716266</text:p>
          </table:table-cell>
          <table:table-cell table:formula="of:=[.J233]" office:value-type="float" office:value="266102136" calcext:value-type="float">
            <text:p>266102136</text:p>
          </table:table-cell>
          <table:table-cell table:formula="of:=[.B233]" office:value-type="float" office:value="264762629" calcext:value-type="float">
            <text:p>264762629</text:p>
          </table:table-cell>
          <table:table-cell table:formula="of:=SUM([.B234:.J234])" office:value-type="float" office:value="3323134871" calcext:value-type="float">
            <text:p>3323134871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O233]" office:value-type="float" office:value="21648236712" calcext:value-type="float">
            <text:p>21648236712</text:p>
          </table:table-cell>
          <table:table-cell table:formula="of:=[.P233]" office:value-type="float" office:value="19845267211" calcext:value-type="float">
            <text:p>19845267211</text:p>
          </table:table-cell>
          <table:table-cell table:formula="of:=[.Q233]" office:value-type="float" office:value="23882781192" calcext:value-type="float">
            <text:p>23882781192</text:p>
          </table:table-cell>
          <table:table-cell table:formula="of:=[.R233]" office:value-type="float" office:value="26010292336" calcext:value-type="float">
            <text:p>26010292336</text:p>
          </table:table-cell>
          <table:table-cell table:formula="of:=[.S233]" office:value-type="float" office:value="25865698466" calcext:value-type="float">
            <text:p>25865698466</text:p>
          </table:table-cell>
          <table:table-cell table:formula="of:=[.T233]" office:value-type="float" office:value="33279116181" calcext:value-type="float">
            <text:p>33279116181</text:p>
          </table:table-cell>
          <table:table-cell table:formula="of:=[.U233]+[.N233]" office:value-type="float" office:value="29162094759" calcext:value-type="float">
            <text:p>29162094759</text:p>
          </table:table-cell>
          <table:table-cell table:formula="of:=[.V233]" office:value-type="float" office:value="18508035923" calcext:value-type="float">
            <text:p>18508035923</text:p>
          </table:table-cell>
          <table:table-cell table:formula="of:=[.N233]" office:value-type="float" office:value="15689424605" calcext:value-type="float">
            <text:p>15689424605</text:p>
          </table:table-cell>
          <table:table-cell table:formula="of:=SUM([.N234:.V234])" office:value-type="float" office:value="213890947385" calcext:value-type="float">
            <text:p>2138909473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C234]" office:value-type="float" office:value="320807928" calcext:value-type="float">
            <text:p>320807928</text:p>
          </table:table-cell>
          <table:table-cell table:formula="of:=[.D234]" office:value-type="float" office:value="365807816" calcext:value-type="float">
            <text:p>365807816</text:p>
          </table:table-cell>
          <table:table-cell table:formula="of:=[.E234]" office:value-type="float" office:value="395186888" calcext:value-type="float">
            <text:p>395186888</text:p>
          </table:table-cell>
          <table:table-cell table:formula="of:=[.F234]" office:value-type="float" office:value="420486462" calcext:value-type="float">
            <text:p>420486462</text:p>
          </table:table-cell>
          <table:table-cell table:formula="of:=[.G234]" office:value-type="float" office:value="484547467" calcext:value-type="float">
            <text:p>484547467</text:p>
          </table:table-cell>
          <table:table-cell table:formula="of:=[.H234]" office:value-type="float" office:value="489716266" calcext:value-type="float">
            <text:p>489716266</text:p>
          </table:table-cell>
          <table:table-cell table:formula="of:=[.I234]+[.B234]" office:value-type="float" office:value="581819415" calcext:value-type="float">
            <text:p>581819415</text:p>
          </table:table-cell>
          <table:table-cell table:formula="of:=[.J234]" office:value-type="float" office:value="264762629" calcext:value-type="float">
            <text:p>264762629</text:p>
          </table:table-cell>
          <table:table-cell table:formula="of:=[.B234]" office:value-type="float" office:value="315717279" calcext:value-type="float">
            <text:p>315717279</text:p>
          </table:table-cell>
          <table:table-cell table:formula="of:=SUM([.B235:.J235])" office:value-type="float" office:value="3638852150" calcext:value-type="float">
            <text:p>363885215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O234]" office:value-type="float" office:value="19845267211" calcext:value-type="float">
            <text:p>19845267211</text:p>
          </table:table-cell>
          <table:table-cell table:formula="of:=[.P234]" office:value-type="float" office:value="23882781192" calcext:value-type="float">
            <text:p>23882781192</text:p>
          </table:table-cell>
          <table:table-cell table:formula="of:=[.Q234]" office:value-type="float" office:value="26010292336" calcext:value-type="float">
            <text:p>26010292336</text:p>
          </table:table-cell>
          <table:table-cell table:formula="of:=[.R234]" office:value-type="float" office:value="25865698466" calcext:value-type="float">
            <text:p>25865698466</text:p>
          </table:table-cell>
          <table:table-cell table:formula="of:=[.S234]" office:value-type="float" office:value="33279116181" calcext:value-type="float">
            <text:p>33279116181</text:p>
          </table:table-cell>
          <table:table-cell table:formula="of:=[.T234]" office:value-type="float" office:value="29162094759" calcext:value-type="float">
            <text:p>29162094759</text:p>
          </table:table-cell>
          <table:table-cell table:formula="of:=[.U234]+[.N234]" office:value-type="float" office:value="40156272635" calcext:value-type="float">
            <text:p>40156272635</text:p>
          </table:table-cell>
          <table:table-cell table:formula="of:=[.V234]" office:value-type="float" office:value="15689424605" calcext:value-type="float">
            <text:p>15689424605</text:p>
          </table:table-cell>
          <table:table-cell table:formula="of:=[.N234]" office:value-type="float" office:value="21648236712" calcext:value-type="float">
            <text:p>21648236712</text:p>
          </table:table-cell>
          <table:table-cell table:formula="of:=SUM([.N235:.V235])" office:value-type="float" office:value="235539184097" calcext:value-type="float">
            <text:p>2355391840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C235]" office:value-type="float" office:value="365807816" calcext:value-type="float">
            <text:p>365807816</text:p>
          </table:table-cell>
          <table:table-cell table:formula="of:=[.D235]" office:value-type="float" office:value="395186888" calcext:value-type="float">
            <text:p>395186888</text:p>
          </table:table-cell>
          <table:table-cell table:formula="of:=[.E235]" office:value-type="float" office:value="420486462" calcext:value-type="float">
            <text:p>420486462</text:p>
          </table:table-cell>
          <table:table-cell table:formula="of:=[.F235]" office:value-type="float" office:value="484547467" calcext:value-type="float">
            <text:p>484547467</text:p>
          </table:table-cell>
          <table:table-cell table:formula="of:=[.G235]" office:value-type="float" office:value="489716266" calcext:value-type="float">
            <text:p>489716266</text:p>
          </table:table-cell>
          <table:table-cell table:formula="of:=[.H235]" office:value-type="float" office:value="581819415" calcext:value-type="float">
            <text:p>581819415</text:p>
          </table:table-cell>
          <table:table-cell table:formula="of:=[.I235]+[.B235]" office:value-type="float" office:value="585570557" calcext:value-type="float">
            <text:p>585570557</text:p>
          </table:table-cell>
          <table:table-cell table:formula="of:=[.J235]" office:value-type="float" office:value="315717279" calcext:value-type="float">
            <text:p>315717279</text:p>
          </table:table-cell>
          <table:table-cell table:formula="of:=[.B235]" office:value-type="float" office:value="320807928" calcext:value-type="float">
            <text:p>320807928</text:p>
          </table:table-cell>
          <table:table-cell table:formula="of:=SUM([.B236:.J236])" office:value-type="float" office:value="3959660078" calcext:value-type="float">
            <text:p>3959660078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O235]" office:value-type="float" office:value="23882781192" calcext:value-type="float">
            <text:p>23882781192</text:p>
          </table:table-cell>
          <table:table-cell table:formula="of:=[.P235]" office:value-type="float" office:value="26010292336" calcext:value-type="float">
            <text:p>26010292336</text:p>
          </table:table-cell>
          <table:table-cell table:formula="of:=[.Q235]" office:value-type="float" office:value="25865698466" calcext:value-type="float">
            <text:p>25865698466</text:p>
          </table:table-cell>
          <table:table-cell table:formula="of:=[.R235]" office:value-type="float" office:value="33279116181" calcext:value-type="float">
            <text:p>33279116181</text:p>
          </table:table-cell>
          <table:table-cell table:formula="of:=[.S235]" office:value-type="float" office:value="29162094759" calcext:value-type="float">
            <text:p>29162094759</text:p>
          </table:table-cell>
          <table:table-cell table:formula="of:=[.T235]" office:value-type="float" office:value="40156272635" calcext:value-type="float">
            <text:p>40156272635</text:p>
          </table:table-cell>
          <table:table-cell table:formula="of:=[.U235]+[.N235]" office:value-type="float" office:value="35534691816" calcext:value-type="float">
            <text:p>35534691816</text:p>
          </table:table-cell>
          <table:table-cell table:formula="of:=[.V235]" office:value-type="float" office:value="21648236712" calcext:value-type="float">
            <text:p>21648236712</text:p>
          </table:table-cell>
          <table:table-cell table:formula="of:=[.N235]" office:value-type="float" office:value="19845267211" calcext:value-type="float">
            <text:p>19845267211</text:p>
          </table:table-cell>
          <table:table-cell table:formula="of:=SUM([.N236:.V236])" office:value-type="float" office:value="255384451308" calcext:value-type="float">
            <text:p>2553844513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C236]" office:value-type="float" office:value="395186888" calcext:value-type="float">
            <text:p>395186888</text:p>
          </table:table-cell>
          <table:table-cell table:formula="of:=[.D236]" office:value-type="float" office:value="420486462" calcext:value-type="float">
            <text:p>420486462</text:p>
          </table:table-cell>
          <table:table-cell table:formula="of:=[.E236]" office:value-type="float" office:value="484547467" calcext:value-type="float">
            <text:p>484547467</text:p>
          </table:table-cell>
          <table:table-cell table:formula="of:=[.F236]" office:value-type="float" office:value="489716266" calcext:value-type="float">
            <text:p>489716266</text:p>
          </table:table-cell>
          <table:table-cell table:formula="of:=[.G236]" office:value-type="float" office:value="581819415" calcext:value-type="float">
            <text:p>581819415</text:p>
          </table:table-cell>
          <table:table-cell table:formula="of:=[.H236]" office:value-type="float" office:value="585570557" calcext:value-type="float">
            <text:p>585570557</text:p>
          </table:table-cell>
          <table:table-cell table:formula="of:=[.I236]+[.B236]" office:value-type="float" office:value="681525095" calcext:value-type="float">
            <text:p>681525095</text:p>
          </table:table-cell>
          <table:table-cell table:formula="of:=[.J236]" office:value-type="float" office:value="320807928" calcext:value-type="float">
            <text:p>320807928</text:p>
          </table:table-cell>
          <table:table-cell table:formula="of:=[.B236]" office:value-type="float" office:value="365807816" calcext:value-type="float">
            <text:p>365807816</text:p>
          </table:table-cell>
          <table:table-cell table:formula="of:=SUM([.B237:.J237])" office:value-type="float" office:value="4325467894" calcext:value-type="float">
            <text:p>4325467894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O236]" office:value-type="float" office:value="26010292336" calcext:value-type="float">
            <text:p>26010292336</text:p>
          </table:table-cell>
          <table:table-cell table:formula="of:=[.P236]" office:value-type="float" office:value="25865698466" calcext:value-type="float">
            <text:p>25865698466</text:p>
          </table:table-cell>
          <table:table-cell table:formula="of:=[.Q236]" office:value-type="float" office:value="33279116181" calcext:value-type="float">
            <text:p>33279116181</text:p>
          </table:table-cell>
          <table:table-cell table:formula="of:=[.R236]" office:value-type="float" office:value="29162094759" calcext:value-type="float">
            <text:p>29162094759</text:p>
          </table:table-cell>
          <table:table-cell table:formula="of:=[.S236]" office:value-type="float" office:value="40156272635" calcext:value-type="float">
            <text:p>40156272635</text:p>
          </table:table-cell>
          <table:table-cell table:formula="of:=[.T236]" office:value-type="float" office:value="35534691816" calcext:value-type="float">
            <text:p>35534691816</text:p>
          </table:table-cell>
          <table:table-cell table:formula="of:=[.U236]+[.N236]" office:value-type="float" office:value="45531017904" calcext:value-type="float">
            <text:p>45531017904</text:p>
          </table:table-cell>
          <table:table-cell table:formula="of:=[.V236]" office:value-type="float" office:value="19845267211" calcext:value-type="float">
            <text:p>19845267211</text:p>
          </table:table-cell>
          <table:table-cell table:formula="of:=[.N236]" office:value-type="float" office:value="23882781192" calcext:value-type="float">
            <text:p>23882781192</text:p>
          </table:table-cell>
          <table:table-cell table:formula="of:=SUM([.N237:.V237])" office:value-type="float" office:value="279267232500" calcext:value-type="float">
            <text:p>2792672325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C237]" office:value-type="float" office:value="420486462" calcext:value-type="float">
            <text:p>420486462</text:p>
          </table:table-cell>
          <table:table-cell table:formula="of:=[.D237]" office:value-type="float" office:value="484547467" calcext:value-type="float">
            <text:p>484547467</text:p>
          </table:table-cell>
          <table:table-cell table:formula="of:=[.E237]" office:value-type="float" office:value="489716266" calcext:value-type="float">
            <text:p>489716266</text:p>
          </table:table-cell>
          <table:table-cell table:formula="of:=[.F237]" office:value-type="float" office:value="581819415" calcext:value-type="float">
            <text:p>581819415</text:p>
          </table:table-cell>
          <table:table-cell table:formula="of:=[.G237]" office:value-type="float" office:value="585570557" calcext:value-type="float">
            <text:p>585570557</text:p>
          </table:table-cell>
          <table:table-cell table:formula="of:=[.H237]" office:value-type="float" office:value="681525095" calcext:value-type="float">
            <text:p>681525095</text:p>
          </table:table-cell>
          <table:table-cell table:formula="of:=[.I237]+[.B237]" office:value-type="float" office:value="715994816" calcext:value-type="float">
            <text:p>715994816</text:p>
          </table:table-cell>
          <table:table-cell table:formula="of:=[.J237]" office:value-type="float" office:value="365807816" calcext:value-type="float">
            <text:p>365807816</text:p>
          </table:table-cell>
          <table:table-cell table:formula="of:=[.B237]" office:value-type="float" office:value="395186888" calcext:value-type="float">
            <text:p>395186888</text:p>
          </table:table-cell>
          <table:table-cell table:formula="of:=SUM([.B238:.J238])" office:value-type="float" office:value="4720654782" calcext:value-type="float">
            <text:p>472065478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O237]" office:value-type="float" office:value="25865698466" calcext:value-type="float">
            <text:p>25865698466</text:p>
          </table:table-cell>
          <table:table-cell table:formula="of:=[.P237]" office:value-type="float" office:value="33279116181" calcext:value-type="float">
            <text:p>33279116181</text:p>
          </table:table-cell>
          <table:table-cell table:formula="of:=[.Q237]" office:value-type="float" office:value="29162094759" calcext:value-type="float">
            <text:p>29162094759</text:p>
          </table:table-cell>
          <table:table-cell table:formula="of:=[.R237]" office:value-type="float" office:value="40156272635" calcext:value-type="float">
            <text:p>40156272635</text:p>
          </table:table-cell>
          <table:table-cell table:formula="of:=[.S237]" office:value-type="float" office:value="35534691816" calcext:value-type="float">
            <text:p>35534691816</text:p>
          </table:table-cell>
          <table:table-cell table:formula="of:=[.T237]" office:value-type="float" office:value="45531017904" calcext:value-type="float">
            <text:p>45531017904</text:p>
          </table:table-cell>
          <table:table-cell table:formula="of:=[.U237]+[.N237]" office:value-type="float" office:value="45855559547" calcext:value-type="float">
            <text:p>45855559547</text:p>
          </table:table-cell>
          <table:table-cell table:formula="of:=[.V237]" office:value-type="float" office:value="23882781192" calcext:value-type="float">
            <text:p>23882781192</text:p>
          </table:table-cell>
          <table:table-cell table:formula="of:=[.N237]" office:value-type="float" office:value="26010292336" calcext:value-type="float">
            <text:p>26010292336</text:p>
          </table:table-cell>
          <table:table-cell table:formula="of:=SUM([.N238:.V238])" office:value-type="float" office:value="305277524836" calcext:value-type="float">
            <text:p>3052775248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C238]" office:value-type="float" office:value="484547467" calcext:value-type="float">
            <text:p>484547467</text:p>
          </table:table-cell>
          <table:table-cell table:formula="of:=[.D238]" office:value-type="float" office:value="489716266" calcext:value-type="float">
            <text:p>489716266</text:p>
          </table:table-cell>
          <table:table-cell table:formula="of:=[.E238]" office:value-type="float" office:value="581819415" calcext:value-type="float">
            <text:p>581819415</text:p>
          </table:table-cell>
          <table:table-cell table:formula="of:=[.F238]" office:value-type="float" office:value="585570557" calcext:value-type="float">
            <text:p>585570557</text:p>
          </table:table-cell>
          <table:table-cell table:formula="of:=[.G238]" office:value-type="float" office:value="681525095" calcext:value-type="float">
            <text:p>681525095</text:p>
          </table:table-cell>
          <table:table-cell table:formula="of:=[.H238]" office:value-type="float" office:value="715994816" calcext:value-type="float">
            <text:p>715994816</text:p>
          </table:table-cell>
          <table:table-cell table:formula="of:=[.I238]+[.B238]" office:value-type="float" office:value="786294278" calcext:value-type="float">
            <text:p>786294278</text:p>
          </table:table-cell>
          <table:table-cell table:formula="of:=[.J238]" office:value-type="float" office:value="395186888" calcext:value-type="float">
            <text:p>395186888</text:p>
          </table:table-cell>
          <table:table-cell table:formula="of:=[.B238]" office:value-type="float" office:value="420486462" calcext:value-type="float">
            <text:p>420486462</text:p>
          </table:table-cell>
          <table:table-cell table:formula="of:=SUM([.B239:.J239])" office:value-type="float" office:value="5141141244" calcext:value-type="float">
            <text:p>5141141244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O238]" office:value-type="float" office:value="33279116181" calcext:value-type="float">
            <text:p>33279116181</text:p>
          </table:table-cell>
          <table:table-cell table:formula="of:=[.P238]" office:value-type="float" office:value="29162094759" calcext:value-type="float">
            <text:p>29162094759</text:p>
          </table:table-cell>
          <table:table-cell table:formula="of:=[.Q238]" office:value-type="float" office:value="40156272635" calcext:value-type="float">
            <text:p>40156272635</text:p>
          </table:table-cell>
          <table:table-cell table:formula="of:=[.R238]" office:value-type="float" office:value="35534691816" calcext:value-type="float">
            <text:p>35534691816</text:p>
          </table:table-cell>
          <table:table-cell table:formula="of:=[.S238]" office:value-type="float" office:value="45531017904" calcext:value-type="float">
            <text:p>45531017904</text:p>
          </table:table-cell>
          <table:table-cell table:formula="of:=[.T238]" office:value-type="float" office:value="45855559547" calcext:value-type="float">
            <text:p>45855559547</text:p>
          </table:table-cell>
          <table:table-cell table:formula="of:=[.U238]+[.N238]" office:value-type="float" office:value="49748479658" calcext:value-type="float">
            <text:p>49748479658</text:p>
          </table:table-cell>
          <table:table-cell table:formula="of:=[.V238]" office:value-type="float" office:value="26010292336" calcext:value-type="float">
            <text:p>26010292336</text:p>
          </table:table-cell>
          <table:table-cell table:formula="of:=[.N238]" office:value-type="float" office:value="25865698466" calcext:value-type="float">
            <text:p>25865698466</text:p>
          </table:table-cell>
          <table:table-cell table:formula="of:=SUM([.N239:.V239])" office:value-type="float" office:value="331143223302" calcext:value-type="float">
            <text:p>3311432233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C239]" office:value-type="float" office:value="489716266" calcext:value-type="float">
            <text:p>489716266</text:p>
          </table:table-cell>
          <table:table-cell table:formula="of:=[.D239]" office:value-type="float" office:value="581819415" calcext:value-type="float">
            <text:p>581819415</text:p>
          </table:table-cell>
          <table:table-cell table:formula="of:=[.E239]" office:value-type="float" office:value="585570557" calcext:value-type="float">
            <text:p>585570557</text:p>
          </table:table-cell>
          <table:table-cell table:formula="of:=[.F239]" office:value-type="float" office:value="681525095" calcext:value-type="float">
            <text:p>681525095</text:p>
          </table:table-cell>
          <table:table-cell table:formula="of:=[.G239]" office:value-type="float" office:value="715994816" calcext:value-type="float">
            <text:p>715994816</text:p>
          </table:table-cell>
          <table:table-cell table:formula="of:=[.H239]" office:value-type="float" office:value="786294278" calcext:value-type="float">
            <text:p>786294278</text:p>
          </table:table-cell>
          <table:table-cell table:formula="of:=[.I239]+[.B239]" office:value-type="float" office:value="879734355" calcext:value-type="float">
            <text:p>879734355</text:p>
          </table:table-cell>
          <table:table-cell table:formula="of:=[.J239]" office:value-type="float" office:value="420486462" calcext:value-type="float">
            <text:p>420486462</text:p>
          </table:table-cell>
          <table:table-cell table:formula="of:=[.B239]" office:value-type="float" office:value="484547467" calcext:value-type="float">
            <text:p>484547467</text:p>
          </table:table-cell>
          <table:table-cell table:formula="of:=SUM([.B240:.J240])" office:value-type="float" office:value="5625688711" calcext:value-type="float">
            <text:p>562568871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O239]" office:value-type="float" office:value="29162094759" calcext:value-type="float">
            <text:p>29162094759</text:p>
          </table:table-cell>
          <table:table-cell table:formula="of:=[.P239]" office:value-type="float" office:value="40156272635" calcext:value-type="float">
            <text:p>40156272635</text:p>
          </table:table-cell>
          <table:table-cell table:formula="of:=[.Q239]" office:value-type="float" office:value="35534691816" calcext:value-type="float">
            <text:p>35534691816</text:p>
          </table:table-cell>
          <table:table-cell table:formula="of:=[.R239]" office:value-type="float" office:value="45531017904" calcext:value-type="float">
            <text:p>45531017904</text:p>
          </table:table-cell>
          <table:table-cell table:formula="of:=[.S239]" office:value-type="float" office:value="45855559547" calcext:value-type="float">
            <text:p>45855559547</text:p>
          </table:table-cell>
          <table:table-cell table:formula="of:=[.T239]" office:value-type="float" office:value="49748479658" calcext:value-type="float">
            <text:p>49748479658</text:p>
          </table:table-cell>
          <table:table-cell table:formula="of:=[.U239]+[.N239]" office:value-type="float" office:value="59289408517" calcext:value-type="float">
            <text:p>59289408517</text:p>
          </table:table-cell>
          <table:table-cell table:formula="of:=[.V239]" office:value-type="float" office:value="25865698466" calcext:value-type="float">
            <text:p>25865698466</text:p>
          </table:table-cell>
          <table:table-cell table:formula="of:=[.N239]" office:value-type="float" office:value="33279116181" calcext:value-type="float">
            <text:p>33279116181</text:p>
          </table:table-cell>
          <table:table-cell table:formula="of:=SUM([.N240:.V240])" office:value-type="float" office:value="364422339483" calcext:value-type="float">
            <text:p>3644223394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C240]" office:value-type="float" office:value="581819415" calcext:value-type="float">
            <text:p>581819415</text:p>
          </table:table-cell>
          <table:table-cell table:formula="of:=[.D240]" office:value-type="float" office:value="585570557" calcext:value-type="float">
            <text:p>585570557</text:p>
          </table:table-cell>
          <table:table-cell table:formula="of:=[.E240]" office:value-type="float" office:value="681525095" calcext:value-type="float">
            <text:p>681525095</text:p>
          </table:table-cell>
          <table:table-cell table:formula="of:=[.F240]" office:value-type="float" office:value="715994816" calcext:value-type="float">
            <text:p>715994816</text:p>
          </table:table-cell>
          <table:table-cell table:formula="of:=[.G240]" office:value-type="float" office:value="786294278" calcext:value-type="float">
            <text:p>786294278</text:p>
          </table:table-cell>
          <table:table-cell table:formula="of:=[.H240]" office:value-type="float" office:value="879734355" calcext:value-type="float">
            <text:p>879734355</text:p>
          </table:table-cell>
          <table:table-cell table:formula="of:=[.I240]+[.B240]" office:value-type="float" office:value="910202728" calcext:value-type="float">
            <text:p>910202728</text:p>
          </table:table-cell>
          <table:table-cell table:formula="of:=[.J240]" office:value-type="float" office:value="484547467" calcext:value-type="float">
            <text:p>484547467</text:p>
          </table:table-cell>
          <table:table-cell table:formula="of:=[.B240]" office:value-type="float" office:value="489716266" calcext:value-type="float">
            <text:p>489716266</text:p>
          </table:table-cell>
          <table:table-cell table:formula="of:=SUM([.B241:.J241])" office:value-type="float" office:value="6115404977" calcext:value-type="float">
            <text:p>6115404977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O240]" office:value-type="float" office:value="40156272635" calcext:value-type="float">
            <text:p>40156272635</text:p>
          </table:table-cell>
          <table:table-cell table:formula="of:=[.P240]" office:value-type="float" office:value="35534691816" calcext:value-type="float">
            <text:p>35534691816</text:p>
          </table:table-cell>
          <table:table-cell table:formula="of:=[.Q240]" office:value-type="float" office:value="45531017904" calcext:value-type="float">
            <text:p>45531017904</text:p>
          </table:table-cell>
          <table:table-cell table:formula="of:=[.R240]" office:value-type="float" office:value="45855559547" calcext:value-type="float">
            <text:p>45855559547</text:p>
          </table:table-cell>
          <table:table-cell table:formula="of:=[.S240]" office:value-type="float" office:value="49748479658" calcext:value-type="float">
            <text:p>49748479658</text:p>
          </table:table-cell>
          <table:table-cell table:formula="of:=[.T240]" office:value-type="float" office:value="59289408517" calcext:value-type="float">
            <text:p>59289408517</text:p>
          </table:table-cell>
          <table:table-cell table:formula="of:=[.U240]+[.N240]" office:value-type="float" office:value="55027793225" calcext:value-type="float">
            <text:p>55027793225</text:p>
          </table:table-cell>
          <table:table-cell table:formula="of:=[.V240]" office:value-type="float" office:value="33279116181" calcext:value-type="float">
            <text:p>33279116181</text:p>
          </table:table-cell>
          <table:table-cell table:formula="of:=[.N240]" office:value-type="float" office:value="29162094759" calcext:value-type="float">
            <text:p>29162094759</text:p>
          </table:table-cell>
          <table:table-cell table:formula="of:=SUM([.N241:.V241])" office:value-type="float" office:value="393584434242" calcext:value-type="float">
            <text:p>393584434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C241]" office:value-type="float" office:value="585570557" calcext:value-type="float">
            <text:p>585570557</text:p>
          </table:table-cell>
          <table:table-cell table:formula="of:=[.D241]" office:value-type="float" office:value="681525095" calcext:value-type="float">
            <text:p>681525095</text:p>
          </table:table-cell>
          <table:table-cell table:formula="of:=[.E241]" office:value-type="float" office:value="715994816" calcext:value-type="float">
            <text:p>715994816</text:p>
          </table:table-cell>
          <table:table-cell table:formula="of:=[.F241]" office:value-type="float" office:value="786294278" calcext:value-type="float">
            <text:p>786294278</text:p>
          </table:table-cell>
          <table:table-cell table:formula="of:=[.G241]" office:value-type="float" office:value="879734355" calcext:value-type="float">
            <text:p>879734355</text:p>
          </table:table-cell>
          <table:table-cell table:formula="of:=[.H241]" office:value-type="float" office:value="910202728" calcext:value-type="float">
            <text:p>910202728</text:p>
          </table:table-cell>
          <table:table-cell table:formula="of:=[.I241]+[.B241]" office:value-type="float" office:value="1066366882" calcext:value-type="float">
            <text:p>1066366882</text:p>
          </table:table-cell>
          <table:table-cell table:formula="of:=[.J241]" office:value-type="float" office:value="489716266" calcext:value-type="float">
            <text:p>489716266</text:p>
          </table:table-cell>
          <table:table-cell table:formula="of:=[.B241]" office:value-type="float" office:value="581819415" calcext:value-type="float">
            <text:p>581819415</text:p>
          </table:table-cell>
          <table:table-cell table:formula="of:=SUM([.B242:.J242])" office:value-type="float" office:value="6697224392" calcext:value-type="float">
            <text:p>669722439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O241]" office:value-type="float" office:value="35534691816" calcext:value-type="float">
            <text:p>35534691816</text:p>
          </table:table-cell>
          <table:table-cell table:formula="of:=[.P241]" office:value-type="float" office:value="45531017904" calcext:value-type="float">
            <text:p>45531017904</text:p>
          </table:table-cell>
          <table:table-cell table:formula="of:=[.Q241]" office:value-type="float" office:value="45855559547" calcext:value-type="float">
            <text:p>45855559547</text:p>
          </table:table-cell>
          <table:table-cell table:formula="of:=[.R241]" office:value-type="float" office:value="49748479658" calcext:value-type="float">
            <text:p>49748479658</text:p>
          </table:table-cell>
          <table:table-cell table:formula="of:=[.S241]" office:value-type="float" office:value="59289408517" calcext:value-type="float">
            <text:p>59289408517</text:p>
          </table:table-cell>
          <table:table-cell table:formula="of:=[.T241]" office:value-type="float" office:value="55027793225" calcext:value-type="float">
            <text:p>55027793225</text:p>
          </table:table-cell>
          <table:table-cell table:formula="of:=[.U241]+[.N241]" office:value-type="float" office:value="73435388816" calcext:value-type="float">
            <text:p>73435388816</text:p>
          </table:table-cell>
          <table:table-cell table:formula="of:=[.V241]" office:value-type="float" office:value="29162094759" calcext:value-type="float">
            <text:p>29162094759</text:p>
          </table:table-cell>
          <table:table-cell table:formula="of:=[.N241]" office:value-type="float" office:value="40156272635" calcext:value-type="float">
            <text:p>40156272635</text:p>
          </table:table-cell>
          <table:table-cell table:formula="of:=SUM([.N242:.V242])" office:value-type="float" office:value="433740706877" calcext:value-type="float">
            <text:p>43374070687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C242]" office:value-type="float" office:value="681525095" calcext:value-type="float">
            <text:p>681525095</text:p>
          </table:table-cell>
          <table:table-cell table:formula="of:=[.D242]" office:value-type="float" office:value="715994816" calcext:value-type="float">
            <text:p>715994816</text:p>
          </table:table-cell>
          <table:table-cell table:formula="of:=[.E242]" office:value-type="float" office:value="786294278" calcext:value-type="float">
            <text:p>786294278</text:p>
          </table:table-cell>
          <table:table-cell table:formula="of:=[.F242]" office:value-type="float" office:value="879734355" calcext:value-type="float">
            <text:p>879734355</text:p>
          </table:table-cell>
          <table:table-cell table:formula="of:=[.G242]" office:value-type="float" office:value="910202728" calcext:value-type="float">
            <text:p>910202728</text:p>
          </table:table-cell>
          <table:table-cell table:formula="of:=[.H242]" office:value-type="float" office:value="1066366882" calcext:value-type="float">
            <text:p>1066366882</text:p>
          </table:table-cell>
          <table:table-cell table:formula="of:=[.I242]+[.B242]" office:value-type="float" office:value="1075286823" calcext:value-type="float">
            <text:p>1075286823</text:p>
          </table:table-cell>
          <table:table-cell table:formula="of:=[.J242]" office:value-type="float" office:value="581819415" calcext:value-type="float">
            <text:p>581819415</text:p>
          </table:table-cell>
          <table:table-cell table:formula="of:=[.B242]" office:value-type="float" office:value="585570557" calcext:value-type="float">
            <text:p>585570557</text:p>
          </table:table-cell>
          <table:table-cell table:formula="of:=SUM([.B243:.J243])" office:value-type="float" office:value="7282794949" calcext:value-type="float">
            <text:p>7282794949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O242]" office:value-type="float" office:value="45531017904" calcext:value-type="float">
            <text:p>45531017904</text:p>
          </table:table-cell>
          <table:table-cell table:formula="of:=[.P242]" office:value-type="float" office:value="45855559547" calcext:value-type="float">
            <text:p>45855559547</text:p>
          </table:table-cell>
          <table:table-cell table:formula="of:=[.Q242]" office:value-type="float" office:value="49748479658" calcext:value-type="float">
            <text:p>49748479658</text:p>
          </table:table-cell>
          <table:table-cell table:formula="of:=[.R242]" office:value-type="float" office:value="59289408517" calcext:value-type="float">
            <text:p>59289408517</text:p>
          </table:table-cell>
          <table:table-cell table:formula="of:=[.S242]" office:value-type="float" office:value="55027793225" calcext:value-type="float">
            <text:p>55027793225</text:p>
          </table:table-cell>
          <table:table-cell table:formula="of:=[.T242]" office:value-type="float" office:value="73435388816" calcext:value-type="float">
            <text:p>73435388816</text:p>
          </table:table-cell>
          <table:table-cell table:formula="of:=[.U242]+[.N242]" office:value-type="float" office:value="64696786575" calcext:value-type="float">
            <text:p>64696786575</text:p>
          </table:table-cell>
          <table:table-cell table:formula="of:=[.V242]" office:value-type="float" office:value="40156272635" calcext:value-type="float">
            <text:p>40156272635</text:p>
          </table:table-cell>
          <table:table-cell table:formula="of:=[.N242]" office:value-type="float" office:value="35534691816" calcext:value-type="float">
            <text:p>35534691816</text:p>
          </table:table-cell>
          <table:table-cell table:formula="of:=SUM([.N243:.V243])" office:value-type="float" office:value="469275398693" calcext:value-type="float">
            <text:p>4692753986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C243]" office:value-type="float" office:value="715994816" calcext:value-type="float">
            <text:p>715994816</text:p>
          </table:table-cell>
          <table:table-cell table:formula="of:=[.D243]" office:value-type="float" office:value="786294278" calcext:value-type="float">
            <text:p>786294278</text:p>
          </table:table-cell>
          <table:table-cell table:formula="of:=[.E243]" office:value-type="float" office:value="879734355" calcext:value-type="float">
            <text:p>879734355</text:p>
          </table:table-cell>
          <table:table-cell table:formula="of:=[.F243]" office:value-type="float" office:value="910202728" calcext:value-type="float">
            <text:p>910202728</text:p>
          </table:table-cell>
          <table:table-cell table:formula="of:=[.G243]" office:value-type="float" office:value="1066366882" calcext:value-type="float">
            <text:p>1066366882</text:p>
          </table:table-cell>
          <table:table-cell table:formula="of:=[.H243]" office:value-type="float" office:value="1075286823" calcext:value-type="float">
            <text:p>1075286823</text:p>
          </table:table-cell>
          <table:table-cell table:formula="of:=[.I243]+[.B243]" office:value-type="float" office:value="1263344510" calcext:value-type="float">
            <text:p>1263344510</text:p>
          </table:table-cell>
          <table:table-cell table:formula="of:=[.J243]" office:value-type="float" office:value="585570557" calcext:value-type="float">
            <text:p>585570557</text:p>
          </table:table-cell>
          <table:table-cell table:formula="of:=[.B243]" office:value-type="float" office:value="681525095" calcext:value-type="float">
            <text:p>681525095</text:p>
          </table:table-cell>
          <table:table-cell table:formula="of:=SUM([.B244:.J244])" office:value-type="float" office:value="7964320044" calcext:value-type="float">
            <text:p>7964320044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O243]" office:value-type="float" office:value="45855559547" calcext:value-type="float">
            <text:p>45855559547</text:p>
          </table:table-cell>
          <table:table-cell table:formula="of:=[.P243]" office:value-type="float" office:value="49748479658" calcext:value-type="float">
            <text:p>49748479658</text:p>
          </table:table-cell>
          <table:table-cell table:formula="of:=[.Q243]" office:value-type="float" office:value="59289408517" calcext:value-type="float">
            <text:p>59289408517</text:p>
          </table:table-cell>
          <table:table-cell table:formula="of:=[.R243]" office:value-type="float" office:value="55027793225" calcext:value-type="float">
            <text:p>55027793225</text:p>
          </table:table-cell>
          <table:table-cell table:formula="of:=[.S243]" office:value-type="float" office:value="73435388816" calcext:value-type="float">
            <text:p>73435388816</text:p>
          </table:table-cell>
          <table:table-cell table:formula="of:=[.T243]" office:value-type="float" office:value="64696786575" calcext:value-type="float">
            <text:p>64696786575</text:p>
          </table:table-cell>
          <table:table-cell table:formula="of:=[.U243]+[.N243]" office:value-type="float" office:value="85687290539" calcext:value-type="float">
            <text:p>85687290539</text:p>
          </table:table-cell>
          <table:table-cell table:formula="of:=[.V243]" office:value-type="float" office:value="35534691816" calcext:value-type="float">
            <text:p>35534691816</text:p>
          </table:table-cell>
          <table:table-cell table:formula="of:=[.N243]" office:value-type="float" office:value="45531017904" calcext:value-type="float">
            <text:p>45531017904</text:p>
          </table:table-cell>
          <table:table-cell table:formula="of:=SUM([.N244:.V244])" office:value-type="float" office:value="514806416597" calcext:value-type="float">
            <text:p>5148064165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C244]" office:value-type="float" office:value="786294278" calcext:value-type="float">
            <text:p>786294278</text:p>
          </table:table-cell>
          <table:table-cell table:formula="of:=[.D244]" office:value-type="float" office:value="879734355" calcext:value-type="float">
            <text:p>879734355</text:p>
          </table:table-cell>
          <table:table-cell table:formula="of:=[.E244]" office:value-type="float" office:value="910202728" calcext:value-type="float">
            <text:p>910202728</text:p>
          </table:table-cell>
          <table:table-cell table:formula="of:=[.F244]" office:value-type="float" office:value="1066366882" calcext:value-type="float">
            <text:p>1066366882</text:p>
          </table:table-cell>
          <table:table-cell table:formula="of:=[.G244]" office:value-type="float" office:value="1075286823" calcext:value-type="float">
            <text:p>1075286823</text:p>
          </table:table-cell>
          <table:table-cell table:formula="of:=[.H244]" office:value-type="float" office:value="1263344510" calcext:value-type="float">
            <text:p>1263344510</text:p>
          </table:table-cell>
          <table:table-cell table:formula="of:=[.I244]+[.B244]" office:value-type="float" office:value="1301565373" calcext:value-type="float">
            <text:p>1301565373</text:p>
          </table:table-cell>
          <table:table-cell table:formula="of:=[.J244]" office:value-type="float" office:value="681525095" calcext:value-type="float">
            <text:p>681525095</text:p>
          </table:table-cell>
          <table:table-cell table:formula="of:=[.B244]" office:value-type="float" office:value="715994816" calcext:value-type="float">
            <text:p>715994816</text:p>
          </table:table-cell>
          <table:table-cell table:formula="of:=SUM([.B245:.J245])" office:value-type="float" office:value="8680314860" calcext:value-type="float">
            <text:p>8680314860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O244]" office:value-type="float" office:value="49748479658" calcext:value-type="float">
            <text:p>49748479658</text:p>
          </table:table-cell>
          <table:table-cell table:formula="of:=[.P244]" office:value-type="float" office:value="59289408517" calcext:value-type="float">
            <text:p>59289408517</text:p>
          </table:table-cell>
          <table:table-cell table:formula="of:=[.Q244]" office:value-type="float" office:value="55027793225" calcext:value-type="float">
            <text:p>55027793225</text:p>
          </table:table-cell>
          <table:table-cell table:formula="of:=[.R244]" office:value-type="float" office:value="73435388816" calcext:value-type="float">
            <text:p>73435388816</text:p>
          </table:table-cell>
          <table:table-cell table:formula="of:=[.S244]" office:value-type="float" office:value="64696786575" calcext:value-type="float">
            <text:p>64696786575</text:p>
          </table:table-cell>
          <table:table-cell table:formula="of:=[.T244]" office:value-type="float" office:value="85687290539" calcext:value-type="float">
            <text:p>85687290539</text:p>
          </table:table-cell>
          <table:table-cell table:formula="of:=[.U244]+[.N244]" office:value-type="float" office:value="81390251363" calcext:value-type="float">
            <text:p>81390251363</text:p>
          </table:table-cell>
          <table:table-cell table:formula="of:=[.V244]" office:value-type="float" office:value="45531017904" calcext:value-type="float">
            <text:p>45531017904</text:p>
          </table:table-cell>
          <table:table-cell table:formula="of:=[.N244]" office:value-type="float" office:value="45855559547" calcext:value-type="float">
            <text:p>45855559547</text:p>
          </table:table-cell>
          <table:table-cell table:formula="of:=SUM([.N245:.V245])" office:value-type="float" office:value="560661976144" calcext:value-type="float">
            <text:p>5606619761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C245]" office:value-type="float" office:value="879734355" calcext:value-type="float">
            <text:p>879734355</text:p>
          </table:table-cell>
          <table:table-cell table:formula="of:=[.D245]" office:value-type="float" office:value="910202728" calcext:value-type="float">
            <text:p>910202728</text:p>
          </table:table-cell>
          <table:table-cell table:formula="of:=[.E245]" office:value-type="float" office:value="1066366882" calcext:value-type="float">
            <text:p>1066366882</text:p>
          </table:table-cell>
          <table:table-cell table:formula="of:=[.F245]" office:value-type="float" office:value="1075286823" calcext:value-type="float">
            <text:p>1075286823</text:p>
          </table:table-cell>
          <table:table-cell table:formula="of:=[.G245]" office:value-type="float" office:value="1263344510" calcext:value-type="float">
            <text:p>1263344510</text:p>
          </table:table-cell>
          <table:table-cell table:formula="of:=[.H245]" office:value-type="float" office:value="1301565373" calcext:value-type="float">
            <text:p>1301565373</text:p>
          </table:table-cell>
          <table:table-cell table:formula="of:=[.I245]+[.B245]" office:value-type="float" office:value="1467819373" calcext:value-type="float">
            <text:p>1467819373</text:p>
          </table:table-cell>
          <table:table-cell table:formula="of:=[.J245]" office:value-type="float" office:value="715994816" calcext:value-type="float">
            <text:p>715994816</text:p>
          </table:table-cell>
          <table:table-cell table:formula="of:=[.B245]" office:value-type="float" office:value="786294278" calcext:value-type="float">
            <text:p>786294278</text:p>
          </table:table-cell>
          <table:table-cell table:formula="of:=SUM([.B246:.J246])" office:value-type="float" office:value="9466609138" calcext:value-type="float">
            <text:p>9466609138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O245]" office:value-type="float" office:value="59289408517" calcext:value-type="float">
            <text:p>59289408517</text:p>
          </table:table-cell>
          <table:table-cell table:formula="of:=[.P245]" office:value-type="float" office:value="55027793225" calcext:value-type="float">
            <text:p>55027793225</text:p>
          </table:table-cell>
          <table:table-cell table:formula="of:=[.Q245]" office:value-type="float" office:value="73435388816" calcext:value-type="float">
            <text:p>73435388816</text:p>
          </table:table-cell>
          <table:table-cell table:formula="of:=[.R245]" office:value-type="float" office:value="64696786575" calcext:value-type="float">
            <text:p>64696786575</text:p>
          </table:table-cell>
          <table:table-cell table:formula="of:=[.S245]" office:value-type="float" office:value="85687290539" calcext:value-type="float">
            <text:p>85687290539</text:p>
          </table:table-cell>
          <table:table-cell table:formula="of:=[.T245]" office:value-type="float" office:value="81390251363" calcext:value-type="float">
            <text:p>81390251363</text:p>
          </table:table-cell>
          <table:table-cell table:formula="of:=[.U245]+[.N245]" office:value-type="float" office:value="95279497562" calcext:value-type="float">
            <text:p>95279497562</text:p>
          </table:table-cell>
          <table:table-cell table:formula="of:=[.V245]" office:value-type="float" office:value="45855559547" calcext:value-type="float">
            <text:p>45855559547</text:p>
          </table:table-cell>
          <table:table-cell table:formula="of:=[.N245]" office:value-type="float" office:value="49748479658" calcext:value-type="float">
            <text:p>49748479658</text:p>
          </table:table-cell>
          <table:table-cell table:formula="of:=SUM([.N246:.V246])" office:value-type="float" office:value="610410455802" calcext:value-type="float">
            <text:p>6104104558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C246]" office:value-type="float" office:value="910202728" calcext:value-type="float">
            <text:p>910202728</text:p>
          </table:table-cell>
          <table:table-cell table:formula="of:=[.D246]" office:value-type="float" office:value="1066366882" calcext:value-type="float">
            <text:p>1066366882</text:p>
          </table:table-cell>
          <table:table-cell table:formula="of:=[.E246]" office:value-type="float" office:value="1075286823" calcext:value-type="float">
            <text:p>1075286823</text:p>
          </table:table-cell>
          <table:table-cell table:formula="of:=[.F246]" office:value-type="float" office:value="1263344510" calcext:value-type="float">
            <text:p>1263344510</text:p>
          </table:table-cell>
          <table:table-cell table:formula="of:=[.G246]" office:value-type="float" office:value="1301565373" calcext:value-type="float">
            <text:p>1301565373</text:p>
          </table:table-cell>
          <table:table-cell table:formula="of:=[.H246]" office:value-type="float" office:value="1467819373" calcext:value-type="float">
            <text:p>1467819373</text:p>
          </table:table-cell>
          <table:table-cell table:formula="of:=[.I246]+[.B246]" office:value-type="float" office:value="1595729171" calcext:value-type="float">
            <text:p>1595729171</text:p>
          </table:table-cell>
          <table:table-cell table:formula="of:=[.J246]" office:value-type="float" office:value="786294278" calcext:value-type="float">
            <text:p>786294278</text:p>
          </table:table-cell>
          <table:table-cell table:formula="of:=[.B246]" office:value-type="float" office:value="879734355" calcext:value-type="float">
            <text:p>879734355</text:p>
          </table:table-cell>
          <table:table-cell table:formula="of:=SUM([.B247:.J247])" office:value-type="float" office:value="10346343493" calcext:value-type="float">
            <text:p>10346343493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O246]" office:value-type="float" office:value="55027793225" calcext:value-type="float">
            <text:p>55027793225</text:p>
          </table:table-cell>
          <table:table-cell table:formula="of:=[.P246]" office:value-type="float" office:value="73435388816" calcext:value-type="float">
            <text:p>73435388816</text:p>
          </table:table-cell>
          <table:table-cell table:formula="of:=[.Q246]" office:value-type="float" office:value="64696786575" calcext:value-type="float">
            <text:p>64696786575</text:p>
          </table:table-cell>
          <table:table-cell table:formula="of:=[.R246]" office:value-type="float" office:value="85687290539" calcext:value-type="float">
            <text:p>85687290539</text:p>
          </table:table-cell>
          <table:table-cell table:formula="of:=[.S246]" office:value-type="float" office:value="81390251363" calcext:value-type="float">
            <text:p>81390251363</text:p>
          </table:table-cell>
          <table:table-cell table:formula="of:=[.T246]" office:value-type="float" office:value="95279497562" calcext:value-type="float">
            <text:p>95279497562</text:p>
          </table:table-cell>
          <table:table-cell table:formula="of:=[.U246]+[.N246]" office:value-type="float" office:value="105144968064" calcext:value-type="float">
            <text:p>105144968064</text:p>
          </table:table-cell>
          <table:table-cell table:formula="of:=[.V246]" office:value-type="float" office:value="49748479658" calcext:value-type="float">
            <text:p>49748479658</text:p>
          </table:table-cell>
          <table:table-cell table:formula="of:=[.N246]" office:value-type="float" office:value="59289408517" calcext:value-type="float">
            <text:p>59289408517</text:p>
          </table:table-cell>
          <table:table-cell table:formula="of:=SUM([.N247:.V247])" office:value-type="float" office:value="669699864319" calcext:value-type="float">
            <text:p>6696998643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C247]" office:value-type="float" office:value="1066366882" calcext:value-type="float">
            <text:p>1066366882</text:p>
          </table:table-cell>
          <table:table-cell table:formula="of:=[.D247]" office:value-type="float" office:value="1075286823" calcext:value-type="float">
            <text:p>1075286823</text:p>
          </table:table-cell>
          <table:table-cell table:formula="of:=[.E247]" office:value-type="float" office:value="1263344510" calcext:value-type="float">
            <text:p>1263344510</text:p>
          </table:table-cell>
          <table:table-cell table:formula="of:=[.F247]" office:value-type="float" office:value="1301565373" calcext:value-type="float">
            <text:p>1301565373</text:p>
          </table:table-cell>
          <table:table-cell table:formula="of:=[.G247]" office:value-type="float" office:value="1467819373" calcext:value-type="float">
            <text:p>1467819373</text:p>
          </table:table-cell>
          <table:table-cell table:formula="of:=[.H247]" office:value-type="float" office:value="1595729171" calcext:value-type="float">
            <text:p>1595729171</text:p>
          </table:table-cell>
          <table:table-cell table:formula="of:=[.I247]+[.B247]" office:value-type="float" office:value="1696497006" calcext:value-type="float">
            <text:p>1696497006</text:p>
          </table:table-cell>
          <table:table-cell table:formula="of:=[.J247]" office:value-type="float" office:value="879734355" calcext:value-type="float">
            <text:p>879734355</text:p>
          </table:table-cell>
          <table:table-cell table:formula="of:=[.B247]" office:value-type="float" office:value="910202728" calcext:value-type="float">
            <text:p>910202728</text:p>
          </table:table-cell>
          <table:table-cell table:formula="of:=SUM([.B248:.J248])" office:value-type="float" office:value="11256546221" calcext:value-type="float">
            <text:p>11256546221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O247]" office:value-type="float" office:value="73435388816" calcext:value-type="float">
            <text:p>73435388816</text:p>
          </table:table-cell>
          <table:table-cell table:formula="of:=[.P247]" office:value-type="float" office:value="64696786575" calcext:value-type="float">
            <text:p>64696786575</text:p>
          </table:table-cell>
          <table:table-cell table:formula="of:=[.Q247]" office:value-type="float" office:value="85687290539" calcext:value-type="float">
            <text:p>85687290539</text:p>
          </table:table-cell>
          <table:table-cell table:formula="of:=[.R247]" office:value-type="float" office:value="81390251363" calcext:value-type="float">
            <text:p>81390251363</text:p>
          </table:table-cell>
          <table:table-cell table:formula="of:=[.S247]" office:value-type="float" office:value="95279497562" calcext:value-type="float">
            <text:p>95279497562</text:p>
          </table:table-cell>
          <table:table-cell table:formula="of:=[.T247]" office:value-type="float" office:value="105144968064" calcext:value-type="float">
            <text:p>105144968064</text:p>
          </table:table-cell>
          <table:table-cell table:formula="of:=[.U247]+[.N247]" office:value-type="float" office:value="104776272883" calcext:value-type="float">
            <text:p>104776272883</text:p>
          </table:table-cell>
          <table:table-cell table:formula="of:=[.V247]" office:value-type="float" office:value="59289408517" calcext:value-type="float">
            <text:p>59289408517</text:p>
          </table:table-cell>
          <table:table-cell table:formula="of:=[.N247]" office:value-type="float" office:value="55027793225" calcext:value-type="float">
            <text:p>55027793225</text:p>
          </table:table-cell>
          <table:table-cell table:formula="of:=SUM([.N248:.V248])" office:value-type="float" office:value="724727657544" calcext:value-type="float">
            <text:p>7247276575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C248]" office:value-type="float" office:value="1075286823" calcext:value-type="float">
            <text:p>1075286823</text:p>
          </table:table-cell>
          <table:table-cell table:formula="of:=[.D248]" office:value-type="float" office:value="1263344510" calcext:value-type="float">
            <text:p>1263344510</text:p>
          </table:table-cell>
          <table:table-cell table:formula="of:=[.E248]" office:value-type="float" office:value="1301565373" calcext:value-type="float">
            <text:p>1301565373</text:p>
          </table:table-cell>
          <table:table-cell table:formula="of:=[.F248]" office:value-type="float" office:value="1467819373" calcext:value-type="float">
            <text:p>1467819373</text:p>
          </table:table-cell>
          <table:table-cell table:formula="of:=[.G248]" office:value-type="float" office:value="1595729171" calcext:value-type="float">
            <text:p>1595729171</text:p>
          </table:table-cell>
          <table:table-cell table:formula="of:=[.H248]" office:value-type="float" office:value="1696497006" calcext:value-type="float">
            <text:p>1696497006</text:p>
          </table:table-cell>
          <table:table-cell table:formula="of:=[.I248]+[.B248]" office:value-type="float" office:value="1946101237" calcext:value-type="float">
            <text:p>1946101237</text:p>
          </table:table-cell>
          <table:table-cell table:formula="of:=[.J248]" office:value-type="float" office:value="910202728" calcext:value-type="float">
            <text:p>910202728</text:p>
          </table:table-cell>
          <table:table-cell table:formula="of:=[.B248]" office:value-type="float" office:value="1066366882" calcext:value-type="float">
            <text:p>1066366882</text:p>
          </table:table-cell>
          <table:table-cell table:formula="of:=SUM([.B249:.J249])" office:value-type="float" office:value="12322913103" calcext:value-type="float">
            <text:p>12322913103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O248]" office:value-type="float" office:value="64696786575" calcext:value-type="float">
            <text:p>64696786575</text:p>
          </table:table-cell>
          <table:table-cell table:formula="of:=[.P248]" office:value-type="float" office:value="85687290539" calcext:value-type="float">
            <text:p>85687290539</text:p>
          </table:table-cell>
          <table:table-cell table:formula="of:=[.Q248]" office:value-type="float" office:value="81390251363" calcext:value-type="float">
            <text:p>81390251363</text:p>
          </table:table-cell>
          <table:table-cell table:formula="of:=[.R248]" office:value-type="float" office:value="95279497562" calcext:value-type="float">
            <text:p>95279497562</text:p>
          </table:table-cell>
          <table:table-cell table:formula="of:=[.S248]" office:value-type="float" office:value="105144968064" calcext:value-type="float">
            <text:p>105144968064</text:p>
          </table:table-cell>
          <table:table-cell table:formula="of:=[.T248]" office:value-type="float" office:value="104776272883" calcext:value-type="float">
            <text:p>104776272883</text:p>
          </table:table-cell>
          <table:table-cell table:formula="of:=[.U248]+[.N248]" office:value-type="float" office:value="132724797333" calcext:value-type="float">
            <text:p>132724797333</text:p>
          </table:table-cell>
          <table:table-cell table:formula="of:=[.V248]" office:value-type="float" office:value="55027793225" calcext:value-type="float">
            <text:p>55027793225</text:p>
          </table:table-cell>
          <table:table-cell table:formula="of:=[.N248]" office:value-type="float" office:value="73435388816" calcext:value-type="float">
            <text:p>73435388816</text:p>
          </table:table-cell>
          <table:table-cell table:formula="of:=SUM([.N249:.V249])" office:value-type="float" office:value="798163046360" calcext:value-type="float">
            <text:p>798163046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C249]" office:value-type="float" office:value="1263344510" calcext:value-type="float">
            <text:p>1263344510</text:p>
          </table:table-cell>
          <table:table-cell table:formula="of:=[.D249]" office:value-type="float" office:value="1301565373" calcext:value-type="float">
            <text:p>1301565373</text:p>
          </table:table-cell>
          <table:table-cell table:formula="of:=[.E249]" office:value-type="float" office:value="1467819373" calcext:value-type="float">
            <text:p>1467819373</text:p>
          </table:table-cell>
          <table:table-cell table:formula="of:=[.F249]" office:value-type="float" office:value="1595729171" calcext:value-type="float">
            <text:p>1595729171</text:p>
          </table:table-cell>
          <table:table-cell table:formula="of:=[.G249]" office:value-type="float" office:value="1696497006" calcext:value-type="float">
            <text:p>1696497006</text:p>
          </table:table-cell>
          <table:table-cell table:formula="of:=[.H249]" office:value-type="float" office:value="1946101237" calcext:value-type="float">
            <text:p>1946101237</text:p>
          </table:table-cell>
          <table:table-cell table:formula="of:=[.I249]+[.B249]" office:value-type="float" office:value="1985489551" calcext:value-type="float">
            <text:p>1985489551</text:p>
          </table:table-cell>
          <table:table-cell table:formula="of:=[.J249]" office:value-type="float" office:value="1066366882" calcext:value-type="float">
            <text:p>1066366882</text:p>
          </table:table-cell>
          <table:table-cell table:formula="of:=[.B249]" office:value-type="float" office:value="1075286823" calcext:value-type="float">
            <text:p>1075286823</text:p>
          </table:table-cell>
          <table:table-cell table:formula="of:=SUM([.B250:.J250])" office:value-type="float" office:value="13398199926" calcext:value-type="float">
            <text:p>13398199926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O249]" office:value-type="float" office:value="85687290539" calcext:value-type="float">
            <text:p>85687290539</text:p>
          </table:table-cell>
          <table:table-cell table:formula="of:=[.P249]" office:value-type="float" office:value="81390251363" calcext:value-type="float">
            <text:p>81390251363</text:p>
          </table:table-cell>
          <table:table-cell table:formula="of:=[.Q249]" office:value-type="float" office:value="95279497562" calcext:value-type="float">
            <text:p>95279497562</text:p>
          </table:table-cell>
          <table:table-cell table:formula="of:=[.R249]" office:value-type="float" office:value="105144968064" calcext:value-type="float">
            <text:p>105144968064</text:p>
          </table:table-cell>
          <table:table-cell table:formula="of:=[.S249]" office:value-type="float" office:value="104776272883" calcext:value-type="float">
            <text:p>104776272883</text:p>
          </table:table-cell>
          <table:table-cell table:formula="of:=[.T249]" office:value-type="float" office:value="132724797333" calcext:value-type="float">
            <text:p>132724797333</text:p>
          </table:table-cell>
          <table:table-cell table:formula="of:=[.U249]+[.N249]" office:value-type="float" office:value="119724579800" calcext:value-type="float">
            <text:p>119724579800</text:p>
          </table:table-cell>
          <table:table-cell table:formula="of:=[.V249]" office:value-type="float" office:value="73435388816" calcext:value-type="float">
            <text:p>73435388816</text:p>
          </table:table-cell>
          <table:table-cell table:formula="of:=[.N249]" office:value-type="float" office:value="64696786575" calcext:value-type="float">
            <text:p>64696786575</text:p>
          </table:table-cell>
          <table:table-cell table:formula="of:=SUM([.N250:.V250])" office:value-type="float" office:value="862859832935" calcext:value-type="float">
            <text:p>86285983293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C250]" office:value-type="float" office:value="1301565373" calcext:value-type="float">
            <text:p>1301565373</text:p>
          </table:table-cell>
          <table:table-cell table:formula="of:=[.D250]" office:value-type="float" office:value="1467819373" calcext:value-type="float">
            <text:p>1467819373</text:p>
          </table:table-cell>
          <table:table-cell table:formula="of:=[.E250]" office:value-type="float" office:value="1595729171" calcext:value-type="float">
            <text:p>1595729171</text:p>
          </table:table-cell>
          <table:table-cell table:formula="of:=[.F250]" office:value-type="float" office:value="1696497006" calcext:value-type="float">
            <text:p>1696497006</text:p>
          </table:table-cell>
          <table:table-cell table:formula="of:=[.G250]" office:value-type="float" office:value="1946101237" calcext:value-type="float">
            <text:p>1946101237</text:p>
          </table:table-cell>
          <table:table-cell table:formula="of:=[.H250]" office:value-type="float" office:value="1985489551" calcext:value-type="float">
            <text:p>1985489551</text:p>
          </table:table-cell>
          <table:table-cell table:formula="of:=[.I250]+[.B250]" office:value-type="float" office:value="2329711392" calcext:value-type="float">
            <text:p>2329711392</text:p>
          </table:table-cell>
          <table:table-cell table:formula="of:=[.J250]" office:value-type="float" office:value="1075286823" calcext:value-type="float">
            <text:p>1075286823</text:p>
          </table:table-cell>
          <table:table-cell table:formula="of:=[.B250]" office:value-type="float" office:value="1263344510" calcext:value-type="float">
            <text:p>1263344510</text:p>
          </table:table-cell>
          <table:table-cell table:formula="of:=SUM([.B251:.J251])" office:value-type="float" office:value="14661544436" calcext:value-type="float">
            <text:p>14661544436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O250]" office:value-type="float" office:value="81390251363" calcext:value-type="float">
            <text:p>81390251363</text:p>
          </table:table-cell>
          <table:table-cell table:formula="of:=[.P250]" office:value-type="float" office:value="95279497562" calcext:value-type="float">
            <text:p>95279497562</text:p>
          </table:table-cell>
          <table:table-cell table:formula="of:=[.Q250]" office:value-type="float" office:value="105144968064" calcext:value-type="float">
            <text:p>105144968064</text:p>
          </table:table-cell>
          <table:table-cell table:formula="of:=[.R250]" office:value-type="float" office:value="104776272883" calcext:value-type="float">
            <text:p>104776272883</text:p>
          </table:table-cell>
          <table:table-cell table:formula="of:=[.S250]" office:value-type="float" office:value="132724797333" calcext:value-type="float">
            <text:p>132724797333</text:p>
          </table:table-cell>
          <table:table-cell table:formula="of:=[.T250]" office:value-type="float" office:value="119724579800" calcext:value-type="float">
            <text:p>119724579800</text:p>
          </table:table-cell>
          <table:table-cell table:formula="of:=[.U250]+[.N250]" office:value-type="float" office:value="159122679355" calcext:value-type="float">
            <text:p>159122679355</text:p>
          </table:table-cell>
          <table:table-cell table:formula="of:=[.V250]" office:value-type="float" office:value="64696786575" calcext:value-type="float">
            <text:p>64696786575</text:p>
          </table:table-cell>
          <table:table-cell table:formula="of:=[.N250]" office:value-type="float" office:value="85687290539" calcext:value-type="float">
            <text:p>85687290539</text:p>
          </table:table-cell>
          <table:table-cell table:formula="of:=SUM([.N251:.V251])" office:value-type="float" office:value="948547123474" calcext:value-type="float">
            <text:p>9485471234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C251]" office:value-type="float" office:value="1467819373" calcext:value-type="float">
            <text:p>1467819373</text:p>
          </table:table-cell>
          <table:table-cell table:formula="of:=[.D251]" office:value-type="float" office:value="1595729171" calcext:value-type="float">
            <text:p>1595729171</text:p>
          </table:table-cell>
          <table:table-cell table:formula="of:=[.E251]" office:value-type="float" office:value="1696497006" calcext:value-type="float">
            <text:p>1696497006</text:p>
          </table:table-cell>
          <table:table-cell table:formula="of:=[.F251]" office:value-type="float" office:value="1946101237" calcext:value-type="float">
            <text:p>1946101237</text:p>
          </table:table-cell>
          <table:table-cell table:formula="of:=[.G251]" office:value-type="float" office:value="1985489551" calcext:value-type="float">
            <text:p>1985489551</text:p>
          </table:table-cell>
          <table:table-cell table:formula="of:=[.H251]" office:value-type="float" office:value="2329711392" calcext:value-type="float">
            <text:p>2329711392</text:p>
          </table:table-cell>
          <table:table-cell table:formula="of:=[.I251]+[.B251]" office:value-type="float" office:value="2376852196" calcext:value-type="float">
            <text:p>2376852196</text:p>
          </table:table-cell>
          <table:table-cell table:formula="of:=[.J251]" office:value-type="float" office:value="1263344510" calcext:value-type="float">
            <text:p>1263344510</text:p>
          </table:table-cell>
          <table:table-cell table:formula="of:=[.B251]" office:value-type="float" office:value="1301565373" calcext:value-type="float">
            <text:p>1301565373</text:p>
          </table:table-cell>
          <table:table-cell table:formula="of:=SUM([.B252:.J252])" office:value-type="float" office:value="15963109809" calcext:value-type="float">
            <text:p>15963109809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O251]" office:value-type="float" office:value="95279497562" calcext:value-type="float">
            <text:p>95279497562</text:p>
          </table:table-cell>
          <table:table-cell table:formula="of:=[.P251]" office:value-type="float" office:value="105144968064" calcext:value-type="float">
            <text:p>105144968064</text:p>
          </table:table-cell>
          <table:table-cell table:formula="of:=[.Q251]" office:value-type="float" office:value="104776272883" calcext:value-type="float">
            <text:p>104776272883</text:p>
          </table:table-cell>
          <table:table-cell table:formula="of:=[.R251]" office:value-type="float" office:value="132724797333" calcext:value-type="float">
            <text:p>132724797333</text:p>
          </table:table-cell>
          <table:table-cell table:formula="of:=[.S251]" office:value-type="float" office:value="119724579800" calcext:value-type="float">
            <text:p>119724579800</text:p>
          </table:table-cell>
          <table:table-cell table:formula="of:=[.T251]" office:value-type="float" office:value="159122679355" calcext:value-type="float">
            <text:p>159122679355</text:p>
          </table:table-cell>
          <table:table-cell table:formula="of:=[.U251]+[.N251]" office:value-type="float" office:value="146087037938" calcext:value-type="float">
            <text:p>146087037938</text:p>
          </table:table-cell>
          <table:table-cell table:formula="of:=[.V251]" office:value-type="float" office:value="85687290539" calcext:value-type="float">
            <text:p>85687290539</text:p>
          </table:table-cell>
          <table:table-cell table:formula="of:=[.N251]" office:value-type="float" office:value="81390251363" calcext:value-type="float">
            <text:p>81390251363</text:p>
          </table:table-cell>
          <table:table-cell table:formula="of:=SUM([.N252:.V252])" office:value-type="float" office:value="1029937374837" calcext:value-type="float">
            <text:p>10299373748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C252]" office:value-type="float" office:value="1595729171" calcext:value-type="float">
            <text:p>1595729171</text:p>
          </table:table-cell>
          <table:table-cell table:formula="of:=[.D252]" office:value-type="float" office:value="1696497006" calcext:value-type="float">
            <text:p>1696497006</text:p>
          </table:table-cell>
          <table:table-cell table:formula="of:=[.E252]" office:value-type="float" office:value="1946101237" calcext:value-type="float">
            <text:p>1946101237</text:p>
          </table:table-cell>
          <table:table-cell table:formula="of:=[.F252]" office:value-type="float" office:value="1985489551" calcext:value-type="float">
            <text:p>1985489551</text:p>
          </table:table-cell>
          <table:table-cell table:formula="of:=[.G252]" office:value-type="float" office:value="2329711392" calcext:value-type="float">
            <text:p>2329711392</text:p>
          </table:table-cell>
          <table:table-cell table:formula="of:=[.H252]" office:value-type="float" office:value="2376852196" calcext:value-type="float">
            <text:p>2376852196</text:p>
          </table:table-cell>
          <table:table-cell table:formula="of:=[.I252]+[.B252]" office:value-type="float" office:value="2731163883" calcext:value-type="float">
            <text:p>2731163883</text:p>
          </table:table-cell>
          <table:table-cell table:formula="of:=[.J252]" office:value-type="float" office:value="1301565373" calcext:value-type="float">
            <text:p>1301565373</text:p>
          </table:table-cell>
          <table:table-cell table:formula="of:=[.B252]" office:value-type="float" office:value="1467819373" calcext:value-type="float">
            <text:p>1467819373</text:p>
          </table:table-cell>
          <table:table-cell table:formula="of:=SUM([.B253:.J253])" office:value-type="float" office:value="17430929182" calcext:value-type="float">
            <text:p>1743092918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O252]" office:value-type="float" office:value="105144968064" calcext:value-type="float">
            <text:p>105144968064</text:p>
          </table:table-cell>
          <table:table-cell table:formula="of:=[.P252]" office:value-type="float" office:value="104776272883" calcext:value-type="float">
            <text:p>104776272883</text:p>
          </table:table-cell>
          <table:table-cell table:formula="of:=[.Q252]" office:value-type="float" office:value="132724797333" calcext:value-type="float">
            <text:p>132724797333</text:p>
          </table:table-cell>
          <table:table-cell table:formula="of:=[.R252]" office:value-type="float" office:value="119724579800" calcext:value-type="float">
            <text:p>119724579800</text:p>
          </table:table-cell>
          <table:table-cell table:formula="of:=[.S252]" office:value-type="float" office:value="159122679355" calcext:value-type="float">
            <text:p>159122679355</text:p>
          </table:table-cell>
          <table:table-cell table:formula="of:=[.T252]" office:value-type="float" office:value="146087037938" calcext:value-type="float">
            <text:p>146087037938</text:p>
          </table:table-cell>
          <table:table-cell table:formula="of:=[.U252]+[.N252]" office:value-type="float" office:value="180966788101" calcext:value-type="float">
            <text:p>180966788101</text:p>
          </table:table-cell>
          <table:table-cell table:formula="of:=[.V252]" office:value-type="float" office:value="81390251363" calcext:value-type="float">
            <text:p>81390251363</text:p>
          </table:table-cell>
          <table:table-cell table:formula="of:=[.N252]" office:value-type="float" office:value="95279497562" calcext:value-type="float">
            <text:p>95279497562</text:p>
          </table:table-cell>
          <table:table-cell table:formula="of:=SUM([.N253:.V253])" office:value-type="float" office:value="1125216872399" calcext:value-type="float">
            <text:p>11252168723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C253]" office:value-type="float" office:value="1696497006" calcext:value-type="float">
            <text:p>1696497006</text:p>
          </table:table-cell>
          <table:table-cell table:formula="of:=[.D253]" office:value-type="float" office:value="1946101237" calcext:value-type="float">
            <text:p>1946101237</text:p>
          </table:table-cell>
          <table:table-cell table:formula="of:=[.E253]" office:value-type="float" office:value="1985489551" calcext:value-type="float">
            <text:p>1985489551</text:p>
          </table:table-cell>
          <table:table-cell table:formula="of:=[.F253]" office:value-type="float" office:value="2329711392" calcext:value-type="float">
            <text:p>2329711392</text:p>
          </table:table-cell>
          <table:table-cell table:formula="of:=[.G253]" office:value-type="float" office:value="2376852196" calcext:value-type="float">
            <text:p>2376852196</text:p>
          </table:table-cell>
          <table:table-cell table:formula="of:=[.H253]" office:value-type="float" office:value="2731163883" calcext:value-type="float">
            <text:p>2731163883</text:p>
          </table:table-cell>
          <table:table-cell table:formula="of:=[.I253]+[.B253]" office:value-type="float" office:value="2897294544" calcext:value-type="float">
            <text:p>2897294544</text:p>
          </table:table-cell>
          <table:table-cell table:formula="of:=[.J253]" office:value-type="float" office:value="1467819373" calcext:value-type="float">
            <text:p>1467819373</text:p>
          </table:table-cell>
          <table:table-cell table:formula="of:=[.B253]" office:value-type="float" office:value="1595729171" calcext:value-type="float">
            <text:p>1595729171</text:p>
          </table:table-cell>
          <table:table-cell table:formula="of:=SUM([.B254:.J254])" office:value-type="float" office:value="19026658353" calcext:value-type="float">
            <text:p>19026658353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[.O253]" office:value-type="float" office:value="104776272883" calcext:value-type="float">
            <text:p>104776272883</text:p>
          </table:table-cell>
          <table:table-cell table:formula="of:=[.P253]" office:value-type="float" office:value="132724797333" calcext:value-type="float">
            <text:p>132724797333</text:p>
          </table:table-cell>
          <table:table-cell table:formula="of:=[.Q253]" office:value-type="float" office:value="119724579800" calcext:value-type="float">
            <text:p>119724579800</text:p>
          </table:table-cell>
          <table:table-cell table:formula="of:=[.R253]" office:value-type="float" office:value="159122679355" calcext:value-type="float">
            <text:p>159122679355</text:p>
          </table:table-cell>
          <table:table-cell table:formula="of:=[.S253]" office:value-type="float" office:value="146087037938" calcext:value-type="float">
            <text:p>146087037938</text:p>
          </table:table-cell>
          <table:table-cell table:formula="of:=[.T253]" office:value-type="float" office:value="180966788101" calcext:value-type="float">
            <text:p>180966788101</text:p>
          </table:table-cell>
          <table:table-cell table:formula="of:=[.U253]+[.N253]" office:value-type="float" office:value="186535219427" calcext:value-type="float">
            <text:p>186535219427</text:p>
          </table:table-cell>
          <table:table-cell table:formula="of:=[.V253]" office:value-type="float" office:value="95279497562" calcext:value-type="float">
            <text:p>95279497562</text:p>
          </table:table-cell>
          <table:table-cell table:formula="of:=[.N253]" office:value-type="float" office:value="105144968064" calcext:value-type="float">
            <text:p>105144968064</text:p>
          </table:table-cell>
          <table:table-cell table:formula="of:=SUM([.N254:.V254])" office:value-type="float" office:value="1230361840463" calcext:value-type="float">
            <text:p>12303618404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C254]" office:value-type="float" office:value="1946101237" calcext:value-type="float">
            <text:p>1946101237</text:p>
          </table:table-cell>
          <table:table-cell table:formula="of:=[.D254]" office:value-type="float" office:value="1985489551" calcext:value-type="float">
            <text:p>1985489551</text:p>
          </table:table-cell>
          <table:table-cell table:formula="of:=[.E254]" office:value-type="float" office:value="2329711392" calcext:value-type="float">
            <text:p>2329711392</text:p>
          </table:table-cell>
          <table:table-cell table:formula="of:=[.F254]" office:value-type="float" office:value="2376852196" calcext:value-type="float">
            <text:p>2376852196</text:p>
          </table:table-cell>
          <table:table-cell table:formula="of:=[.G254]" office:value-type="float" office:value="2731163883" calcext:value-type="float">
            <text:p>2731163883</text:p>
          </table:table-cell>
          <table:table-cell table:formula="of:=[.H254]" office:value-type="float" office:value="2897294544" calcext:value-type="float">
            <text:p>2897294544</text:p>
          </table:table-cell>
          <table:table-cell table:formula="of:=[.I254]+[.B254]" office:value-type="float" office:value="3164316379" calcext:value-type="float">
            <text:p>3164316379</text:p>
          </table:table-cell>
          <table:table-cell table:formula="of:=[.J254]" office:value-type="float" office:value="1595729171" calcext:value-type="float">
            <text:p>1595729171</text:p>
          </table:table-cell>
          <table:table-cell table:formula="of:=[.B254]" office:value-type="float" office:value="1696497006" calcext:value-type="float">
            <text:p>1696497006</text:p>
          </table:table-cell>
          <table:table-cell table:formula="of:=SUM([.B255:.J255])" office:value-type="float" office:value="20723155359" calcext:value-type="float">
            <text:p>20723155359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O254]" office:value-type="float" office:value="132724797333" calcext:value-type="float">
            <text:p>132724797333</text:p>
          </table:table-cell>
          <table:table-cell table:formula="of:=[.P254]" office:value-type="float" office:value="119724579800" calcext:value-type="float">
            <text:p>119724579800</text:p>
          </table:table-cell>
          <table:table-cell table:formula="of:=[.Q254]" office:value-type="float" office:value="159122679355" calcext:value-type="float">
            <text:p>159122679355</text:p>
          </table:table-cell>
          <table:table-cell table:formula="of:=[.R254]" office:value-type="float" office:value="146087037938" calcext:value-type="float">
            <text:p>146087037938</text:p>
          </table:table-cell>
          <table:table-cell table:formula="of:=[.S254]" office:value-type="float" office:value="180966788101" calcext:value-type="float">
            <text:p>180966788101</text:p>
          </table:table-cell>
          <table:table-cell table:formula="of:=[.T254]" office:value-type="float" office:value="186535219427" calcext:value-type="float">
            <text:p>186535219427</text:p>
          </table:table-cell>
          <table:table-cell table:formula="of:=[.U254]+[.N254]" office:value-type="float" office:value="200055770445" calcext:value-type="float">
            <text:p>200055770445</text:p>
          </table:table-cell>
          <table:table-cell table:formula="of:=[.V254]" office:value-type="float" office:value="105144968064" calcext:value-type="float">
            <text:p>105144968064</text:p>
          </table:table-cell>
          <table:table-cell table:formula="of:=[.N254]" office:value-type="float" office:value="104776272883" calcext:value-type="float">
            <text:p>104776272883</text:p>
          </table:table-cell>
          <table:table-cell table:formula="of:=SUM([.N255:.V255])" office:value-type="float" office:value="1335138113346" calcext:value-type="float">
            <text:p>13351381133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C255]" office:value-type="float" office:value="1985489551" calcext:value-type="float">
            <text:p>1985489551</text:p>
          </table:table-cell>
          <table:table-cell table:formula="of:=[.D255]" office:value-type="float" office:value="2329711392" calcext:value-type="float">
            <text:p>2329711392</text:p>
          </table:table-cell>
          <table:table-cell table:formula="of:=[.E255]" office:value-type="float" office:value="2376852196" calcext:value-type="float">
            <text:p>2376852196</text:p>
          </table:table-cell>
          <table:table-cell table:formula="of:=[.F255]" office:value-type="float" office:value="2731163883" calcext:value-type="float">
            <text:p>2731163883</text:p>
          </table:table-cell>
          <table:table-cell table:formula="of:=[.G255]" office:value-type="float" office:value="2897294544" calcext:value-type="float">
            <text:p>2897294544</text:p>
          </table:table-cell>
          <table:table-cell table:formula="of:=[.H255]" office:value-type="float" office:value="3164316379" calcext:value-type="float">
            <text:p>3164316379</text:p>
          </table:table-cell>
          <table:table-cell table:formula="of:=[.I255]+[.B255]" office:value-type="float" office:value="3541830408" calcext:value-type="float">
            <text:p>3541830408</text:p>
          </table:table-cell>
          <table:table-cell table:formula="of:=[.J255]" office:value-type="float" office:value="1696497006" calcext:value-type="float">
            <text:p>1696497006</text:p>
          </table:table-cell>
          <table:table-cell table:formula="of:=[.B255]" office:value-type="float" office:value="1946101237" calcext:value-type="float">
            <text:p>1946101237</text:p>
          </table:table-cell>
          <table:table-cell table:formula="of:=SUM([.B256:.J256])" office:value-type="float" office:value="22669256596" calcext:value-type="float">
            <text:p>22669256596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O255]" office:value-type="float" office:value="119724579800" calcext:value-type="float">
            <text:p>119724579800</text:p>
          </table:table-cell>
          <table:table-cell table:formula="of:=[.P255]" office:value-type="float" office:value="159122679355" calcext:value-type="float">
            <text:p>159122679355</text:p>
          </table:table-cell>
          <table:table-cell table:formula="of:=[.Q255]" office:value-type="float" office:value="146087037938" calcext:value-type="float">
            <text:p>146087037938</text:p>
          </table:table-cell>
          <table:table-cell table:formula="of:=[.R255]" office:value-type="float" office:value="180966788101" calcext:value-type="float">
            <text:p>180966788101</text:p>
          </table:table-cell>
          <table:table-cell table:formula="of:=[.S255]" office:value-type="float" office:value="186535219427" calcext:value-type="float">
            <text:p>186535219427</text:p>
          </table:table-cell>
          <table:table-cell table:formula="of:=[.T255]" office:value-type="float" office:value="200055770445" calcext:value-type="float">
            <text:p>200055770445</text:p>
          </table:table-cell>
          <table:table-cell table:formula="of:=[.U255]+[.N255]" office:value-type="float" office:value="237869765397" calcext:value-type="float">
            <text:p>237869765397</text:p>
          </table:table-cell>
          <table:table-cell table:formula="of:=[.V255]" office:value-type="float" office:value="104776272883" calcext:value-type="float">
            <text:p>104776272883</text:p>
          </table:table-cell>
          <table:table-cell table:formula="of:=[.N255]" office:value-type="float" office:value="132724797333" calcext:value-type="float">
            <text:p>132724797333</text:p>
          </table:table-cell>
          <table:table-cell table:formula="of:=SUM([.N256:.V256])" office:value-type="float" office:value="1467862910679" calcext:value-type="float">
            <text:p>14678629106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C256]" office:value-type="float" office:value="2329711392" calcext:value-type="float">
            <text:p>2329711392</text:p>
          </table:table-cell>
          <table:table-cell table:formula="of:=[.D256]" office:value-type="float" office:value="2376852196" calcext:value-type="float">
            <text:p>2376852196</text:p>
          </table:table-cell>
          <table:table-cell table:formula="of:=[.E256]" office:value-type="float" office:value="2731163883" calcext:value-type="float">
            <text:p>2731163883</text:p>
          </table:table-cell>
          <table:table-cell table:formula="of:=[.F256]" office:value-type="float" office:value="2897294544" calcext:value-type="float">
            <text:p>2897294544</text:p>
          </table:table-cell>
          <table:table-cell table:formula="of:=[.G256]" office:value-type="float" office:value="3164316379" calcext:value-type="float">
            <text:p>3164316379</text:p>
          </table:table-cell>
          <table:table-cell table:formula="of:=[.H256]" office:value-type="float" office:value="3541830408" calcext:value-type="float">
            <text:p>3541830408</text:p>
          </table:table-cell>
          <table:table-cell table:formula="of:=[.I256]+[.B256]" office:value-type="float" office:value="3681986557" calcext:value-type="float">
            <text:p>3681986557</text:p>
          </table:table-cell>
          <table:table-cell table:formula="of:=[.J256]" office:value-type="float" office:value="1946101237" calcext:value-type="float">
            <text:p>1946101237</text:p>
          </table:table-cell>
          <table:table-cell table:formula="of:=[.B256]" office:value-type="float" office:value="1985489551" calcext:value-type="float">
            <text:p>1985489551</text:p>
          </table:table-cell>
          <table:table-cell table:formula="of:=SUM([.B257:.J257])" office:value-type="float" office:value="24654746147" calcext:value-type="float">
            <text:p>2465474614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O256]" office:value-type="float" office:value="159122679355" calcext:value-type="float">
            <text:p>159122679355</text:p>
          </table:table-cell>
          <table:table-cell table:formula="of:=[.P256]" office:value-type="float" office:value="146087037938" calcext:value-type="float">
            <text:p>146087037938</text:p>
          </table:table-cell>
          <table:table-cell table:formula="of:=[.Q256]" office:value-type="float" office:value="180966788101" calcext:value-type="float">
            <text:p>180966788101</text:p>
          </table:table-cell>
          <table:table-cell table:formula="of:=[.R256]" office:value-type="float" office:value="186535219427" calcext:value-type="float">
            <text:p>186535219427</text:p>
          </table:table-cell>
          <table:table-cell table:formula="of:=[.S256]" office:value-type="float" office:value="200055770445" calcext:value-type="float">
            <text:p>200055770445</text:p>
          </table:table-cell>
          <table:table-cell table:formula="of:=[.T256]" office:value-type="float" office:value="237869765397" calcext:value-type="float">
            <text:p>237869765397</text:p>
          </table:table-cell>
          <table:table-cell table:formula="of:=[.U256]+[.N256]" office:value-type="float" office:value="224500852683" calcext:value-type="float">
            <text:p>224500852683</text:p>
          </table:table-cell>
          <table:table-cell table:formula="of:=[.V256]" office:value-type="float" office:value="132724797333" calcext:value-type="float">
            <text:p>132724797333</text:p>
          </table:table-cell>
          <table:table-cell table:formula="of:=[.N256]" office:value-type="float" office:value="119724579800" calcext:value-type="float">
            <text:p>119724579800</text:p>
          </table:table-cell>
          <table:table-cell table:formula="of:=SUM([.N257:.V257])" office:value-type="float" office:value="1587587490479" calcext:value-type="float">
            <text:p>15875874904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C257]" office:value-type="float" office:value="2376852196" calcext:value-type="float">
            <text:p>2376852196</text:p>
          </table:table-cell>
          <table:table-cell table:formula="of:=[.D257]" office:value-type="float" office:value="2731163883" calcext:value-type="float">
            <text:p>2731163883</text:p>
          </table:table-cell>
          <table:table-cell table:formula="of:=[.E257]" office:value-type="float" office:value="2897294544" calcext:value-type="float">
            <text:p>2897294544</text:p>
          </table:table-cell>
          <table:table-cell table:formula="of:=[.F257]" office:value-type="float" office:value="3164316379" calcext:value-type="float">
            <text:p>3164316379</text:p>
          </table:table-cell>
          <table:table-cell table:formula="of:=[.G257]" office:value-type="float" office:value="3541830408" calcext:value-type="float">
            <text:p>3541830408</text:p>
          </table:table-cell>
          <table:table-cell table:formula="of:=[.H257]" office:value-type="float" office:value="3681986557" calcext:value-type="float">
            <text:p>3681986557</text:p>
          </table:table-cell>
          <table:table-cell table:formula="of:=[.I257]+[.B257]" office:value-type="float" office:value="4275812629" calcext:value-type="float">
            <text:p>4275812629</text:p>
          </table:table-cell>
          <table:table-cell table:formula="of:=[.J257]" office:value-type="float" office:value="1985489551" calcext:value-type="float">
            <text:p>1985489551</text:p>
          </table:table-cell>
          <table:table-cell table:formula="of:=[.B257]" office:value-type="float" office:value="2329711392" calcext:value-type="float">
            <text:p>2329711392</text:p>
          </table:table-cell>
          <table:table-cell table:formula="of:=SUM([.B258:.J258])" office:value-type="float" office:value="26984457539" calcext:value-type="float">
            <text:p>26984457539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O257]" office:value-type="float" office:value="146087037938" calcext:value-type="float">
            <text:p>146087037938</text:p>
          </table:table-cell>
          <table:table-cell table:formula="of:=[.P257]" office:value-type="float" office:value="180966788101" calcext:value-type="float">
            <text:p>180966788101</text:p>
          </table:table-cell>
          <table:table-cell table:formula="of:=[.Q257]" office:value-type="float" office:value="186535219427" calcext:value-type="float">
            <text:p>186535219427</text:p>
          </table:table-cell>
          <table:table-cell table:formula="of:=[.R257]" office:value-type="float" office:value="200055770445" calcext:value-type="float">
            <text:p>200055770445</text:p>
          </table:table-cell>
          <table:table-cell table:formula="of:=[.S257]" office:value-type="float" office:value="237869765397" calcext:value-type="float">
            <text:p>237869765397</text:p>
          </table:table-cell>
          <table:table-cell table:formula="of:=[.T257]" office:value-type="float" office:value="224500852683" calcext:value-type="float">
            <text:p>224500852683</text:p>
          </table:table-cell>
          <table:table-cell table:formula="of:=[.U257]+[.N257]" office:value-type="float" office:value="291847476688" calcext:value-type="float">
            <text:p>291847476688</text:p>
          </table:table-cell>
          <table:table-cell table:formula="of:=[.V257]" office:value-type="float" office:value="119724579800" calcext:value-type="float">
            <text:p>119724579800</text:p>
          </table:table-cell>
          <table:table-cell table:formula="of:=[.N257]" office:value-type="float" office:value="159122679355" calcext:value-type="float">
            <text:p>159122679355</text:p>
          </table:table-cell>
          <table:table-cell table:formula="of:=SUM([.N258:.V258])" office:value-type="float" office:value="1746710169834" calcext:value-type="float">
            <text:p>1746710169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00-00-00</text:date>, <text:time style:data-style-name="N2" text:time-value="16:45:02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12-07T16:46:37.613000000</dc:date>
    <meta:editing-duration>PT10M58S</meta:editing-duration>
    <meta:editing-cycles>4</meta:editing-cycles>
    <dc:creator>Paul Cormier</dc:creator>
    <meta:document-statistic meta:table-count="2" meta:cell-count="5981" meta:object-count="0"/>
  </office:meta>
</office:document-meta>
</file>